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6.2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order-bottom="0.74pt solid #999999" fo:background-color="#b8c4f9" style:text-align-source="fix" style:repeat-content="false" fo:border-left="none" fo:border-right="none" fo:border-top="0.74pt solid #999999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74pt solid #999999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999999" fo:background-color="#b8c4f9" style:text-align-source="fix" style:repeat-content="false" fo:border-left="none" fo:border-right="none" fo:border-top="0.74pt solid #999999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999999"/>
      <style:paragraph-properties fo:text-align="start" fo:margin-left="0.353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.706cm"/>
    </style:style>
    <style:style style:name="ce11" style:family="table-cell" style:parent-style-name="Default">
      <style:table-cell-properties style:text-align-source="fix" style:repeat-content="false" fo:border="0.74pt solid #999999"/>
      <style:paragraph-properties fo:text-align="start" fo:margin-left="0.706cm"/>
      <style:text-properties fo:font-weight="normal" style:font-weight-asian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border="0.74pt solid #999999"/>
      <style:paragraph-properties fo:text-align="start" fo:margin-left="0.706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116">
      <style:table-cell-properties style:text-align-source="fix" style:repeat-content="false" fo:border="0.74pt solid #999999"/>
      <style:paragraph-properties fo:text-align="center" fo:margin-left="0cm"/>
    </style:style>
    <style:style style:name="ce20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999999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">
      <style:table-cell-properties style:text-align-source="fix" style:repeat-content="false" fo:border="0.74pt solid #999999"/>
      <style:paragraph-properties fo:text-align="center" fo:margin-left="0cm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5">
      <style:table-cell-properties fo:background-color="#b8d7f9" style:text-align-source="fix" style:repeat-content="false" fo:border="0.74pt solid #999999" style:vertical-align="middle"/>
      <style:paragraph-properties fo:text-align="center"/>
    </style:style>
    <style:style style:name="ce27" style:family="table-cell" style:parent-style-name="Default" style:data-style-name="N114">
      <style:table-cell-properties fo:background-color="#d2f9d2" fo:border="0.74pt solid #999999" style:vertical-align="middle"/>
    </style:style>
    <style:style style:name="ce28" style:family="table-cell" style:parent-style-name="Default" style:data-style-name="N113">
      <style:table-cell-properties style:text-align-source="fix" style:repeat-content="false" fo:border="0.74pt solid #999999" style:direction="ltr" style:rotation-angle="0" style:vertical-align="automatic"/>
      <style:paragraph-properties fo:text-align="center" fo:margin-left="0cm"/>
    </style:style>
    <style:style style:name="ce29" style:family="table-cell" style:parent-style-name="Default">
      <style:table-cell-properties fo:border-bottom="0.74pt solid #999999" fo:background-color="#b8c4f9" fo:border-left="none" fo:border-right="none" fo:border-top="0.74pt solid #999999"/>
    </style:style>
    <style:style style:name="ce30" style:family="table-cell" style:parent-style-name="Default">
      <style:table-cell-properties fo:border-bottom="none" style:text-align-source="fix" style:repeat-content="false" fo:border-left="0.74pt solid #999999" fo:border-right="none" fo:border-top="0.74pt solid #999999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31" style:family="table-cell" style:parent-style-name="Default">
      <style:table-cell-properties fo:border-bottom="none" style:text-align-source="fix" style:repeat-content="false" fo:border-left="0.74pt solid #999999" fo:border-right="none" fo:border-top="none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32" style:family="table-cell" style:parent-style-name="Default">
      <style:table-cell-properties fo:border-bottom="0.74pt solid #999999" style:text-align-source="fix" style:repeat-content="false" fo:border-left="0.74pt solid #999999" fo:border-right="none" fo:border-top="none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33" style:family="table-cell" style:parent-style-name="Default">
      <style:table-cell-properties fo:border="0.74pt solid #999999"/>
    </style:style>
    <style:style style:name="ce34" style:family="table-cell" style:parent-style-name="Default" style:data-style-name="N114">
      <style:table-cell-properties fo:background-color="#9ee2a7" style:text-align-source="fix" style:repeat-content="false" fo:border="0.74pt solid #999999" style:vertical-align="middle"/>
      <style:paragraph-properties fo:text-align="center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999999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37" style:family="table-cell" style:parent-style-name="Default">
      <style:table-cell-properties fo:border-bottom="0.74pt solid #999999" style:text-align-source="fix" style:repeat-content="false" fo:border-left="none" fo:border-right="none" fo:border-top="none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38" style:family="table-cell" style:parent-style-name="Default" style:data-style-name="N114">
      <style:table-cell-properties fo:border="0.74pt solid #999999" style:vertical-align="middle"/>
    </style:style>
    <style:style style:name="ce39" style:family="table-cell" style:parent-style-name="Default" style:data-style-name="N114">
      <style:table-cell-properties fo:background-color="#d2f9d2" style:text-align-source="fix" style:repeat-content="false" fo:border="0.74pt solid #999999" style:vertical-align="middle"/>
      <style:paragraph-properties fo:text-align="center"/>
    </style:style>
    <style:style style:name="ce40" style:family="table-cell" style:parent-style-name="Default" style:data-style-name="N115">
      <style:table-cell-properties fo:background-color="#d3e5f9" style:text-align-source="fix" style:repeat-content="false" fo:border="0.74pt solid #999999" style:vertical-align="middle"/>
      <style:paragraph-properties fo:text-align="center"/>
    </style:style>
    <style:style style:name="ce41" style:family="table-cell" style:parent-style-name="Default" style:data-style-name="N114">
      <style:table-cell-properties style:text-align-source="fix" style:repeat-content="false" fo:border="0.74pt solid #999999" style:vertical-align="middle"/>
      <style:paragraph-properties fo:text-align="center"/>
    </style:style>
    <style:style style:name="ce42" style:family="table-cell" style:parent-style-name="Default" style:data-style-name="N115">
      <style:table-cell-properties style:text-align-source="fix" style:repeat-content="false" fo:border="0.74pt solid #999999" style:vertical-align="middle"/>
      <style:paragraph-properties fo:text-align="center"/>
    </style:style>
    <style:style style:name="ce43" style:family="table-cell" style:parent-style-name="Default">
      <style:table-cell-properties fo:border-bottom="0.99pt solid #999999" fo:background-color="#b8c4f9" fo:border-left="none" fo:border-right="0.74pt solid #999999" fo:border-top="0.99pt solid #999999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999999" fo:border-top="0.74pt solid #999999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45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46" style:family="table-cell" style:parent-style-name="Default">
      <style:table-cell-properties fo:border-bottom="0.74pt solid #999999" style:text-align-source="fix" style:repeat-content="false" fo:border-left="none" fo:border-right="0.74pt solid #999999" fo:border-top="none"/>
      <style:paragraph-properties fo:text-align="center" fo:margin-left="0cm"/>
      <style:text-properties style:font-name="Wingdings"/>
      <style:map style:condition="is-true-formula(0)" style:apply-style-name="Error" style:base-cell-address="Sheet1.H5"/>
    </style:style>
    <style:style style:name="ce47" style:family="table-cell" style:parent-style-name="Default" style:data-style-name="N113">
      <style:table-cell-properties style:text-align-source="fix" style:repeat-content="false" style:direction="ltr" style:rotation-angle="0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rent Task&quot;;&quot;Sub-Task&quot;;&quot;Milestone&quot;)" table:allow-empty-cell="true" table:display-list="unsorted" table:base-cell-address="Sheet1.C5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14"/>
        <table:table-column table:style-name="co4" table:number-columns-repeated="2" table:default-cell-style-name="ce20"/>
        <table:table-column table:style-name="co5" table:default-cell-style-name="ce7"/>
        <table:table-column table:style-name="co6" table:default-cell-style-name="ce25"/>
        <table:table-column table:style-name="co7" table:number-columns-repeated="72" table:default-cell-style-name="Default"/>
        <table:table-row table:style-name="ro1">
          <table:table-cell table:style-name="ce1"/>
          <table:table-cell table:style-name="ce5" office:value-type="string" calcext:value-type="string">
            <text:p>Project Start Date:</text:p>
          </table:table-cell>
          <table:table-cell/>
          <table:table-cell table:style-name="ce17" office:value-type="date" office:date-value="2022-09-26" calcext:value-type="date" table:number-columns-spanned="3" table:number-rows-spanned="1">
            <text:p>26-Sep-2022</text:p>
          </table:table-cell>
          <table:covered-table-cell table:number-columns-repeated="2"/>
          <table:table-cell table:style-name="ce7"/>
          <table:table-cell table:style-name="ce26" table:formula="of:=[.H2]" office:value-type="date" office:date-value="2022-09-26" calcext:value-type="date" table:number-columns-spanned="14" table:number-rows-spanned="1">
            <text:p>2022</text:p>
          </table:table-cell>
          <table:covered-table-cell table:number-columns-repeated="13" table:style-name="ce33"/>
          <table:table-cell table:style-name="ce40" table:formula="of:=[.V2]" office:value-type="date" office:date-value="2023-01-02" calcext:value-type="date" table:number-columns-spanned="16" table:number-rows-spanned="1">
            <text:p>2023</text:p>
          </table:table-cell>
          <table:covered-table-cell table:number-columns-repeated="13" table:style-name="ce33"/>
          <table:covered-table-cell table:style-name="ce42"/>
          <table:covered-table-cell/>
          <table:table-cell table:number-columns-repeated="42"/>
        </table:table-row>
        <table:table-row table:style-name="ro2">
          <table:table-cell table:style-name="ce1"/>
          <table:table-cell table:style-name="ce6" office:value-type="string" calcext:value-type="string">
            <text:p>Project Name:</text:p>
          </table:table-cell>
          <table:table-cell table:style-name="ce15"/>
          <table:table-cell table:style-name="ce18" office:value-type="string" calcext:value-type="string" table:number-columns-spanned="3" table:number-rows-spanned="1">
            <text:p>Applicability of DSbD to Performance Sensitive Networking Applications</text:p>
          </table:table-cell>
          <table:covered-table-cell table:style-name="ce17"/>
          <table:covered-table-cell table:style-name="ce21"/>
          <table:table-cell table:style-name="ce7"/>
          <table:table-cell table:style-name="ce27" table:formula="of:=[.H3]" office:value-type="date" office:date-value="2022-09-26" calcext:value-type="date">
            <text:p>Sep</text:p>
          </table:table-cell>
          <table:table-cell table:style-name="ce34" table:formula="of:=[.I3]" office:value-type="date" office:date-value="2022-10-03" calcext:value-type="date" table:number-columns-spanned="5" table:number-rows-spanned="1">
            <text:p>Oct</text:p>
          </table:table-cell>
          <table:covered-table-cell table:number-columns-repeated="4" table:style-name="ce38"/>
          <table:table-cell table:style-name="ce39" table:formula="of:=[.N3]" office:value-type="date" office:date-value="2022-11-07" calcext:value-type="date" table:number-columns-spanned="4" table:number-rows-spanned="1">
            <text:p>Nov</text:p>
          </table:table-cell>
          <table:covered-table-cell table:number-columns-repeated="3" table:style-name="ce38"/>
          <table:table-cell table:style-name="ce34" table:formula="of:=[.R3]" office:value-type="date" office:date-value="2022-12-05" calcext:value-type="date" table:number-columns-spanned="4" table:number-rows-spanned="1">
            <text:p>Dec</text:p>
          </table:table-cell>
          <table:covered-table-cell table:number-columns-repeated="3" table:style-name="ce38"/>
          <table:table-cell table:style-name="ce39" table:formula="of:=[.V3]" office:value-type="date" office:date-value="2023-01-02" calcext:value-type="date" table:number-columns-spanned="5" table:number-rows-spanned="1">
            <text:p>Jan</text:p>
          </table:table-cell>
          <table:covered-table-cell table:number-columns-repeated="3" table:style-name="ce38"/>
          <table:covered-table-cell table:style-name="ce41"/>
          <table:table-cell table:style-name="ce34" table:formula="of:=[.AA3]" office:value-type="date" office:date-value="2023-02-06" calcext:value-type="date" table:number-columns-spanned="4" table:number-rows-spanned="1">
            <text:p>Feb</text:p>
          </table:table-cell>
          <table:covered-table-cell table:number-columns-repeated="3" table:style-name="ce38"/>
          <table:table-cell table:style-name="ce39" office:value-type="string" calcext:value-type="string" table:number-columns-spanned="4" table:number-rows-spanned="1">
            <text:p>Mar</text:p>
          </table:table-cell>
          <table:covered-table-cell table:style-name="ce41"/>
          <table:covered-table-cell table:number-columns-repeated="2" table:style-name="ce38"/>
          <table:table-cell table:style-name="ce34" office:value-type="string" calcext:value-type="string" table:number-columns-spanned="3" table:number-rows-spanned="1">
            <text:p>Apr</text:p>
          </table:table-cell>
          <table:covered-table-cell table:style-name="ce41"/>
          <table:covered-table-cell/>
          <table:table-cell table:number-columns-repeated="42"/>
        </table:table-row>
        <table:table-row table:style-name="ro1">
          <table:table-cell table:style-name="ce1"/>
          <table:table-cell table:style-name="ce7"/>
          <table:table-cell/>
          <table:table-cell table:style-name="ce7" table:number-columns-repeated="2"/>
          <table:table-cell/>
          <table:table-cell table:style-name="ce23"/>
          <table:table-cell table:style-name="ce28" table:formula="of:=[.D1]" office:value-type="date" office:date-value="2022-09-26" calcext:value-type="date">
            <text:p>26</text:p>
          </table:table-cell>
          <table:table-cell table:style-name="ce28" table:formula="of:=[.H3]+7" office:value-type="date" office:date-value="2022-10-03" calcext:value-type="date">
            <text:p>3</text:p>
          </table:table-cell>
          <table:table-cell table:style-name="ce28" table:formula="of:=[.I3]+7" office:value-type="date" office:date-value="2022-10-10" calcext:value-type="date">
            <text:p>10</text:p>
          </table:table-cell>
          <table:table-cell table:style-name="ce28" table:formula="of:=[.J3]+7" office:value-type="date" office:date-value="2022-10-17" calcext:value-type="date">
            <text:p>17</text:p>
          </table:table-cell>
          <table:table-cell table:style-name="ce28" table:formula="of:=[.K3]+7" office:value-type="date" office:date-value="2022-10-24" calcext:value-type="date">
            <text:p>24</text:p>
          </table:table-cell>
          <table:table-cell table:style-name="ce28" table:formula="of:=[.L3]+7" office:value-type="date" office:date-value="2022-10-31" calcext:value-type="date">
            <text:p>31</text:p>
          </table:table-cell>
          <table:table-cell table:style-name="ce28" table:formula="of:=[.M3]+7" office:value-type="date" office:date-value="2022-11-07" calcext:value-type="date">
            <text:p>7</text:p>
          </table:table-cell>
          <table:table-cell table:style-name="ce28" table:formula="of:=[.N3]+7" office:value-type="date" office:date-value="2022-11-14" calcext:value-type="date">
            <text:p>14</text:p>
          </table:table-cell>
          <table:table-cell table:style-name="ce28" table:formula="of:=[.O3]+7" office:value-type="date" office:date-value="2022-11-21" calcext:value-type="date">
            <text:p>21</text:p>
          </table:table-cell>
          <table:table-cell table:style-name="ce28" table:formula="of:=[.P3]+7" office:value-type="date" office:date-value="2022-11-28" calcext:value-type="date">
            <text:p>28</text:p>
          </table:table-cell>
          <table:table-cell table:style-name="ce28" table:formula="of:=[.Q3]+7" office:value-type="date" office:date-value="2022-12-05" calcext:value-type="date">
            <text:p>5</text:p>
          </table:table-cell>
          <table:table-cell table:style-name="ce28" table:formula="of:=[.R3]+7" office:value-type="date" office:date-value="2022-12-12" calcext:value-type="date">
            <text:p>12</text:p>
          </table:table-cell>
          <table:table-cell table:style-name="ce28" table:formula="of:=[.S3]+7" office:value-type="date" office:date-value="2022-12-19" calcext:value-type="date">
            <text:p>19</text:p>
          </table:table-cell>
          <table:table-cell table:style-name="ce28" table:formula="of:=[.T3]+7" office:value-type="date" office:date-value="2022-12-26" calcext:value-type="date">
            <text:p>26</text:p>
          </table:table-cell>
          <table:table-cell table:style-name="ce28" table:formula="of:=[.U3]+7" office:value-type="date" office:date-value="2023-01-02" calcext:value-type="date">
            <text:p>2</text:p>
          </table:table-cell>
          <table:table-cell table:style-name="ce28" table:formula="of:=[.V3]+7" office:value-type="date" office:date-value="2023-01-09" calcext:value-type="date">
            <text:p>9</text:p>
          </table:table-cell>
          <table:table-cell table:style-name="ce28" table:formula="of:=[.W3]+7" office:value-type="date" office:date-value="2023-01-16" calcext:value-type="date">
            <text:p>16</text:p>
          </table:table-cell>
          <table:table-cell table:style-name="ce28" table:formula="of:=[.X3]+7" office:value-type="date" office:date-value="2023-01-23" calcext:value-type="date">
            <text:p>23</text:p>
          </table:table-cell>
          <table:table-cell table:style-name="ce28" table:formula="of:=[.Y3]+7" office:value-type="date" office:date-value="2023-01-30" calcext:value-type="date">
            <text:p>30</text:p>
          </table:table-cell>
          <table:table-cell table:style-name="ce28" table:formula="of:=[.Z3]+7" office:value-type="date" office:date-value="2023-02-06" calcext:value-type="date">
            <text:p>6</text:p>
          </table:table-cell>
          <table:table-cell table:style-name="ce28" table:formula="of:=[.AA3]+7" office:value-type="date" office:date-value="2023-02-13" calcext:value-type="date">
            <text:p>13</text:p>
          </table:table-cell>
          <table:table-cell table:style-name="ce28" table:formula="of:=[.AB3]+7" office:value-type="date" office:date-value="2023-02-20" calcext:value-type="date">
            <text:p>20</text:p>
          </table:table-cell>
          <table:table-cell table:style-name="ce28" table:formula="of:=[.AC3]+7" office:value-type="date" office:date-value="2023-02-27" calcext:value-type="date">
            <text:p>27</text:p>
          </table:table-cell>
          <table:table-cell table:style-name="ce28" table:formula="of:=[.AD3]+7" office:value-type="date" office:date-value="2023-03-06" calcext:value-type="date">
            <text:p>6</text:p>
          </table:table-cell>
          <table:table-cell table:style-name="ce28" table:formula="of:=[.AE3]+7" office:value-type="date" office:date-value="2023-03-13" calcext:value-type="date">
            <text:p>13</text:p>
          </table:table-cell>
          <table:table-cell table:style-name="ce28" table:formula="of:=[.AF3]+7" office:value-type="date" office:date-value="2023-03-20" calcext:value-type="date">
            <text:p>20</text:p>
          </table:table-cell>
          <table:table-cell table:style-name="ce28" table:formula="of:=[.AG3]+7" office:value-type="date" office:date-value="2023-03-27" calcext:value-type="date">
            <text:p>27</text:p>
          </table:table-cell>
          <table:table-cell table:style-name="ce28" table:formula="of:=[.AH3]+7" office:value-type="date" office:date-value="2023-04-03" calcext:value-type="date">
            <text:p>3</text:p>
          </table:table-cell>
          <table:table-cell table:style-name="ce28" table:formula="of:=[.AI3]+7" office:value-type="date" office:date-value="2023-04-10" calcext:value-type="date">
            <text:p>10</text:p>
          </table:table-cell>
          <table:table-cell table:style-name="ce28" table:formula="of:=[.AJ3]+7" office:value-type="date" office:date-value="2023-04-17" calcext:value-type="date">
            <text:p>17</text:p>
          </table:table-cell>
          <table:table-cell table:style-name="ce47"/>
          <table:table-cell table:number-columns-repeated="4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Task Type</text:p>
          </table:table-cell>
          <table:table-cell table:style-name="ce8" office:value-type="string" calcext:value-type="string">
            <text:p>Start Date</text:p>
          </table:table-cell>
          <table:table-cell table:style-name="ce8" office:value-type="string" calcext:value-type="string">
            <text:p>End Date</text:p>
          </table:table-cell>
          <table:table-cell table:style-name="ce8" office:value-type="string" calcext:value-type="string">
            <text:p>Work Days</text:p>
          </table:table-cell>
          <table:table-cell table:style-name="ce8" office:value-type="string" calcext:value-type="string">
            <text:p>Progress (%)</text:p>
          </table:table-cell>
          <table:table-cell table:style-name="ce29" table:number-columns-repeated="29"/>
          <table:table-cell table:style-name="ce43"/>
          <table:table-cell table:number-columns-repeated="4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Research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2-10-03" calcext:value-type="date">
            <text:p>03-Oct-2022</text:p>
          </table:table-cell>
          <table:table-cell table:style-name="ce19" office:value-type="date" office:date-value="2022-10-28" calcext:value-type="date">
            <text:p>28-Oct-2022</text:p>
          </table:table-cell>
          <table:table-cell table:style-name="ce22" table:formula="of:=IF([.E5]=&quot;&quot;;&quot;&quot;;NETWORKDAYS([.D5];[.E5]))" office:value-type="float" office:value="20" calcext:value-type="float">
            <text:p>20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0" table:formula="of:=IF(AND([.H$3]=([.$E5]-WEEKDAY([.$E5];2)+1);[.$C5]&lt;&gt;&quot;Parent Task&quot;);&quot;u&quot;;&quot;&quot;)">
            <text:p/>
          </table:table-cell>
          <table:table-cell table:style-name="ce35" table:formula="of:=IF(AND([.I$3]=([.$E5]-WEEKDAY([.$E5];2)+1);[.$C5]&lt;&gt;&quot;Parent Task&quot;);&quot;u&quot;;&quot;&quot;)">
            <text:p/>
          </table:table-cell>
          <table:table-cell table:style-name="ce35" table:formula="of:=IF(AND([.J$3]=([.$E5]-WEEKDAY([.$E5];2)+1);[.$C5]&lt;&gt;&quot;Parent Task&quot;);&quot;u&quot;;&quot;&quot;)">
            <text:p/>
          </table:table-cell>
          <table:table-cell table:style-name="ce35" table:formula="of:=IF(AND([.K$3]=([.$E5]-WEEKDAY([.$E5];2)+1);[.$C5]&lt;&gt;&quot;Parent Task&quot;);&quot;u&quot;;&quot;&quot;)">
            <text:p/>
          </table:table-cell>
          <table:table-cell table:style-name="ce35" table:formula="of:=IF(AND([.L$3]=([.$E5]-WEEKDAY([.$E5];2)+1);[.$C5]&lt;&gt;&quot;Parent Task&quot;);&quot;u&quot;;&quot;&quot;)">
            <text:p/>
          </table:table-cell>
          <table:table-cell table:style-name="ce35" table:formula="of:=IF(AND([.M$3]=([.$E5]-WEEKDAY([.$E5];2)+1);[.$C5]&lt;&gt;&quot;Parent Task&quot;);&quot;u&quot;;&quot;&quot;)">
            <text:p/>
          </table:table-cell>
          <table:table-cell table:style-name="ce35" table:formula="of:=IF(AND([.N$3]=([.$E5]-WEEKDAY([.$E5];2)+1);[.$C5]&lt;&gt;&quot;Parent Task&quot;);&quot;u&quot;;&quot;&quot;)">
            <text:p/>
          </table:table-cell>
          <table:table-cell table:style-name="ce35" table:formula="of:=IF(AND([.O$3]=([.$E5]-WEEKDAY([.$E5];2)+1);[.$C5]&lt;&gt;&quot;Parent Task&quot;);&quot;u&quot;;&quot;&quot;)">
            <text:p/>
          </table:table-cell>
          <table:table-cell table:style-name="ce35" table:formula="of:=IF(AND([.P$3]=([.$E5]-WEEKDAY([.$E5];2)+1);[.$C5]&lt;&gt;&quot;Parent Task&quot;);&quot;u&quot;;&quot;&quot;)">
            <text:p/>
          </table:table-cell>
          <table:table-cell table:style-name="ce35" table:formula="of:=IF(AND([.Q$3]=([.$E5]-WEEKDAY([.$E5];2)+1);[.$C5]&lt;&gt;&quot;Parent Task&quot;);&quot;u&quot;;&quot;&quot;)">
            <text:p/>
          </table:table-cell>
          <table:table-cell table:style-name="ce35" table:formula="of:=IF(AND([.R$3]=([.$E5]-WEEKDAY([.$E5];2)+1);[.$C5]&lt;&gt;&quot;Parent Task&quot;);&quot;u&quot;;&quot;&quot;)">
            <text:p/>
          </table:table-cell>
          <table:table-cell table:style-name="ce35" table:formula="of:=IF(AND([.S$3]=([.$E5]-WEEKDAY([.$E5];2)+1);[.$C5]&lt;&gt;&quot;Parent Task&quot;);&quot;u&quot;;&quot;&quot;)">
            <text:p/>
          </table:table-cell>
          <table:table-cell table:style-name="ce35" table:formula="of:=IF(AND([.T$3]=([.$E5]-WEEKDAY([.$E5];2)+1);[.$C5]&lt;&gt;&quot;Parent Task&quot;);&quot;u&quot;;&quot;&quot;)">
            <text:p/>
          </table:table-cell>
          <table:table-cell table:style-name="ce35" table:formula="of:=IF(AND([.U$3]=([.$E5]-WEEKDAY([.$E5];2)+1);[.$C5]&lt;&gt;&quot;Parent Task&quot;);&quot;u&quot;;&quot;&quot;)">
            <text:p/>
          </table:table-cell>
          <table:table-cell table:style-name="ce35" table:formula="of:=IF(AND([.V$3]=([.$E5]-WEEKDAY([.$E5];2)+1);[.$C5]&lt;&gt;&quot;Parent Task&quot;);&quot;u&quot;;&quot;&quot;)">
            <text:p/>
          </table:table-cell>
          <table:table-cell table:style-name="ce35" table:formula="of:=IF(AND([.W$3]=([.$E5]-WEEKDAY([.$E5];2)+1);[.$C5]&lt;&gt;&quot;Parent Task&quot;);&quot;u&quot;;&quot;&quot;)">
            <text:p/>
          </table:table-cell>
          <table:table-cell table:style-name="ce35" table:formula="of:=IF(AND([.X$3]=([.$E5]-WEEKDAY([.$E5];2)+1);[.$C5]&lt;&gt;&quot;Parent Task&quot;);&quot;u&quot;;&quot;&quot;)">
            <text:p/>
          </table:table-cell>
          <table:table-cell table:style-name="ce35" table:formula="of:=IF(AND([.Y$3]=([.$E5]-WEEKDAY([.$E5];2)+1);[.$C5]&lt;&gt;&quot;Parent Task&quot;);&quot;u&quot;;&quot;&quot;)">
            <text:p/>
          </table:table-cell>
          <table:table-cell table:style-name="ce35" table:formula="of:=IF(AND([.Z$3]=([.$E5]-WEEKDAY([.$E5];2)+1);[.$C5]&lt;&gt;&quot;Parent Task&quot;);&quot;u&quot;;&quot;&quot;)">
            <text:p/>
          </table:table-cell>
          <table:table-cell table:style-name="ce35" table:formula="of:=IF(AND([.AA$3]=([.$E5]-WEEKDAY([.$E5];2)+1);[.$C5]&lt;&gt;&quot;Parent Task&quot;);&quot;u&quot;;&quot;&quot;)">
            <text:p/>
          </table:table-cell>
          <table:table-cell table:style-name="ce35" table:formula="of:=IF(AND([.AB$3]=([.$E5]-WEEKDAY([.$E5];2)+1);[.$C5]&lt;&gt;&quot;Parent Task&quot;);&quot;u&quot;;&quot;&quot;)">
            <text:p/>
          </table:table-cell>
          <table:table-cell table:style-name="ce35" table:formula="of:=IF(AND([.AC$3]=([.$E5]-WEEKDAY([.$E5];2)+1);[.$C5]&lt;&gt;&quot;Parent Task&quot;);&quot;u&quot;;&quot;&quot;)">
            <text:p/>
          </table:table-cell>
          <table:table-cell table:style-name="ce35" table:formula="of:=IF(AND([.AD$3]=([.$E5]-WEEKDAY([.$E5];2)+1);[.$C5]&lt;&gt;&quot;Parent Task&quot;);&quot;u&quot;;&quot;&quot;)">
            <text:p/>
          </table:table-cell>
          <table:table-cell table:style-name="ce35" table:formula="of:=IF(AND([.AE$3]=([.$E5]-WEEKDAY([.$E5];2)+1);[.$C5]&lt;&gt;&quot;Parent Task&quot;);&quot;u&quot;;&quot;&quot;)">
            <text:p/>
          </table:table-cell>
          <table:table-cell table:style-name="ce35" table:formula="of:=IF(AND([.AF$3]=([.$E5]-WEEKDAY([.$E5];2)+1);[.$C5]&lt;&gt;&quot;Parent Task&quot;);&quot;u&quot;;&quot;&quot;)">
            <text:p/>
          </table:table-cell>
          <table:table-cell table:style-name="ce35" table:formula="of:=IF(AND([.AG$3]=([.$E5]-WEEKDAY([.$E5];2)+1);[.$C5]&lt;&gt;&quot;Parent Task&quot;);&quot;u&quot;;&quot;&quot;)">
            <text:p/>
          </table:table-cell>
          <table:table-cell table:style-name="ce35" table:formula="of:=IF(AND([.AH$3]=([.$E5]-WEEKDAY([.$E5];2)+1);[.$C5]&lt;&gt;&quot;Parent Task&quot;);&quot;u&quot;;&quot;&quot;)">
            <text:p/>
          </table:table-cell>
          <table:table-cell table:style-name="ce35" table:formula="of:=IF(AND([.AI$3]=([.$E5]-WEEKDAY([.$E5];2)+1);[.$C5]&lt;&gt;&quot;Parent Task&quot;);&quot;u&quot;;&quot;&quot;)">
            <text:p/>
          </table:table-cell>
          <table:table-cell table:style-name="ce35" table:formula="of:=IF(AND([.AJ$3]=([.$E5]-WEEKDAY([.$E5];2)+1);[.$C5]&lt;&gt;&quot;Parent Task&quot;);&quot;u&quot;;&quot;&quot;)">
            <text:p/>
          </table:table-cell>
          <table:table-cell table:style-name="ce44" table:formula="of:=IF(AND([.AK$3]=([.$E5]-WEEKDAY([.$E5];2)+1);[.$C5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10" office:value-type="string" calcext:value-type="string">
            <text:p>Fundamental CHERI Concept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03" calcext:value-type="date">
            <text:p>03-Oct-2022</text:p>
          </table:table-cell>
          <table:table-cell table:style-name="ce19" office:value-type="date" office:date-value="2022-10-07" calcext:value-type="date">
            <text:p>07-Oct-2022</text:p>
          </table:table-cell>
          <table:table-cell table:style-name="ce22" table:formula="of:=IF([.E6]=&quot;&quot;;&quot;&quot;;NETWORKDAYS([.D6];[.E6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6]-WEEKDAY([.$E6];2)+1);[.$C6]&lt;&gt;&quot;Parent Task&quot;);&quot;u&quot;;&quot;&quot;)">
            <text:p/>
          </table:table-cell>
          <table:table-cell table:style-name="ce36" table:formula="of:=IF(AND([.I$3]=([.$E6]-WEEKDAY([.$E6];2)+1);[.$C6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J$3]=([.$E6]-WEEKDAY([.$E6];2)+1);[.$C6]&lt;&gt;&quot;Parent Task&quot;);&quot;u&quot;;&quot;&quot;)">
            <text:p/>
          </table:table-cell>
          <table:table-cell table:style-name="ce36" table:formula="of:=IF(AND([.K$3]=([.$E6]-WEEKDAY([.$E6];2)+1);[.$C6]&lt;&gt;&quot;Parent Task&quot;);&quot;u&quot;;&quot;&quot;)">
            <text:p/>
          </table:table-cell>
          <table:table-cell table:style-name="ce36" table:formula="of:=IF(AND([.L$3]=([.$E6]-WEEKDAY([.$E6];2)+1);[.$C6]&lt;&gt;&quot;Parent Task&quot;);&quot;u&quot;;&quot;&quot;)">
            <text:p/>
          </table:table-cell>
          <table:table-cell table:style-name="ce36" table:formula="of:=IF(AND([.M$3]=([.$E6]-WEEKDAY([.$E6];2)+1);[.$C6]&lt;&gt;&quot;Parent Task&quot;);&quot;u&quot;;&quot;&quot;)">
            <text:p/>
          </table:table-cell>
          <table:table-cell table:style-name="ce36" table:formula="of:=IF(AND([.N$3]=([.$E6]-WEEKDAY([.$E6];2)+1);[.$C6]&lt;&gt;&quot;Parent Task&quot;);&quot;u&quot;;&quot;&quot;)">
            <text:p/>
          </table:table-cell>
          <table:table-cell table:style-name="ce36" table:formula="of:=IF(AND([.O$3]=([.$E6]-WEEKDAY([.$E6];2)+1);[.$C6]&lt;&gt;&quot;Parent Task&quot;);&quot;u&quot;;&quot;&quot;)">
            <text:p/>
          </table:table-cell>
          <table:table-cell table:style-name="ce36" table:formula="of:=IF(AND([.P$3]=([.$E6]-WEEKDAY([.$E6];2)+1);[.$C6]&lt;&gt;&quot;Parent Task&quot;);&quot;u&quot;;&quot;&quot;)">
            <text:p/>
          </table:table-cell>
          <table:table-cell table:style-name="ce36" table:formula="of:=IF(AND([.Q$3]=([.$E6]-WEEKDAY([.$E6];2)+1);[.$C6]&lt;&gt;&quot;Parent Task&quot;);&quot;u&quot;;&quot;&quot;)">
            <text:p/>
          </table:table-cell>
          <table:table-cell table:style-name="ce36" table:formula="of:=IF(AND([.R$3]=([.$E6]-WEEKDAY([.$E6];2)+1);[.$C6]&lt;&gt;&quot;Parent Task&quot;);&quot;u&quot;;&quot;&quot;)">
            <text:p/>
          </table:table-cell>
          <table:table-cell table:style-name="ce36" table:formula="of:=IF(AND([.S$3]=([.$E6]-WEEKDAY([.$E6];2)+1);[.$C6]&lt;&gt;&quot;Parent Task&quot;);&quot;u&quot;;&quot;&quot;)">
            <text:p/>
          </table:table-cell>
          <table:table-cell table:style-name="ce36" table:formula="of:=IF(AND([.T$3]=([.$E6]-WEEKDAY([.$E6];2)+1);[.$C6]&lt;&gt;&quot;Parent Task&quot;);&quot;u&quot;;&quot;&quot;)">
            <text:p/>
          </table:table-cell>
          <table:table-cell table:style-name="ce36" table:formula="of:=IF(AND([.U$3]=([.$E6]-WEEKDAY([.$E6];2)+1);[.$C6]&lt;&gt;&quot;Parent Task&quot;);&quot;u&quot;;&quot;&quot;)">
            <text:p/>
          </table:table-cell>
          <table:table-cell table:style-name="ce36" table:formula="of:=IF(AND([.V$3]=([.$E6]-WEEKDAY([.$E6];2)+1);[.$C6]&lt;&gt;&quot;Parent Task&quot;);&quot;u&quot;;&quot;&quot;)">
            <text:p/>
          </table:table-cell>
          <table:table-cell table:style-name="ce36" table:formula="of:=IF(AND([.W$3]=([.$E6]-WEEKDAY([.$E6];2)+1);[.$C6]&lt;&gt;&quot;Parent Task&quot;);&quot;u&quot;;&quot;&quot;)">
            <text:p/>
          </table:table-cell>
          <table:table-cell table:style-name="ce36" table:formula="of:=IF(AND([.X$3]=([.$E6]-WEEKDAY([.$E6];2)+1);[.$C6]&lt;&gt;&quot;Parent Task&quot;);&quot;u&quot;;&quot;&quot;)">
            <text:p/>
          </table:table-cell>
          <table:table-cell table:style-name="ce36" table:formula="of:=IF(AND([.Y$3]=([.$E6]-WEEKDAY([.$E6];2)+1);[.$C6]&lt;&gt;&quot;Parent Task&quot;);&quot;u&quot;;&quot;&quot;)">
            <text:p/>
          </table:table-cell>
          <table:table-cell table:style-name="ce36" table:formula="of:=IF(AND([.Z$3]=([.$E6]-WEEKDAY([.$E6];2)+1);[.$C6]&lt;&gt;&quot;Parent Task&quot;);&quot;u&quot;;&quot;&quot;)">
            <text:p/>
          </table:table-cell>
          <table:table-cell table:style-name="ce36" table:formula="of:=IF(AND([.AA$3]=([.$E6]-WEEKDAY([.$E6];2)+1);[.$C6]&lt;&gt;&quot;Parent Task&quot;);&quot;u&quot;;&quot;&quot;)">
            <text:p/>
          </table:table-cell>
          <table:table-cell table:style-name="ce36" table:formula="of:=IF(AND([.AB$3]=([.$E6]-WEEKDAY([.$E6];2)+1);[.$C6]&lt;&gt;&quot;Parent Task&quot;);&quot;u&quot;;&quot;&quot;)">
            <text:p/>
          </table:table-cell>
          <table:table-cell table:style-name="ce36" table:formula="of:=IF(AND([.AC$3]=([.$E6]-WEEKDAY([.$E6];2)+1);[.$C6]&lt;&gt;&quot;Parent Task&quot;);&quot;u&quot;;&quot;&quot;)">
            <text:p/>
          </table:table-cell>
          <table:table-cell table:style-name="ce36" table:formula="of:=IF(AND([.AD$3]=([.$E6]-WEEKDAY([.$E6];2)+1);[.$C6]&lt;&gt;&quot;Parent Task&quot;);&quot;u&quot;;&quot;&quot;)">
            <text:p/>
          </table:table-cell>
          <table:table-cell table:style-name="ce36" table:formula="of:=IF(AND([.AE$3]=([.$E6]-WEEKDAY([.$E6];2)+1);[.$C6]&lt;&gt;&quot;Parent Task&quot;);&quot;u&quot;;&quot;&quot;)">
            <text:p/>
          </table:table-cell>
          <table:table-cell table:style-name="ce36" table:formula="of:=IF(AND([.AF$3]=([.$E6]-WEEKDAY([.$E6];2)+1);[.$C6]&lt;&gt;&quot;Parent Task&quot;);&quot;u&quot;;&quot;&quot;)">
            <text:p/>
          </table:table-cell>
          <table:table-cell table:style-name="ce36" table:formula="of:=IF(AND([.AG$3]=([.$E6]-WEEKDAY([.$E6];2)+1);[.$C6]&lt;&gt;&quot;Parent Task&quot;);&quot;u&quot;;&quot;&quot;)">
            <text:p/>
          </table:table-cell>
          <table:table-cell table:style-name="ce36" table:formula="of:=IF(AND([.AH$3]=([.$E6]-WEEKDAY([.$E6];2)+1);[.$C6]&lt;&gt;&quot;Parent Task&quot;);&quot;u&quot;;&quot;&quot;)">
            <text:p/>
          </table:table-cell>
          <table:table-cell table:style-name="ce36" table:formula="of:=IF(AND([.AI$3]=([.$E6]-WEEKDAY([.$E6];2)+1);[.$C6]&lt;&gt;&quot;Parent Task&quot;);&quot;u&quot;;&quot;&quot;)">
            <text:p/>
          </table:table-cell>
          <table:table-cell table:style-name="ce36" table:formula="of:=IF(AND([.AJ$3]=([.$E6]-WEEKDAY([.$E6];2)+1);[.$C6]&lt;&gt;&quot;Parent Task&quot;);&quot;u&quot;;&quot;&quot;)">
            <text:p/>
          </table:table-cell>
          <table:table-cell table:style-name="ce45" table:formula="of:=IF(AND([.AK$3]=([.$E6]-WEEKDAY([.$E6];2)+1);[.$C6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10" office:value-type="string" calcext:value-type="string">
            <text:p>C Programming Language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10" calcext:value-type="date">
            <text:p>10-Oct-2022</text:p>
          </table:table-cell>
          <table:table-cell table:style-name="ce19" office:value-type="date" office:date-value="2022-10-21" calcext:value-type="date">
            <text:p>21-Oct-2022</text:p>
          </table:table-cell>
          <table:table-cell table:style-name="ce22" table:formula="of:=IF([.E7]=&quot;&quot;;&quot;&quot;;NETWORKDAYS([.D7];[.E7]))" office:value-type="float" office:value="10" calcext:value-type="float">
            <text:p>10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7]-WEEKDAY([.$E7];2)+1);[.$C7]&lt;&gt;&quot;Parent Task&quot;);&quot;u&quot;;&quot;&quot;)">
            <text:p/>
          </table:table-cell>
          <table:table-cell table:style-name="ce36" table:formula="of:=IF(AND([.I$3]=([.$E7]-WEEKDAY([.$E7];2)+1);[.$C7]&lt;&gt;&quot;Parent Task&quot;);&quot;u&quot;;&quot;&quot;)">
            <text:p/>
          </table:table-cell>
          <table:table-cell table:style-name="ce36" table:formula="of:=IF(AND([.J$3]=([.$E7]-WEEKDAY([.$E7];2)+1);[.$C7]&lt;&gt;&quot;Parent Task&quot;);&quot;u&quot;;&quot;&quot;)">
            <text:p/>
          </table:table-cell>
          <table:table-cell table:style-name="ce36" table:formula="of:=IF(AND([.K$3]=([.$E7]-WEEKDAY([.$E7];2)+1);[.$C7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L$3]=([.$E7]-WEEKDAY([.$E7];2)+1);[.$C7]&lt;&gt;&quot;Parent Task&quot;);&quot;u&quot;;&quot;&quot;)">
            <text:p/>
          </table:table-cell>
          <table:table-cell table:style-name="ce36" table:formula="of:=IF(AND([.M$3]=([.$E7]-WEEKDAY([.$E7];2)+1);[.$C7]&lt;&gt;&quot;Parent Task&quot;);&quot;u&quot;;&quot;&quot;)">
            <text:p/>
          </table:table-cell>
          <table:table-cell table:style-name="ce36" table:formula="of:=IF(AND([.N$3]=([.$E7]-WEEKDAY([.$E7];2)+1);[.$C7]&lt;&gt;&quot;Parent Task&quot;);&quot;u&quot;;&quot;&quot;)">
            <text:p/>
          </table:table-cell>
          <table:table-cell table:style-name="ce36" table:formula="of:=IF(AND([.O$3]=([.$E7]-WEEKDAY([.$E7];2)+1);[.$C7]&lt;&gt;&quot;Parent Task&quot;);&quot;u&quot;;&quot;&quot;)">
            <text:p/>
          </table:table-cell>
          <table:table-cell table:style-name="ce36" table:formula="of:=IF(AND([.P$3]=([.$E7]-WEEKDAY([.$E7];2)+1);[.$C7]&lt;&gt;&quot;Parent Task&quot;);&quot;u&quot;;&quot;&quot;)">
            <text:p/>
          </table:table-cell>
          <table:table-cell table:style-name="ce36" table:formula="of:=IF(AND([.Q$3]=([.$E7]-WEEKDAY([.$E7];2)+1);[.$C7]&lt;&gt;&quot;Parent Task&quot;);&quot;u&quot;;&quot;&quot;)">
            <text:p/>
          </table:table-cell>
          <table:table-cell table:style-name="ce36" table:formula="of:=IF(AND([.R$3]=([.$E7]-WEEKDAY([.$E7];2)+1);[.$C7]&lt;&gt;&quot;Parent Task&quot;);&quot;u&quot;;&quot;&quot;)">
            <text:p/>
          </table:table-cell>
          <table:table-cell table:style-name="ce36" table:formula="of:=IF(AND([.S$3]=([.$E7]-WEEKDAY([.$E7];2)+1);[.$C7]&lt;&gt;&quot;Parent Task&quot;);&quot;u&quot;;&quot;&quot;)">
            <text:p/>
          </table:table-cell>
          <table:table-cell table:style-name="ce36" table:formula="of:=IF(AND([.T$3]=([.$E7]-WEEKDAY([.$E7];2)+1);[.$C7]&lt;&gt;&quot;Parent Task&quot;);&quot;u&quot;;&quot;&quot;)">
            <text:p/>
          </table:table-cell>
          <table:table-cell table:style-name="ce36" table:formula="of:=IF(AND([.U$3]=([.$E7]-WEEKDAY([.$E7];2)+1);[.$C7]&lt;&gt;&quot;Parent Task&quot;);&quot;u&quot;;&quot;&quot;)">
            <text:p/>
          </table:table-cell>
          <table:table-cell table:style-name="ce36" table:formula="of:=IF(AND([.V$3]=([.$E7]-WEEKDAY([.$E7];2)+1);[.$C7]&lt;&gt;&quot;Parent Task&quot;);&quot;u&quot;;&quot;&quot;)">
            <text:p/>
          </table:table-cell>
          <table:table-cell table:style-name="ce36" table:formula="of:=IF(AND([.W$3]=([.$E7]-WEEKDAY([.$E7];2)+1);[.$C7]&lt;&gt;&quot;Parent Task&quot;);&quot;u&quot;;&quot;&quot;)">
            <text:p/>
          </table:table-cell>
          <table:table-cell table:style-name="ce36" table:formula="of:=IF(AND([.X$3]=([.$E7]-WEEKDAY([.$E7];2)+1);[.$C7]&lt;&gt;&quot;Parent Task&quot;);&quot;u&quot;;&quot;&quot;)">
            <text:p/>
          </table:table-cell>
          <table:table-cell table:style-name="ce36" table:formula="of:=IF(AND([.Y$3]=([.$E7]-WEEKDAY([.$E7];2)+1);[.$C7]&lt;&gt;&quot;Parent Task&quot;);&quot;u&quot;;&quot;&quot;)">
            <text:p/>
          </table:table-cell>
          <table:table-cell table:style-name="ce36" table:formula="of:=IF(AND([.Z$3]=([.$E7]-WEEKDAY([.$E7];2)+1);[.$C7]&lt;&gt;&quot;Parent Task&quot;);&quot;u&quot;;&quot;&quot;)">
            <text:p/>
          </table:table-cell>
          <table:table-cell table:style-name="ce36" table:formula="of:=IF(AND([.AA$3]=([.$E7]-WEEKDAY([.$E7];2)+1);[.$C7]&lt;&gt;&quot;Parent Task&quot;);&quot;u&quot;;&quot;&quot;)">
            <text:p/>
          </table:table-cell>
          <table:table-cell table:style-name="ce36" table:formula="of:=IF(AND([.AB$3]=([.$E7]-WEEKDAY([.$E7];2)+1);[.$C7]&lt;&gt;&quot;Parent Task&quot;);&quot;u&quot;;&quot;&quot;)">
            <text:p/>
          </table:table-cell>
          <table:table-cell table:style-name="ce36" table:formula="of:=IF(AND([.AC$3]=([.$E7]-WEEKDAY([.$E7];2)+1);[.$C7]&lt;&gt;&quot;Parent Task&quot;);&quot;u&quot;;&quot;&quot;)">
            <text:p/>
          </table:table-cell>
          <table:table-cell table:style-name="ce36" table:formula="of:=IF(AND([.AD$3]=([.$E7]-WEEKDAY([.$E7];2)+1);[.$C7]&lt;&gt;&quot;Parent Task&quot;);&quot;u&quot;;&quot;&quot;)">
            <text:p/>
          </table:table-cell>
          <table:table-cell table:style-name="ce36" table:formula="of:=IF(AND([.AE$3]=([.$E7]-WEEKDAY([.$E7];2)+1);[.$C7]&lt;&gt;&quot;Parent Task&quot;);&quot;u&quot;;&quot;&quot;)">
            <text:p/>
          </table:table-cell>
          <table:table-cell table:style-name="ce36" table:formula="of:=IF(AND([.AF$3]=([.$E7]-WEEKDAY([.$E7];2)+1);[.$C7]&lt;&gt;&quot;Parent Task&quot;);&quot;u&quot;;&quot;&quot;)">
            <text:p/>
          </table:table-cell>
          <table:table-cell table:style-name="ce36" table:formula="of:=IF(AND([.AG$3]=([.$E7]-WEEKDAY([.$E7];2)+1);[.$C7]&lt;&gt;&quot;Parent Task&quot;);&quot;u&quot;;&quot;&quot;)">
            <text:p/>
          </table:table-cell>
          <table:table-cell table:style-name="ce36" table:formula="of:=IF(AND([.AH$3]=([.$E7]-WEEKDAY([.$E7];2)+1);[.$C7]&lt;&gt;&quot;Parent Task&quot;);&quot;u&quot;;&quot;&quot;)">
            <text:p/>
          </table:table-cell>
          <table:table-cell table:style-name="ce36" table:formula="of:=IF(AND([.AI$3]=([.$E7]-WEEKDAY([.$E7];2)+1);[.$C7]&lt;&gt;&quot;Parent Task&quot;);&quot;u&quot;;&quot;&quot;)">
            <text:p/>
          </table:table-cell>
          <table:table-cell table:style-name="ce36" table:formula="of:=IF(AND([.AJ$3]=([.$E7]-WEEKDAY([.$E7];2)+1);[.$C7]&lt;&gt;&quot;Parent Task&quot;);&quot;u&quot;;&quot;&quot;)">
            <text:p/>
          </table:table-cell>
          <table:table-cell table:style-name="ce45" table:formula="of:=IF(AND([.AK$3]=([.$E7]-WEEKDAY([.$E7];2)+1);[.$C7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10" office:value-type="string" calcext:value-type="string">
            <text:p>CHERI C/C++ Style Guide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24" calcext:value-type="date">
            <text:p>24-Oct-2022</text:p>
          </table:table-cell>
          <table:table-cell table:style-name="ce19" office:value-type="date" office:date-value="2022-10-28" calcext:value-type="date">
            <text:p>28-Oct-2022</text:p>
          </table:table-cell>
          <table:table-cell table:style-name="ce22" table:formula="of:=IF([.E8]=&quot;&quot;;&quot;&quot;;NETWORKDAYS([.D8];[.E8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8]-WEEKDAY([.$E8];2)+1);[.$C8]&lt;&gt;&quot;Parent Task&quot;);&quot;u&quot;;&quot;&quot;)">
            <text:p/>
          </table:table-cell>
          <table:table-cell table:style-name="ce36" table:formula="of:=IF(AND([.I$3]=([.$E8]-WEEKDAY([.$E8];2)+1);[.$C8]&lt;&gt;&quot;Parent Task&quot;);&quot;u&quot;;&quot;&quot;)">
            <text:p/>
          </table:table-cell>
          <table:table-cell table:style-name="ce36" table:formula="of:=IF(AND([.J$3]=([.$E8]-WEEKDAY([.$E8];2)+1);[.$C8]&lt;&gt;&quot;Parent Task&quot;);&quot;u&quot;;&quot;&quot;)">
            <text:p/>
          </table:table-cell>
          <table:table-cell table:style-name="ce36" table:formula="of:=IF(AND([.K$3]=([.$E8]-WEEKDAY([.$E8];2)+1);[.$C8]&lt;&gt;&quot;Parent Task&quot;);&quot;u&quot;;&quot;&quot;)">
            <text:p/>
          </table:table-cell>
          <table:table-cell table:style-name="ce36" table:formula="of:=IF(AND([.L$3]=([.$E8]-WEEKDAY([.$E8];2)+1);[.$C8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M$3]=([.$E8]-WEEKDAY([.$E8];2)+1);[.$C8]&lt;&gt;&quot;Parent Task&quot;);&quot;u&quot;;&quot;&quot;)">
            <text:p/>
          </table:table-cell>
          <table:table-cell table:style-name="ce36" table:formula="of:=IF(AND([.N$3]=([.$E8]-WEEKDAY([.$E8];2)+1);[.$C8]&lt;&gt;&quot;Parent Task&quot;);&quot;u&quot;;&quot;&quot;)">
            <text:p/>
          </table:table-cell>
          <table:table-cell table:style-name="ce36" table:formula="of:=IF(AND([.O$3]=([.$E8]-WEEKDAY([.$E8];2)+1);[.$C8]&lt;&gt;&quot;Parent Task&quot;);&quot;u&quot;;&quot;&quot;)">
            <text:p/>
          </table:table-cell>
          <table:table-cell table:style-name="ce36" table:formula="of:=IF(AND([.P$3]=([.$E8]-WEEKDAY([.$E8];2)+1);[.$C8]&lt;&gt;&quot;Parent Task&quot;);&quot;u&quot;;&quot;&quot;)">
            <text:p/>
          </table:table-cell>
          <table:table-cell table:style-name="ce36" table:formula="of:=IF(AND([.Q$3]=([.$E8]-WEEKDAY([.$E8];2)+1);[.$C8]&lt;&gt;&quot;Parent Task&quot;);&quot;u&quot;;&quot;&quot;)">
            <text:p/>
          </table:table-cell>
          <table:table-cell table:style-name="ce36" table:formula="of:=IF(AND([.R$3]=([.$E8]-WEEKDAY([.$E8];2)+1);[.$C8]&lt;&gt;&quot;Parent Task&quot;);&quot;u&quot;;&quot;&quot;)">
            <text:p/>
          </table:table-cell>
          <table:table-cell table:style-name="ce36" table:formula="of:=IF(AND([.S$3]=([.$E8]-WEEKDAY([.$E8];2)+1);[.$C8]&lt;&gt;&quot;Parent Task&quot;);&quot;u&quot;;&quot;&quot;)">
            <text:p/>
          </table:table-cell>
          <table:table-cell table:style-name="ce36" table:formula="of:=IF(AND([.T$3]=([.$E8]-WEEKDAY([.$E8];2)+1);[.$C8]&lt;&gt;&quot;Parent Task&quot;);&quot;u&quot;;&quot;&quot;)">
            <text:p/>
          </table:table-cell>
          <table:table-cell table:style-name="ce36" table:formula="of:=IF(AND([.U$3]=([.$E8]-WEEKDAY([.$E8];2)+1);[.$C8]&lt;&gt;&quot;Parent Task&quot;);&quot;u&quot;;&quot;&quot;)">
            <text:p/>
          </table:table-cell>
          <table:table-cell table:style-name="ce36" table:formula="of:=IF(AND([.V$3]=([.$E8]-WEEKDAY([.$E8];2)+1);[.$C8]&lt;&gt;&quot;Parent Task&quot;);&quot;u&quot;;&quot;&quot;)">
            <text:p/>
          </table:table-cell>
          <table:table-cell table:style-name="ce36" table:formula="of:=IF(AND([.W$3]=([.$E8]-WEEKDAY([.$E8];2)+1);[.$C8]&lt;&gt;&quot;Parent Task&quot;);&quot;u&quot;;&quot;&quot;)">
            <text:p/>
          </table:table-cell>
          <table:table-cell table:style-name="ce36" table:formula="of:=IF(AND([.X$3]=([.$E8]-WEEKDAY([.$E8];2)+1);[.$C8]&lt;&gt;&quot;Parent Task&quot;);&quot;u&quot;;&quot;&quot;)">
            <text:p/>
          </table:table-cell>
          <table:table-cell table:style-name="ce36" table:formula="of:=IF(AND([.Y$3]=([.$E8]-WEEKDAY([.$E8];2)+1);[.$C8]&lt;&gt;&quot;Parent Task&quot;);&quot;u&quot;;&quot;&quot;)">
            <text:p/>
          </table:table-cell>
          <table:table-cell table:style-name="ce36" table:formula="of:=IF(AND([.Z$3]=([.$E8]-WEEKDAY([.$E8];2)+1);[.$C8]&lt;&gt;&quot;Parent Task&quot;);&quot;u&quot;;&quot;&quot;)">
            <text:p/>
          </table:table-cell>
          <table:table-cell table:style-name="ce36" table:formula="of:=IF(AND([.AA$3]=([.$E8]-WEEKDAY([.$E8];2)+1);[.$C8]&lt;&gt;&quot;Parent Task&quot;);&quot;u&quot;;&quot;&quot;)">
            <text:p/>
          </table:table-cell>
          <table:table-cell table:style-name="ce36" table:formula="of:=IF(AND([.AB$3]=([.$E8]-WEEKDAY([.$E8];2)+1);[.$C8]&lt;&gt;&quot;Parent Task&quot;);&quot;u&quot;;&quot;&quot;)">
            <text:p/>
          </table:table-cell>
          <table:table-cell table:style-name="ce36" table:formula="of:=IF(AND([.AC$3]=([.$E8]-WEEKDAY([.$E8];2)+1);[.$C8]&lt;&gt;&quot;Parent Task&quot;);&quot;u&quot;;&quot;&quot;)">
            <text:p/>
          </table:table-cell>
          <table:table-cell table:style-name="ce36" table:formula="of:=IF(AND([.AD$3]=([.$E8]-WEEKDAY([.$E8];2)+1);[.$C8]&lt;&gt;&quot;Parent Task&quot;);&quot;u&quot;;&quot;&quot;)">
            <text:p/>
          </table:table-cell>
          <table:table-cell table:style-name="ce36" table:formula="of:=IF(AND([.AE$3]=([.$E8]-WEEKDAY([.$E8];2)+1);[.$C8]&lt;&gt;&quot;Parent Task&quot;);&quot;u&quot;;&quot;&quot;)">
            <text:p/>
          </table:table-cell>
          <table:table-cell table:style-name="ce36" table:formula="of:=IF(AND([.AF$3]=([.$E8]-WEEKDAY([.$E8];2)+1);[.$C8]&lt;&gt;&quot;Parent Task&quot;);&quot;u&quot;;&quot;&quot;)">
            <text:p/>
          </table:table-cell>
          <table:table-cell table:style-name="ce36" table:formula="of:=IF(AND([.AG$3]=([.$E8]-WEEKDAY([.$E8];2)+1);[.$C8]&lt;&gt;&quot;Parent Task&quot;);&quot;u&quot;;&quot;&quot;)">
            <text:p/>
          </table:table-cell>
          <table:table-cell table:style-name="ce36" table:formula="of:=IF(AND([.AH$3]=([.$E8]-WEEKDAY([.$E8];2)+1);[.$C8]&lt;&gt;&quot;Parent Task&quot;);&quot;u&quot;;&quot;&quot;)">
            <text:p/>
          </table:table-cell>
          <table:table-cell table:style-name="ce36" table:formula="of:=IF(AND([.AI$3]=([.$E8]-WEEKDAY([.$E8];2)+1);[.$C8]&lt;&gt;&quot;Parent Task&quot;);&quot;u&quot;;&quot;&quot;)">
            <text:p/>
          </table:table-cell>
          <table:table-cell table:style-name="ce36" table:formula="of:=IF(AND([.AJ$3]=([.$E8]-WEEKDAY([.$E8];2)+1);[.$C8]&lt;&gt;&quot;Parent Task&quot;);&quot;u&quot;;&quot;&quot;)">
            <text:p/>
          </table:table-cell>
          <table:table-cell table:style-name="ce45" table:formula="of:=IF(AND([.AK$3]=([.$E8]-WEEKDAY([.$E8];2)+1);[.$C8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etup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2-10-03" calcext:value-type="date">
            <text:p>03-Oct-2022</text:p>
          </table:table-cell>
          <table:table-cell table:style-name="ce19" office:value-type="date" office:date-value="2022-10-14" calcext:value-type="date">
            <text:p>14-Oct-2022</text:p>
          </table:table-cell>
          <table:table-cell table:style-name="ce22" table:formula="of:=IF([.E9]=&quot;&quot;;&quot;&quot;;NETWORKDAYS([.D9];[.E9]))" office:value-type="float" office:value="10" calcext:value-type="float">
            <text:p>10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9]-WEEKDAY([.$E9];2)+1);[.$C9]&lt;&gt;&quot;Parent Task&quot;);&quot;u&quot;;&quot;&quot;)">
            <text:p/>
          </table:table-cell>
          <table:table-cell table:style-name="ce36" table:formula="of:=IF(AND([.I$3]=([.$E9]-WEEKDAY([.$E9];2)+1);[.$C9]&lt;&gt;&quot;Parent Task&quot;);&quot;u&quot;;&quot;&quot;)">
            <text:p/>
          </table:table-cell>
          <table:table-cell table:style-name="ce36" table:formula="of:=IF(AND([.J$3]=([.$E9]-WEEKDAY([.$E9];2)+1);[.$C9]&lt;&gt;&quot;Parent Task&quot;);&quot;u&quot;;&quot;&quot;)">
            <text:p/>
          </table:table-cell>
          <table:table-cell table:style-name="ce36" table:formula="of:=IF(AND([.K$3]=([.$E9]-WEEKDAY([.$E9];2)+1);[.$C9]&lt;&gt;&quot;Parent Task&quot;);&quot;u&quot;;&quot;&quot;)">
            <text:p/>
          </table:table-cell>
          <table:table-cell table:style-name="ce36" table:formula="of:=IF(AND([.L$3]=([.$E9]-WEEKDAY([.$E9];2)+1);[.$C9]&lt;&gt;&quot;Parent Task&quot;);&quot;u&quot;;&quot;&quot;)">
            <text:p/>
          </table:table-cell>
          <table:table-cell table:style-name="ce36" table:formula="of:=IF(AND([.M$3]=([.$E9]-WEEKDAY([.$E9];2)+1);[.$C9]&lt;&gt;&quot;Parent Task&quot;);&quot;u&quot;;&quot;&quot;)">
            <text:p/>
          </table:table-cell>
          <table:table-cell table:style-name="ce36" table:formula="of:=IF(AND([.N$3]=([.$E9]-WEEKDAY([.$E9];2)+1);[.$C9]&lt;&gt;&quot;Parent Task&quot;);&quot;u&quot;;&quot;&quot;)">
            <text:p/>
          </table:table-cell>
          <table:table-cell table:style-name="ce36" table:formula="of:=IF(AND([.O$3]=([.$E9]-WEEKDAY([.$E9];2)+1);[.$C9]&lt;&gt;&quot;Parent Task&quot;);&quot;u&quot;;&quot;&quot;)">
            <text:p/>
          </table:table-cell>
          <table:table-cell table:style-name="ce36" table:formula="of:=IF(AND([.P$3]=([.$E9]-WEEKDAY([.$E9];2)+1);[.$C9]&lt;&gt;&quot;Parent Task&quot;);&quot;u&quot;;&quot;&quot;)">
            <text:p/>
          </table:table-cell>
          <table:table-cell table:style-name="ce36" table:formula="of:=IF(AND([.Q$3]=([.$E9]-WEEKDAY([.$E9];2)+1);[.$C9]&lt;&gt;&quot;Parent Task&quot;);&quot;u&quot;;&quot;&quot;)">
            <text:p/>
          </table:table-cell>
          <table:table-cell table:style-name="ce36" table:formula="of:=IF(AND([.R$3]=([.$E9]-WEEKDAY([.$E9];2)+1);[.$C9]&lt;&gt;&quot;Parent Task&quot;);&quot;u&quot;;&quot;&quot;)">
            <text:p/>
          </table:table-cell>
          <table:table-cell table:style-name="ce36" table:formula="of:=IF(AND([.S$3]=([.$E9]-WEEKDAY([.$E9];2)+1);[.$C9]&lt;&gt;&quot;Parent Task&quot;);&quot;u&quot;;&quot;&quot;)">
            <text:p/>
          </table:table-cell>
          <table:table-cell table:style-name="ce36" table:formula="of:=IF(AND([.T$3]=([.$E9]-WEEKDAY([.$E9];2)+1);[.$C9]&lt;&gt;&quot;Parent Task&quot;);&quot;u&quot;;&quot;&quot;)">
            <text:p/>
          </table:table-cell>
          <table:table-cell table:style-name="ce36" table:formula="of:=IF(AND([.U$3]=([.$E9]-WEEKDAY([.$E9];2)+1);[.$C9]&lt;&gt;&quot;Parent Task&quot;);&quot;u&quot;;&quot;&quot;)">
            <text:p/>
          </table:table-cell>
          <table:table-cell table:style-name="ce36" table:formula="of:=IF(AND([.V$3]=([.$E9]-WEEKDAY([.$E9];2)+1);[.$C9]&lt;&gt;&quot;Parent Task&quot;);&quot;u&quot;;&quot;&quot;)">
            <text:p/>
          </table:table-cell>
          <table:table-cell table:style-name="ce36" table:formula="of:=IF(AND([.W$3]=([.$E9]-WEEKDAY([.$E9];2)+1);[.$C9]&lt;&gt;&quot;Parent Task&quot;);&quot;u&quot;;&quot;&quot;)">
            <text:p/>
          </table:table-cell>
          <table:table-cell table:style-name="ce36" table:formula="of:=IF(AND([.X$3]=([.$E9]-WEEKDAY([.$E9];2)+1);[.$C9]&lt;&gt;&quot;Parent Task&quot;);&quot;u&quot;;&quot;&quot;)">
            <text:p/>
          </table:table-cell>
          <table:table-cell table:style-name="ce36" table:formula="of:=IF(AND([.Y$3]=([.$E9]-WEEKDAY([.$E9];2)+1);[.$C9]&lt;&gt;&quot;Parent Task&quot;);&quot;u&quot;;&quot;&quot;)">
            <text:p/>
          </table:table-cell>
          <table:table-cell table:style-name="ce36" table:formula="of:=IF(AND([.Z$3]=([.$E9]-WEEKDAY([.$E9];2)+1);[.$C9]&lt;&gt;&quot;Parent Task&quot;);&quot;u&quot;;&quot;&quot;)">
            <text:p/>
          </table:table-cell>
          <table:table-cell table:style-name="ce36" table:formula="of:=IF(AND([.AA$3]=([.$E9]-WEEKDAY([.$E9];2)+1);[.$C9]&lt;&gt;&quot;Parent Task&quot;);&quot;u&quot;;&quot;&quot;)">
            <text:p/>
          </table:table-cell>
          <table:table-cell table:style-name="ce36" table:formula="of:=IF(AND([.AB$3]=([.$E9]-WEEKDAY([.$E9];2)+1);[.$C9]&lt;&gt;&quot;Parent Task&quot;);&quot;u&quot;;&quot;&quot;)">
            <text:p/>
          </table:table-cell>
          <table:table-cell table:style-name="ce36" table:formula="of:=IF(AND([.AC$3]=([.$E9]-WEEKDAY([.$E9];2)+1);[.$C9]&lt;&gt;&quot;Parent Task&quot;);&quot;u&quot;;&quot;&quot;)">
            <text:p/>
          </table:table-cell>
          <table:table-cell table:style-name="ce36" table:formula="of:=IF(AND([.AD$3]=([.$E9]-WEEKDAY([.$E9];2)+1);[.$C9]&lt;&gt;&quot;Parent Task&quot;);&quot;u&quot;;&quot;&quot;)">
            <text:p/>
          </table:table-cell>
          <table:table-cell table:style-name="ce36" table:formula="of:=IF(AND([.AE$3]=([.$E9]-WEEKDAY([.$E9];2)+1);[.$C9]&lt;&gt;&quot;Parent Task&quot;);&quot;u&quot;;&quot;&quot;)">
            <text:p/>
          </table:table-cell>
          <table:table-cell table:style-name="ce36" table:formula="of:=IF(AND([.AF$3]=([.$E9]-WEEKDAY([.$E9];2)+1);[.$C9]&lt;&gt;&quot;Parent Task&quot;);&quot;u&quot;;&quot;&quot;)">
            <text:p/>
          </table:table-cell>
          <table:table-cell table:style-name="ce36" table:formula="of:=IF(AND([.AG$3]=([.$E9]-WEEKDAY([.$E9];2)+1);[.$C9]&lt;&gt;&quot;Parent Task&quot;);&quot;u&quot;;&quot;&quot;)">
            <text:p/>
          </table:table-cell>
          <table:table-cell table:style-name="ce36" table:formula="of:=IF(AND([.AH$3]=([.$E9]-WEEKDAY([.$E9];2)+1);[.$C9]&lt;&gt;&quot;Parent Task&quot;);&quot;u&quot;;&quot;&quot;)">
            <text:p/>
          </table:table-cell>
          <table:table-cell table:style-name="ce36" table:formula="of:=IF(AND([.AI$3]=([.$E9]-WEEKDAY([.$E9];2)+1);[.$C9]&lt;&gt;&quot;Parent Task&quot;);&quot;u&quot;;&quot;&quot;)">
            <text:p/>
          </table:table-cell>
          <table:table-cell table:style-name="ce36" table:formula="of:=IF(AND([.AJ$3]=([.$E9]-WEEKDAY([.$E9];2)+1);[.$C9]&lt;&gt;&quot;Parent Task&quot;);&quot;u&quot;;&quot;&quot;)">
            <text:p/>
          </table:table-cell>
          <table:table-cell table:style-name="ce45" table:formula="of:=IF(AND([.AK$3]=([.$E9]-WEEKDAY([.$E9];2)+1);[.$C9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11" office:value-type="string" calcext:value-type="string">
            <text:p>Boot Morello Board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03" calcext:value-type="date">
            <text:p>03-Oct-2022</text:p>
          </table:table-cell>
          <table:table-cell table:style-name="ce19" office:value-type="date" office:date-value="2022-10-07" calcext:value-type="date">
            <text:p>07-Oct-2022</text:p>
          </table:table-cell>
          <table:table-cell table:style-name="ce22" table:formula="of:=IF([.E10]=&quot;&quot;;&quot;&quot;;NETWORKDAYS([.D10];[.E10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0]-WEEKDAY([.$E10];2)+1);[.$C10]&lt;&gt;&quot;Parent Task&quot;);&quot;u&quot;;&quot;&quot;)">
            <text:p/>
          </table:table-cell>
          <table:table-cell table:style-name="ce36" table:formula="of:=IF(AND([.I$3]=([.$E10]-WEEKDAY([.$E10];2)+1);[.$C10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J$3]=([.$E10]-WEEKDAY([.$E10];2)+1);[.$C10]&lt;&gt;&quot;Parent Task&quot;);&quot;u&quot;;&quot;&quot;)">
            <text:p/>
          </table:table-cell>
          <table:table-cell table:style-name="ce36" table:formula="of:=IF(AND([.K$3]=([.$E10]-WEEKDAY([.$E10];2)+1);[.$C10]&lt;&gt;&quot;Parent Task&quot;);&quot;u&quot;;&quot;&quot;)">
            <text:p/>
          </table:table-cell>
          <table:table-cell table:style-name="ce36" table:formula="of:=IF(AND([.L$3]=([.$E10]-WEEKDAY([.$E10];2)+1);[.$C10]&lt;&gt;&quot;Parent Task&quot;);&quot;u&quot;;&quot;&quot;)">
            <text:p/>
          </table:table-cell>
          <table:table-cell table:style-name="ce36" table:formula="of:=IF(AND([.M$3]=([.$E10]-WEEKDAY([.$E10];2)+1);[.$C10]&lt;&gt;&quot;Parent Task&quot;);&quot;u&quot;;&quot;&quot;)">
            <text:p/>
          </table:table-cell>
          <table:table-cell table:style-name="ce36" table:formula="of:=IF(AND([.N$3]=([.$E10]-WEEKDAY([.$E10];2)+1);[.$C10]&lt;&gt;&quot;Parent Task&quot;);&quot;u&quot;;&quot;&quot;)">
            <text:p/>
          </table:table-cell>
          <table:table-cell table:style-name="ce36" table:formula="of:=IF(AND([.O$3]=([.$E10]-WEEKDAY([.$E10];2)+1);[.$C10]&lt;&gt;&quot;Parent Task&quot;);&quot;u&quot;;&quot;&quot;)">
            <text:p/>
          </table:table-cell>
          <table:table-cell table:style-name="ce36" table:formula="of:=IF(AND([.P$3]=([.$E10]-WEEKDAY([.$E10];2)+1);[.$C10]&lt;&gt;&quot;Parent Task&quot;);&quot;u&quot;;&quot;&quot;)">
            <text:p/>
          </table:table-cell>
          <table:table-cell table:style-name="ce36" table:formula="of:=IF(AND([.Q$3]=([.$E10]-WEEKDAY([.$E10];2)+1);[.$C10]&lt;&gt;&quot;Parent Task&quot;);&quot;u&quot;;&quot;&quot;)">
            <text:p/>
          </table:table-cell>
          <table:table-cell table:style-name="ce36" table:formula="of:=IF(AND([.R$3]=([.$E10]-WEEKDAY([.$E10];2)+1);[.$C10]&lt;&gt;&quot;Parent Task&quot;);&quot;u&quot;;&quot;&quot;)">
            <text:p/>
          </table:table-cell>
          <table:table-cell table:style-name="ce36" table:formula="of:=IF(AND([.S$3]=([.$E10]-WEEKDAY([.$E10];2)+1);[.$C10]&lt;&gt;&quot;Parent Task&quot;);&quot;u&quot;;&quot;&quot;)">
            <text:p/>
          </table:table-cell>
          <table:table-cell table:style-name="ce36" table:formula="of:=IF(AND([.T$3]=([.$E10]-WEEKDAY([.$E10];2)+1);[.$C10]&lt;&gt;&quot;Parent Task&quot;);&quot;u&quot;;&quot;&quot;)">
            <text:p/>
          </table:table-cell>
          <table:table-cell table:style-name="ce36" table:formula="of:=IF(AND([.U$3]=([.$E10]-WEEKDAY([.$E10];2)+1);[.$C10]&lt;&gt;&quot;Parent Task&quot;);&quot;u&quot;;&quot;&quot;)">
            <text:p/>
          </table:table-cell>
          <table:table-cell table:style-name="ce36" table:formula="of:=IF(AND([.V$3]=([.$E10]-WEEKDAY([.$E10];2)+1);[.$C10]&lt;&gt;&quot;Parent Task&quot;);&quot;u&quot;;&quot;&quot;)">
            <text:p/>
          </table:table-cell>
          <table:table-cell table:style-name="ce36" table:formula="of:=IF(AND([.W$3]=([.$E10]-WEEKDAY([.$E10];2)+1);[.$C10]&lt;&gt;&quot;Parent Task&quot;);&quot;u&quot;;&quot;&quot;)">
            <text:p/>
          </table:table-cell>
          <table:table-cell table:style-name="ce36" table:formula="of:=IF(AND([.X$3]=([.$E10]-WEEKDAY([.$E10];2)+1);[.$C10]&lt;&gt;&quot;Parent Task&quot;);&quot;u&quot;;&quot;&quot;)">
            <text:p/>
          </table:table-cell>
          <table:table-cell table:style-name="ce36" table:formula="of:=IF(AND([.Y$3]=([.$E10]-WEEKDAY([.$E10];2)+1);[.$C10]&lt;&gt;&quot;Parent Task&quot;);&quot;u&quot;;&quot;&quot;)">
            <text:p/>
          </table:table-cell>
          <table:table-cell table:style-name="ce36" table:formula="of:=IF(AND([.Z$3]=([.$E10]-WEEKDAY([.$E10];2)+1);[.$C10]&lt;&gt;&quot;Parent Task&quot;);&quot;u&quot;;&quot;&quot;)">
            <text:p/>
          </table:table-cell>
          <table:table-cell table:style-name="ce36" table:formula="of:=IF(AND([.AA$3]=([.$E10]-WEEKDAY([.$E10];2)+1);[.$C10]&lt;&gt;&quot;Parent Task&quot;);&quot;u&quot;;&quot;&quot;)">
            <text:p/>
          </table:table-cell>
          <table:table-cell table:style-name="ce36" table:formula="of:=IF(AND([.AB$3]=([.$E10]-WEEKDAY([.$E10];2)+1);[.$C10]&lt;&gt;&quot;Parent Task&quot;);&quot;u&quot;;&quot;&quot;)">
            <text:p/>
          </table:table-cell>
          <table:table-cell table:style-name="ce36" table:formula="of:=IF(AND([.AC$3]=([.$E10]-WEEKDAY([.$E10];2)+1);[.$C10]&lt;&gt;&quot;Parent Task&quot;);&quot;u&quot;;&quot;&quot;)">
            <text:p/>
          </table:table-cell>
          <table:table-cell table:style-name="ce36" table:formula="of:=IF(AND([.AD$3]=([.$E10]-WEEKDAY([.$E10];2)+1);[.$C10]&lt;&gt;&quot;Parent Task&quot;);&quot;u&quot;;&quot;&quot;)">
            <text:p/>
          </table:table-cell>
          <table:table-cell table:style-name="ce36" table:formula="of:=IF(AND([.AE$3]=([.$E10]-WEEKDAY([.$E10];2)+1);[.$C10]&lt;&gt;&quot;Parent Task&quot;);&quot;u&quot;;&quot;&quot;)">
            <text:p/>
          </table:table-cell>
          <table:table-cell table:style-name="ce36" table:formula="of:=IF(AND([.AF$3]=([.$E10]-WEEKDAY([.$E10];2)+1);[.$C10]&lt;&gt;&quot;Parent Task&quot;);&quot;u&quot;;&quot;&quot;)">
            <text:p/>
          </table:table-cell>
          <table:table-cell table:style-name="ce36" table:formula="of:=IF(AND([.AG$3]=([.$E10]-WEEKDAY([.$E10];2)+1);[.$C10]&lt;&gt;&quot;Parent Task&quot;);&quot;u&quot;;&quot;&quot;)">
            <text:p/>
          </table:table-cell>
          <table:table-cell table:style-name="ce36" table:formula="of:=IF(AND([.AH$3]=([.$E10]-WEEKDAY([.$E10];2)+1);[.$C10]&lt;&gt;&quot;Parent Task&quot;);&quot;u&quot;;&quot;&quot;)">
            <text:p/>
          </table:table-cell>
          <table:table-cell table:style-name="ce36" table:formula="of:=IF(AND([.AI$3]=([.$E10]-WEEKDAY([.$E10];2)+1);[.$C10]&lt;&gt;&quot;Parent Task&quot;);&quot;u&quot;;&quot;&quot;)">
            <text:p/>
          </table:table-cell>
          <table:table-cell table:style-name="ce36" table:formula="of:=IF(AND([.AJ$3]=([.$E10]-WEEKDAY([.$E10];2)+1);[.$C10]&lt;&gt;&quot;Parent Task&quot;);&quot;u&quot;;&quot;&quot;)">
            <text:p/>
          </table:table-cell>
          <table:table-cell table:style-name="ce45" table:formula="of:=IF(AND([.AK$3]=([.$E10]-WEEKDAY([.$E10];2)+1);[.$C10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10" office:value-type="string" calcext:value-type="string">
            <text:p>Install CheriBSD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10" calcext:value-type="date">
            <text:p>10-Oct-2022</text:p>
          </table:table-cell>
          <table:table-cell table:style-name="ce19" office:value-type="date" office:date-value="2022-10-11" calcext:value-type="date">
            <text:p>11-Oct-2022</text:p>
          </table:table-cell>
          <table:table-cell table:style-name="ce22" table:formula="of:=IF([.E11]=&quot;&quot;;&quot;&quot;;NETWORKDAYS([.D11];[.E11]))" office:value-type="float" office:value="2" calcext:value-type="float">
            <text:p>2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1]-WEEKDAY([.$E11];2)+1);[.$C11]&lt;&gt;&quot;Parent Task&quot;);&quot;u&quot;;&quot;&quot;)">
            <text:p/>
          </table:table-cell>
          <table:table-cell table:style-name="ce36" table:formula="of:=IF(AND([.I$3]=([.$E11]-WEEKDAY([.$E11];2)+1);[.$C11]&lt;&gt;&quot;Parent Task&quot;);&quot;u&quot;;&quot;&quot;)">
            <text:p/>
          </table:table-cell>
          <table:table-cell table:style-name="ce36" table:formula="of:=IF(AND([.J$3]=([.$E11]-WEEKDAY([.$E11];2)+1);[.$C11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K$3]=([.$E11]-WEEKDAY([.$E11];2)+1);[.$C11]&lt;&gt;&quot;Parent Task&quot;);&quot;u&quot;;&quot;&quot;)">
            <text:p/>
          </table:table-cell>
          <table:table-cell table:style-name="ce36" table:formula="of:=IF(AND([.L$3]=([.$E11]-WEEKDAY([.$E11];2)+1);[.$C11]&lt;&gt;&quot;Parent Task&quot;);&quot;u&quot;;&quot;&quot;)">
            <text:p/>
          </table:table-cell>
          <table:table-cell table:style-name="ce36" table:formula="of:=IF(AND([.M$3]=([.$E11]-WEEKDAY([.$E11];2)+1);[.$C11]&lt;&gt;&quot;Parent Task&quot;);&quot;u&quot;;&quot;&quot;)">
            <text:p/>
          </table:table-cell>
          <table:table-cell table:style-name="ce36" table:formula="of:=IF(AND([.N$3]=([.$E11]-WEEKDAY([.$E11];2)+1);[.$C11]&lt;&gt;&quot;Parent Task&quot;);&quot;u&quot;;&quot;&quot;)">
            <text:p/>
          </table:table-cell>
          <table:table-cell table:style-name="ce36" table:formula="of:=IF(AND([.O$3]=([.$E11]-WEEKDAY([.$E11];2)+1);[.$C11]&lt;&gt;&quot;Parent Task&quot;);&quot;u&quot;;&quot;&quot;)">
            <text:p/>
          </table:table-cell>
          <table:table-cell table:style-name="ce36" table:formula="of:=IF(AND([.P$3]=([.$E11]-WEEKDAY([.$E11];2)+1);[.$C11]&lt;&gt;&quot;Parent Task&quot;);&quot;u&quot;;&quot;&quot;)">
            <text:p/>
          </table:table-cell>
          <table:table-cell table:style-name="ce36" table:formula="of:=IF(AND([.Q$3]=([.$E11]-WEEKDAY([.$E11];2)+1);[.$C11]&lt;&gt;&quot;Parent Task&quot;);&quot;u&quot;;&quot;&quot;)">
            <text:p/>
          </table:table-cell>
          <table:table-cell table:style-name="ce36" table:formula="of:=IF(AND([.R$3]=([.$E11]-WEEKDAY([.$E11];2)+1);[.$C11]&lt;&gt;&quot;Parent Task&quot;);&quot;u&quot;;&quot;&quot;)">
            <text:p/>
          </table:table-cell>
          <table:table-cell table:style-name="ce36" table:formula="of:=IF(AND([.S$3]=([.$E11]-WEEKDAY([.$E11];2)+1);[.$C11]&lt;&gt;&quot;Parent Task&quot;);&quot;u&quot;;&quot;&quot;)">
            <text:p/>
          </table:table-cell>
          <table:table-cell table:style-name="ce36" table:formula="of:=IF(AND([.T$3]=([.$E11]-WEEKDAY([.$E11];2)+1);[.$C11]&lt;&gt;&quot;Parent Task&quot;);&quot;u&quot;;&quot;&quot;)">
            <text:p/>
          </table:table-cell>
          <table:table-cell table:style-name="ce36" table:formula="of:=IF(AND([.U$3]=([.$E11]-WEEKDAY([.$E11];2)+1);[.$C11]&lt;&gt;&quot;Parent Task&quot;);&quot;u&quot;;&quot;&quot;)">
            <text:p/>
          </table:table-cell>
          <table:table-cell table:style-name="ce36" table:formula="of:=IF(AND([.V$3]=([.$E11]-WEEKDAY([.$E11];2)+1);[.$C11]&lt;&gt;&quot;Parent Task&quot;);&quot;u&quot;;&quot;&quot;)">
            <text:p/>
          </table:table-cell>
          <table:table-cell table:style-name="ce36" table:formula="of:=IF(AND([.W$3]=([.$E11]-WEEKDAY([.$E11];2)+1);[.$C11]&lt;&gt;&quot;Parent Task&quot;);&quot;u&quot;;&quot;&quot;)">
            <text:p/>
          </table:table-cell>
          <table:table-cell table:style-name="ce36" table:formula="of:=IF(AND([.X$3]=([.$E11]-WEEKDAY([.$E11];2)+1);[.$C11]&lt;&gt;&quot;Parent Task&quot;);&quot;u&quot;;&quot;&quot;)">
            <text:p/>
          </table:table-cell>
          <table:table-cell table:style-name="ce36" table:formula="of:=IF(AND([.Y$3]=([.$E11]-WEEKDAY([.$E11];2)+1);[.$C11]&lt;&gt;&quot;Parent Task&quot;);&quot;u&quot;;&quot;&quot;)">
            <text:p/>
          </table:table-cell>
          <table:table-cell table:style-name="ce36" table:formula="of:=IF(AND([.Z$3]=([.$E11]-WEEKDAY([.$E11];2)+1);[.$C11]&lt;&gt;&quot;Parent Task&quot;);&quot;u&quot;;&quot;&quot;)">
            <text:p/>
          </table:table-cell>
          <table:table-cell table:style-name="ce36" table:formula="of:=IF(AND([.AA$3]=([.$E11]-WEEKDAY([.$E11];2)+1);[.$C11]&lt;&gt;&quot;Parent Task&quot;);&quot;u&quot;;&quot;&quot;)">
            <text:p/>
          </table:table-cell>
          <table:table-cell table:style-name="ce36" table:formula="of:=IF(AND([.AB$3]=([.$E11]-WEEKDAY([.$E11];2)+1);[.$C11]&lt;&gt;&quot;Parent Task&quot;);&quot;u&quot;;&quot;&quot;)">
            <text:p/>
          </table:table-cell>
          <table:table-cell table:style-name="ce36" table:formula="of:=IF(AND([.AC$3]=([.$E11]-WEEKDAY([.$E11];2)+1);[.$C11]&lt;&gt;&quot;Parent Task&quot;);&quot;u&quot;;&quot;&quot;)">
            <text:p/>
          </table:table-cell>
          <table:table-cell table:style-name="ce36" table:formula="of:=IF(AND([.AD$3]=([.$E11]-WEEKDAY([.$E11];2)+1);[.$C11]&lt;&gt;&quot;Parent Task&quot;);&quot;u&quot;;&quot;&quot;)">
            <text:p/>
          </table:table-cell>
          <table:table-cell table:style-name="ce36" table:formula="of:=IF(AND([.AE$3]=([.$E11]-WEEKDAY([.$E11];2)+1);[.$C11]&lt;&gt;&quot;Parent Task&quot;);&quot;u&quot;;&quot;&quot;)">
            <text:p/>
          </table:table-cell>
          <table:table-cell table:style-name="ce36" table:formula="of:=IF(AND([.AF$3]=([.$E11]-WEEKDAY([.$E11];2)+1);[.$C11]&lt;&gt;&quot;Parent Task&quot;);&quot;u&quot;;&quot;&quot;)">
            <text:p/>
          </table:table-cell>
          <table:table-cell table:style-name="ce36" table:formula="of:=IF(AND([.AG$3]=([.$E11]-WEEKDAY([.$E11];2)+1);[.$C11]&lt;&gt;&quot;Parent Task&quot;);&quot;u&quot;;&quot;&quot;)">
            <text:p/>
          </table:table-cell>
          <table:table-cell table:style-name="ce36" table:formula="of:=IF(AND([.AH$3]=([.$E11]-WEEKDAY([.$E11];2)+1);[.$C11]&lt;&gt;&quot;Parent Task&quot;);&quot;u&quot;;&quot;&quot;)">
            <text:p/>
          </table:table-cell>
          <table:table-cell table:style-name="ce36" table:formula="of:=IF(AND([.AI$3]=([.$E11]-WEEKDAY([.$E11];2)+1);[.$C11]&lt;&gt;&quot;Parent Task&quot;);&quot;u&quot;;&quot;&quot;)">
            <text:p/>
          </table:table-cell>
          <table:table-cell table:style-name="ce36" table:formula="of:=IF(AND([.AJ$3]=([.$E11]-WEEKDAY([.$E11];2)+1);[.$C11]&lt;&gt;&quot;Parent Task&quot;);&quot;u&quot;;&quot;&quot;)">
            <text:p/>
          </table:table-cell>
          <table:table-cell table:style-name="ce45" table:formula="of:=IF(AND([.AK$3]=([.$E11]-WEEKDAY([.$E11];2)+1);[.$C11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10" office:value-type="string" calcext:value-type="string">
            <text:p>Establish Network Connectivity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12" calcext:value-type="date">
            <text:p>12-Oct-2022</text:p>
          </table:table-cell>
          <table:table-cell table:style-name="ce19" office:value-type="date" office:date-value="2022-10-14" calcext:value-type="date">
            <text:p>14-Oct-2022</text:p>
          </table:table-cell>
          <table:table-cell table:style-name="ce22" table:formula="of:=IF([.E12]=&quot;&quot;;&quot;&quot;;NETWORKDAYS([.D12];[.E12]))" office:value-type="float" office:value="3" calcext:value-type="float">
            <text:p>3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2]-WEEKDAY([.$E12];2)+1);[.$C12]&lt;&gt;&quot;Parent Task&quot;);&quot;u&quot;;&quot;&quot;)">
            <text:p/>
          </table:table-cell>
          <table:table-cell table:style-name="ce36" table:formula="of:=IF(AND([.I$3]=([.$E12]-WEEKDAY([.$E12];2)+1);[.$C12]&lt;&gt;&quot;Parent Task&quot;);&quot;u&quot;;&quot;&quot;)">
            <text:p/>
          </table:table-cell>
          <table:table-cell table:style-name="ce36" table:formula="of:=IF(AND([.J$3]=([.$E12]-WEEKDAY([.$E12];2)+1);[.$C12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K$3]=([.$E12]-WEEKDAY([.$E12];2)+1);[.$C12]&lt;&gt;&quot;Parent Task&quot;);&quot;u&quot;;&quot;&quot;)">
            <text:p/>
          </table:table-cell>
          <table:table-cell table:style-name="ce36" table:formula="of:=IF(AND([.L$3]=([.$E12]-WEEKDAY([.$E12];2)+1);[.$C12]&lt;&gt;&quot;Parent Task&quot;);&quot;u&quot;;&quot;&quot;)">
            <text:p/>
          </table:table-cell>
          <table:table-cell table:style-name="ce36" table:formula="of:=IF(AND([.M$3]=([.$E12]-WEEKDAY([.$E12];2)+1);[.$C12]&lt;&gt;&quot;Parent Task&quot;);&quot;u&quot;;&quot;&quot;)">
            <text:p/>
          </table:table-cell>
          <table:table-cell table:style-name="ce36" table:formula="of:=IF(AND([.N$3]=([.$E12]-WEEKDAY([.$E12];2)+1);[.$C12]&lt;&gt;&quot;Parent Task&quot;);&quot;u&quot;;&quot;&quot;)">
            <text:p/>
          </table:table-cell>
          <table:table-cell table:style-name="ce36" table:formula="of:=IF(AND([.O$3]=([.$E12]-WEEKDAY([.$E12];2)+1);[.$C12]&lt;&gt;&quot;Parent Task&quot;);&quot;u&quot;;&quot;&quot;)">
            <text:p/>
          </table:table-cell>
          <table:table-cell table:style-name="ce36" table:formula="of:=IF(AND([.P$3]=([.$E12]-WEEKDAY([.$E12];2)+1);[.$C12]&lt;&gt;&quot;Parent Task&quot;);&quot;u&quot;;&quot;&quot;)">
            <text:p/>
          </table:table-cell>
          <table:table-cell table:style-name="ce36" table:formula="of:=IF(AND([.Q$3]=([.$E12]-WEEKDAY([.$E12];2)+1);[.$C12]&lt;&gt;&quot;Parent Task&quot;);&quot;u&quot;;&quot;&quot;)">
            <text:p/>
          </table:table-cell>
          <table:table-cell table:style-name="ce36" table:formula="of:=IF(AND([.R$3]=([.$E12]-WEEKDAY([.$E12];2)+1);[.$C12]&lt;&gt;&quot;Parent Task&quot;);&quot;u&quot;;&quot;&quot;)">
            <text:p/>
          </table:table-cell>
          <table:table-cell table:style-name="ce36" table:formula="of:=IF(AND([.S$3]=([.$E12]-WEEKDAY([.$E12];2)+1);[.$C12]&lt;&gt;&quot;Parent Task&quot;);&quot;u&quot;;&quot;&quot;)">
            <text:p/>
          </table:table-cell>
          <table:table-cell table:style-name="ce36" table:formula="of:=IF(AND([.T$3]=([.$E12]-WEEKDAY([.$E12];2)+1);[.$C12]&lt;&gt;&quot;Parent Task&quot;);&quot;u&quot;;&quot;&quot;)">
            <text:p/>
          </table:table-cell>
          <table:table-cell table:style-name="ce36" table:formula="of:=IF(AND([.U$3]=([.$E12]-WEEKDAY([.$E12];2)+1);[.$C12]&lt;&gt;&quot;Parent Task&quot;);&quot;u&quot;;&quot;&quot;)">
            <text:p/>
          </table:table-cell>
          <table:table-cell table:style-name="ce36" table:formula="of:=IF(AND([.V$3]=([.$E12]-WEEKDAY([.$E12];2)+1);[.$C12]&lt;&gt;&quot;Parent Task&quot;);&quot;u&quot;;&quot;&quot;)">
            <text:p/>
          </table:table-cell>
          <table:table-cell table:style-name="ce36" table:formula="of:=IF(AND([.W$3]=([.$E12]-WEEKDAY([.$E12];2)+1);[.$C12]&lt;&gt;&quot;Parent Task&quot;);&quot;u&quot;;&quot;&quot;)">
            <text:p/>
          </table:table-cell>
          <table:table-cell table:style-name="ce36" table:formula="of:=IF(AND([.X$3]=([.$E12]-WEEKDAY([.$E12];2)+1);[.$C12]&lt;&gt;&quot;Parent Task&quot;);&quot;u&quot;;&quot;&quot;)">
            <text:p/>
          </table:table-cell>
          <table:table-cell table:style-name="ce36" table:formula="of:=IF(AND([.Y$3]=([.$E12]-WEEKDAY([.$E12];2)+1);[.$C12]&lt;&gt;&quot;Parent Task&quot;);&quot;u&quot;;&quot;&quot;)">
            <text:p/>
          </table:table-cell>
          <table:table-cell table:style-name="ce36" table:formula="of:=IF(AND([.Z$3]=([.$E12]-WEEKDAY([.$E12];2)+1);[.$C12]&lt;&gt;&quot;Parent Task&quot;);&quot;u&quot;;&quot;&quot;)">
            <text:p/>
          </table:table-cell>
          <table:table-cell table:style-name="ce36" table:formula="of:=IF(AND([.AA$3]=([.$E12]-WEEKDAY([.$E12];2)+1);[.$C12]&lt;&gt;&quot;Parent Task&quot;);&quot;u&quot;;&quot;&quot;)">
            <text:p/>
          </table:table-cell>
          <table:table-cell table:style-name="ce36" table:formula="of:=IF(AND([.AB$3]=([.$E12]-WEEKDAY([.$E12];2)+1);[.$C12]&lt;&gt;&quot;Parent Task&quot;);&quot;u&quot;;&quot;&quot;)">
            <text:p/>
          </table:table-cell>
          <table:table-cell table:style-name="ce36" table:formula="of:=IF(AND([.AC$3]=([.$E12]-WEEKDAY([.$E12];2)+1);[.$C12]&lt;&gt;&quot;Parent Task&quot;);&quot;u&quot;;&quot;&quot;)">
            <text:p/>
          </table:table-cell>
          <table:table-cell table:style-name="ce36" table:formula="of:=IF(AND([.AD$3]=([.$E12]-WEEKDAY([.$E12];2)+1);[.$C12]&lt;&gt;&quot;Parent Task&quot;);&quot;u&quot;;&quot;&quot;)">
            <text:p/>
          </table:table-cell>
          <table:table-cell table:style-name="ce36" table:formula="of:=IF(AND([.AE$3]=([.$E12]-WEEKDAY([.$E12];2)+1);[.$C12]&lt;&gt;&quot;Parent Task&quot;);&quot;u&quot;;&quot;&quot;)">
            <text:p/>
          </table:table-cell>
          <table:table-cell table:style-name="ce36" table:formula="of:=IF(AND([.AF$3]=([.$E12]-WEEKDAY([.$E12];2)+1);[.$C12]&lt;&gt;&quot;Parent Task&quot;);&quot;u&quot;;&quot;&quot;)">
            <text:p/>
          </table:table-cell>
          <table:table-cell table:style-name="ce36" table:formula="of:=IF(AND([.AG$3]=([.$E12]-WEEKDAY([.$E12];2)+1);[.$C12]&lt;&gt;&quot;Parent Task&quot;);&quot;u&quot;;&quot;&quot;)">
            <text:p/>
          </table:table-cell>
          <table:table-cell table:style-name="ce36" table:formula="of:=IF(AND([.AH$3]=([.$E12]-WEEKDAY([.$E12];2)+1);[.$C12]&lt;&gt;&quot;Parent Task&quot;);&quot;u&quot;;&quot;&quot;)">
            <text:p/>
          </table:table-cell>
          <table:table-cell table:style-name="ce36" table:formula="of:=IF(AND([.AI$3]=([.$E12]-WEEKDAY([.$E12];2)+1);[.$C12]&lt;&gt;&quot;Parent Task&quot;);&quot;u&quot;;&quot;&quot;)">
            <text:p/>
          </table:table-cell>
          <table:table-cell table:style-name="ce36" table:formula="of:=IF(AND([.AJ$3]=([.$E12]-WEEKDAY([.$E12];2)+1);[.$C12]&lt;&gt;&quot;Parent Task&quot;);&quot;u&quot;;&quot;&quot;)">
            <text:p/>
          </table:table-cell>
          <table:table-cell table:style-name="ce45" table:formula="of:=IF(AND([.AK$3]=([.$E12]-WEEKDAY([.$E12];2)+1);[.$C12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Practice Fundamentals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2-10-17" calcext:value-type="date">
            <text:p>17-Oct-2022</text:p>
          </table:table-cell>
          <table:table-cell table:style-name="ce19" office:value-type="date" office:date-value="2022-11-04" calcext:value-type="date">
            <text:p>04-Nov-2022</text:p>
          </table:table-cell>
          <table:table-cell table:style-name="ce22" table:formula="of:=IF([.E13]=&quot;&quot;;&quot;&quot;;NETWORKDAYS([.D13];[.E13]))" office:value-type="float" office:value="15" calcext:value-type="float">
            <text:p>1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3]-WEEKDAY([.$E13];2)+1);[.$C13]&lt;&gt;&quot;Parent Task&quot;);&quot;u&quot;;&quot;&quot;)">
            <text:p/>
          </table:table-cell>
          <table:table-cell table:style-name="ce36" table:formula="of:=IF(AND([.I$3]=([.$E13]-WEEKDAY([.$E13];2)+1);[.$C13]&lt;&gt;&quot;Parent Task&quot;);&quot;u&quot;;&quot;&quot;)">
            <text:p/>
          </table:table-cell>
          <table:table-cell table:style-name="ce36" table:formula="of:=IF(AND([.J$3]=([.$E13]-WEEKDAY([.$E13];2)+1);[.$C13]&lt;&gt;&quot;Parent Task&quot;);&quot;u&quot;;&quot;&quot;)">
            <text:p/>
          </table:table-cell>
          <table:table-cell table:style-name="ce36" table:formula="of:=IF(AND([.K$3]=([.$E13]-WEEKDAY([.$E13];2)+1);[.$C13]&lt;&gt;&quot;Parent Task&quot;);&quot;u&quot;;&quot;&quot;)">
            <text:p/>
          </table:table-cell>
          <table:table-cell table:style-name="ce36" table:formula="of:=IF(AND([.L$3]=([.$E13]-WEEKDAY([.$E13];2)+1);[.$C13]&lt;&gt;&quot;Parent Task&quot;);&quot;u&quot;;&quot;&quot;)">
            <text:p/>
          </table:table-cell>
          <table:table-cell table:style-name="ce36" table:formula="of:=IF(AND([.M$3]=([.$E13]-WEEKDAY([.$E13];2)+1);[.$C13]&lt;&gt;&quot;Parent Task&quot;);&quot;u&quot;;&quot;&quot;)">
            <text:p/>
          </table:table-cell>
          <table:table-cell table:style-name="ce36" table:formula="of:=IF(AND([.N$3]=([.$E13]-WEEKDAY([.$E13];2)+1);[.$C13]&lt;&gt;&quot;Parent Task&quot;);&quot;u&quot;;&quot;&quot;)">
            <text:p/>
          </table:table-cell>
          <table:table-cell table:style-name="ce36" table:formula="of:=IF(AND([.O$3]=([.$E13]-WEEKDAY([.$E13];2)+1);[.$C13]&lt;&gt;&quot;Parent Task&quot;);&quot;u&quot;;&quot;&quot;)">
            <text:p/>
          </table:table-cell>
          <table:table-cell table:style-name="ce36" table:formula="of:=IF(AND([.P$3]=([.$E13]-WEEKDAY([.$E13];2)+1);[.$C13]&lt;&gt;&quot;Parent Task&quot;);&quot;u&quot;;&quot;&quot;)">
            <text:p/>
          </table:table-cell>
          <table:table-cell table:style-name="ce36" table:formula="of:=IF(AND([.Q$3]=([.$E13]-WEEKDAY([.$E13];2)+1);[.$C13]&lt;&gt;&quot;Parent Task&quot;);&quot;u&quot;;&quot;&quot;)">
            <text:p/>
          </table:table-cell>
          <table:table-cell table:style-name="ce36" table:formula="of:=IF(AND([.R$3]=([.$E13]-WEEKDAY([.$E13];2)+1);[.$C13]&lt;&gt;&quot;Parent Task&quot;);&quot;u&quot;;&quot;&quot;)">
            <text:p/>
          </table:table-cell>
          <table:table-cell table:style-name="ce36" table:formula="of:=IF(AND([.S$3]=([.$E13]-WEEKDAY([.$E13];2)+1);[.$C13]&lt;&gt;&quot;Parent Task&quot;);&quot;u&quot;;&quot;&quot;)">
            <text:p/>
          </table:table-cell>
          <table:table-cell table:style-name="ce36" table:formula="of:=IF(AND([.T$3]=([.$E13]-WEEKDAY([.$E13];2)+1);[.$C13]&lt;&gt;&quot;Parent Task&quot;);&quot;u&quot;;&quot;&quot;)">
            <text:p/>
          </table:table-cell>
          <table:table-cell table:style-name="ce36" table:formula="of:=IF(AND([.U$3]=([.$E13]-WEEKDAY([.$E13];2)+1);[.$C13]&lt;&gt;&quot;Parent Task&quot;);&quot;u&quot;;&quot;&quot;)">
            <text:p/>
          </table:table-cell>
          <table:table-cell table:style-name="ce36" table:formula="of:=IF(AND([.V$3]=([.$E13]-WEEKDAY([.$E13];2)+1);[.$C13]&lt;&gt;&quot;Parent Task&quot;);&quot;u&quot;;&quot;&quot;)">
            <text:p/>
          </table:table-cell>
          <table:table-cell table:style-name="ce36" table:formula="of:=IF(AND([.W$3]=([.$E13]-WEEKDAY([.$E13];2)+1);[.$C13]&lt;&gt;&quot;Parent Task&quot;);&quot;u&quot;;&quot;&quot;)">
            <text:p/>
          </table:table-cell>
          <table:table-cell table:style-name="ce36" table:formula="of:=IF(AND([.X$3]=([.$E13]-WEEKDAY([.$E13];2)+1);[.$C13]&lt;&gt;&quot;Parent Task&quot;);&quot;u&quot;;&quot;&quot;)">
            <text:p/>
          </table:table-cell>
          <table:table-cell table:style-name="ce36" table:formula="of:=IF(AND([.Y$3]=([.$E13]-WEEKDAY([.$E13];2)+1);[.$C13]&lt;&gt;&quot;Parent Task&quot;);&quot;u&quot;;&quot;&quot;)">
            <text:p/>
          </table:table-cell>
          <table:table-cell table:style-name="ce36" table:formula="of:=IF(AND([.Z$3]=([.$E13]-WEEKDAY([.$E13];2)+1);[.$C13]&lt;&gt;&quot;Parent Task&quot;);&quot;u&quot;;&quot;&quot;)">
            <text:p/>
          </table:table-cell>
          <table:table-cell table:style-name="ce36" table:formula="of:=IF(AND([.AA$3]=([.$E13]-WEEKDAY([.$E13];2)+1);[.$C13]&lt;&gt;&quot;Parent Task&quot;);&quot;u&quot;;&quot;&quot;)">
            <text:p/>
          </table:table-cell>
          <table:table-cell table:style-name="ce36" table:formula="of:=IF(AND([.AB$3]=([.$E13]-WEEKDAY([.$E13];2)+1);[.$C13]&lt;&gt;&quot;Parent Task&quot;);&quot;u&quot;;&quot;&quot;)">
            <text:p/>
          </table:table-cell>
          <table:table-cell table:style-name="ce36" table:formula="of:=IF(AND([.AC$3]=([.$E13]-WEEKDAY([.$E13];2)+1);[.$C13]&lt;&gt;&quot;Parent Task&quot;);&quot;u&quot;;&quot;&quot;)">
            <text:p/>
          </table:table-cell>
          <table:table-cell table:style-name="ce36" table:formula="of:=IF(AND([.AD$3]=([.$E13]-WEEKDAY([.$E13];2)+1);[.$C13]&lt;&gt;&quot;Parent Task&quot;);&quot;u&quot;;&quot;&quot;)">
            <text:p/>
          </table:table-cell>
          <table:table-cell table:style-name="ce36" table:formula="of:=IF(AND([.AE$3]=([.$E13]-WEEKDAY([.$E13];2)+1);[.$C13]&lt;&gt;&quot;Parent Task&quot;);&quot;u&quot;;&quot;&quot;)">
            <text:p/>
          </table:table-cell>
          <table:table-cell table:style-name="ce36" table:formula="of:=IF(AND([.AF$3]=([.$E13]-WEEKDAY([.$E13];2)+1);[.$C13]&lt;&gt;&quot;Parent Task&quot;);&quot;u&quot;;&quot;&quot;)">
            <text:p/>
          </table:table-cell>
          <table:table-cell table:style-name="ce36" table:formula="of:=IF(AND([.AG$3]=([.$E13]-WEEKDAY([.$E13];2)+1);[.$C13]&lt;&gt;&quot;Parent Task&quot;);&quot;u&quot;;&quot;&quot;)">
            <text:p/>
          </table:table-cell>
          <table:table-cell table:style-name="ce36" table:formula="of:=IF(AND([.AH$3]=([.$E13]-WEEKDAY([.$E13];2)+1);[.$C13]&lt;&gt;&quot;Parent Task&quot;);&quot;u&quot;;&quot;&quot;)">
            <text:p/>
          </table:table-cell>
          <table:table-cell table:style-name="ce36" table:formula="of:=IF(AND([.AI$3]=([.$E13]-WEEKDAY([.$E13];2)+1);[.$C13]&lt;&gt;&quot;Parent Task&quot;);&quot;u&quot;;&quot;&quot;)">
            <text:p/>
          </table:table-cell>
          <table:table-cell table:style-name="ce36" table:formula="of:=IF(AND([.AJ$3]=([.$E13]-WEEKDAY([.$E13];2)+1);[.$C13]&lt;&gt;&quot;Parent Task&quot;);&quot;u&quot;;&quot;&quot;)">
            <text:p/>
          </table:table-cell>
          <table:table-cell table:style-name="ce45" table:formula="of:=IF(AND([.AK$3]=([.$E13]-WEEKDAY([.$E13];2)+1);[.$C13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3.1" calcext:value-type="float">
            <text:p>3.1</text:p>
          </table:table-cell>
          <table:table-cell table:style-name="ce10" office:value-type="string" calcext:value-type="string">
            <text:p>C Tutorial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17" calcext:value-type="date">
            <text:p>17-Oct-2022</text:p>
          </table:table-cell>
          <table:table-cell table:style-name="ce19" office:value-type="date" office:date-value="2022-10-21" calcext:value-type="date">
            <text:p>21-Oct-2022</text:p>
          </table:table-cell>
          <table:table-cell table:style-name="ce22" table:formula="of:=IF([.E14]=&quot;&quot;;&quot;&quot;;NETWORKDAYS([.D14];[.E14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4]-WEEKDAY([.$E14];2)+1);[.$C14]&lt;&gt;&quot;Parent Task&quot;);&quot;u&quot;;&quot;&quot;)">
            <text:p/>
          </table:table-cell>
          <table:table-cell table:style-name="ce36" table:formula="of:=IF(AND([.I$3]=([.$E14]-WEEKDAY([.$E14];2)+1);[.$C14]&lt;&gt;&quot;Parent Task&quot;);&quot;u&quot;;&quot;&quot;)">
            <text:p/>
          </table:table-cell>
          <table:table-cell table:style-name="ce36" table:formula="of:=IF(AND([.J$3]=([.$E14]-WEEKDAY([.$E14];2)+1);[.$C14]&lt;&gt;&quot;Parent Task&quot;);&quot;u&quot;;&quot;&quot;)">
            <text:p/>
          </table:table-cell>
          <table:table-cell table:style-name="ce36" table:formula="of:=IF(AND([.K$3]=([.$E14]-WEEKDAY([.$E14];2)+1);[.$C14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L$3]=([.$E14]-WEEKDAY([.$E14];2)+1);[.$C14]&lt;&gt;&quot;Parent Task&quot;);&quot;u&quot;;&quot;&quot;)">
            <text:p/>
          </table:table-cell>
          <table:table-cell table:style-name="ce36" table:formula="of:=IF(AND([.M$3]=([.$E14]-WEEKDAY([.$E14];2)+1);[.$C14]&lt;&gt;&quot;Parent Task&quot;);&quot;u&quot;;&quot;&quot;)">
            <text:p/>
          </table:table-cell>
          <table:table-cell table:style-name="ce36" table:formula="of:=IF(AND([.N$3]=([.$E14]-WEEKDAY([.$E14];2)+1);[.$C14]&lt;&gt;&quot;Parent Task&quot;);&quot;u&quot;;&quot;&quot;)">
            <text:p/>
          </table:table-cell>
          <table:table-cell table:style-name="ce36" table:formula="of:=IF(AND([.O$3]=([.$E14]-WEEKDAY([.$E14];2)+1);[.$C14]&lt;&gt;&quot;Parent Task&quot;);&quot;u&quot;;&quot;&quot;)">
            <text:p/>
          </table:table-cell>
          <table:table-cell table:style-name="ce36" table:formula="of:=IF(AND([.P$3]=([.$E14]-WEEKDAY([.$E14];2)+1);[.$C14]&lt;&gt;&quot;Parent Task&quot;);&quot;u&quot;;&quot;&quot;)">
            <text:p/>
          </table:table-cell>
          <table:table-cell table:style-name="ce36" table:formula="of:=IF(AND([.Q$3]=([.$E14]-WEEKDAY([.$E14];2)+1);[.$C14]&lt;&gt;&quot;Parent Task&quot;);&quot;u&quot;;&quot;&quot;)">
            <text:p/>
          </table:table-cell>
          <table:table-cell table:style-name="ce36" table:formula="of:=IF(AND([.R$3]=([.$E14]-WEEKDAY([.$E14];2)+1);[.$C14]&lt;&gt;&quot;Parent Task&quot;);&quot;u&quot;;&quot;&quot;)">
            <text:p/>
          </table:table-cell>
          <table:table-cell table:style-name="ce36" table:formula="of:=IF(AND([.S$3]=([.$E14]-WEEKDAY([.$E14];2)+1);[.$C14]&lt;&gt;&quot;Parent Task&quot;);&quot;u&quot;;&quot;&quot;)">
            <text:p/>
          </table:table-cell>
          <table:table-cell table:style-name="ce36" table:formula="of:=IF(AND([.T$3]=([.$E14]-WEEKDAY([.$E14];2)+1);[.$C14]&lt;&gt;&quot;Parent Task&quot;);&quot;u&quot;;&quot;&quot;)">
            <text:p/>
          </table:table-cell>
          <table:table-cell table:style-name="ce36" table:formula="of:=IF(AND([.U$3]=([.$E14]-WEEKDAY([.$E14];2)+1);[.$C14]&lt;&gt;&quot;Parent Task&quot;);&quot;u&quot;;&quot;&quot;)">
            <text:p/>
          </table:table-cell>
          <table:table-cell table:style-name="ce36" table:formula="of:=IF(AND([.V$3]=([.$E14]-WEEKDAY([.$E14];2)+1);[.$C14]&lt;&gt;&quot;Parent Task&quot;);&quot;u&quot;;&quot;&quot;)">
            <text:p/>
          </table:table-cell>
          <table:table-cell table:style-name="ce36" table:formula="of:=IF(AND([.W$3]=([.$E14]-WEEKDAY([.$E14];2)+1);[.$C14]&lt;&gt;&quot;Parent Task&quot;);&quot;u&quot;;&quot;&quot;)">
            <text:p/>
          </table:table-cell>
          <table:table-cell table:style-name="ce36" table:formula="of:=IF(AND([.X$3]=([.$E14]-WEEKDAY([.$E14];2)+1);[.$C14]&lt;&gt;&quot;Parent Task&quot;);&quot;u&quot;;&quot;&quot;)">
            <text:p/>
          </table:table-cell>
          <table:table-cell table:style-name="ce36" table:formula="of:=IF(AND([.Y$3]=([.$E14]-WEEKDAY([.$E14];2)+1);[.$C14]&lt;&gt;&quot;Parent Task&quot;);&quot;u&quot;;&quot;&quot;)">
            <text:p/>
          </table:table-cell>
          <table:table-cell table:style-name="ce36" table:formula="of:=IF(AND([.Z$3]=([.$E14]-WEEKDAY([.$E14];2)+1);[.$C14]&lt;&gt;&quot;Parent Task&quot;);&quot;u&quot;;&quot;&quot;)">
            <text:p/>
          </table:table-cell>
          <table:table-cell table:style-name="ce36" table:formula="of:=IF(AND([.AA$3]=([.$E14]-WEEKDAY([.$E14];2)+1);[.$C14]&lt;&gt;&quot;Parent Task&quot;);&quot;u&quot;;&quot;&quot;)">
            <text:p/>
          </table:table-cell>
          <table:table-cell table:style-name="ce36" table:formula="of:=IF(AND([.AB$3]=([.$E14]-WEEKDAY([.$E14];2)+1);[.$C14]&lt;&gt;&quot;Parent Task&quot;);&quot;u&quot;;&quot;&quot;)">
            <text:p/>
          </table:table-cell>
          <table:table-cell table:style-name="ce36" table:formula="of:=IF(AND([.AC$3]=([.$E14]-WEEKDAY([.$E14];2)+1);[.$C14]&lt;&gt;&quot;Parent Task&quot;);&quot;u&quot;;&quot;&quot;)">
            <text:p/>
          </table:table-cell>
          <table:table-cell table:style-name="ce36" table:formula="of:=IF(AND([.AD$3]=([.$E14]-WEEKDAY([.$E14];2)+1);[.$C14]&lt;&gt;&quot;Parent Task&quot;);&quot;u&quot;;&quot;&quot;)">
            <text:p/>
          </table:table-cell>
          <table:table-cell table:style-name="ce36" table:formula="of:=IF(AND([.AE$3]=([.$E14]-WEEKDAY([.$E14];2)+1);[.$C14]&lt;&gt;&quot;Parent Task&quot;);&quot;u&quot;;&quot;&quot;)">
            <text:p/>
          </table:table-cell>
          <table:table-cell table:style-name="ce36" table:formula="of:=IF(AND([.AF$3]=([.$E14]-WEEKDAY([.$E14];2)+1);[.$C14]&lt;&gt;&quot;Parent Task&quot;);&quot;u&quot;;&quot;&quot;)">
            <text:p/>
          </table:table-cell>
          <table:table-cell table:style-name="ce36" table:formula="of:=IF(AND([.AG$3]=([.$E14]-WEEKDAY([.$E14];2)+1);[.$C14]&lt;&gt;&quot;Parent Task&quot;);&quot;u&quot;;&quot;&quot;)">
            <text:p/>
          </table:table-cell>
          <table:table-cell table:style-name="ce36" table:formula="of:=IF(AND([.AH$3]=([.$E14]-WEEKDAY([.$E14];2)+1);[.$C14]&lt;&gt;&quot;Parent Task&quot;);&quot;u&quot;;&quot;&quot;)">
            <text:p/>
          </table:table-cell>
          <table:table-cell table:style-name="ce36" table:formula="of:=IF(AND([.AI$3]=([.$E14]-WEEKDAY([.$E14];2)+1);[.$C14]&lt;&gt;&quot;Parent Task&quot;);&quot;u&quot;;&quot;&quot;)">
            <text:p/>
          </table:table-cell>
          <table:table-cell table:style-name="ce36" table:formula="of:=IF(AND([.AJ$3]=([.$E14]-WEEKDAY([.$E14];2)+1);[.$C14]&lt;&gt;&quot;Parent Task&quot;);&quot;u&quot;;&quot;&quot;)">
            <text:p/>
          </table:table-cell>
          <table:table-cell table:style-name="ce45" table:formula="of:=IF(AND([.AK$3]=([.$E14]-WEEKDAY([.$E14];2)+1);[.$C14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3.2" calcext:value-type="float">
            <text:p>3.2</text:p>
          </table:table-cell>
          <table:table-cell table:style-name="ce10" office:value-type="string" calcext:value-type="string">
            <text:p>Vim Tutorial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24" calcext:value-type="date">
            <text:p>24-Oct-2022</text:p>
          </table:table-cell>
          <table:table-cell table:style-name="ce19" office:value-type="date" office:date-value="2022-10-25" calcext:value-type="date">
            <text:p>25-Oct-2022</text:p>
          </table:table-cell>
          <table:table-cell table:style-name="ce22" table:formula="of:=IF([.E15]=&quot;&quot;;&quot;&quot;;NETWORKDAYS([.D15];[.E15]))" office:value-type="float" office:value="2" calcext:value-type="float">
            <text:p>2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5]-WEEKDAY([.$E15];2)+1);[.$C15]&lt;&gt;&quot;Parent Task&quot;);&quot;u&quot;;&quot;&quot;)">
            <text:p/>
          </table:table-cell>
          <table:table-cell table:style-name="ce36" table:formula="of:=IF(AND([.I$3]=([.$E15]-WEEKDAY([.$E15];2)+1);[.$C15]&lt;&gt;&quot;Parent Task&quot;);&quot;u&quot;;&quot;&quot;)">
            <text:p/>
          </table:table-cell>
          <table:table-cell table:style-name="ce36" table:formula="of:=IF(AND([.J$3]=([.$E15]-WEEKDAY([.$E15];2)+1);[.$C15]&lt;&gt;&quot;Parent Task&quot;);&quot;u&quot;;&quot;&quot;)">
            <text:p/>
          </table:table-cell>
          <table:table-cell table:style-name="ce36" table:formula="of:=IF(AND([.K$3]=([.$E15]-WEEKDAY([.$E15];2)+1);[.$C15]&lt;&gt;&quot;Parent Task&quot;);&quot;u&quot;;&quot;&quot;)">
            <text:p/>
          </table:table-cell>
          <table:table-cell table:style-name="ce36" table:formula="of:=IF(AND([.L$3]=([.$E15]-WEEKDAY([.$E15];2)+1);[.$C15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M$3]=([.$E15]-WEEKDAY([.$E15];2)+1);[.$C15]&lt;&gt;&quot;Parent Task&quot;);&quot;u&quot;;&quot;&quot;)">
            <text:p/>
          </table:table-cell>
          <table:table-cell table:style-name="ce36" table:formula="of:=IF(AND([.N$3]=([.$E15]-WEEKDAY([.$E15];2)+1);[.$C15]&lt;&gt;&quot;Parent Task&quot;);&quot;u&quot;;&quot;&quot;)">
            <text:p/>
          </table:table-cell>
          <table:table-cell table:style-name="ce36" table:formula="of:=IF(AND([.O$3]=([.$E15]-WEEKDAY([.$E15];2)+1);[.$C15]&lt;&gt;&quot;Parent Task&quot;);&quot;u&quot;;&quot;&quot;)">
            <text:p/>
          </table:table-cell>
          <table:table-cell table:style-name="ce36" table:formula="of:=IF(AND([.P$3]=([.$E15]-WEEKDAY([.$E15];2)+1);[.$C15]&lt;&gt;&quot;Parent Task&quot;);&quot;u&quot;;&quot;&quot;)">
            <text:p/>
          </table:table-cell>
          <table:table-cell table:style-name="ce36" table:formula="of:=IF(AND([.Q$3]=([.$E15]-WEEKDAY([.$E15];2)+1);[.$C15]&lt;&gt;&quot;Parent Task&quot;);&quot;u&quot;;&quot;&quot;)">
            <text:p/>
          </table:table-cell>
          <table:table-cell table:style-name="ce36" table:formula="of:=IF(AND([.R$3]=([.$E15]-WEEKDAY([.$E15];2)+1);[.$C15]&lt;&gt;&quot;Parent Task&quot;);&quot;u&quot;;&quot;&quot;)">
            <text:p/>
          </table:table-cell>
          <table:table-cell table:style-name="ce36" table:formula="of:=IF(AND([.S$3]=([.$E15]-WEEKDAY([.$E15];2)+1);[.$C15]&lt;&gt;&quot;Parent Task&quot;);&quot;u&quot;;&quot;&quot;)">
            <text:p/>
          </table:table-cell>
          <table:table-cell table:style-name="ce36" table:formula="of:=IF(AND([.T$3]=([.$E15]-WEEKDAY([.$E15];2)+1);[.$C15]&lt;&gt;&quot;Parent Task&quot;);&quot;u&quot;;&quot;&quot;)">
            <text:p/>
          </table:table-cell>
          <table:table-cell table:style-name="ce36" table:formula="of:=IF(AND([.U$3]=([.$E15]-WEEKDAY([.$E15];2)+1);[.$C15]&lt;&gt;&quot;Parent Task&quot;);&quot;u&quot;;&quot;&quot;)">
            <text:p/>
          </table:table-cell>
          <table:table-cell table:style-name="ce36" table:formula="of:=IF(AND([.V$3]=([.$E15]-WEEKDAY([.$E15];2)+1);[.$C15]&lt;&gt;&quot;Parent Task&quot;);&quot;u&quot;;&quot;&quot;)">
            <text:p/>
          </table:table-cell>
          <table:table-cell table:style-name="ce36" table:formula="of:=IF(AND([.W$3]=([.$E15]-WEEKDAY([.$E15];2)+1);[.$C15]&lt;&gt;&quot;Parent Task&quot;);&quot;u&quot;;&quot;&quot;)">
            <text:p/>
          </table:table-cell>
          <table:table-cell table:style-name="ce36" table:formula="of:=IF(AND([.X$3]=([.$E15]-WEEKDAY([.$E15];2)+1);[.$C15]&lt;&gt;&quot;Parent Task&quot;);&quot;u&quot;;&quot;&quot;)">
            <text:p/>
          </table:table-cell>
          <table:table-cell table:style-name="ce36" table:formula="of:=IF(AND([.Y$3]=([.$E15]-WEEKDAY([.$E15];2)+1);[.$C15]&lt;&gt;&quot;Parent Task&quot;);&quot;u&quot;;&quot;&quot;)">
            <text:p/>
          </table:table-cell>
          <table:table-cell table:style-name="ce36" table:formula="of:=IF(AND([.Z$3]=([.$E15]-WEEKDAY([.$E15];2)+1);[.$C15]&lt;&gt;&quot;Parent Task&quot;);&quot;u&quot;;&quot;&quot;)">
            <text:p/>
          </table:table-cell>
          <table:table-cell table:style-name="ce36" table:formula="of:=IF(AND([.AA$3]=([.$E15]-WEEKDAY([.$E15];2)+1);[.$C15]&lt;&gt;&quot;Parent Task&quot;);&quot;u&quot;;&quot;&quot;)">
            <text:p/>
          </table:table-cell>
          <table:table-cell table:style-name="ce36" table:formula="of:=IF(AND([.AB$3]=([.$E15]-WEEKDAY([.$E15];2)+1);[.$C15]&lt;&gt;&quot;Parent Task&quot;);&quot;u&quot;;&quot;&quot;)">
            <text:p/>
          </table:table-cell>
          <table:table-cell table:style-name="ce36" table:formula="of:=IF(AND([.AC$3]=([.$E15]-WEEKDAY([.$E15];2)+1);[.$C15]&lt;&gt;&quot;Parent Task&quot;);&quot;u&quot;;&quot;&quot;)">
            <text:p/>
          </table:table-cell>
          <table:table-cell table:style-name="ce36" table:formula="of:=IF(AND([.AD$3]=([.$E15]-WEEKDAY([.$E15];2)+1);[.$C15]&lt;&gt;&quot;Parent Task&quot;);&quot;u&quot;;&quot;&quot;)">
            <text:p/>
          </table:table-cell>
          <table:table-cell table:style-name="ce36" table:formula="of:=IF(AND([.AE$3]=([.$E15]-WEEKDAY([.$E15];2)+1);[.$C15]&lt;&gt;&quot;Parent Task&quot;);&quot;u&quot;;&quot;&quot;)">
            <text:p/>
          </table:table-cell>
          <table:table-cell table:style-name="ce36" table:formula="of:=IF(AND([.AF$3]=([.$E15]-WEEKDAY([.$E15];2)+1);[.$C15]&lt;&gt;&quot;Parent Task&quot;);&quot;u&quot;;&quot;&quot;)">
            <text:p/>
          </table:table-cell>
          <table:table-cell table:style-name="ce36" table:formula="of:=IF(AND([.AG$3]=([.$E15]-WEEKDAY([.$E15];2)+1);[.$C15]&lt;&gt;&quot;Parent Task&quot;);&quot;u&quot;;&quot;&quot;)">
            <text:p/>
          </table:table-cell>
          <table:table-cell table:style-name="ce36" table:formula="of:=IF(AND([.AH$3]=([.$E15]-WEEKDAY([.$E15];2)+1);[.$C15]&lt;&gt;&quot;Parent Task&quot;);&quot;u&quot;;&quot;&quot;)">
            <text:p/>
          </table:table-cell>
          <table:table-cell table:style-name="ce36" table:formula="of:=IF(AND([.AI$3]=([.$E15]-WEEKDAY([.$E15];2)+1);[.$C15]&lt;&gt;&quot;Parent Task&quot;);&quot;u&quot;;&quot;&quot;)">
            <text:p/>
          </table:table-cell>
          <table:table-cell table:style-name="ce36" table:formula="of:=IF(AND([.AJ$3]=([.$E15]-WEEKDAY([.$E15];2)+1);[.$C15]&lt;&gt;&quot;Parent Task&quot;);&quot;u&quot;;&quot;&quot;)">
            <text:p/>
          </table:table-cell>
          <table:table-cell table:style-name="ce45" table:formula="of:=IF(AND([.AK$3]=([.$E15]-WEEKDAY([.$E15];2)+1);[.$C15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3.3" calcext:value-type="float">
            <text:p>3.3</text:p>
          </table:table-cell>
          <table:table-cell table:style-name="ce10" office:value-type="string" calcext:value-type="string">
            <text:p>Create C Application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0-26" calcext:value-type="date">
            <text:p>26-Oct-2022</text:p>
          </table:table-cell>
          <table:table-cell table:style-name="ce19" office:value-type="date" office:date-value="2022-11-04" calcext:value-type="date">
            <text:p>04-Nov-2022</text:p>
          </table:table-cell>
          <table:table-cell table:style-name="ce22" table:formula="of:=IF([.E16]=&quot;&quot;;&quot;&quot;;NETWORKDAYS([.D16];[.E16]))" office:value-type="float" office:value="8" calcext:value-type="float">
            <text:p>8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6]-WEEKDAY([.$E16];2)+1);[.$C16]&lt;&gt;&quot;Parent Task&quot;);&quot;u&quot;;&quot;&quot;)">
            <text:p/>
          </table:table-cell>
          <table:table-cell table:style-name="ce36" table:formula="of:=IF(AND([.I$3]=([.$E16]-WEEKDAY([.$E16];2)+1);[.$C16]&lt;&gt;&quot;Parent Task&quot;);&quot;u&quot;;&quot;&quot;)">
            <text:p/>
          </table:table-cell>
          <table:table-cell table:style-name="ce36" table:formula="of:=IF(AND([.J$3]=([.$E16]-WEEKDAY([.$E16];2)+1);[.$C16]&lt;&gt;&quot;Parent Task&quot;);&quot;u&quot;;&quot;&quot;)">
            <text:p/>
          </table:table-cell>
          <table:table-cell table:style-name="ce36" table:formula="of:=IF(AND([.K$3]=([.$E16]-WEEKDAY([.$E16];2)+1);[.$C16]&lt;&gt;&quot;Parent Task&quot;);&quot;u&quot;;&quot;&quot;)">
            <text:p/>
          </table:table-cell>
          <table:table-cell table:style-name="ce36" table:formula="of:=IF(AND([.L$3]=([.$E16]-WEEKDAY([.$E16];2)+1);[.$C16]&lt;&gt;&quot;Parent Task&quot;);&quot;u&quot;;&quot;&quot;)">
            <text:p/>
          </table:table-cell>
          <table:table-cell table:style-name="ce36" table:formula="of:=IF(AND([.M$3]=([.$E16]-WEEKDAY([.$E16];2)+1);[.$C16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N$3]=([.$E16]-WEEKDAY([.$E16];2)+1);[.$C16]&lt;&gt;&quot;Parent Task&quot;);&quot;u&quot;;&quot;&quot;)">
            <text:p/>
          </table:table-cell>
          <table:table-cell table:style-name="ce36" table:formula="of:=IF(AND([.O$3]=([.$E16]-WEEKDAY([.$E16];2)+1);[.$C16]&lt;&gt;&quot;Parent Task&quot;);&quot;u&quot;;&quot;&quot;)">
            <text:p/>
          </table:table-cell>
          <table:table-cell table:style-name="ce36" table:formula="of:=IF(AND([.P$3]=([.$E16]-WEEKDAY([.$E16];2)+1);[.$C16]&lt;&gt;&quot;Parent Task&quot;);&quot;u&quot;;&quot;&quot;)">
            <text:p/>
          </table:table-cell>
          <table:table-cell table:style-name="ce36" table:formula="of:=IF(AND([.Q$3]=([.$E16]-WEEKDAY([.$E16];2)+1);[.$C16]&lt;&gt;&quot;Parent Task&quot;);&quot;u&quot;;&quot;&quot;)">
            <text:p/>
          </table:table-cell>
          <table:table-cell table:style-name="ce36" table:formula="of:=IF(AND([.R$3]=([.$E16]-WEEKDAY([.$E16];2)+1);[.$C16]&lt;&gt;&quot;Parent Task&quot;);&quot;u&quot;;&quot;&quot;)">
            <text:p/>
          </table:table-cell>
          <table:table-cell table:style-name="ce36" table:formula="of:=IF(AND([.S$3]=([.$E16]-WEEKDAY([.$E16];2)+1);[.$C16]&lt;&gt;&quot;Parent Task&quot;);&quot;u&quot;;&quot;&quot;)">
            <text:p/>
          </table:table-cell>
          <table:table-cell table:style-name="ce36" table:formula="of:=IF(AND([.T$3]=([.$E16]-WEEKDAY([.$E16];2)+1);[.$C16]&lt;&gt;&quot;Parent Task&quot;);&quot;u&quot;;&quot;&quot;)">
            <text:p/>
          </table:table-cell>
          <table:table-cell table:style-name="ce36" table:formula="of:=IF(AND([.U$3]=([.$E16]-WEEKDAY([.$E16];2)+1);[.$C16]&lt;&gt;&quot;Parent Task&quot;);&quot;u&quot;;&quot;&quot;)">
            <text:p/>
          </table:table-cell>
          <table:table-cell table:style-name="ce36" table:formula="of:=IF(AND([.V$3]=([.$E16]-WEEKDAY([.$E16];2)+1);[.$C16]&lt;&gt;&quot;Parent Task&quot;);&quot;u&quot;;&quot;&quot;)">
            <text:p/>
          </table:table-cell>
          <table:table-cell table:style-name="ce36" table:formula="of:=IF(AND([.W$3]=([.$E16]-WEEKDAY([.$E16];2)+1);[.$C16]&lt;&gt;&quot;Parent Task&quot;);&quot;u&quot;;&quot;&quot;)">
            <text:p/>
          </table:table-cell>
          <table:table-cell table:style-name="ce36" table:formula="of:=IF(AND([.X$3]=([.$E16]-WEEKDAY([.$E16];2)+1);[.$C16]&lt;&gt;&quot;Parent Task&quot;);&quot;u&quot;;&quot;&quot;)">
            <text:p/>
          </table:table-cell>
          <table:table-cell table:style-name="ce36" table:formula="of:=IF(AND([.Y$3]=([.$E16]-WEEKDAY([.$E16];2)+1);[.$C16]&lt;&gt;&quot;Parent Task&quot;);&quot;u&quot;;&quot;&quot;)">
            <text:p/>
          </table:table-cell>
          <table:table-cell table:style-name="ce36" table:formula="of:=IF(AND([.Z$3]=([.$E16]-WEEKDAY([.$E16];2)+1);[.$C16]&lt;&gt;&quot;Parent Task&quot;);&quot;u&quot;;&quot;&quot;)">
            <text:p/>
          </table:table-cell>
          <table:table-cell table:style-name="ce36" table:formula="of:=IF(AND([.AA$3]=([.$E16]-WEEKDAY([.$E16];2)+1);[.$C16]&lt;&gt;&quot;Parent Task&quot;);&quot;u&quot;;&quot;&quot;)">
            <text:p/>
          </table:table-cell>
          <table:table-cell table:style-name="ce36" table:formula="of:=IF(AND([.AB$3]=([.$E16]-WEEKDAY([.$E16];2)+1);[.$C16]&lt;&gt;&quot;Parent Task&quot;);&quot;u&quot;;&quot;&quot;)">
            <text:p/>
          </table:table-cell>
          <table:table-cell table:style-name="ce36" table:formula="of:=IF(AND([.AC$3]=([.$E16]-WEEKDAY([.$E16];2)+1);[.$C16]&lt;&gt;&quot;Parent Task&quot;);&quot;u&quot;;&quot;&quot;)">
            <text:p/>
          </table:table-cell>
          <table:table-cell table:style-name="ce36" table:formula="of:=IF(AND([.AD$3]=([.$E16]-WEEKDAY([.$E16];2)+1);[.$C16]&lt;&gt;&quot;Parent Task&quot;);&quot;u&quot;;&quot;&quot;)">
            <text:p/>
          </table:table-cell>
          <table:table-cell table:style-name="ce36" table:formula="of:=IF(AND([.AE$3]=([.$E16]-WEEKDAY([.$E16];2)+1);[.$C16]&lt;&gt;&quot;Parent Task&quot;);&quot;u&quot;;&quot;&quot;)">
            <text:p/>
          </table:table-cell>
          <table:table-cell table:style-name="ce36" table:formula="of:=IF(AND([.AF$3]=([.$E16]-WEEKDAY([.$E16];2)+1);[.$C16]&lt;&gt;&quot;Parent Task&quot;);&quot;u&quot;;&quot;&quot;)">
            <text:p/>
          </table:table-cell>
          <table:table-cell table:style-name="ce36" table:formula="of:=IF(AND([.AG$3]=([.$E16]-WEEKDAY([.$E16];2)+1);[.$C16]&lt;&gt;&quot;Parent Task&quot;);&quot;u&quot;;&quot;&quot;)">
            <text:p/>
          </table:table-cell>
          <table:table-cell table:style-name="ce36" table:formula="of:=IF(AND([.AH$3]=([.$E16]-WEEKDAY([.$E16];2)+1);[.$C16]&lt;&gt;&quot;Parent Task&quot;);&quot;u&quot;;&quot;&quot;)">
            <text:p/>
          </table:table-cell>
          <table:table-cell table:style-name="ce36" table:formula="of:=IF(AND([.AI$3]=([.$E16]-WEEKDAY([.$E16];2)+1);[.$C16]&lt;&gt;&quot;Parent Task&quot;);&quot;u&quot;;&quot;&quot;)">
            <text:p/>
          </table:table-cell>
          <table:table-cell table:style-name="ce36" table:formula="of:=IF(AND([.AJ$3]=([.$E16]-WEEKDAY([.$E16];2)+1);[.$C16]&lt;&gt;&quot;Parent Task&quot;);&quot;u&quot;;&quot;&quot;)">
            <text:p/>
          </table:table-cell>
          <table:table-cell table:style-name="ce45" table:formula="of:=IF(AND([.AK$3]=([.$E16]-WEEKDAY([.$E16];2)+1);[.$C16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Port DPDK Library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2-11-07" calcext:value-type="date">
            <text:p>07-Nov-2022</text:p>
          </table:table-cell>
          <table:table-cell table:style-name="ce19" office:value-type="date" office:date-value="2022-12-02" calcext:value-type="date">
            <text:p>02-Dec-2022</text:p>
          </table:table-cell>
          <table:table-cell table:style-name="ce22" table:formula="of:=IF([.E17]=&quot;&quot;;&quot;&quot;;NETWORKDAYS([.D17];[.E17]))" office:value-type="float" office:value="20" calcext:value-type="float">
            <text:p>20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7]-WEEKDAY([.$E17];2)+1);[.$C17]&lt;&gt;&quot;Parent Task&quot;);&quot;u&quot;;&quot;&quot;)">
            <text:p/>
          </table:table-cell>
          <table:table-cell table:style-name="ce36" table:formula="of:=IF(AND([.I$3]=([.$E17]-WEEKDAY([.$E17];2)+1);[.$C17]&lt;&gt;&quot;Parent Task&quot;);&quot;u&quot;;&quot;&quot;)">
            <text:p/>
          </table:table-cell>
          <table:table-cell table:style-name="ce36" table:formula="of:=IF(AND([.J$3]=([.$E17]-WEEKDAY([.$E17];2)+1);[.$C17]&lt;&gt;&quot;Parent Task&quot;);&quot;u&quot;;&quot;&quot;)">
            <text:p/>
          </table:table-cell>
          <table:table-cell table:style-name="ce36" table:formula="of:=IF(AND([.K$3]=([.$E17]-WEEKDAY([.$E17];2)+1);[.$C17]&lt;&gt;&quot;Parent Task&quot;);&quot;u&quot;;&quot;&quot;)">
            <text:p/>
          </table:table-cell>
          <table:table-cell table:style-name="ce36" table:formula="of:=IF(AND([.L$3]=([.$E17]-WEEKDAY([.$E17];2)+1);[.$C17]&lt;&gt;&quot;Parent Task&quot;);&quot;u&quot;;&quot;&quot;)">
            <text:p/>
          </table:table-cell>
          <table:table-cell table:style-name="ce36" table:formula="of:=IF(AND([.M$3]=([.$E17]-WEEKDAY([.$E17];2)+1);[.$C17]&lt;&gt;&quot;Parent Task&quot;);&quot;u&quot;;&quot;&quot;)">
            <text:p/>
          </table:table-cell>
          <table:table-cell table:style-name="ce36" table:formula="of:=IF(AND([.N$3]=([.$E17]-WEEKDAY([.$E17];2)+1);[.$C17]&lt;&gt;&quot;Parent Task&quot;);&quot;u&quot;;&quot;&quot;)">
            <text:p/>
          </table:table-cell>
          <table:table-cell table:style-name="ce36" table:formula="of:=IF(AND([.O$3]=([.$E17]-WEEKDAY([.$E17];2)+1);[.$C17]&lt;&gt;&quot;Parent Task&quot;);&quot;u&quot;;&quot;&quot;)">
            <text:p/>
          </table:table-cell>
          <table:table-cell table:style-name="ce36" table:formula="of:=IF(AND([.P$3]=([.$E17]-WEEKDAY([.$E17];2)+1);[.$C17]&lt;&gt;&quot;Parent Task&quot;);&quot;u&quot;;&quot;&quot;)">
            <text:p/>
          </table:table-cell>
          <table:table-cell table:style-name="ce36" table:formula="of:=IF(AND([.Q$3]=([.$E17]-WEEKDAY([.$E17];2)+1);[.$C17]&lt;&gt;&quot;Parent Task&quot;);&quot;u&quot;;&quot;&quot;)">
            <text:p/>
          </table:table-cell>
          <table:table-cell table:style-name="ce36" table:formula="of:=IF(AND([.R$3]=([.$E17]-WEEKDAY([.$E17];2)+1);[.$C17]&lt;&gt;&quot;Parent Task&quot;);&quot;u&quot;;&quot;&quot;)">
            <text:p/>
          </table:table-cell>
          <table:table-cell table:style-name="ce36" table:formula="of:=IF(AND([.S$3]=([.$E17]-WEEKDAY([.$E17];2)+1);[.$C17]&lt;&gt;&quot;Parent Task&quot;);&quot;u&quot;;&quot;&quot;)">
            <text:p/>
          </table:table-cell>
          <table:table-cell table:style-name="ce36" table:formula="of:=IF(AND([.T$3]=([.$E17]-WEEKDAY([.$E17];2)+1);[.$C17]&lt;&gt;&quot;Parent Task&quot;);&quot;u&quot;;&quot;&quot;)">
            <text:p/>
          </table:table-cell>
          <table:table-cell table:style-name="ce36" table:formula="of:=IF(AND([.U$3]=([.$E17]-WEEKDAY([.$E17];2)+1);[.$C17]&lt;&gt;&quot;Parent Task&quot;);&quot;u&quot;;&quot;&quot;)">
            <text:p/>
          </table:table-cell>
          <table:table-cell table:style-name="ce36" table:formula="of:=IF(AND([.V$3]=([.$E17]-WEEKDAY([.$E17];2)+1);[.$C17]&lt;&gt;&quot;Parent Task&quot;);&quot;u&quot;;&quot;&quot;)">
            <text:p/>
          </table:table-cell>
          <table:table-cell table:style-name="ce36" table:formula="of:=IF(AND([.W$3]=([.$E17]-WEEKDAY([.$E17];2)+1);[.$C17]&lt;&gt;&quot;Parent Task&quot;);&quot;u&quot;;&quot;&quot;)">
            <text:p/>
          </table:table-cell>
          <table:table-cell table:style-name="ce36" table:formula="of:=IF(AND([.X$3]=([.$E17]-WEEKDAY([.$E17];2)+1);[.$C17]&lt;&gt;&quot;Parent Task&quot;);&quot;u&quot;;&quot;&quot;)">
            <text:p/>
          </table:table-cell>
          <table:table-cell table:style-name="ce36" table:formula="of:=IF(AND([.Y$3]=([.$E17]-WEEKDAY([.$E17];2)+1);[.$C17]&lt;&gt;&quot;Parent Task&quot;);&quot;u&quot;;&quot;&quot;)">
            <text:p/>
          </table:table-cell>
          <table:table-cell table:style-name="ce36" table:formula="of:=IF(AND([.Z$3]=([.$E17]-WEEKDAY([.$E17];2)+1);[.$C17]&lt;&gt;&quot;Parent Task&quot;);&quot;u&quot;;&quot;&quot;)">
            <text:p/>
          </table:table-cell>
          <table:table-cell table:style-name="ce36" table:formula="of:=IF(AND([.AA$3]=([.$E17]-WEEKDAY([.$E17];2)+1);[.$C17]&lt;&gt;&quot;Parent Task&quot;);&quot;u&quot;;&quot;&quot;)">
            <text:p/>
          </table:table-cell>
          <table:table-cell table:style-name="ce36" table:formula="of:=IF(AND([.AB$3]=([.$E17]-WEEKDAY([.$E17];2)+1);[.$C17]&lt;&gt;&quot;Parent Task&quot;);&quot;u&quot;;&quot;&quot;)">
            <text:p/>
          </table:table-cell>
          <table:table-cell table:style-name="ce36" table:formula="of:=IF(AND([.AC$3]=([.$E17]-WEEKDAY([.$E17];2)+1);[.$C17]&lt;&gt;&quot;Parent Task&quot;);&quot;u&quot;;&quot;&quot;)">
            <text:p/>
          </table:table-cell>
          <table:table-cell table:style-name="ce36" table:formula="of:=IF(AND([.AD$3]=([.$E17]-WEEKDAY([.$E17];2)+1);[.$C17]&lt;&gt;&quot;Parent Task&quot;);&quot;u&quot;;&quot;&quot;)">
            <text:p/>
          </table:table-cell>
          <table:table-cell table:style-name="ce36" table:formula="of:=IF(AND([.AE$3]=([.$E17]-WEEKDAY([.$E17];2)+1);[.$C17]&lt;&gt;&quot;Parent Task&quot;);&quot;u&quot;;&quot;&quot;)">
            <text:p/>
          </table:table-cell>
          <table:table-cell table:style-name="ce36" table:formula="of:=IF(AND([.AF$3]=([.$E17]-WEEKDAY([.$E17];2)+1);[.$C17]&lt;&gt;&quot;Parent Task&quot;);&quot;u&quot;;&quot;&quot;)">
            <text:p/>
          </table:table-cell>
          <table:table-cell table:style-name="ce36" table:formula="of:=IF(AND([.AG$3]=([.$E17]-WEEKDAY([.$E17];2)+1);[.$C17]&lt;&gt;&quot;Parent Task&quot;);&quot;u&quot;;&quot;&quot;)">
            <text:p/>
          </table:table-cell>
          <table:table-cell table:style-name="ce36" table:formula="of:=IF(AND([.AH$3]=([.$E17]-WEEKDAY([.$E17];2)+1);[.$C17]&lt;&gt;&quot;Parent Task&quot;);&quot;u&quot;;&quot;&quot;)">
            <text:p/>
          </table:table-cell>
          <table:table-cell table:style-name="ce36" table:formula="of:=IF(AND([.AI$3]=([.$E17]-WEEKDAY([.$E17];2)+1);[.$C17]&lt;&gt;&quot;Parent Task&quot;);&quot;u&quot;;&quot;&quot;)">
            <text:p/>
          </table:table-cell>
          <table:table-cell table:style-name="ce36" table:formula="of:=IF(AND([.AJ$3]=([.$E17]-WEEKDAY([.$E17];2)+1);[.$C17]&lt;&gt;&quot;Parent Task&quot;);&quot;u&quot;;&quot;&quot;)">
            <text:p/>
          </table:table-cell>
          <table:table-cell table:style-name="ce45" table:formula="of:=IF(AND([.AK$3]=([.$E17]-WEEKDAY([.$E17];2)+1);[.$C17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10" office:value-type="string" calcext:value-type="string">
            <text:p>Complete Meson Build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1-07" calcext:value-type="date">
            <text:p>07-Nov-2022</text:p>
          </table:table-cell>
          <table:table-cell table:style-name="ce19" office:value-type="date" office:date-value="2022-11-11" calcext:value-type="date">
            <text:p>11-Nov-2022</text:p>
          </table:table-cell>
          <table:table-cell table:style-name="ce22" table:formula="of:=IF([.E18]=&quot;&quot;;&quot;&quot;;NETWORKDAYS([.D18];[.E18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8]-WEEKDAY([.$E18];2)+1);[.$C18]&lt;&gt;&quot;Parent Task&quot;);&quot;u&quot;;&quot;&quot;)">
            <text:p/>
          </table:table-cell>
          <table:table-cell table:style-name="ce36" table:formula="of:=IF(AND([.I$3]=([.$E18]-WEEKDAY([.$E18];2)+1);[.$C18]&lt;&gt;&quot;Parent Task&quot;);&quot;u&quot;;&quot;&quot;)">
            <text:p/>
          </table:table-cell>
          <table:table-cell table:style-name="ce36" table:formula="of:=IF(AND([.J$3]=([.$E18]-WEEKDAY([.$E18];2)+1);[.$C18]&lt;&gt;&quot;Parent Task&quot;);&quot;u&quot;;&quot;&quot;)">
            <text:p/>
          </table:table-cell>
          <table:table-cell table:style-name="ce36" table:formula="of:=IF(AND([.K$3]=([.$E18]-WEEKDAY([.$E18];2)+1);[.$C18]&lt;&gt;&quot;Parent Task&quot;);&quot;u&quot;;&quot;&quot;)">
            <text:p/>
          </table:table-cell>
          <table:table-cell table:style-name="ce36" table:formula="of:=IF(AND([.L$3]=([.$E18]-WEEKDAY([.$E18];2)+1);[.$C18]&lt;&gt;&quot;Parent Task&quot;);&quot;u&quot;;&quot;&quot;)">
            <text:p/>
          </table:table-cell>
          <table:table-cell table:style-name="ce36" table:formula="of:=IF(AND([.M$3]=([.$E18]-WEEKDAY([.$E18];2)+1);[.$C18]&lt;&gt;&quot;Parent Task&quot;);&quot;u&quot;;&quot;&quot;)">
            <text:p/>
          </table:table-cell>
          <table:table-cell table:style-name="ce36" table:formula="of:=IF(AND([.N$3]=([.$E18]-WEEKDAY([.$E18];2)+1);[.$C18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O$3]=([.$E18]-WEEKDAY([.$E18];2)+1);[.$C18]&lt;&gt;&quot;Parent Task&quot;);&quot;u&quot;;&quot;&quot;)">
            <text:p/>
          </table:table-cell>
          <table:table-cell table:style-name="ce36" table:formula="of:=IF(AND([.P$3]=([.$E18]-WEEKDAY([.$E18];2)+1);[.$C18]&lt;&gt;&quot;Parent Task&quot;);&quot;u&quot;;&quot;&quot;)">
            <text:p/>
          </table:table-cell>
          <table:table-cell table:style-name="ce36" table:formula="of:=IF(AND([.Q$3]=([.$E18]-WEEKDAY([.$E18];2)+1);[.$C18]&lt;&gt;&quot;Parent Task&quot;);&quot;u&quot;;&quot;&quot;)">
            <text:p/>
          </table:table-cell>
          <table:table-cell table:style-name="ce36" table:formula="of:=IF(AND([.R$3]=([.$E18]-WEEKDAY([.$E18];2)+1);[.$C18]&lt;&gt;&quot;Parent Task&quot;);&quot;u&quot;;&quot;&quot;)">
            <text:p/>
          </table:table-cell>
          <table:table-cell table:style-name="ce36" table:formula="of:=IF(AND([.S$3]=([.$E18]-WEEKDAY([.$E18];2)+1);[.$C18]&lt;&gt;&quot;Parent Task&quot;);&quot;u&quot;;&quot;&quot;)">
            <text:p/>
          </table:table-cell>
          <table:table-cell table:style-name="ce36" table:formula="of:=IF(AND([.T$3]=([.$E18]-WEEKDAY([.$E18];2)+1);[.$C18]&lt;&gt;&quot;Parent Task&quot;);&quot;u&quot;;&quot;&quot;)">
            <text:p/>
          </table:table-cell>
          <table:table-cell table:style-name="ce36" table:formula="of:=IF(AND([.U$3]=([.$E18]-WEEKDAY([.$E18];2)+1);[.$C18]&lt;&gt;&quot;Parent Task&quot;);&quot;u&quot;;&quot;&quot;)">
            <text:p/>
          </table:table-cell>
          <table:table-cell table:style-name="ce36" table:formula="of:=IF(AND([.V$3]=([.$E18]-WEEKDAY([.$E18];2)+1);[.$C18]&lt;&gt;&quot;Parent Task&quot;);&quot;u&quot;;&quot;&quot;)">
            <text:p/>
          </table:table-cell>
          <table:table-cell table:style-name="ce36" table:formula="of:=IF(AND([.W$3]=([.$E18]-WEEKDAY([.$E18];2)+1);[.$C18]&lt;&gt;&quot;Parent Task&quot;);&quot;u&quot;;&quot;&quot;)">
            <text:p/>
          </table:table-cell>
          <table:table-cell table:style-name="ce36" table:formula="of:=IF(AND([.X$3]=([.$E18]-WEEKDAY([.$E18];2)+1);[.$C18]&lt;&gt;&quot;Parent Task&quot;);&quot;u&quot;;&quot;&quot;)">
            <text:p/>
          </table:table-cell>
          <table:table-cell table:style-name="ce36" table:formula="of:=IF(AND([.Y$3]=([.$E18]-WEEKDAY([.$E18];2)+1);[.$C18]&lt;&gt;&quot;Parent Task&quot;);&quot;u&quot;;&quot;&quot;)">
            <text:p/>
          </table:table-cell>
          <table:table-cell table:style-name="ce36" table:formula="of:=IF(AND([.Z$3]=([.$E18]-WEEKDAY([.$E18];2)+1);[.$C18]&lt;&gt;&quot;Parent Task&quot;);&quot;u&quot;;&quot;&quot;)">
            <text:p/>
          </table:table-cell>
          <table:table-cell table:style-name="ce36" table:formula="of:=IF(AND([.AA$3]=([.$E18]-WEEKDAY([.$E18];2)+1);[.$C18]&lt;&gt;&quot;Parent Task&quot;);&quot;u&quot;;&quot;&quot;)">
            <text:p/>
          </table:table-cell>
          <table:table-cell table:style-name="ce36" table:formula="of:=IF(AND([.AB$3]=([.$E18]-WEEKDAY([.$E18];2)+1);[.$C18]&lt;&gt;&quot;Parent Task&quot;);&quot;u&quot;;&quot;&quot;)">
            <text:p/>
          </table:table-cell>
          <table:table-cell table:style-name="ce36" table:formula="of:=IF(AND([.AC$3]=([.$E18]-WEEKDAY([.$E18];2)+1);[.$C18]&lt;&gt;&quot;Parent Task&quot;);&quot;u&quot;;&quot;&quot;)">
            <text:p/>
          </table:table-cell>
          <table:table-cell table:style-name="ce36" table:formula="of:=IF(AND([.AD$3]=([.$E18]-WEEKDAY([.$E18];2)+1);[.$C18]&lt;&gt;&quot;Parent Task&quot;);&quot;u&quot;;&quot;&quot;)">
            <text:p/>
          </table:table-cell>
          <table:table-cell table:style-name="ce36" table:formula="of:=IF(AND([.AE$3]=([.$E18]-WEEKDAY([.$E18];2)+1);[.$C18]&lt;&gt;&quot;Parent Task&quot;);&quot;u&quot;;&quot;&quot;)">
            <text:p/>
          </table:table-cell>
          <table:table-cell table:style-name="ce36" table:formula="of:=IF(AND([.AF$3]=([.$E18]-WEEKDAY([.$E18];2)+1);[.$C18]&lt;&gt;&quot;Parent Task&quot;);&quot;u&quot;;&quot;&quot;)">
            <text:p/>
          </table:table-cell>
          <table:table-cell table:style-name="ce36" table:formula="of:=IF(AND([.AG$3]=([.$E18]-WEEKDAY([.$E18];2)+1);[.$C18]&lt;&gt;&quot;Parent Task&quot;);&quot;u&quot;;&quot;&quot;)">
            <text:p/>
          </table:table-cell>
          <table:table-cell table:style-name="ce36" table:formula="of:=IF(AND([.AH$3]=([.$E18]-WEEKDAY([.$E18];2)+1);[.$C18]&lt;&gt;&quot;Parent Task&quot;);&quot;u&quot;;&quot;&quot;)">
            <text:p/>
          </table:table-cell>
          <table:table-cell table:style-name="ce36" table:formula="of:=IF(AND([.AI$3]=([.$E18]-WEEKDAY([.$E18];2)+1);[.$C18]&lt;&gt;&quot;Parent Task&quot;);&quot;u&quot;;&quot;&quot;)">
            <text:p/>
          </table:table-cell>
          <table:table-cell table:style-name="ce36" table:formula="of:=IF(AND([.AJ$3]=([.$E18]-WEEKDAY([.$E18];2)+1);[.$C18]&lt;&gt;&quot;Parent Task&quot;);&quot;u&quot;;&quot;&quot;)">
            <text:p/>
          </table:table-cell>
          <table:table-cell table:style-name="ce45" table:formula="of:=IF(AND([.AK$3]=([.$E18]-WEEKDAY([.$E18];2)+1);[.$C18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4.2" calcext:value-type="float">
            <text:p>4.2</text:p>
          </table:table-cell>
          <table:table-cell table:style-name="ce10" office:value-type="string" calcext:value-type="string">
            <text:p>Complete Cross Compilation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1-14" calcext:value-type="date">
            <text:p>14-Nov-2022</text:p>
          </table:table-cell>
          <table:table-cell table:style-name="ce19" office:value-type="date" office:date-value="2022-11-18" calcext:value-type="date">
            <text:p>18-Nov-2022</text:p>
          </table:table-cell>
          <table:table-cell table:style-name="ce22" table:formula="of:=IF([.E19]=&quot;&quot;;&quot;&quot;;NETWORKDAYS([.D19];[.E19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19]-WEEKDAY([.$E19];2)+1);[.$C19]&lt;&gt;&quot;Parent Task&quot;);&quot;u&quot;;&quot;&quot;)">
            <text:p/>
          </table:table-cell>
          <table:table-cell table:style-name="ce36" table:formula="of:=IF(AND([.I$3]=([.$E19]-WEEKDAY([.$E19];2)+1);[.$C19]&lt;&gt;&quot;Parent Task&quot;);&quot;u&quot;;&quot;&quot;)">
            <text:p/>
          </table:table-cell>
          <table:table-cell table:style-name="ce36" table:formula="of:=IF(AND([.J$3]=([.$E19]-WEEKDAY([.$E19];2)+1);[.$C19]&lt;&gt;&quot;Parent Task&quot;);&quot;u&quot;;&quot;&quot;)">
            <text:p/>
          </table:table-cell>
          <table:table-cell table:style-name="ce36" table:formula="of:=IF(AND([.K$3]=([.$E19]-WEEKDAY([.$E19];2)+1);[.$C19]&lt;&gt;&quot;Parent Task&quot;);&quot;u&quot;;&quot;&quot;)">
            <text:p/>
          </table:table-cell>
          <table:table-cell table:style-name="ce36" table:formula="of:=IF(AND([.L$3]=([.$E19]-WEEKDAY([.$E19];2)+1);[.$C19]&lt;&gt;&quot;Parent Task&quot;);&quot;u&quot;;&quot;&quot;)">
            <text:p/>
          </table:table-cell>
          <table:table-cell table:style-name="ce36" table:formula="of:=IF(AND([.M$3]=([.$E19]-WEEKDAY([.$E19];2)+1);[.$C19]&lt;&gt;&quot;Parent Task&quot;);&quot;u&quot;;&quot;&quot;)">
            <text:p/>
          </table:table-cell>
          <table:table-cell table:style-name="ce36" table:formula="of:=IF(AND([.N$3]=([.$E19]-WEEKDAY([.$E19];2)+1);[.$C19]&lt;&gt;&quot;Parent Task&quot;);&quot;u&quot;;&quot;&quot;)">
            <text:p/>
          </table:table-cell>
          <table:table-cell table:style-name="ce36" table:formula="of:=IF(AND([.O$3]=([.$E19]-WEEKDAY([.$E19];2)+1);[.$C19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P$3]=([.$E19]-WEEKDAY([.$E19];2)+1);[.$C19]&lt;&gt;&quot;Parent Task&quot;);&quot;u&quot;;&quot;&quot;)">
            <text:p/>
          </table:table-cell>
          <table:table-cell table:style-name="ce36" table:formula="of:=IF(AND([.Q$3]=([.$E19]-WEEKDAY([.$E19];2)+1);[.$C19]&lt;&gt;&quot;Parent Task&quot;);&quot;u&quot;;&quot;&quot;)">
            <text:p/>
          </table:table-cell>
          <table:table-cell table:style-name="ce36" table:formula="of:=IF(AND([.R$3]=([.$E19]-WEEKDAY([.$E19];2)+1);[.$C19]&lt;&gt;&quot;Parent Task&quot;);&quot;u&quot;;&quot;&quot;)">
            <text:p/>
          </table:table-cell>
          <table:table-cell table:style-name="ce36" table:formula="of:=IF(AND([.S$3]=([.$E19]-WEEKDAY([.$E19];2)+1);[.$C19]&lt;&gt;&quot;Parent Task&quot;);&quot;u&quot;;&quot;&quot;)">
            <text:p/>
          </table:table-cell>
          <table:table-cell table:style-name="ce36" table:formula="of:=IF(AND([.T$3]=([.$E19]-WEEKDAY([.$E19];2)+1);[.$C19]&lt;&gt;&quot;Parent Task&quot;);&quot;u&quot;;&quot;&quot;)">
            <text:p/>
          </table:table-cell>
          <table:table-cell table:style-name="ce36" table:formula="of:=IF(AND([.U$3]=([.$E19]-WEEKDAY([.$E19];2)+1);[.$C19]&lt;&gt;&quot;Parent Task&quot;);&quot;u&quot;;&quot;&quot;)">
            <text:p/>
          </table:table-cell>
          <table:table-cell table:style-name="ce36" table:formula="of:=IF(AND([.V$3]=([.$E19]-WEEKDAY([.$E19];2)+1);[.$C19]&lt;&gt;&quot;Parent Task&quot;);&quot;u&quot;;&quot;&quot;)">
            <text:p/>
          </table:table-cell>
          <table:table-cell table:style-name="ce36" table:formula="of:=IF(AND([.W$3]=([.$E19]-WEEKDAY([.$E19];2)+1);[.$C19]&lt;&gt;&quot;Parent Task&quot;);&quot;u&quot;;&quot;&quot;)">
            <text:p/>
          </table:table-cell>
          <table:table-cell table:style-name="ce36" table:formula="of:=IF(AND([.X$3]=([.$E19]-WEEKDAY([.$E19];2)+1);[.$C19]&lt;&gt;&quot;Parent Task&quot;);&quot;u&quot;;&quot;&quot;)">
            <text:p/>
          </table:table-cell>
          <table:table-cell table:style-name="ce36" table:formula="of:=IF(AND([.Y$3]=([.$E19]-WEEKDAY([.$E19];2)+1);[.$C19]&lt;&gt;&quot;Parent Task&quot;);&quot;u&quot;;&quot;&quot;)">
            <text:p/>
          </table:table-cell>
          <table:table-cell table:style-name="ce36" table:formula="of:=IF(AND([.Z$3]=([.$E19]-WEEKDAY([.$E19];2)+1);[.$C19]&lt;&gt;&quot;Parent Task&quot;);&quot;u&quot;;&quot;&quot;)">
            <text:p/>
          </table:table-cell>
          <table:table-cell table:style-name="ce36" table:formula="of:=IF(AND([.AA$3]=([.$E19]-WEEKDAY([.$E19];2)+1);[.$C19]&lt;&gt;&quot;Parent Task&quot;);&quot;u&quot;;&quot;&quot;)">
            <text:p/>
          </table:table-cell>
          <table:table-cell table:style-name="ce36" table:formula="of:=IF(AND([.AB$3]=([.$E19]-WEEKDAY([.$E19];2)+1);[.$C19]&lt;&gt;&quot;Parent Task&quot;);&quot;u&quot;;&quot;&quot;)">
            <text:p/>
          </table:table-cell>
          <table:table-cell table:style-name="ce36" table:formula="of:=IF(AND([.AC$3]=([.$E19]-WEEKDAY([.$E19];2)+1);[.$C19]&lt;&gt;&quot;Parent Task&quot;);&quot;u&quot;;&quot;&quot;)">
            <text:p/>
          </table:table-cell>
          <table:table-cell table:style-name="ce36" table:formula="of:=IF(AND([.AD$3]=([.$E19]-WEEKDAY([.$E19];2)+1);[.$C19]&lt;&gt;&quot;Parent Task&quot;);&quot;u&quot;;&quot;&quot;)">
            <text:p/>
          </table:table-cell>
          <table:table-cell table:style-name="ce36" table:formula="of:=IF(AND([.AE$3]=([.$E19]-WEEKDAY([.$E19];2)+1);[.$C19]&lt;&gt;&quot;Parent Task&quot;);&quot;u&quot;;&quot;&quot;)">
            <text:p/>
          </table:table-cell>
          <table:table-cell table:style-name="ce36" table:formula="of:=IF(AND([.AF$3]=([.$E19]-WEEKDAY([.$E19];2)+1);[.$C19]&lt;&gt;&quot;Parent Task&quot;);&quot;u&quot;;&quot;&quot;)">
            <text:p/>
          </table:table-cell>
          <table:table-cell table:style-name="ce36" table:formula="of:=IF(AND([.AG$3]=([.$E19]-WEEKDAY([.$E19];2)+1);[.$C19]&lt;&gt;&quot;Parent Task&quot;);&quot;u&quot;;&quot;&quot;)">
            <text:p/>
          </table:table-cell>
          <table:table-cell table:style-name="ce36" table:formula="of:=IF(AND([.AH$3]=([.$E19]-WEEKDAY([.$E19];2)+1);[.$C19]&lt;&gt;&quot;Parent Task&quot;);&quot;u&quot;;&quot;&quot;)">
            <text:p/>
          </table:table-cell>
          <table:table-cell table:style-name="ce36" table:formula="of:=IF(AND([.AI$3]=([.$E19]-WEEKDAY([.$E19];2)+1);[.$C19]&lt;&gt;&quot;Parent Task&quot;);&quot;u&quot;;&quot;&quot;)">
            <text:p/>
          </table:table-cell>
          <table:table-cell table:style-name="ce36" table:formula="of:=IF(AND([.AJ$3]=([.$E19]-WEEKDAY([.$E19];2)+1);[.$C19]&lt;&gt;&quot;Parent Task&quot;);&quot;u&quot;;&quot;&quot;)">
            <text:p/>
          </table:table-cell>
          <table:table-cell table:style-name="ce45" table:formula="of:=IF(AND([.AK$3]=([.$E19]-WEEKDAY([.$E19];2)+1);[.$C19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4.3" calcext:value-type="float">
            <text:p>4.3</text:p>
          </table:table-cell>
          <table:table-cell table:style-name="ce10" office:value-type="string" calcext:value-type="string">
            <text:p>Complete Ninja Build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1-21" calcext:value-type="date">
            <text:p>21-Nov-2022</text:p>
          </table:table-cell>
          <table:table-cell table:style-name="ce19" office:value-type="date" office:date-value="2022-11-25" calcext:value-type="date">
            <text:p>25-Nov-2022</text:p>
          </table:table-cell>
          <table:table-cell table:style-name="ce22" table:formula="of:=IF([.E20]=&quot;&quot;;&quot;&quot;;NETWORKDAYS([.D20];[.E20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0]-WEEKDAY([.$E20];2)+1);[.$C20]&lt;&gt;&quot;Parent Task&quot;);&quot;u&quot;;&quot;&quot;)">
            <text:p/>
          </table:table-cell>
          <table:table-cell table:style-name="ce36" table:formula="of:=IF(AND([.I$3]=([.$E20]-WEEKDAY([.$E20];2)+1);[.$C20]&lt;&gt;&quot;Parent Task&quot;);&quot;u&quot;;&quot;&quot;)">
            <text:p/>
          </table:table-cell>
          <table:table-cell table:style-name="ce36" table:formula="of:=IF(AND([.J$3]=([.$E20]-WEEKDAY([.$E20];2)+1);[.$C20]&lt;&gt;&quot;Parent Task&quot;);&quot;u&quot;;&quot;&quot;)">
            <text:p/>
          </table:table-cell>
          <table:table-cell table:style-name="ce36" table:formula="of:=IF(AND([.K$3]=([.$E20]-WEEKDAY([.$E20];2)+1);[.$C20]&lt;&gt;&quot;Parent Task&quot;);&quot;u&quot;;&quot;&quot;)">
            <text:p/>
          </table:table-cell>
          <table:table-cell table:style-name="ce36" table:formula="of:=IF(AND([.L$3]=([.$E20]-WEEKDAY([.$E20];2)+1);[.$C20]&lt;&gt;&quot;Parent Task&quot;);&quot;u&quot;;&quot;&quot;)">
            <text:p/>
          </table:table-cell>
          <table:table-cell table:style-name="ce36" table:formula="of:=IF(AND([.M$3]=([.$E20]-WEEKDAY([.$E20];2)+1);[.$C20]&lt;&gt;&quot;Parent Task&quot;);&quot;u&quot;;&quot;&quot;)">
            <text:p/>
          </table:table-cell>
          <table:table-cell table:style-name="ce36" table:formula="of:=IF(AND([.N$3]=([.$E20]-WEEKDAY([.$E20];2)+1);[.$C20]&lt;&gt;&quot;Parent Task&quot;);&quot;u&quot;;&quot;&quot;)">
            <text:p/>
          </table:table-cell>
          <table:table-cell table:style-name="ce36" table:formula="of:=IF(AND([.O$3]=([.$E20]-WEEKDAY([.$E20];2)+1);[.$C20]&lt;&gt;&quot;Parent Task&quot;);&quot;u&quot;;&quot;&quot;)">
            <text:p/>
          </table:table-cell>
          <table:table-cell table:style-name="ce36" table:formula="of:=IF(AND([.P$3]=([.$E20]-WEEKDAY([.$E20];2)+1);[.$C20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Q$3]=([.$E20]-WEEKDAY([.$E20];2)+1);[.$C20]&lt;&gt;&quot;Parent Task&quot;);&quot;u&quot;;&quot;&quot;)">
            <text:p/>
          </table:table-cell>
          <table:table-cell table:style-name="ce36" table:formula="of:=IF(AND([.R$3]=([.$E20]-WEEKDAY([.$E20];2)+1);[.$C20]&lt;&gt;&quot;Parent Task&quot;);&quot;u&quot;;&quot;&quot;)">
            <text:p/>
          </table:table-cell>
          <table:table-cell table:style-name="ce36" table:formula="of:=IF(AND([.S$3]=([.$E20]-WEEKDAY([.$E20];2)+1);[.$C20]&lt;&gt;&quot;Parent Task&quot;);&quot;u&quot;;&quot;&quot;)">
            <text:p/>
          </table:table-cell>
          <table:table-cell table:style-name="ce36" table:formula="of:=IF(AND([.T$3]=([.$E20]-WEEKDAY([.$E20];2)+1);[.$C20]&lt;&gt;&quot;Parent Task&quot;);&quot;u&quot;;&quot;&quot;)">
            <text:p/>
          </table:table-cell>
          <table:table-cell table:style-name="ce36" table:formula="of:=IF(AND([.U$3]=([.$E20]-WEEKDAY([.$E20];2)+1);[.$C20]&lt;&gt;&quot;Parent Task&quot;);&quot;u&quot;;&quot;&quot;)">
            <text:p/>
          </table:table-cell>
          <table:table-cell table:style-name="ce36" table:formula="of:=IF(AND([.V$3]=([.$E20]-WEEKDAY([.$E20];2)+1);[.$C20]&lt;&gt;&quot;Parent Task&quot;);&quot;u&quot;;&quot;&quot;)">
            <text:p/>
          </table:table-cell>
          <table:table-cell table:style-name="ce36" table:formula="of:=IF(AND([.W$3]=([.$E20]-WEEKDAY([.$E20];2)+1);[.$C20]&lt;&gt;&quot;Parent Task&quot;);&quot;u&quot;;&quot;&quot;)">
            <text:p/>
          </table:table-cell>
          <table:table-cell table:style-name="ce36" table:formula="of:=IF(AND([.X$3]=([.$E20]-WEEKDAY([.$E20];2)+1);[.$C20]&lt;&gt;&quot;Parent Task&quot;);&quot;u&quot;;&quot;&quot;)">
            <text:p/>
          </table:table-cell>
          <table:table-cell table:style-name="ce36" table:formula="of:=IF(AND([.Y$3]=([.$E20]-WEEKDAY([.$E20];2)+1);[.$C20]&lt;&gt;&quot;Parent Task&quot;);&quot;u&quot;;&quot;&quot;)">
            <text:p/>
          </table:table-cell>
          <table:table-cell table:style-name="ce36" table:formula="of:=IF(AND([.Z$3]=([.$E20]-WEEKDAY([.$E20];2)+1);[.$C20]&lt;&gt;&quot;Parent Task&quot;);&quot;u&quot;;&quot;&quot;)">
            <text:p/>
          </table:table-cell>
          <table:table-cell table:style-name="ce36" table:formula="of:=IF(AND([.AA$3]=([.$E20]-WEEKDAY([.$E20];2)+1);[.$C20]&lt;&gt;&quot;Parent Task&quot;);&quot;u&quot;;&quot;&quot;)">
            <text:p/>
          </table:table-cell>
          <table:table-cell table:style-name="ce36" table:formula="of:=IF(AND([.AB$3]=([.$E20]-WEEKDAY([.$E20];2)+1);[.$C20]&lt;&gt;&quot;Parent Task&quot;);&quot;u&quot;;&quot;&quot;)">
            <text:p/>
          </table:table-cell>
          <table:table-cell table:style-name="ce36" table:formula="of:=IF(AND([.AC$3]=([.$E20]-WEEKDAY([.$E20];2)+1);[.$C20]&lt;&gt;&quot;Parent Task&quot;);&quot;u&quot;;&quot;&quot;)">
            <text:p/>
          </table:table-cell>
          <table:table-cell table:style-name="ce36" table:formula="of:=IF(AND([.AD$3]=([.$E20]-WEEKDAY([.$E20];2)+1);[.$C20]&lt;&gt;&quot;Parent Task&quot;);&quot;u&quot;;&quot;&quot;)">
            <text:p/>
          </table:table-cell>
          <table:table-cell table:style-name="ce36" table:formula="of:=IF(AND([.AE$3]=([.$E20]-WEEKDAY([.$E20];2)+1);[.$C20]&lt;&gt;&quot;Parent Task&quot;);&quot;u&quot;;&quot;&quot;)">
            <text:p/>
          </table:table-cell>
          <table:table-cell table:style-name="ce36" table:formula="of:=IF(AND([.AF$3]=([.$E20]-WEEKDAY([.$E20];2)+1);[.$C20]&lt;&gt;&quot;Parent Task&quot;);&quot;u&quot;;&quot;&quot;)">
            <text:p/>
          </table:table-cell>
          <table:table-cell table:style-name="ce36" table:formula="of:=IF(AND([.AG$3]=([.$E20]-WEEKDAY([.$E20];2)+1);[.$C20]&lt;&gt;&quot;Parent Task&quot;);&quot;u&quot;;&quot;&quot;)">
            <text:p/>
          </table:table-cell>
          <table:table-cell table:style-name="ce36" table:formula="of:=IF(AND([.AH$3]=([.$E20]-WEEKDAY([.$E20];2)+1);[.$C20]&lt;&gt;&quot;Parent Task&quot;);&quot;u&quot;;&quot;&quot;)">
            <text:p/>
          </table:table-cell>
          <table:table-cell table:style-name="ce36" table:formula="of:=IF(AND([.AI$3]=([.$E20]-WEEKDAY([.$E20];2)+1);[.$C20]&lt;&gt;&quot;Parent Task&quot;);&quot;u&quot;;&quot;&quot;)">
            <text:p/>
          </table:table-cell>
          <table:table-cell table:style-name="ce36" table:formula="of:=IF(AND([.AJ$3]=([.$E20]-WEEKDAY([.$E20];2)+1);[.$C20]&lt;&gt;&quot;Parent Task&quot;);&quot;u&quot;;&quot;&quot;)">
            <text:p/>
          </table:table-cell>
          <table:table-cell table:style-name="ce45" table:formula="of:=IF(AND([.AK$3]=([.$E20]-WEEKDAY([.$E20];2)+1);[.$C20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4.4" calcext:value-type="float">
            <text:p>4.4</text:p>
          </table:table-cell>
          <table:table-cell table:style-name="ce10" office:value-type="string" calcext:value-type="string">
            <text:p>Load Kernel Module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1-28" calcext:value-type="date">
            <text:p>28-Nov-2022</text:p>
          </table:table-cell>
          <table:table-cell table:style-name="ce19" office:value-type="date" office:date-value="2022-12-02" calcext:value-type="date">
            <text:p>02-Dec-2022</text:p>
          </table:table-cell>
          <table:table-cell table:style-name="ce22" table:formula="of:=IF([.E21]=&quot;&quot;;&quot;&quot;;NETWORKDAYS([.D21];[.E21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1]-WEEKDAY([.$E21];2)+1);[.$C21]&lt;&gt;&quot;Parent Task&quot;);&quot;u&quot;;&quot;&quot;)">
            <text:p/>
          </table:table-cell>
          <table:table-cell table:style-name="ce36" table:formula="of:=IF(AND([.I$3]=([.$E21]-WEEKDAY([.$E21];2)+1);[.$C21]&lt;&gt;&quot;Parent Task&quot;);&quot;u&quot;;&quot;&quot;)">
            <text:p/>
          </table:table-cell>
          <table:table-cell table:style-name="ce36" table:formula="of:=IF(AND([.J$3]=([.$E21]-WEEKDAY([.$E21];2)+1);[.$C21]&lt;&gt;&quot;Parent Task&quot;);&quot;u&quot;;&quot;&quot;)">
            <text:p/>
          </table:table-cell>
          <table:table-cell table:style-name="ce36" table:formula="of:=IF(AND([.K$3]=([.$E21]-WEEKDAY([.$E21];2)+1);[.$C21]&lt;&gt;&quot;Parent Task&quot;);&quot;u&quot;;&quot;&quot;)">
            <text:p/>
          </table:table-cell>
          <table:table-cell table:style-name="ce36" table:formula="of:=IF(AND([.L$3]=([.$E21]-WEEKDAY([.$E21];2)+1);[.$C21]&lt;&gt;&quot;Parent Task&quot;);&quot;u&quot;;&quot;&quot;)">
            <text:p/>
          </table:table-cell>
          <table:table-cell table:style-name="ce36" table:formula="of:=IF(AND([.M$3]=([.$E21]-WEEKDAY([.$E21];2)+1);[.$C21]&lt;&gt;&quot;Parent Task&quot;);&quot;u&quot;;&quot;&quot;)">
            <text:p/>
          </table:table-cell>
          <table:table-cell table:style-name="ce36" table:formula="of:=IF(AND([.N$3]=([.$E21]-WEEKDAY([.$E21];2)+1);[.$C21]&lt;&gt;&quot;Parent Task&quot;);&quot;u&quot;;&quot;&quot;)">
            <text:p/>
          </table:table-cell>
          <table:table-cell table:style-name="ce36" table:formula="of:=IF(AND([.O$3]=([.$E21]-WEEKDAY([.$E21];2)+1);[.$C21]&lt;&gt;&quot;Parent Task&quot;);&quot;u&quot;;&quot;&quot;)">
            <text:p/>
          </table:table-cell>
          <table:table-cell table:style-name="ce36" table:formula="of:=IF(AND([.P$3]=([.$E21]-WEEKDAY([.$E21];2)+1);[.$C21]&lt;&gt;&quot;Parent Task&quot;);&quot;u&quot;;&quot;&quot;)">
            <text:p/>
          </table:table-cell>
          <table:table-cell table:style-name="ce36" table:formula="of:=IF(AND([.Q$3]=([.$E21]-WEEKDAY([.$E21];2)+1);[.$C21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R$3]=([.$E21]-WEEKDAY([.$E21];2)+1);[.$C21]&lt;&gt;&quot;Parent Task&quot;);&quot;u&quot;;&quot;&quot;)">
            <text:p/>
          </table:table-cell>
          <table:table-cell table:style-name="ce36" table:formula="of:=IF(AND([.S$3]=([.$E21]-WEEKDAY([.$E21];2)+1);[.$C21]&lt;&gt;&quot;Parent Task&quot;);&quot;u&quot;;&quot;&quot;)">
            <text:p/>
          </table:table-cell>
          <table:table-cell table:style-name="ce36" table:formula="of:=IF(AND([.T$3]=([.$E21]-WEEKDAY([.$E21];2)+1);[.$C21]&lt;&gt;&quot;Parent Task&quot;);&quot;u&quot;;&quot;&quot;)">
            <text:p/>
          </table:table-cell>
          <table:table-cell table:style-name="ce36" table:formula="of:=IF(AND([.U$3]=([.$E21]-WEEKDAY([.$E21];2)+1);[.$C21]&lt;&gt;&quot;Parent Task&quot;);&quot;u&quot;;&quot;&quot;)">
            <text:p/>
          </table:table-cell>
          <table:table-cell table:style-name="ce36" table:formula="of:=IF(AND([.V$3]=([.$E21]-WEEKDAY([.$E21];2)+1);[.$C21]&lt;&gt;&quot;Parent Task&quot;);&quot;u&quot;;&quot;&quot;)">
            <text:p/>
          </table:table-cell>
          <table:table-cell table:style-name="ce36" table:formula="of:=IF(AND([.W$3]=([.$E21]-WEEKDAY([.$E21];2)+1);[.$C21]&lt;&gt;&quot;Parent Task&quot;);&quot;u&quot;;&quot;&quot;)">
            <text:p/>
          </table:table-cell>
          <table:table-cell table:style-name="ce36" table:formula="of:=IF(AND([.X$3]=([.$E21]-WEEKDAY([.$E21];2)+1);[.$C21]&lt;&gt;&quot;Parent Task&quot;);&quot;u&quot;;&quot;&quot;)">
            <text:p/>
          </table:table-cell>
          <table:table-cell table:style-name="ce36" table:formula="of:=IF(AND([.Y$3]=([.$E21]-WEEKDAY([.$E21];2)+1);[.$C21]&lt;&gt;&quot;Parent Task&quot;);&quot;u&quot;;&quot;&quot;)">
            <text:p/>
          </table:table-cell>
          <table:table-cell table:style-name="ce36" table:formula="of:=IF(AND([.Z$3]=([.$E21]-WEEKDAY([.$E21];2)+1);[.$C21]&lt;&gt;&quot;Parent Task&quot;);&quot;u&quot;;&quot;&quot;)">
            <text:p/>
          </table:table-cell>
          <table:table-cell table:style-name="ce36" table:formula="of:=IF(AND([.AA$3]=([.$E21]-WEEKDAY([.$E21];2)+1);[.$C21]&lt;&gt;&quot;Parent Task&quot;);&quot;u&quot;;&quot;&quot;)">
            <text:p/>
          </table:table-cell>
          <table:table-cell table:style-name="ce36" table:formula="of:=IF(AND([.AB$3]=([.$E21]-WEEKDAY([.$E21];2)+1);[.$C21]&lt;&gt;&quot;Parent Task&quot;);&quot;u&quot;;&quot;&quot;)">
            <text:p/>
          </table:table-cell>
          <table:table-cell table:style-name="ce36" table:formula="of:=IF(AND([.AC$3]=([.$E21]-WEEKDAY([.$E21];2)+1);[.$C21]&lt;&gt;&quot;Parent Task&quot;);&quot;u&quot;;&quot;&quot;)">
            <text:p/>
          </table:table-cell>
          <table:table-cell table:style-name="ce36" table:formula="of:=IF(AND([.AD$3]=([.$E21]-WEEKDAY([.$E21];2)+1);[.$C21]&lt;&gt;&quot;Parent Task&quot;);&quot;u&quot;;&quot;&quot;)">
            <text:p/>
          </table:table-cell>
          <table:table-cell table:style-name="ce36" table:formula="of:=IF(AND([.AE$3]=([.$E21]-WEEKDAY([.$E21];2)+1);[.$C21]&lt;&gt;&quot;Parent Task&quot;);&quot;u&quot;;&quot;&quot;)">
            <text:p/>
          </table:table-cell>
          <table:table-cell table:style-name="ce36" table:formula="of:=IF(AND([.AF$3]=([.$E21]-WEEKDAY([.$E21];2)+1);[.$C21]&lt;&gt;&quot;Parent Task&quot;);&quot;u&quot;;&quot;&quot;)">
            <text:p/>
          </table:table-cell>
          <table:table-cell table:style-name="ce36" table:formula="of:=IF(AND([.AG$3]=([.$E21]-WEEKDAY([.$E21];2)+1);[.$C21]&lt;&gt;&quot;Parent Task&quot;);&quot;u&quot;;&quot;&quot;)">
            <text:p/>
          </table:table-cell>
          <table:table-cell table:style-name="ce36" table:formula="of:=IF(AND([.AH$3]=([.$E21]-WEEKDAY([.$E21];2)+1);[.$C21]&lt;&gt;&quot;Parent Task&quot;);&quot;u&quot;;&quot;&quot;)">
            <text:p/>
          </table:table-cell>
          <table:table-cell table:style-name="ce36" table:formula="of:=IF(AND([.AI$3]=([.$E21]-WEEKDAY([.$E21];2)+1);[.$C21]&lt;&gt;&quot;Parent Task&quot;);&quot;u&quot;;&quot;&quot;)">
            <text:p/>
          </table:table-cell>
          <table:table-cell table:style-name="ce36" table:formula="of:=IF(AND([.AJ$3]=([.$E21]-WEEKDAY([.$E21];2)+1);[.$C21]&lt;&gt;&quot;Parent Task&quot;);&quot;u&quot;;&quot;&quot;)">
            <text:p/>
          </table:table-cell>
          <table:table-cell table:style-name="ce45" table:formula="of:=IF(AND([.AK$3]=([.$E21]-WEEKDAY([.$E21];2)+1);[.$C21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Packet Processing Application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2-12-05" calcext:value-type="date">
            <text:p>05-Dec-2022</text:p>
          </table:table-cell>
          <table:table-cell table:style-name="ce19" office:value-type="date" office:date-value="2023-01-27" calcext:value-type="date">
            <text:p>27-Jan-2023</text:p>
          </table:table-cell>
          <table:table-cell table:style-name="ce22" table:formula="of:=IF([.E22]=&quot;&quot;;&quot;&quot;;NETWORKDAYS([.D22];[.E22]))" office:value-type="float" office:value="40" calcext:value-type="float">
            <text:p>40</text:p>
          </table:table-cell>
          <table:table-cell table:style-name="ce24" table:formula="of:=(7.5/12)" office:value-type="percentage" office:value="0.625" calcext:value-type="percentage">
            <text:p>63%</text:p>
          </table:table-cell>
          <table:table-cell table:style-name="ce31" table:formula="of:=IF(AND([.H$3]=([.$E22]-WEEKDAY([.$E22];2)+1);[.$C22]&lt;&gt;&quot;Parent Task&quot;);&quot;u&quot;;&quot;&quot;)">
            <text:p/>
          </table:table-cell>
          <table:table-cell table:style-name="ce36" table:formula="of:=IF(AND([.I$3]=([.$E22]-WEEKDAY([.$E22];2)+1);[.$C22]&lt;&gt;&quot;Parent Task&quot;);&quot;u&quot;;&quot;&quot;)">
            <text:p/>
          </table:table-cell>
          <table:table-cell table:style-name="ce36" table:formula="of:=IF(AND([.J$3]=([.$E22]-WEEKDAY([.$E22];2)+1);[.$C22]&lt;&gt;&quot;Parent Task&quot;);&quot;u&quot;;&quot;&quot;)">
            <text:p/>
          </table:table-cell>
          <table:table-cell table:style-name="ce36" table:formula="of:=IF(AND([.K$3]=([.$E22]-WEEKDAY([.$E22];2)+1);[.$C22]&lt;&gt;&quot;Parent Task&quot;);&quot;u&quot;;&quot;&quot;)">
            <text:p/>
          </table:table-cell>
          <table:table-cell table:style-name="ce36" table:formula="of:=IF(AND([.L$3]=([.$E22]-WEEKDAY([.$E22];2)+1);[.$C22]&lt;&gt;&quot;Parent Task&quot;);&quot;u&quot;;&quot;&quot;)">
            <text:p/>
          </table:table-cell>
          <table:table-cell table:style-name="ce36" table:formula="of:=IF(AND([.M$3]=([.$E22]-WEEKDAY([.$E22];2)+1);[.$C22]&lt;&gt;&quot;Parent Task&quot;);&quot;u&quot;;&quot;&quot;)">
            <text:p/>
          </table:table-cell>
          <table:table-cell table:style-name="ce36" table:formula="of:=IF(AND([.N$3]=([.$E22]-WEEKDAY([.$E22];2)+1);[.$C22]&lt;&gt;&quot;Parent Task&quot;);&quot;u&quot;;&quot;&quot;)">
            <text:p/>
          </table:table-cell>
          <table:table-cell table:style-name="ce36" table:formula="of:=IF(AND([.O$3]=([.$E22]-WEEKDAY([.$E22];2)+1);[.$C22]&lt;&gt;&quot;Parent Task&quot;);&quot;u&quot;;&quot;&quot;)">
            <text:p/>
          </table:table-cell>
          <table:table-cell table:style-name="ce36" table:formula="of:=IF(AND([.P$3]=([.$E22]-WEEKDAY([.$E22];2)+1);[.$C22]&lt;&gt;&quot;Parent Task&quot;);&quot;u&quot;;&quot;&quot;)">
            <text:p/>
          </table:table-cell>
          <table:table-cell table:style-name="ce36" table:formula="of:=IF(AND([.Q$3]=([.$E22]-WEEKDAY([.$E22];2)+1);[.$C22]&lt;&gt;&quot;Parent Task&quot;);&quot;u&quot;;&quot;&quot;)">
            <text:p/>
          </table:table-cell>
          <table:table-cell table:style-name="ce36" table:formula="of:=IF(AND([.R$3]=([.$E22]-WEEKDAY([.$E22];2)+1);[.$C22]&lt;&gt;&quot;Parent Task&quot;);&quot;u&quot;;&quot;&quot;)">
            <text:p/>
          </table:table-cell>
          <table:table-cell table:style-name="ce36" table:formula="of:=IF(AND([.S$3]=([.$E22]-WEEKDAY([.$E22];2)+1);[.$C22]&lt;&gt;&quot;Parent Task&quot;);&quot;u&quot;;&quot;&quot;)">
            <text:p/>
          </table:table-cell>
          <table:table-cell table:style-name="ce36" table:formula="of:=IF(AND([.T$3]=([.$E22]-WEEKDAY([.$E22];2)+1);[.$C22]&lt;&gt;&quot;Parent Task&quot;);&quot;u&quot;;&quot;&quot;)">
            <text:p/>
          </table:table-cell>
          <table:table-cell table:style-name="ce36" table:formula="of:=IF(AND([.U$3]=([.$E22]-WEEKDAY([.$E22];2)+1);[.$C22]&lt;&gt;&quot;Parent Task&quot;);&quot;u&quot;;&quot;&quot;)">
            <text:p/>
          </table:table-cell>
          <table:table-cell table:style-name="ce36" table:formula="of:=IF(AND([.V$3]=([.$E22]-WEEKDAY([.$E22];2)+1);[.$C22]&lt;&gt;&quot;Parent Task&quot;);&quot;u&quot;;&quot;&quot;)">
            <text:p/>
          </table:table-cell>
          <table:table-cell table:style-name="ce36" table:formula="of:=IF(AND([.W$3]=([.$E22]-WEEKDAY([.$E22];2)+1);[.$C22]&lt;&gt;&quot;Parent Task&quot;);&quot;u&quot;;&quot;&quot;)">
            <text:p/>
          </table:table-cell>
          <table:table-cell table:style-name="ce36" table:formula="of:=IF(AND([.X$3]=([.$E22]-WEEKDAY([.$E22];2)+1);[.$C22]&lt;&gt;&quot;Parent Task&quot;);&quot;u&quot;;&quot;&quot;)">
            <text:p/>
          </table:table-cell>
          <table:table-cell table:style-name="ce36" table:formula="of:=IF(AND([.Y$3]=([.$E22]-WEEKDAY([.$E22];2)+1);[.$C22]&lt;&gt;&quot;Parent Task&quot;);&quot;u&quot;;&quot;&quot;)">
            <text:p/>
          </table:table-cell>
          <table:table-cell table:style-name="ce36" table:formula="of:=IF(AND([.Z$3]=([.$E22]-WEEKDAY([.$E22];2)+1);[.$C22]&lt;&gt;&quot;Parent Task&quot;);&quot;u&quot;;&quot;&quot;)">
            <text:p/>
          </table:table-cell>
          <table:table-cell table:style-name="ce36" table:formula="of:=IF(AND([.AA$3]=([.$E22]-WEEKDAY([.$E22];2)+1);[.$C22]&lt;&gt;&quot;Parent Task&quot;);&quot;u&quot;;&quot;&quot;)">
            <text:p/>
          </table:table-cell>
          <table:table-cell table:style-name="ce36" table:formula="of:=IF(AND([.AB$3]=([.$E22]-WEEKDAY([.$E22];2)+1);[.$C22]&lt;&gt;&quot;Parent Task&quot;);&quot;u&quot;;&quot;&quot;)">
            <text:p/>
          </table:table-cell>
          <table:table-cell table:style-name="ce36" table:formula="of:=IF(AND([.AC$3]=([.$E22]-WEEKDAY([.$E22];2)+1);[.$C22]&lt;&gt;&quot;Parent Task&quot;);&quot;u&quot;;&quot;&quot;)">
            <text:p/>
          </table:table-cell>
          <table:table-cell table:style-name="ce36" table:formula="of:=IF(AND([.AD$3]=([.$E22]-WEEKDAY([.$E22];2)+1);[.$C22]&lt;&gt;&quot;Parent Task&quot;);&quot;u&quot;;&quot;&quot;)">
            <text:p/>
          </table:table-cell>
          <table:table-cell table:style-name="ce36" table:formula="of:=IF(AND([.AE$3]=([.$E22]-WEEKDAY([.$E22];2)+1);[.$C22]&lt;&gt;&quot;Parent Task&quot;);&quot;u&quot;;&quot;&quot;)">
            <text:p/>
          </table:table-cell>
          <table:table-cell table:style-name="ce36" table:formula="of:=IF(AND([.AF$3]=([.$E22]-WEEKDAY([.$E22];2)+1);[.$C22]&lt;&gt;&quot;Parent Task&quot;);&quot;u&quot;;&quot;&quot;)">
            <text:p/>
          </table:table-cell>
          <table:table-cell table:style-name="ce36" table:formula="of:=IF(AND([.AG$3]=([.$E22]-WEEKDAY([.$E22];2)+1);[.$C22]&lt;&gt;&quot;Parent Task&quot;);&quot;u&quot;;&quot;&quot;)">
            <text:p/>
          </table:table-cell>
          <table:table-cell table:style-name="ce36" table:formula="of:=IF(AND([.AH$3]=([.$E22]-WEEKDAY([.$E22];2)+1);[.$C22]&lt;&gt;&quot;Parent Task&quot;);&quot;u&quot;;&quot;&quot;)">
            <text:p/>
          </table:table-cell>
          <table:table-cell table:style-name="ce36" table:formula="of:=IF(AND([.AI$3]=([.$E22]-WEEKDAY([.$E22];2)+1);[.$C22]&lt;&gt;&quot;Parent Task&quot;);&quot;u&quot;;&quot;&quot;)">
            <text:p/>
          </table:table-cell>
          <table:table-cell table:style-name="ce36" table:formula="of:=IF(AND([.AJ$3]=([.$E22]-WEEKDAY([.$E22];2)+1);[.$C22]&lt;&gt;&quot;Parent Task&quot;);&quot;u&quot;;&quot;&quot;)">
            <text:p/>
          </table:table-cell>
          <table:table-cell table:style-name="ce45" table:formula="of:=IF(AND([.AK$3]=([.$E22]-WEEKDAY([.$E22];2)+1);[.$C22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1</text:p>
          </table:table-cell>
          <table:table-cell table:style-name="ce12" office:value-type="string" calcext:value-type="string">
            <text:p>Create Packet Stream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05" calcext:value-type="date">
            <text:p>05-Dec-2022</text:p>
          </table:table-cell>
          <table:table-cell table:style-name="ce19" office:value-type="date" office:date-value="2022-12-06" calcext:value-type="date">
            <text:p>06-Dec-2022</text:p>
          </table:table-cell>
          <table:table-cell table:style-name="ce22" table:formula="of:=IF([.E23]=&quot;&quot;;&quot;&quot;;NETWORKDAYS([.D23];[.E23]))" office:value-type="float" office:value="2" calcext:value-type="float">
            <text:p>2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3]-WEEKDAY([.$E23];2)+1);[.$C23]&lt;&gt;&quot;Parent Task&quot;);&quot;u&quot;;&quot;&quot;)">
            <text:p/>
          </table:table-cell>
          <table:table-cell table:style-name="ce36" table:formula="of:=IF(AND([.I$3]=([.$E23]-WEEKDAY([.$E23];2)+1);[.$C23]&lt;&gt;&quot;Parent Task&quot;);&quot;u&quot;;&quot;&quot;)">
            <text:p/>
          </table:table-cell>
          <table:table-cell table:style-name="ce36" table:formula="of:=IF(AND([.J$3]=([.$E23]-WEEKDAY([.$E23];2)+1);[.$C23]&lt;&gt;&quot;Parent Task&quot;);&quot;u&quot;;&quot;&quot;)">
            <text:p/>
          </table:table-cell>
          <table:table-cell table:style-name="ce36" table:formula="of:=IF(AND([.K$3]=([.$E23]-WEEKDAY([.$E23];2)+1);[.$C23]&lt;&gt;&quot;Parent Task&quot;);&quot;u&quot;;&quot;&quot;)">
            <text:p/>
          </table:table-cell>
          <table:table-cell table:style-name="ce36" table:formula="of:=IF(AND([.L$3]=([.$E23]-WEEKDAY([.$E23];2)+1);[.$C23]&lt;&gt;&quot;Parent Task&quot;);&quot;u&quot;;&quot;&quot;)">
            <text:p/>
          </table:table-cell>
          <table:table-cell table:style-name="ce36" table:formula="of:=IF(AND([.M$3]=([.$E23]-WEEKDAY([.$E23];2)+1);[.$C23]&lt;&gt;&quot;Parent Task&quot;);&quot;u&quot;;&quot;&quot;)">
            <text:p/>
          </table:table-cell>
          <table:table-cell table:style-name="ce36" table:formula="of:=IF(AND([.N$3]=([.$E23]-WEEKDAY([.$E23];2)+1);[.$C23]&lt;&gt;&quot;Parent Task&quot;);&quot;u&quot;;&quot;&quot;)">
            <text:p/>
          </table:table-cell>
          <table:table-cell table:style-name="ce36" table:formula="of:=IF(AND([.O$3]=([.$E23]-WEEKDAY([.$E23];2)+1);[.$C23]&lt;&gt;&quot;Parent Task&quot;);&quot;u&quot;;&quot;&quot;)">
            <text:p/>
          </table:table-cell>
          <table:table-cell table:style-name="ce36" table:formula="of:=IF(AND([.P$3]=([.$E23]-WEEKDAY([.$E23];2)+1);[.$C23]&lt;&gt;&quot;Parent Task&quot;);&quot;u&quot;;&quot;&quot;)">
            <text:p/>
          </table:table-cell>
          <table:table-cell table:style-name="ce36" table:formula="of:=IF(AND([.Q$3]=([.$E23]-WEEKDAY([.$E23];2)+1);[.$C23]&lt;&gt;&quot;Parent Task&quot;);&quot;u&quot;;&quot;&quot;)">
            <text:p/>
          </table:table-cell>
          <table:table-cell table:style-name="ce36" table:formula="of:=IF(AND([.R$3]=([.$E23]-WEEKDAY([.$E23];2)+1);[.$C23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S$3]=([.$E23]-WEEKDAY([.$E23];2)+1);[.$C23]&lt;&gt;&quot;Parent Task&quot;);&quot;u&quot;;&quot;&quot;)">
            <text:p/>
          </table:table-cell>
          <table:table-cell table:style-name="ce36" table:formula="of:=IF(AND([.T$3]=([.$E23]-WEEKDAY([.$E23];2)+1);[.$C23]&lt;&gt;&quot;Parent Task&quot;);&quot;u&quot;;&quot;&quot;)">
            <text:p/>
          </table:table-cell>
          <table:table-cell table:style-name="ce36" table:formula="of:=IF(AND([.U$3]=([.$E23]-WEEKDAY([.$E23];2)+1);[.$C23]&lt;&gt;&quot;Parent Task&quot;);&quot;u&quot;;&quot;&quot;)">
            <text:p/>
          </table:table-cell>
          <table:table-cell table:style-name="ce36" table:formula="of:=IF(AND([.V$3]=([.$E23]-WEEKDAY([.$E23];2)+1);[.$C23]&lt;&gt;&quot;Parent Task&quot;);&quot;u&quot;;&quot;&quot;)">
            <text:p/>
          </table:table-cell>
          <table:table-cell table:style-name="ce36" table:formula="of:=IF(AND([.W$3]=([.$E23]-WEEKDAY([.$E23];2)+1);[.$C23]&lt;&gt;&quot;Parent Task&quot;);&quot;u&quot;;&quot;&quot;)">
            <text:p/>
          </table:table-cell>
          <table:table-cell table:style-name="ce36" table:formula="of:=IF(AND([.X$3]=([.$E23]-WEEKDAY([.$E23];2)+1);[.$C23]&lt;&gt;&quot;Parent Task&quot;);&quot;u&quot;;&quot;&quot;)">
            <text:p/>
          </table:table-cell>
          <table:table-cell table:style-name="ce36" table:formula="of:=IF(AND([.Y$3]=([.$E23]-WEEKDAY([.$E23];2)+1);[.$C23]&lt;&gt;&quot;Parent Task&quot;);&quot;u&quot;;&quot;&quot;)">
            <text:p/>
          </table:table-cell>
          <table:table-cell table:style-name="ce36" table:formula="of:=IF(AND([.Z$3]=([.$E23]-WEEKDAY([.$E23];2)+1);[.$C23]&lt;&gt;&quot;Parent Task&quot;);&quot;u&quot;;&quot;&quot;)">
            <text:p/>
          </table:table-cell>
          <table:table-cell table:style-name="ce36" table:formula="of:=IF(AND([.AA$3]=([.$E23]-WEEKDAY([.$E23];2)+1);[.$C23]&lt;&gt;&quot;Parent Task&quot;);&quot;u&quot;;&quot;&quot;)">
            <text:p/>
          </table:table-cell>
          <table:table-cell table:style-name="ce36" table:formula="of:=IF(AND([.AB$3]=([.$E23]-WEEKDAY([.$E23];2)+1);[.$C23]&lt;&gt;&quot;Parent Task&quot;);&quot;u&quot;;&quot;&quot;)">
            <text:p/>
          </table:table-cell>
          <table:table-cell table:style-name="ce36" table:formula="of:=IF(AND([.AC$3]=([.$E23]-WEEKDAY([.$E23];2)+1);[.$C23]&lt;&gt;&quot;Parent Task&quot;);&quot;u&quot;;&quot;&quot;)">
            <text:p/>
          </table:table-cell>
          <table:table-cell table:style-name="ce36" table:formula="of:=IF(AND([.AD$3]=([.$E23]-WEEKDAY([.$E23];2)+1);[.$C23]&lt;&gt;&quot;Parent Task&quot;);&quot;u&quot;;&quot;&quot;)">
            <text:p/>
          </table:table-cell>
          <table:table-cell table:style-name="ce36" table:formula="of:=IF(AND([.AE$3]=([.$E23]-WEEKDAY([.$E23];2)+1);[.$C23]&lt;&gt;&quot;Parent Task&quot;);&quot;u&quot;;&quot;&quot;)">
            <text:p/>
          </table:table-cell>
          <table:table-cell table:style-name="ce36" table:formula="of:=IF(AND([.AF$3]=([.$E23]-WEEKDAY([.$E23];2)+1);[.$C23]&lt;&gt;&quot;Parent Task&quot;);&quot;u&quot;;&quot;&quot;)">
            <text:p/>
          </table:table-cell>
          <table:table-cell table:style-name="ce36" table:formula="of:=IF(AND([.AG$3]=([.$E23]-WEEKDAY([.$E23];2)+1);[.$C23]&lt;&gt;&quot;Parent Task&quot;);&quot;u&quot;;&quot;&quot;)">
            <text:p/>
          </table:table-cell>
          <table:table-cell table:style-name="ce36" table:formula="of:=IF(AND([.AH$3]=([.$E23]-WEEKDAY([.$E23];2)+1);[.$C23]&lt;&gt;&quot;Parent Task&quot;);&quot;u&quot;;&quot;&quot;)">
            <text:p/>
          </table:table-cell>
          <table:table-cell table:style-name="ce36" table:formula="of:=IF(AND([.AI$3]=([.$E23]-WEEKDAY([.$E23];2)+1);[.$C23]&lt;&gt;&quot;Parent Task&quot;);&quot;u&quot;;&quot;&quot;)">
            <text:p/>
          </table:table-cell>
          <table:table-cell table:style-name="ce36" table:formula="of:=IF(AND([.AJ$3]=([.$E23]-WEEKDAY([.$E23];2)+1);[.$C23]&lt;&gt;&quot;Parent Task&quot;);&quot;u&quot;;&quot;&quot;)">
            <text:p/>
          </table:table-cell>
          <table:table-cell table:style-name="ce45" table:formula="of:=IF(AND([.AK$3]=([.$E23]-WEEKDAY([.$E23];2)+1);[.$C23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2</text:p>
          </table:table-cell>
          <table:table-cell table:style-name="ce12" office:value-type="string" calcext:value-type="string">
            <text:p>Receive Packet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07" calcext:value-type="date">
            <text:p>07-Dec-2022</text:p>
          </table:table-cell>
          <table:table-cell table:style-name="ce19" office:value-type="date" office:date-value="2022-12-09" calcext:value-type="date">
            <text:p>09-Dec-2022</text:p>
          </table:table-cell>
          <table:table-cell table:style-name="ce22" table:formula="of:=IF([.E24]=&quot;&quot;;&quot;&quot;;NETWORKDAYS([.D24];[.E24]))" office:value-type="float" office:value="3" calcext:value-type="float">
            <text:p>3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4]-WEEKDAY([.$E24];2)+1);[.$C24]&lt;&gt;&quot;Parent Task&quot;);&quot;u&quot;;&quot;&quot;)">
            <text:p/>
          </table:table-cell>
          <table:table-cell table:style-name="ce36" table:formula="of:=IF(AND([.I$3]=([.$E24]-WEEKDAY([.$E24];2)+1);[.$C24]&lt;&gt;&quot;Parent Task&quot;);&quot;u&quot;;&quot;&quot;)">
            <text:p/>
          </table:table-cell>
          <table:table-cell table:style-name="ce36" table:formula="of:=IF(AND([.J$3]=([.$E24]-WEEKDAY([.$E24];2)+1);[.$C24]&lt;&gt;&quot;Parent Task&quot;);&quot;u&quot;;&quot;&quot;)">
            <text:p/>
          </table:table-cell>
          <table:table-cell table:style-name="ce36" table:formula="of:=IF(AND([.K$3]=([.$E24]-WEEKDAY([.$E24];2)+1);[.$C24]&lt;&gt;&quot;Parent Task&quot;);&quot;u&quot;;&quot;&quot;)">
            <text:p/>
          </table:table-cell>
          <table:table-cell table:style-name="ce36" table:formula="of:=IF(AND([.L$3]=([.$E24]-WEEKDAY([.$E24];2)+1);[.$C24]&lt;&gt;&quot;Parent Task&quot;);&quot;u&quot;;&quot;&quot;)">
            <text:p/>
          </table:table-cell>
          <table:table-cell table:style-name="ce36" table:formula="of:=IF(AND([.M$3]=([.$E24]-WEEKDAY([.$E24];2)+1);[.$C24]&lt;&gt;&quot;Parent Task&quot;);&quot;u&quot;;&quot;&quot;)">
            <text:p/>
          </table:table-cell>
          <table:table-cell table:style-name="ce36" table:formula="of:=IF(AND([.N$3]=([.$E24]-WEEKDAY([.$E24];2)+1);[.$C24]&lt;&gt;&quot;Parent Task&quot;);&quot;u&quot;;&quot;&quot;)">
            <text:p/>
          </table:table-cell>
          <table:table-cell table:style-name="ce36" table:formula="of:=IF(AND([.O$3]=([.$E24]-WEEKDAY([.$E24];2)+1);[.$C24]&lt;&gt;&quot;Parent Task&quot;);&quot;u&quot;;&quot;&quot;)">
            <text:p/>
          </table:table-cell>
          <table:table-cell table:style-name="ce36" table:formula="of:=IF(AND([.P$3]=([.$E24]-WEEKDAY([.$E24];2)+1);[.$C24]&lt;&gt;&quot;Parent Task&quot;);&quot;u&quot;;&quot;&quot;)">
            <text:p/>
          </table:table-cell>
          <table:table-cell table:style-name="ce36" table:formula="of:=IF(AND([.Q$3]=([.$E24]-WEEKDAY([.$E24];2)+1);[.$C24]&lt;&gt;&quot;Parent Task&quot;);&quot;u&quot;;&quot;&quot;)">
            <text:p/>
          </table:table-cell>
          <table:table-cell table:style-name="ce36" table:formula="of:=IF(AND([.R$3]=([.$E24]-WEEKDAY([.$E24];2)+1);[.$C24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S$3]=([.$E24]-WEEKDAY([.$E24];2)+1);[.$C24]&lt;&gt;&quot;Parent Task&quot;);&quot;u&quot;;&quot;&quot;)">
            <text:p/>
          </table:table-cell>
          <table:table-cell table:style-name="ce36" table:formula="of:=IF(AND([.T$3]=([.$E24]-WEEKDAY([.$E24];2)+1);[.$C24]&lt;&gt;&quot;Parent Task&quot;);&quot;u&quot;;&quot;&quot;)">
            <text:p/>
          </table:table-cell>
          <table:table-cell table:style-name="ce36" table:formula="of:=IF(AND([.U$3]=([.$E24]-WEEKDAY([.$E24];2)+1);[.$C24]&lt;&gt;&quot;Parent Task&quot;);&quot;u&quot;;&quot;&quot;)">
            <text:p/>
          </table:table-cell>
          <table:table-cell table:style-name="ce36" table:formula="of:=IF(AND([.V$3]=([.$E24]-WEEKDAY([.$E24];2)+1);[.$C24]&lt;&gt;&quot;Parent Task&quot;);&quot;u&quot;;&quot;&quot;)">
            <text:p/>
          </table:table-cell>
          <table:table-cell table:style-name="ce36" table:formula="of:=IF(AND([.W$3]=([.$E24]-WEEKDAY([.$E24];2)+1);[.$C24]&lt;&gt;&quot;Parent Task&quot;);&quot;u&quot;;&quot;&quot;)">
            <text:p/>
          </table:table-cell>
          <table:table-cell table:style-name="ce36" table:formula="of:=IF(AND([.X$3]=([.$E24]-WEEKDAY([.$E24];2)+1);[.$C24]&lt;&gt;&quot;Parent Task&quot;);&quot;u&quot;;&quot;&quot;)">
            <text:p/>
          </table:table-cell>
          <table:table-cell table:style-name="ce36" table:formula="of:=IF(AND([.Y$3]=([.$E24]-WEEKDAY([.$E24];2)+1);[.$C24]&lt;&gt;&quot;Parent Task&quot;);&quot;u&quot;;&quot;&quot;)">
            <text:p/>
          </table:table-cell>
          <table:table-cell table:style-name="ce36" table:formula="of:=IF(AND([.Z$3]=([.$E24]-WEEKDAY([.$E24];2)+1);[.$C24]&lt;&gt;&quot;Parent Task&quot;);&quot;u&quot;;&quot;&quot;)">
            <text:p/>
          </table:table-cell>
          <table:table-cell table:style-name="ce36" table:formula="of:=IF(AND([.AA$3]=([.$E24]-WEEKDAY([.$E24];2)+1);[.$C24]&lt;&gt;&quot;Parent Task&quot;);&quot;u&quot;;&quot;&quot;)">
            <text:p/>
          </table:table-cell>
          <table:table-cell table:style-name="ce36" table:formula="of:=IF(AND([.AB$3]=([.$E24]-WEEKDAY([.$E24];2)+1);[.$C24]&lt;&gt;&quot;Parent Task&quot;);&quot;u&quot;;&quot;&quot;)">
            <text:p/>
          </table:table-cell>
          <table:table-cell table:style-name="ce36" table:formula="of:=IF(AND([.AC$3]=([.$E24]-WEEKDAY([.$E24];2)+1);[.$C24]&lt;&gt;&quot;Parent Task&quot;);&quot;u&quot;;&quot;&quot;)">
            <text:p/>
          </table:table-cell>
          <table:table-cell table:style-name="ce36" table:formula="of:=IF(AND([.AD$3]=([.$E24]-WEEKDAY([.$E24];2)+1);[.$C24]&lt;&gt;&quot;Parent Task&quot;);&quot;u&quot;;&quot;&quot;)">
            <text:p/>
          </table:table-cell>
          <table:table-cell table:style-name="ce36" table:formula="of:=IF(AND([.AE$3]=([.$E24]-WEEKDAY([.$E24];2)+1);[.$C24]&lt;&gt;&quot;Parent Task&quot;);&quot;u&quot;;&quot;&quot;)">
            <text:p/>
          </table:table-cell>
          <table:table-cell table:style-name="ce36" table:formula="of:=IF(AND([.AF$3]=([.$E24]-WEEKDAY([.$E24];2)+1);[.$C24]&lt;&gt;&quot;Parent Task&quot;);&quot;u&quot;;&quot;&quot;)">
            <text:p/>
          </table:table-cell>
          <table:table-cell table:style-name="ce36" table:formula="of:=IF(AND([.AG$3]=([.$E24]-WEEKDAY([.$E24];2)+1);[.$C24]&lt;&gt;&quot;Parent Task&quot;);&quot;u&quot;;&quot;&quot;)">
            <text:p/>
          </table:table-cell>
          <table:table-cell table:style-name="ce36" table:formula="of:=IF(AND([.AH$3]=([.$E24]-WEEKDAY([.$E24];2)+1);[.$C24]&lt;&gt;&quot;Parent Task&quot;);&quot;u&quot;;&quot;&quot;)">
            <text:p/>
          </table:table-cell>
          <table:table-cell table:style-name="ce36" table:formula="of:=IF(AND([.AI$3]=([.$E24]-WEEKDAY([.$E24];2)+1);[.$C24]&lt;&gt;&quot;Parent Task&quot;);&quot;u&quot;;&quot;&quot;)">
            <text:p/>
          </table:table-cell>
          <table:table-cell table:style-name="ce36" table:formula="of:=IF(AND([.AJ$3]=([.$E24]-WEEKDAY([.$E24];2)+1);[.$C24]&lt;&gt;&quot;Parent Task&quot;);&quot;u&quot;;&quot;&quot;)">
            <text:p/>
          </table:table-cell>
          <table:table-cell table:style-name="ce45" table:formula="of:=IF(AND([.AK$3]=([.$E24]-WEEKDAY([.$E24];2)+1);[.$C24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3</text:p>
          </table:table-cell>
          <table:table-cell table:style-name="ce12" office:value-type="string" calcext:value-type="string">
            <text:p>Validate Capability Bound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12" calcext:value-type="date">
            <text:p>12-Dec-2022</text:p>
          </table:table-cell>
          <table:table-cell table:style-name="ce19" office:value-type="date" office:date-value="2022-12-13" calcext:value-type="date">
            <text:p>13-Dec-2022</text:p>
          </table:table-cell>
          <table:table-cell table:style-name="ce22" table:formula="of:=IF([.E25]=&quot;&quot;;&quot;&quot;;NETWORKDAYS([.D25];[.E25]))" office:value-type="float" office:value="2" calcext:value-type="float">
            <text:p>2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5]-WEEKDAY([.$E25];2)+1);[.$C25]&lt;&gt;&quot;Parent Task&quot;);&quot;u&quot;;&quot;&quot;)">
            <text:p/>
          </table:table-cell>
          <table:table-cell table:style-name="ce36" table:formula="of:=IF(AND([.I$3]=([.$E25]-WEEKDAY([.$E25];2)+1);[.$C25]&lt;&gt;&quot;Parent Task&quot;);&quot;u&quot;;&quot;&quot;)">
            <text:p/>
          </table:table-cell>
          <table:table-cell table:style-name="ce36" table:formula="of:=IF(AND([.J$3]=([.$E25]-WEEKDAY([.$E25];2)+1);[.$C25]&lt;&gt;&quot;Parent Task&quot;);&quot;u&quot;;&quot;&quot;)">
            <text:p/>
          </table:table-cell>
          <table:table-cell table:style-name="ce36" table:formula="of:=IF(AND([.K$3]=([.$E25]-WEEKDAY([.$E25];2)+1);[.$C25]&lt;&gt;&quot;Parent Task&quot;);&quot;u&quot;;&quot;&quot;)">
            <text:p/>
          </table:table-cell>
          <table:table-cell table:style-name="ce36" table:formula="of:=IF(AND([.L$3]=([.$E25]-WEEKDAY([.$E25];2)+1);[.$C25]&lt;&gt;&quot;Parent Task&quot;);&quot;u&quot;;&quot;&quot;)">
            <text:p/>
          </table:table-cell>
          <table:table-cell table:style-name="ce36" table:formula="of:=IF(AND([.M$3]=([.$E25]-WEEKDAY([.$E25];2)+1);[.$C25]&lt;&gt;&quot;Parent Task&quot;);&quot;u&quot;;&quot;&quot;)">
            <text:p/>
          </table:table-cell>
          <table:table-cell table:style-name="ce36" table:formula="of:=IF(AND([.N$3]=([.$E25]-WEEKDAY([.$E25];2)+1);[.$C25]&lt;&gt;&quot;Parent Task&quot;);&quot;u&quot;;&quot;&quot;)">
            <text:p/>
          </table:table-cell>
          <table:table-cell table:style-name="ce36" table:formula="of:=IF(AND([.O$3]=([.$E25]-WEEKDAY([.$E25];2)+1);[.$C25]&lt;&gt;&quot;Parent Task&quot;);&quot;u&quot;;&quot;&quot;)">
            <text:p/>
          </table:table-cell>
          <table:table-cell table:style-name="ce36" table:formula="of:=IF(AND([.P$3]=([.$E25]-WEEKDAY([.$E25];2)+1);[.$C25]&lt;&gt;&quot;Parent Task&quot;);&quot;u&quot;;&quot;&quot;)">
            <text:p/>
          </table:table-cell>
          <table:table-cell table:style-name="ce36" table:formula="of:=IF(AND([.Q$3]=([.$E25]-WEEKDAY([.$E25];2)+1);[.$C25]&lt;&gt;&quot;Parent Task&quot;);&quot;u&quot;;&quot;&quot;)">
            <text:p/>
          </table:table-cell>
          <table:table-cell table:style-name="ce36" table:formula="of:=IF(AND([.R$3]=([.$E25]-WEEKDAY([.$E25];2)+1);[.$C25]&lt;&gt;&quot;Parent Task&quot;);&quot;u&quot;;&quot;&quot;)">
            <text:p/>
          </table:table-cell>
          <table:table-cell table:style-name="ce36" table:formula="of:=IF(AND([.S$3]=([.$E25]-WEEKDAY([.$E25];2)+1);[.$C25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T$3]=([.$E25]-WEEKDAY([.$E25];2)+1);[.$C25]&lt;&gt;&quot;Parent Task&quot;);&quot;u&quot;;&quot;&quot;)">
            <text:p/>
          </table:table-cell>
          <table:table-cell table:style-name="ce36" table:formula="of:=IF(AND([.U$3]=([.$E25]-WEEKDAY([.$E25];2)+1);[.$C25]&lt;&gt;&quot;Parent Task&quot;);&quot;u&quot;;&quot;&quot;)">
            <text:p/>
          </table:table-cell>
          <table:table-cell table:style-name="ce36" table:formula="of:=IF(AND([.V$3]=([.$E25]-WEEKDAY([.$E25];2)+1);[.$C25]&lt;&gt;&quot;Parent Task&quot;);&quot;u&quot;;&quot;&quot;)">
            <text:p/>
          </table:table-cell>
          <table:table-cell table:style-name="ce36" table:formula="of:=IF(AND([.W$3]=([.$E25]-WEEKDAY([.$E25];2)+1);[.$C25]&lt;&gt;&quot;Parent Task&quot;);&quot;u&quot;;&quot;&quot;)">
            <text:p/>
          </table:table-cell>
          <table:table-cell table:style-name="ce36" table:formula="of:=IF(AND([.X$3]=([.$E25]-WEEKDAY([.$E25];2)+1);[.$C25]&lt;&gt;&quot;Parent Task&quot;);&quot;u&quot;;&quot;&quot;)">
            <text:p/>
          </table:table-cell>
          <table:table-cell table:style-name="ce36" table:formula="of:=IF(AND([.Y$3]=([.$E25]-WEEKDAY([.$E25];2)+1);[.$C25]&lt;&gt;&quot;Parent Task&quot;);&quot;u&quot;;&quot;&quot;)">
            <text:p/>
          </table:table-cell>
          <table:table-cell table:style-name="ce36" table:formula="of:=IF(AND([.Z$3]=([.$E25]-WEEKDAY([.$E25];2)+1);[.$C25]&lt;&gt;&quot;Parent Task&quot;);&quot;u&quot;;&quot;&quot;)">
            <text:p/>
          </table:table-cell>
          <table:table-cell table:style-name="ce36" table:formula="of:=IF(AND([.AA$3]=([.$E25]-WEEKDAY([.$E25];2)+1);[.$C25]&lt;&gt;&quot;Parent Task&quot;);&quot;u&quot;;&quot;&quot;)">
            <text:p/>
          </table:table-cell>
          <table:table-cell table:style-name="ce36" table:formula="of:=IF(AND([.AB$3]=([.$E25]-WEEKDAY([.$E25];2)+1);[.$C25]&lt;&gt;&quot;Parent Task&quot;);&quot;u&quot;;&quot;&quot;)">
            <text:p/>
          </table:table-cell>
          <table:table-cell table:style-name="ce36" table:formula="of:=IF(AND([.AC$3]=([.$E25]-WEEKDAY([.$E25];2)+1);[.$C25]&lt;&gt;&quot;Parent Task&quot;);&quot;u&quot;;&quot;&quot;)">
            <text:p/>
          </table:table-cell>
          <table:table-cell table:style-name="ce36" table:formula="of:=IF(AND([.AD$3]=([.$E25]-WEEKDAY([.$E25];2)+1);[.$C25]&lt;&gt;&quot;Parent Task&quot;);&quot;u&quot;;&quot;&quot;)">
            <text:p/>
          </table:table-cell>
          <table:table-cell table:style-name="ce36" table:formula="of:=IF(AND([.AE$3]=([.$E25]-WEEKDAY([.$E25];2)+1);[.$C25]&lt;&gt;&quot;Parent Task&quot;);&quot;u&quot;;&quot;&quot;)">
            <text:p/>
          </table:table-cell>
          <table:table-cell table:style-name="ce36" table:formula="of:=IF(AND([.AF$3]=([.$E25]-WEEKDAY([.$E25];2)+1);[.$C25]&lt;&gt;&quot;Parent Task&quot;);&quot;u&quot;;&quot;&quot;)">
            <text:p/>
          </table:table-cell>
          <table:table-cell table:style-name="ce36" table:formula="of:=IF(AND([.AG$3]=([.$E25]-WEEKDAY([.$E25];2)+1);[.$C25]&lt;&gt;&quot;Parent Task&quot;);&quot;u&quot;;&quot;&quot;)">
            <text:p/>
          </table:table-cell>
          <table:table-cell table:style-name="ce36" table:formula="of:=IF(AND([.AH$3]=([.$E25]-WEEKDAY([.$E25];2)+1);[.$C25]&lt;&gt;&quot;Parent Task&quot;);&quot;u&quot;;&quot;&quot;)">
            <text:p/>
          </table:table-cell>
          <table:table-cell table:style-name="ce36" table:formula="of:=IF(AND([.AI$3]=([.$E25]-WEEKDAY([.$E25];2)+1);[.$C25]&lt;&gt;&quot;Parent Task&quot;);&quot;u&quot;;&quot;&quot;)">
            <text:p/>
          </table:table-cell>
          <table:table-cell table:style-name="ce36" table:formula="of:=IF(AND([.AJ$3]=([.$E25]-WEEKDAY([.$E25];2)+1);[.$C25]&lt;&gt;&quot;Parent Task&quot;);&quot;u&quot;;&quot;&quot;)">
            <text:p/>
          </table:table-cell>
          <table:table-cell table:style-name="ce45" table:formula="of:=IF(AND([.AK$3]=([.$E25]-WEEKDAY([.$E25];2)+1);[.$C25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4</text:p>
          </table:table-cell>
          <table:table-cell table:style-name="ce12" office:value-type="string" calcext:value-type="string">
            <text:p>Validate Capability Permission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14" calcext:value-type="date">
            <text:p>14-Dec-2022</text:p>
          </table:table-cell>
          <table:table-cell table:style-name="ce19" office:value-type="date" office:date-value="2022-12-16" calcext:value-type="date">
            <text:p>16-Dec-2022</text:p>
          </table:table-cell>
          <table:table-cell table:style-name="ce22" table:formula="of:=IF([.E26]=&quot;&quot;;&quot;&quot;;NETWORKDAYS([.D26];[.E26]))" office:value-type="float" office:value="3" calcext:value-type="float">
            <text:p>3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6]-WEEKDAY([.$E26];2)+1);[.$C26]&lt;&gt;&quot;Parent Task&quot;);&quot;u&quot;;&quot;&quot;)">
            <text:p/>
          </table:table-cell>
          <table:table-cell table:style-name="ce36" table:formula="of:=IF(AND([.I$3]=([.$E26]-WEEKDAY([.$E26];2)+1);[.$C26]&lt;&gt;&quot;Parent Task&quot;);&quot;u&quot;;&quot;&quot;)">
            <text:p/>
          </table:table-cell>
          <table:table-cell table:style-name="ce36" table:formula="of:=IF(AND([.J$3]=([.$E26]-WEEKDAY([.$E26];2)+1);[.$C26]&lt;&gt;&quot;Parent Task&quot;);&quot;u&quot;;&quot;&quot;)">
            <text:p/>
          </table:table-cell>
          <table:table-cell table:style-name="ce36" table:formula="of:=IF(AND([.K$3]=([.$E26]-WEEKDAY([.$E26];2)+1);[.$C26]&lt;&gt;&quot;Parent Task&quot;);&quot;u&quot;;&quot;&quot;)">
            <text:p/>
          </table:table-cell>
          <table:table-cell table:style-name="ce36" table:formula="of:=IF(AND([.L$3]=([.$E26]-WEEKDAY([.$E26];2)+1);[.$C26]&lt;&gt;&quot;Parent Task&quot;);&quot;u&quot;;&quot;&quot;)">
            <text:p/>
          </table:table-cell>
          <table:table-cell table:style-name="ce36" table:formula="of:=IF(AND([.M$3]=([.$E26]-WEEKDAY([.$E26];2)+1);[.$C26]&lt;&gt;&quot;Parent Task&quot;);&quot;u&quot;;&quot;&quot;)">
            <text:p/>
          </table:table-cell>
          <table:table-cell table:style-name="ce36" table:formula="of:=IF(AND([.N$3]=([.$E26]-WEEKDAY([.$E26];2)+1);[.$C26]&lt;&gt;&quot;Parent Task&quot;);&quot;u&quot;;&quot;&quot;)">
            <text:p/>
          </table:table-cell>
          <table:table-cell table:style-name="ce36" table:formula="of:=IF(AND([.O$3]=([.$E26]-WEEKDAY([.$E26];2)+1);[.$C26]&lt;&gt;&quot;Parent Task&quot;);&quot;u&quot;;&quot;&quot;)">
            <text:p/>
          </table:table-cell>
          <table:table-cell table:style-name="ce36" table:formula="of:=IF(AND([.P$3]=([.$E26]-WEEKDAY([.$E26];2)+1);[.$C26]&lt;&gt;&quot;Parent Task&quot;);&quot;u&quot;;&quot;&quot;)">
            <text:p/>
          </table:table-cell>
          <table:table-cell table:style-name="ce36" table:formula="of:=IF(AND([.Q$3]=([.$E26]-WEEKDAY([.$E26];2)+1);[.$C26]&lt;&gt;&quot;Parent Task&quot;);&quot;u&quot;;&quot;&quot;)">
            <text:p/>
          </table:table-cell>
          <table:table-cell table:style-name="ce36" table:formula="of:=IF(AND([.R$3]=([.$E26]-WEEKDAY([.$E26];2)+1);[.$C26]&lt;&gt;&quot;Parent Task&quot;);&quot;u&quot;;&quot;&quot;)">
            <text:p/>
          </table:table-cell>
          <table:table-cell table:style-name="ce36" table:formula="of:=IF(AND([.S$3]=([.$E26]-WEEKDAY([.$E26];2)+1);[.$C26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T$3]=([.$E26]-WEEKDAY([.$E26];2)+1);[.$C26]&lt;&gt;&quot;Parent Task&quot;);&quot;u&quot;;&quot;&quot;)">
            <text:p/>
          </table:table-cell>
          <table:table-cell table:style-name="ce36" table:formula="of:=IF(AND([.U$3]=([.$E26]-WEEKDAY([.$E26];2)+1);[.$C26]&lt;&gt;&quot;Parent Task&quot;);&quot;u&quot;;&quot;&quot;)">
            <text:p/>
          </table:table-cell>
          <table:table-cell table:style-name="ce36" table:formula="of:=IF(AND([.V$3]=([.$E26]-WEEKDAY([.$E26];2)+1);[.$C26]&lt;&gt;&quot;Parent Task&quot;);&quot;u&quot;;&quot;&quot;)">
            <text:p/>
          </table:table-cell>
          <table:table-cell table:style-name="ce36" table:formula="of:=IF(AND([.W$3]=([.$E26]-WEEKDAY([.$E26];2)+1);[.$C26]&lt;&gt;&quot;Parent Task&quot;);&quot;u&quot;;&quot;&quot;)">
            <text:p/>
          </table:table-cell>
          <table:table-cell table:style-name="ce36" table:formula="of:=IF(AND([.X$3]=([.$E26]-WEEKDAY([.$E26];2)+1);[.$C26]&lt;&gt;&quot;Parent Task&quot;);&quot;u&quot;;&quot;&quot;)">
            <text:p/>
          </table:table-cell>
          <table:table-cell table:style-name="ce36" table:formula="of:=IF(AND([.Y$3]=([.$E26]-WEEKDAY([.$E26];2)+1);[.$C26]&lt;&gt;&quot;Parent Task&quot;);&quot;u&quot;;&quot;&quot;)">
            <text:p/>
          </table:table-cell>
          <table:table-cell table:style-name="ce36" table:formula="of:=IF(AND([.Z$3]=([.$E26]-WEEKDAY([.$E26];2)+1);[.$C26]&lt;&gt;&quot;Parent Task&quot;);&quot;u&quot;;&quot;&quot;)">
            <text:p/>
          </table:table-cell>
          <table:table-cell table:style-name="ce36" table:formula="of:=IF(AND([.AA$3]=([.$E26]-WEEKDAY([.$E26];2)+1);[.$C26]&lt;&gt;&quot;Parent Task&quot;);&quot;u&quot;;&quot;&quot;)">
            <text:p/>
          </table:table-cell>
          <table:table-cell table:style-name="ce36" table:formula="of:=IF(AND([.AB$3]=([.$E26]-WEEKDAY([.$E26];2)+1);[.$C26]&lt;&gt;&quot;Parent Task&quot;);&quot;u&quot;;&quot;&quot;)">
            <text:p/>
          </table:table-cell>
          <table:table-cell table:style-name="ce36" table:formula="of:=IF(AND([.AC$3]=([.$E26]-WEEKDAY([.$E26];2)+1);[.$C26]&lt;&gt;&quot;Parent Task&quot;);&quot;u&quot;;&quot;&quot;)">
            <text:p/>
          </table:table-cell>
          <table:table-cell table:style-name="ce36" table:formula="of:=IF(AND([.AD$3]=([.$E26]-WEEKDAY([.$E26];2)+1);[.$C26]&lt;&gt;&quot;Parent Task&quot;);&quot;u&quot;;&quot;&quot;)">
            <text:p/>
          </table:table-cell>
          <table:table-cell table:style-name="ce36" table:formula="of:=IF(AND([.AE$3]=([.$E26]-WEEKDAY([.$E26];2)+1);[.$C26]&lt;&gt;&quot;Parent Task&quot;);&quot;u&quot;;&quot;&quot;)">
            <text:p/>
          </table:table-cell>
          <table:table-cell table:style-name="ce36" table:formula="of:=IF(AND([.AF$3]=([.$E26]-WEEKDAY([.$E26];2)+1);[.$C26]&lt;&gt;&quot;Parent Task&quot;);&quot;u&quot;;&quot;&quot;)">
            <text:p/>
          </table:table-cell>
          <table:table-cell table:style-name="ce36" table:formula="of:=IF(AND([.AG$3]=([.$E26]-WEEKDAY([.$E26];2)+1);[.$C26]&lt;&gt;&quot;Parent Task&quot;);&quot;u&quot;;&quot;&quot;)">
            <text:p/>
          </table:table-cell>
          <table:table-cell table:style-name="ce36" table:formula="of:=IF(AND([.AH$3]=([.$E26]-WEEKDAY([.$E26];2)+1);[.$C26]&lt;&gt;&quot;Parent Task&quot;);&quot;u&quot;;&quot;&quot;)">
            <text:p/>
          </table:table-cell>
          <table:table-cell table:style-name="ce36" table:formula="of:=IF(AND([.AI$3]=([.$E26]-WEEKDAY([.$E26];2)+1);[.$C26]&lt;&gt;&quot;Parent Task&quot;);&quot;u&quot;;&quot;&quot;)">
            <text:p/>
          </table:table-cell>
          <table:table-cell table:style-name="ce36" table:formula="of:=IF(AND([.AJ$3]=([.$E26]-WEEKDAY([.$E26];2)+1);[.$C26]&lt;&gt;&quot;Parent Task&quot;);&quot;u&quot;;&quot;&quot;)">
            <text:p/>
          </table:table-cell>
          <table:table-cell table:style-name="ce45" table:formula="of:=IF(AND([.AK$3]=([.$E26]-WEEKDAY([.$E26];2)+1);[.$C26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5</text:p>
          </table:table-cell>
          <table:table-cell table:style-name="ce10" office:value-type="string" calcext:value-type="string">
            <text:p>Dispatch Packets Within Proces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19" calcext:value-type="date">
            <text:p>19-Dec-2022</text:p>
          </table:table-cell>
          <table:table-cell table:style-name="ce19" office:value-type="date" office:date-value="2022-12-20" calcext:value-type="date">
            <text:p>20-Dec-2022</text:p>
          </table:table-cell>
          <table:table-cell table:style-name="ce22" table:formula="of:=IF([.E27]=&quot;&quot;;&quot;&quot;;NETWORKDAYS([.D27];[.E27]))" office:value-type="float" office:value="2" calcext:value-type="float">
            <text:p>2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7]-WEEKDAY([.$E27];2)+1);[.$C27]&lt;&gt;&quot;Parent Task&quot;);&quot;u&quot;;&quot;&quot;)">
            <text:p/>
          </table:table-cell>
          <table:table-cell table:style-name="ce36" table:formula="of:=IF(AND([.I$3]=([.$E27]-WEEKDAY([.$E27];2)+1);[.$C27]&lt;&gt;&quot;Parent Task&quot;);&quot;u&quot;;&quot;&quot;)">
            <text:p/>
          </table:table-cell>
          <table:table-cell table:style-name="ce36" table:formula="of:=IF(AND([.J$3]=([.$E27]-WEEKDAY([.$E27];2)+1);[.$C27]&lt;&gt;&quot;Parent Task&quot;);&quot;u&quot;;&quot;&quot;)">
            <text:p/>
          </table:table-cell>
          <table:table-cell table:style-name="ce36" table:formula="of:=IF(AND([.K$3]=([.$E27]-WEEKDAY([.$E27];2)+1);[.$C27]&lt;&gt;&quot;Parent Task&quot;);&quot;u&quot;;&quot;&quot;)">
            <text:p/>
          </table:table-cell>
          <table:table-cell table:style-name="ce36" table:formula="of:=IF(AND([.L$3]=([.$E27]-WEEKDAY([.$E27];2)+1);[.$C27]&lt;&gt;&quot;Parent Task&quot;);&quot;u&quot;;&quot;&quot;)">
            <text:p/>
          </table:table-cell>
          <table:table-cell table:style-name="ce36" table:formula="of:=IF(AND([.M$3]=([.$E27]-WEEKDAY([.$E27];2)+1);[.$C27]&lt;&gt;&quot;Parent Task&quot;);&quot;u&quot;;&quot;&quot;)">
            <text:p/>
          </table:table-cell>
          <table:table-cell table:style-name="ce36" table:formula="of:=IF(AND([.N$3]=([.$E27]-WEEKDAY([.$E27];2)+1);[.$C27]&lt;&gt;&quot;Parent Task&quot;);&quot;u&quot;;&quot;&quot;)">
            <text:p/>
          </table:table-cell>
          <table:table-cell table:style-name="ce36" table:formula="of:=IF(AND([.O$3]=([.$E27]-WEEKDAY([.$E27];2)+1);[.$C27]&lt;&gt;&quot;Parent Task&quot;);&quot;u&quot;;&quot;&quot;)">
            <text:p/>
          </table:table-cell>
          <table:table-cell table:style-name="ce36" table:formula="of:=IF(AND([.P$3]=([.$E27]-WEEKDAY([.$E27];2)+1);[.$C27]&lt;&gt;&quot;Parent Task&quot;);&quot;u&quot;;&quot;&quot;)">
            <text:p/>
          </table:table-cell>
          <table:table-cell table:style-name="ce36" table:formula="of:=IF(AND([.Q$3]=([.$E27]-WEEKDAY([.$E27];2)+1);[.$C27]&lt;&gt;&quot;Parent Task&quot;);&quot;u&quot;;&quot;&quot;)">
            <text:p/>
          </table:table-cell>
          <table:table-cell table:style-name="ce36" table:formula="of:=IF(AND([.R$3]=([.$E27]-WEEKDAY([.$E27];2)+1);[.$C27]&lt;&gt;&quot;Parent Task&quot;);&quot;u&quot;;&quot;&quot;)">
            <text:p/>
          </table:table-cell>
          <table:table-cell table:style-name="ce36" table:formula="of:=IF(AND([.S$3]=([.$E27]-WEEKDAY([.$E27];2)+1);[.$C27]&lt;&gt;&quot;Parent Task&quot;);&quot;u&quot;;&quot;&quot;)">
            <text:p/>
          </table:table-cell>
          <table:table-cell table:style-name="ce36" table:formula="of:=IF(AND([.T$3]=([.$E27]-WEEKDAY([.$E27];2)+1);[.$C27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U$3]=([.$E27]-WEEKDAY([.$E27];2)+1);[.$C27]&lt;&gt;&quot;Parent Task&quot;);&quot;u&quot;;&quot;&quot;)">
            <text:p/>
          </table:table-cell>
          <table:table-cell table:style-name="ce36" table:formula="of:=IF(AND([.V$3]=([.$E27]-WEEKDAY([.$E27];2)+1);[.$C27]&lt;&gt;&quot;Parent Task&quot;);&quot;u&quot;;&quot;&quot;)">
            <text:p/>
          </table:table-cell>
          <table:table-cell table:style-name="ce36" table:formula="of:=IF(AND([.W$3]=([.$E27]-WEEKDAY([.$E27];2)+1);[.$C27]&lt;&gt;&quot;Parent Task&quot;);&quot;u&quot;;&quot;&quot;)">
            <text:p/>
          </table:table-cell>
          <table:table-cell table:style-name="ce36" table:formula="of:=IF(AND([.X$3]=([.$E27]-WEEKDAY([.$E27];2)+1);[.$C27]&lt;&gt;&quot;Parent Task&quot;);&quot;u&quot;;&quot;&quot;)">
            <text:p/>
          </table:table-cell>
          <table:table-cell table:style-name="ce36" table:formula="of:=IF(AND([.Y$3]=([.$E27]-WEEKDAY([.$E27];2)+1);[.$C27]&lt;&gt;&quot;Parent Task&quot;);&quot;u&quot;;&quot;&quot;)">
            <text:p/>
          </table:table-cell>
          <table:table-cell table:style-name="ce36" table:formula="of:=IF(AND([.Z$3]=([.$E27]-WEEKDAY([.$E27];2)+1);[.$C27]&lt;&gt;&quot;Parent Task&quot;);&quot;u&quot;;&quot;&quot;)">
            <text:p/>
          </table:table-cell>
          <table:table-cell table:style-name="ce36" table:formula="of:=IF(AND([.AA$3]=([.$E27]-WEEKDAY([.$E27];2)+1);[.$C27]&lt;&gt;&quot;Parent Task&quot;);&quot;u&quot;;&quot;&quot;)">
            <text:p/>
          </table:table-cell>
          <table:table-cell table:style-name="ce36" table:formula="of:=IF(AND([.AB$3]=([.$E27]-WEEKDAY([.$E27];2)+1);[.$C27]&lt;&gt;&quot;Parent Task&quot;);&quot;u&quot;;&quot;&quot;)">
            <text:p/>
          </table:table-cell>
          <table:table-cell table:style-name="ce36" table:formula="of:=IF(AND([.AC$3]=([.$E27]-WEEKDAY([.$E27];2)+1);[.$C27]&lt;&gt;&quot;Parent Task&quot;);&quot;u&quot;;&quot;&quot;)">
            <text:p/>
          </table:table-cell>
          <table:table-cell table:style-name="ce36" table:formula="of:=IF(AND([.AD$3]=([.$E27]-WEEKDAY([.$E27];2)+1);[.$C27]&lt;&gt;&quot;Parent Task&quot;);&quot;u&quot;;&quot;&quot;)">
            <text:p/>
          </table:table-cell>
          <table:table-cell table:style-name="ce36" table:formula="of:=IF(AND([.AE$3]=([.$E27]-WEEKDAY([.$E27];2)+1);[.$C27]&lt;&gt;&quot;Parent Task&quot;);&quot;u&quot;;&quot;&quot;)">
            <text:p/>
          </table:table-cell>
          <table:table-cell table:style-name="ce36" table:formula="of:=IF(AND([.AF$3]=([.$E27]-WEEKDAY([.$E27];2)+1);[.$C27]&lt;&gt;&quot;Parent Task&quot;);&quot;u&quot;;&quot;&quot;)">
            <text:p/>
          </table:table-cell>
          <table:table-cell table:style-name="ce36" table:formula="of:=IF(AND([.AG$3]=([.$E27]-WEEKDAY([.$E27];2)+1);[.$C27]&lt;&gt;&quot;Parent Task&quot;);&quot;u&quot;;&quot;&quot;)">
            <text:p/>
          </table:table-cell>
          <table:table-cell table:style-name="ce36" table:formula="of:=IF(AND([.AH$3]=([.$E27]-WEEKDAY([.$E27];2)+1);[.$C27]&lt;&gt;&quot;Parent Task&quot;);&quot;u&quot;;&quot;&quot;)">
            <text:p/>
          </table:table-cell>
          <table:table-cell table:style-name="ce36" table:formula="of:=IF(AND([.AI$3]=([.$E27]-WEEKDAY([.$E27];2)+1);[.$C27]&lt;&gt;&quot;Parent Task&quot;);&quot;u&quot;;&quot;&quot;)">
            <text:p/>
          </table:table-cell>
          <table:table-cell table:style-name="ce36" table:formula="of:=IF(AND([.AJ$3]=([.$E27]-WEEKDAY([.$E27];2)+1);[.$C27]&lt;&gt;&quot;Parent Task&quot;);&quot;u&quot;;&quot;&quot;)">
            <text:p/>
          </table:table-cell>
          <table:table-cell table:style-name="ce45" table:formula="of:=IF(AND([.AK$3]=([.$E27]-WEEKDAY([.$E27];2)+1);[.$C27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6</text:p>
          </table:table-cell>
          <table:table-cell table:style-name="ce10" office:value-type="string" calcext:value-type="string">
            <text:p>Dispatch Packets With Socket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21" calcext:value-type="date">
            <text:p>21-Dec-2022</text:p>
          </table:table-cell>
          <table:table-cell table:style-name="ce19" office:value-type="date" office:date-value="2022-12-23" calcext:value-type="date">
            <text:p>23-Dec-2022</text:p>
          </table:table-cell>
          <table:table-cell table:style-name="ce22" table:formula="of:=IF([.E28]=&quot;&quot;;&quot;&quot;;NETWORKDAYS([.D28];[.E28]))" office:value-type="float" office:value="3" calcext:value-type="float">
            <text:p>3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8]-WEEKDAY([.$E28];2)+1);[.$C28]&lt;&gt;&quot;Parent Task&quot;);&quot;u&quot;;&quot;&quot;)">
            <text:p/>
          </table:table-cell>
          <table:table-cell table:style-name="ce36" table:formula="of:=IF(AND([.I$3]=([.$E28]-WEEKDAY([.$E28];2)+1);[.$C28]&lt;&gt;&quot;Parent Task&quot;);&quot;u&quot;;&quot;&quot;)">
            <text:p/>
          </table:table-cell>
          <table:table-cell table:style-name="ce36" table:formula="of:=IF(AND([.J$3]=([.$E28]-WEEKDAY([.$E28];2)+1);[.$C28]&lt;&gt;&quot;Parent Task&quot;);&quot;u&quot;;&quot;&quot;)">
            <text:p/>
          </table:table-cell>
          <table:table-cell table:style-name="ce36" table:formula="of:=IF(AND([.K$3]=([.$E28]-WEEKDAY([.$E28];2)+1);[.$C28]&lt;&gt;&quot;Parent Task&quot;);&quot;u&quot;;&quot;&quot;)">
            <text:p/>
          </table:table-cell>
          <table:table-cell table:style-name="ce36" table:formula="of:=IF(AND([.L$3]=([.$E28]-WEEKDAY([.$E28];2)+1);[.$C28]&lt;&gt;&quot;Parent Task&quot;);&quot;u&quot;;&quot;&quot;)">
            <text:p/>
          </table:table-cell>
          <table:table-cell table:style-name="ce36" table:formula="of:=IF(AND([.M$3]=([.$E28]-WEEKDAY([.$E28];2)+1);[.$C28]&lt;&gt;&quot;Parent Task&quot;);&quot;u&quot;;&quot;&quot;)">
            <text:p/>
          </table:table-cell>
          <table:table-cell table:style-name="ce36" table:formula="of:=IF(AND([.N$3]=([.$E28]-WEEKDAY([.$E28];2)+1);[.$C28]&lt;&gt;&quot;Parent Task&quot;);&quot;u&quot;;&quot;&quot;)">
            <text:p/>
          </table:table-cell>
          <table:table-cell table:style-name="ce36" table:formula="of:=IF(AND([.O$3]=([.$E28]-WEEKDAY([.$E28];2)+1);[.$C28]&lt;&gt;&quot;Parent Task&quot;);&quot;u&quot;;&quot;&quot;)">
            <text:p/>
          </table:table-cell>
          <table:table-cell table:style-name="ce36" table:formula="of:=IF(AND([.P$3]=([.$E28]-WEEKDAY([.$E28];2)+1);[.$C28]&lt;&gt;&quot;Parent Task&quot;);&quot;u&quot;;&quot;&quot;)">
            <text:p/>
          </table:table-cell>
          <table:table-cell table:style-name="ce36" table:formula="of:=IF(AND([.Q$3]=([.$E28]-WEEKDAY([.$E28];2)+1);[.$C28]&lt;&gt;&quot;Parent Task&quot;);&quot;u&quot;;&quot;&quot;)">
            <text:p/>
          </table:table-cell>
          <table:table-cell table:style-name="ce36" table:formula="of:=IF(AND([.R$3]=([.$E28]-WEEKDAY([.$E28];2)+1);[.$C28]&lt;&gt;&quot;Parent Task&quot;);&quot;u&quot;;&quot;&quot;)">
            <text:p/>
          </table:table-cell>
          <table:table-cell table:style-name="ce36" table:formula="of:=IF(AND([.S$3]=([.$E28]-WEEKDAY([.$E28];2)+1);[.$C28]&lt;&gt;&quot;Parent Task&quot;);&quot;u&quot;;&quot;&quot;)">
            <text:p/>
          </table:table-cell>
          <table:table-cell table:style-name="ce36" table:formula="of:=IF(AND([.T$3]=([.$E28]-WEEKDAY([.$E28];2)+1);[.$C28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U$3]=([.$E28]-WEEKDAY([.$E28];2)+1);[.$C28]&lt;&gt;&quot;Parent Task&quot;);&quot;u&quot;;&quot;&quot;)">
            <text:p/>
          </table:table-cell>
          <table:table-cell table:style-name="ce36" table:formula="of:=IF(AND([.V$3]=([.$E28]-WEEKDAY([.$E28];2)+1);[.$C28]&lt;&gt;&quot;Parent Task&quot;);&quot;u&quot;;&quot;&quot;)">
            <text:p/>
          </table:table-cell>
          <table:table-cell table:style-name="ce36" table:formula="of:=IF(AND([.W$3]=([.$E28]-WEEKDAY([.$E28];2)+1);[.$C28]&lt;&gt;&quot;Parent Task&quot;);&quot;u&quot;;&quot;&quot;)">
            <text:p/>
          </table:table-cell>
          <table:table-cell table:style-name="ce36" table:formula="of:=IF(AND([.X$3]=([.$E28]-WEEKDAY([.$E28];2)+1);[.$C28]&lt;&gt;&quot;Parent Task&quot;);&quot;u&quot;;&quot;&quot;)">
            <text:p/>
          </table:table-cell>
          <table:table-cell table:style-name="ce36" table:formula="of:=IF(AND([.Y$3]=([.$E28]-WEEKDAY([.$E28];2)+1);[.$C28]&lt;&gt;&quot;Parent Task&quot;);&quot;u&quot;;&quot;&quot;)">
            <text:p/>
          </table:table-cell>
          <table:table-cell table:style-name="ce36" table:formula="of:=IF(AND([.Z$3]=([.$E28]-WEEKDAY([.$E28];2)+1);[.$C28]&lt;&gt;&quot;Parent Task&quot;);&quot;u&quot;;&quot;&quot;)">
            <text:p/>
          </table:table-cell>
          <table:table-cell table:style-name="ce36" table:formula="of:=IF(AND([.AA$3]=([.$E28]-WEEKDAY([.$E28];2)+1);[.$C28]&lt;&gt;&quot;Parent Task&quot;);&quot;u&quot;;&quot;&quot;)">
            <text:p/>
          </table:table-cell>
          <table:table-cell table:style-name="ce36" table:formula="of:=IF(AND([.AB$3]=([.$E28]-WEEKDAY([.$E28];2)+1);[.$C28]&lt;&gt;&quot;Parent Task&quot;);&quot;u&quot;;&quot;&quot;)">
            <text:p/>
          </table:table-cell>
          <table:table-cell table:style-name="ce36" table:formula="of:=IF(AND([.AC$3]=([.$E28]-WEEKDAY([.$E28];2)+1);[.$C28]&lt;&gt;&quot;Parent Task&quot;);&quot;u&quot;;&quot;&quot;)">
            <text:p/>
          </table:table-cell>
          <table:table-cell table:style-name="ce36" table:formula="of:=IF(AND([.AD$3]=([.$E28]-WEEKDAY([.$E28];2)+1);[.$C28]&lt;&gt;&quot;Parent Task&quot;);&quot;u&quot;;&quot;&quot;)">
            <text:p/>
          </table:table-cell>
          <table:table-cell table:style-name="ce36" table:formula="of:=IF(AND([.AE$3]=([.$E28]-WEEKDAY([.$E28];2)+1);[.$C28]&lt;&gt;&quot;Parent Task&quot;);&quot;u&quot;;&quot;&quot;)">
            <text:p/>
          </table:table-cell>
          <table:table-cell table:style-name="ce36" table:formula="of:=IF(AND([.AF$3]=([.$E28]-WEEKDAY([.$E28];2)+1);[.$C28]&lt;&gt;&quot;Parent Task&quot;);&quot;u&quot;;&quot;&quot;)">
            <text:p/>
          </table:table-cell>
          <table:table-cell table:style-name="ce36" table:formula="of:=IF(AND([.AG$3]=([.$E28]-WEEKDAY([.$E28];2)+1);[.$C28]&lt;&gt;&quot;Parent Task&quot;);&quot;u&quot;;&quot;&quot;)">
            <text:p/>
          </table:table-cell>
          <table:table-cell table:style-name="ce36" table:formula="of:=IF(AND([.AH$3]=([.$E28]-WEEKDAY([.$E28];2)+1);[.$C28]&lt;&gt;&quot;Parent Task&quot;);&quot;u&quot;;&quot;&quot;)">
            <text:p/>
          </table:table-cell>
          <table:table-cell table:style-name="ce36" table:formula="of:=IF(AND([.AI$3]=([.$E28]-WEEKDAY([.$E28];2)+1);[.$C28]&lt;&gt;&quot;Parent Task&quot;);&quot;u&quot;;&quot;&quot;)">
            <text:p/>
          </table:table-cell>
          <table:table-cell table:style-name="ce36" table:formula="of:=IF(AND([.AJ$3]=([.$E28]-WEEKDAY([.$E28];2)+1);[.$C28]&lt;&gt;&quot;Parent Task&quot;);&quot;u&quot;;&quot;&quot;)">
            <text:p/>
          </table:table-cell>
          <table:table-cell table:style-name="ce45" table:formula="of:=IF(AND([.AK$3]=([.$E28]-WEEKDAY([.$E28];2)+1);[.$C28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7</text:p>
          </table:table-cell>
          <table:table-cell table:style-name="ce10" office:value-type="string" calcext:value-type="string">
            <text:p>Create Listener Application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21" calcext:value-type="date">
            <text:p>21-Dec-2022</text:p>
          </table:table-cell>
          <table:table-cell table:style-name="ce19" office:value-type="date" office:date-value="2022-12-23" calcext:value-type="date">
            <text:p>23-Dec-2022</text:p>
          </table:table-cell>
          <table:table-cell table:style-name="ce22" table:formula="of:=IF([.E29]=&quot;&quot;;&quot;&quot;;NETWORKDAYS([.D29];[.E29]))" office:value-type="float" office:value="3" calcext:value-type="float">
            <text:p>3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29]-WEEKDAY([.$E29];2)+1);[.$C29]&lt;&gt;&quot;Parent Task&quot;);&quot;u&quot;;&quot;&quot;)">
            <text:p/>
          </table:table-cell>
          <table:table-cell table:style-name="ce36" table:formula="of:=IF(AND([.I$3]=([.$E29]-WEEKDAY([.$E29];2)+1);[.$C29]&lt;&gt;&quot;Parent Task&quot;);&quot;u&quot;;&quot;&quot;)">
            <text:p/>
          </table:table-cell>
          <table:table-cell table:style-name="ce36" table:formula="of:=IF(AND([.J$3]=([.$E29]-WEEKDAY([.$E29];2)+1);[.$C29]&lt;&gt;&quot;Parent Task&quot;);&quot;u&quot;;&quot;&quot;)">
            <text:p/>
          </table:table-cell>
          <table:table-cell table:style-name="ce36" table:formula="of:=IF(AND([.K$3]=([.$E29]-WEEKDAY([.$E29];2)+1);[.$C29]&lt;&gt;&quot;Parent Task&quot;);&quot;u&quot;;&quot;&quot;)">
            <text:p/>
          </table:table-cell>
          <table:table-cell table:style-name="ce36" table:formula="of:=IF(AND([.L$3]=([.$E29]-WEEKDAY([.$E29];2)+1);[.$C29]&lt;&gt;&quot;Parent Task&quot;);&quot;u&quot;;&quot;&quot;)">
            <text:p/>
          </table:table-cell>
          <table:table-cell table:style-name="ce36" table:formula="of:=IF(AND([.M$3]=([.$E29]-WEEKDAY([.$E29];2)+1);[.$C29]&lt;&gt;&quot;Parent Task&quot;);&quot;u&quot;;&quot;&quot;)">
            <text:p/>
          </table:table-cell>
          <table:table-cell table:style-name="ce36" table:formula="of:=IF(AND([.N$3]=([.$E29]-WEEKDAY([.$E29];2)+1);[.$C29]&lt;&gt;&quot;Parent Task&quot;);&quot;u&quot;;&quot;&quot;)">
            <text:p/>
          </table:table-cell>
          <table:table-cell table:style-name="ce36" table:formula="of:=IF(AND([.O$3]=([.$E29]-WEEKDAY([.$E29];2)+1);[.$C29]&lt;&gt;&quot;Parent Task&quot;);&quot;u&quot;;&quot;&quot;)">
            <text:p/>
          </table:table-cell>
          <table:table-cell table:style-name="ce36" table:formula="of:=IF(AND([.P$3]=([.$E29]-WEEKDAY([.$E29];2)+1);[.$C29]&lt;&gt;&quot;Parent Task&quot;);&quot;u&quot;;&quot;&quot;)">
            <text:p/>
          </table:table-cell>
          <table:table-cell table:style-name="ce36" table:formula="of:=IF(AND([.Q$3]=([.$E29]-WEEKDAY([.$E29];2)+1);[.$C29]&lt;&gt;&quot;Parent Task&quot;);&quot;u&quot;;&quot;&quot;)">
            <text:p/>
          </table:table-cell>
          <table:table-cell table:style-name="ce36" table:formula="of:=IF(AND([.R$3]=([.$E29]-WEEKDAY([.$E29];2)+1);[.$C29]&lt;&gt;&quot;Parent Task&quot;);&quot;u&quot;;&quot;&quot;)">
            <text:p/>
          </table:table-cell>
          <table:table-cell table:style-name="ce36" table:formula="of:=IF(AND([.S$3]=([.$E29]-WEEKDAY([.$E29];2)+1);[.$C29]&lt;&gt;&quot;Parent Task&quot;);&quot;u&quot;;&quot;&quot;)">
            <text:p/>
          </table:table-cell>
          <table:table-cell table:style-name="ce36" table:formula="of:=IF(AND([.T$3]=([.$E29]-WEEKDAY([.$E29];2)+1);[.$C29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U$3]=([.$E29]-WEEKDAY([.$E29];2)+1);[.$C29]&lt;&gt;&quot;Parent Task&quot;);&quot;u&quot;;&quot;&quot;)">
            <text:p/>
          </table:table-cell>
          <table:table-cell table:style-name="ce36" table:formula="of:=IF(AND([.V$3]=([.$E29]-WEEKDAY([.$E29];2)+1);[.$C29]&lt;&gt;&quot;Parent Task&quot;);&quot;u&quot;;&quot;&quot;)">
            <text:p/>
          </table:table-cell>
          <table:table-cell table:style-name="ce36" table:formula="of:=IF(AND([.W$3]=([.$E29]-WEEKDAY([.$E29];2)+1);[.$C29]&lt;&gt;&quot;Parent Task&quot;);&quot;u&quot;;&quot;&quot;)">
            <text:p/>
          </table:table-cell>
          <table:table-cell table:style-name="ce36" table:formula="of:=IF(AND([.X$3]=([.$E29]-WEEKDAY([.$E29];2)+1);[.$C29]&lt;&gt;&quot;Parent Task&quot;);&quot;u&quot;;&quot;&quot;)">
            <text:p/>
          </table:table-cell>
          <table:table-cell table:style-name="ce36" table:formula="of:=IF(AND([.Y$3]=([.$E29]-WEEKDAY([.$E29];2)+1);[.$C29]&lt;&gt;&quot;Parent Task&quot;);&quot;u&quot;;&quot;&quot;)">
            <text:p/>
          </table:table-cell>
          <table:table-cell table:style-name="ce36" table:formula="of:=IF(AND([.Z$3]=([.$E29]-WEEKDAY([.$E29];2)+1);[.$C29]&lt;&gt;&quot;Parent Task&quot;);&quot;u&quot;;&quot;&quot;)">
            <text:p/>
          </table:table-cell>
          <table:table-cell table:style-name="ce36" table:formula="of:=IF(AND([.AA$3]=([.$E29]-WEEKDAY([.$E29];2)+1);[.$C29]&lt;&gt;&quot;Parent Task&quot;);&quot;u&quot;;&quot;&quot;)">
            <text:p/>
          </table:table-cell>
          <table:table-cell table:style-name="ce36" table:formula="of:=IF(AND([.AB$3]=([.$E29]-WEEKDAY([.$E29];2)+1);[.$C29]&lt;&gt;&quot;Parent Task&quot;);&quot;u&quot;;&quot;&quot;)">
            <text:p/>
          </table:table-cell>
          <table:table-cell table:style-name="ce36" table:formula="of:=IF(AND([.AC$3]=([.$E29]-WEEKDAY([.$E29];2)+1);[.$C29]&lt;&gt;&quot;Parent Task&quot;);&quot;u&quot;;&quot;&quot;)">
            <text:p/>
          </table:table-cell>
          <table:table-cell table:style-name="ce36" table:formula="of:=IF(AND([.AD$3]=([.$E29]-WEEKDAY([.$E29];2)+1);[.$C29]&lt;&gt;&quot;Parent Task&quot;);&quot;u&quot;;&quot;&quot;)">
            <text:p/>
          </table:table-cell>
          <table:table-cell table:style-name="ce36" table:formula="of:=IF(AND([.AE$3]=([.$E29]-WEEKDAY([.$E29];2)+1);[.$C29]&lt;&gt;&quot;Parent Task&quot;);&quot;u&quot;;&quot;&quot;)">
            <text:p/>
          </table:table-cell>
          <table:table-cell table:style-name="ce36" table:formula="of:=IF(AND([.AF$3]=([.$E29]-WEEKDAY([.$E29];2)+1);[.$C29]&lt;&gt;&quot;Parent Task&quot;);&quot;u&quot;;&quot;&quot;)">
            <text:p/>
          </table:table-cell>
          <table:table-cell table:style-name="ce36" table:formula="of:=IF(AND([.AG$3]=([.$E29]-WEEKDAY([.$E29];2)+1);[.$C29]&lt;&gt;&quot;Parent Task&quot;);&quot;u&quot;;&quot;&quot;)">
            <text:p/>
          </table:table-cell>
          <table:table-cell table:style-name="ce36" table:formula="of:=IF(AND([.AH$3]=([.$E29]-WEEKDAY([.$E29];2)+1);[.$C29]&lt;&gt;&quot;Parent Task&quot;);&quot;u&quot;;&quot;&quot;)">
            <text:p/>
          </table:table-cell>
          <table:table-cell table:style-name="ce36" table:formula="of:=IF(AND([.AI$3]=([.$E29]-WEEKDAY([.$E29];2)+1);[.$C29]&lt;&gt;&quot;Parent Task&quot;);&quot;u&quot;;&quot;&quot;)">
            <text:p/>
          </table:table-cell>
          <table:table-cell table:style-name="ce36" table:formula="of:=IF(AND([.AJ$3]=([.$E29]-WEEKDAY([.$E29];2)+1);[.$C29]&lt;&gt;&quot;Parent Task&quot;);&quot;u&quot;;&quot;&quot;)">
            <text:p/>
          </table:table-cell>
          <table:table-cell table:style-name="ce45" table:formula="of:=IF(AND([.AK$3]=([.$E29]-WEEKDAY([.$E29];2)+1);[.$C29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8</text:p>
          </table:table-cell>
          <table:table-cell table:style-name="ce10" office:value-type="string" calcext:value-type="string">
            <text:p>Add Program Operation Mode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1-02" calcext:value-type="date">
            <text:p>02-Jan-2023</text:p>
          </table:table-cell>
          <table:table-cell table:style-name="ce19" office:value-type="date" office:date-value="2023-01-10" calcext:value-type="date">
            <text:p>10-Jan-2023</text:p>
          </table:table-cell>
          <table:table-cell table:style-name="ce22" table:formula="of:=IF([.E30]=&quot;&quot;;&quot;&quot;;NETWORKDAYS([.D30];[.E30]))" office:value-type="float" office:value="7" calcext:value-type="float">
            <text:p>7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31" table:formula="of:=IF(AND([.H$3]=([.$E30]-WEEKDAY([.$E30];2)+1);[.$C30]&lt;&gt;&quot;Parent Task&quot;);&quot;u&quot;;&quot;&quot;)">
            <text:p/>
          </table:table-cell>
          <table:table-cell table:style-name="ce36" table:formula="of:=IF(AND([.I$3]=([.$E30]-WEEKDAY([.$E30];2)+1);[.$C30]&lt;&gt;&quot;Parent Task&quot;);&quot;u&quot;;&quot;&quot;)">
            <text:p/>
          </table:table-cell>
          <table:table-cell table:style-name="ce36" table:formula="of:=IF(AND([.J$3]=([.$E30]-WEEKDAY([.$E30];2)+1);[.$C30]&lt;&gt;&quot;Parent Task&quot;);&quot;u&quot;;&quot;&quot;)">
            <text:p/>
          </table:table-cell>
          <table:table-cell table:style-name="ce36" table:formula="of:=IF(AND([.K$3]=([.$E30]-WEEKDAY([.$E30];2)+1);[.$C30]&lt;&gt;&quot;Parent Task&quot;);&quot;u&quot;;&quot;&quot;)">
            <text:p/>
          </table:table-cell>
          <table:table-cell table:style-name="ce36" table:formula="of:=IF(AND([.L$3]=([.$E30]-WEEKDAY([.$E30];2)+1);[.$C30]&lt;&gt;&quot;Parent Task&quot;);&quot;u&quot;;&quot;&quot;)">
            <text:p/>
          </table:table-cell>
          <table:table-cell table:style-name="ce36" table:formula="of:=IF(AND([.M$3]=([.$E30]-WEEKDAY([.$E30];2)+1);[.$C30]&lt;&gt;&quot;Parent Task&quot;);&quot;u&quot;;&quot;&quot;)">
            <text:p/>
          </table:table-cell>
          <table:table-cell table:style-name="ce36" table:formula="of:=IF(AND([.N$3]=([.$E30]-WEEKDAY([.$E30];2)+1);[.$C30]&lt;&gt;&quot;Parent Task&quot;);&quot;u&quot;;&quot;&quot;)">
            <text:p/>
          </table:table-cell>
          <table:table-cell table:style-name="ce36" table:formula="of:=IF(AND([.O$3]=([.$E30]-WEEKDAY([.$E30];2)+1);[.$C30]&lt;&gt;&quot;Parent Task&quot;);&quot;u&quot;;&quot;&quot;)">
            <text:p/>
          </table:table-cell>
          <table:table-cell table:style-name="ce36" table:formula="of:=IF(AND([.P$3]=([.$E30]-WEEKDAY([.$E30];2)+1);[.$C30]&lt;&gt;&quot;Parent Task&quot;);&quot;u&quot;;&quot;&quot;)">
            <text:p/>
          </table:table-cell>
          <table:table-cell table:style-name="ce36" table:formula="of:=IF(AND([.Q$3]=([.$E30]-WEEKDAY([.$E30];2)+1);[.$C30]&lt;&gt;&quot;Parent Task&quot;);&quot;u&quot;;&quot;&quot;)">
            <text:p/>
          </table:table-cell>
          <table:table-cell table:style-name="ce36" table:formula="of:=IF(AND([.R$3]=([.$E30]-WEEKDAY([.$E30];2)+1);[.$C30]&lt;&gt;&quot;Parent Task&quot;);&quot;u&quot;;&quot;&quot;)">
            <text:p/>
          </table:table-cell>
          <table:table-cell table:style-name="ce36" table:formula="of:=IF(AND([.S$3]=([.$E30]-WEEKDAY([.$E30];2)+1);[.$C30]&lt;&gt;&quot;Parent Task&quot;);&quot;u&quot;;&quot;&quot;)">
            <text:p/>
          </table:table-cell>
          <table:table-cell table:style-name="ce36" table:formula="of:=IF(AND([.T$3]=([.$E30]-WEEKDAY([.$E30];2)+1);[.$C30]&lt;&gt;&quot;Parent Task&quot;);&quot;u&quot;;&quot;&quot;)">
            <text:p/>
          </table:table-cell>
          <table:table-cell table:style-name="ce36" table:formula="of:=IF(AND([.U$3]=([.$E30]-WEEKDAY([.$E30];2)+1);[.$C30]&lt;&gt;&quot;Parent Task&quot;);&quot;u&quot;;&quot;&quot;)">
            <text:p/>
          </table:table-cell>
          <table:table-cell table:style-name="ce36" table:formula="of:=IF(AND([.V$3]=([.$E30]-WEEKDAY([.$E30];2)+1);[.$C30]&lt;&gt;&quot;Parent Task&quot;);&quot;u&quot;;&quot;&quot;)">
            <text:p/>
          </table:table-cell>
          <table:table-cell table:style-name="ce36" table:formula="of:=IF(AND([.W$3]=([.$E30]-WEEKDAY([.$E30];2)+1);[.$C30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X$3]=([.$E30]-WEEKDAY([.$E30];2)+1);[.$C30]&lt;&gt;&quot;Parent Task&quot;);&quot;u&quot;;&quot;&quot;)">
            <text:p/>
          </table:table-cell>
          <table:table-cell table:style-name="ce36" table:formula="of:=IF(AND([.Y$3]=([.$E30]-WEEKDAY([.$E30];2)+1);[.$C30]&lt;&gt;&quot;Parent Task&quot;);&quot;u&quot;;&quot;&quot;)">
            <text:p/>
          </table:table-cell>
          <table:table-cell table:style-name="ce36" table:formula="of:=IF(AND([.Z$3]=([.$E30]-WEEKDAY([.$E30];2)+1);[.$C30]&lt;&gt;&quot;Parent Task&quot;);&quot;u&quot;;&quot;&quot;)">
            <text:p/>
          </table:table-cell>
          <table:table-cell table:style-name="ce36" table:formula="of:=IF(AND([.AA$3]=([.$E30]-WEEKDAY([.$E30];2)+1);[.$C30]&lt;&gt;&quot;Parent Task&quot;);&quot;u&quot;;&quot;&quot;)">
            <text:p/>
          </table:table-cell>
          <table:table-cell table:style-name="ce36" table:formula="of:=IF(AND([.AB$3]=([.$E30]-WEEKDAY([.$E30];2)+1);[.$C30]&lt;&gt;&quot;Parent Task&quot;);&quot;u&quot;;&quot;&quot;)">
            <text:p/>
          </table:table-cell>
          <table:table-cell table:style-name="ce36" table:formula="of:=IF(AND([.AC$3]=([.$E30]-WEEKDAY([.$E30];2)+1);[.$C30]&lt;&gt;&quot;Parent Task&quot;);&quot;u&quot;;&quot;&quot;)">
            <text:p/>
          </table:table-cell>
          <table:table-cell table:style-name="ce36" table:formula="of:=IF(AND([.AD$3]=([.$E30]-WEEKDAY([.$E30];2)+1);[.$C30]&lt;&gt;&quot;Parent Task&quot;);&quot;u&quot;;&quot;&quot;)">
            <text:p/>
          </table:table-cell>
          <table:table-cell table:style-name="ce36" table:formula="of:=IF(AND([.AE$3]=([.$E30]-WEEKDAY([.$E30];2)+1);[.$C30]&lt;&gt;&quot;Parent Task&quot;);&quot;u&quot;;&quot;&quot;)">
            <text:p/>
          </table:table-cell>
          <table:table-cell table:style-name="ce36" table:formula="of:=IF(AND([.AF$3]=([.$E30]-WEEKDAY([.$E30];2)+1);[.$C30]&lt;&gt;&quot;Parent Task&quot;);&quot;u&quot;;&quot;&quot;)">
            <text:p/>
          </table:table-cell>
          <table:table-cell table:style-name="ce36" table:formula="of:=IF(AND([.AG$3]=([.$E30]-WEEKDAY([.$E30];2)+1);[.$C30]&lt;&gt;&quot;Parent Task&quot;);&quot;u&quot;;&quot;&quot;)">
            <text:p/>
          </table:table-cell>
          <table:table-cell table:style-name="ce36" table:formula="of:=IF(AND([.AH$3]=([.$E30]-WEEKDAY([.$E30];2)+1);[.$C30]&lt;&gt;&quot;Parent Task&quot;);&quot;u&quot;;&quot;&quot;)">
            <text:p/>
          </table:table-cell>
          <table:table-cell table:style-name="ce36" table:formula="of:=IF(AND([.AI$3]=([.$E30]-WEEKDAY([.$E30];2)+1);[.$C30]&lt;&gt;&quot;Parent Task&quot;);&quot;u&quot;;&quot;&quot;)">
            <text:p/>
          </table:table-cell>
          <table:table-cell table:style-name="ce36" table:formula="of:=IF(AND([.AJ$3]=([.$E30]-WEEKDAY([.$E30];2)+1);[.$C30]&lt;&gt;&quot;Parent Task&quot;);&quot;u&quot;;&quot;&quot;)">
            <text:p/>
          </table:table-cell>
          <table:table-cell table:style-name="ce45" table:formula="of:=IF(AND([.AK$3]=([.$E30]-WEEKDAY([.$E30];2)+1);[.$C30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9</text:p>
          </table:table-cell>
          <table:table-cell table:style-name="ce10" office:value-type="string" calcext:value-type="string">
            <text:p>Create Packet Consumer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1-11" calcext:value-type="date">
            <text:p>11-Jan-2023</text:p>
          </table:table-cell>
          <table:table-cell table:style-name="ce19" office:value-type="date" office:date-value="2023-01-13" calcext:value-type="date">
            <text:p>13-Jan-2023</text:p>
          </table:table-cell>
          <table:table-cell table:style-name="ce22" table:formula="of:=IF([.E31]=&quot;&quot;;&quot;&quot;;NETWORKDAYS([.D31];[.E31]))" office:value-type="float" office:value="3" calcext:value-type="float">
            <text:p>3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31]-WEEKDAY([.$E31];2)+1);[.$C31]&lt;&gt;&quot;Parent Task&quot;);&quot;u&quot;;&quot;&quot;)">
            <text:p/>
          </table:table-cell>
          <table:table-cell table:style-name="ce36" table:formula="of:=IF(AND([.I$3]=([.$E31]-WEEKDAY([.$E31];2)+1);[.$C31]&lt;&gt;&quot;Parent Task&quot;);&quot;u&quot;;&quot;&quot;)">
            <text:p/>
          </table:table-cell>
          <table:table-cell table:style-name="ce36" table:formula="of:=IF(AND([.J$3]=([.$E31]-WEEKDAY([.$E31];2)+1);[.$C31]&lt;&gt;&quot;Parent Task&quot;);&quot;u&quot;;&quot;&quot;)">
            <text:p/>
          </table:table-cell>
          <table:table-cell table:style-name="ce36" table:formula="of:=IF(AND([.K$3]=([.$E31]-WEEKDAY([.$E31];2)+1);[.$C31]&lt;&gt;&quot;Parent Task&quot;);&quot;u&quot;;&quot;&quot;)">
            <text:p/>
          </table:table-cell>
          <table:table-cell table:style-name="ce36" table:formula="of:=IF(AND([.L$3]=([.$E31]-WEEKDAY([.$E31];2)+1);[.$C31]&lt;&gt;&quot;Parent Task&quot;);&quot;u&quot;;&quot;&quot;)">
            <text:p/>
          </table:table-cell>
          <table:table-cell table:style-name="ce36" table:formula="of:=IF(AND([.M$3]=([.$E31]-WEEKDAY([.$E31];2)+1);[.$C31]&lt;&gt;&quot;Parent Task&quot;);&quot;u&quot;;&quot;&quot;)">
            <text:p/>
          </table:table-cell>
          <table:table-cell table:style-name="ce36" table:formula="of:=IF(AND([.N$3]=([.$E31]-WEEKDAY([.$E31];2)+1);[.$C31]&lt;&gt;&quot;Parent Task&quot;);&quot;u&quot;;&quot;&quot;)">
            <text:p/>
          </table:table-cell>
          <table:table-cell table:style-name="ce36" table:formula="of:=IF(AND([.O$3]=([.$E31]-WEEKDAY([.$E31];2)+1);[.$C31]&lt;&gt;&quot;Parent Task&quot;);&quot;u&quot;;&quot;&quot;)">
            <text:p/>
          </table:table-cell>
          <table:table-cell table:style-name="ce36" table:formula="of:=IF(AND([.P$3]=([.$E31]-WEEKDAY([.$E31];2)+1);[.$C31]&lt;&gt;&quot;Parent Task&quot;);&quot;u&quot;;&quot;&quot;)">
            <text:p/>
          </table:table-cell>
          <table:table-cell table:style-name="ce36" table:formula="of:=IF(AND([.Q$3]=([.$E31]-WEEKDAY([.$E31];2)+1);[.$C31]&lt;&gt;&quot;Parent Task&quot;);&quot;u&quot;;&quot;&quot;)">
            <text:p/>
          </table:table-cell>
          <table:table-cell table:style-name="ce36" table:formula="of:=IF(AND([.R$3]=([.$E31]-WEEKDAY([.$E31];2)+1);[.$C31]&lt;&gt;&quot;Parent Task&quot;);&quot;u&quot;;&quot;&quot;)">
            <text:p/>
          </table:table-cell>
          <table:table-cell table:style-name="ce36" table:formula="of:=IF(AND([.S$3]=([.$E31]-WEEKDAY([.$E31];2)+1);[.$C31]&lt;&gt;&quot;Parent Task&quot;);&quot;u&quot;;&quot;&quot;)">
            <text:p/>
          </table:table-cell>
          <table:table-cell table:style-name="ce36" table:formula="of:=IF(AND([.T$3]=([.$E31]-WEEKDAY([.$E31];2)+1);[.$C31]&lt;&gt;&quot;Parent Task&quot;);&quot;u&quot;;&quot;&quot;)">
            <text:p/>
          </table:table-cell>
          <table:table-cell table:style-name="ce36" table:formula="of:=IF(AND([.U$3]=([.$E31]-WEEKDAY([.$E31];2)+1);[.$C31]&lt;&gt;&quot;Parent Task&quot;);&quot;u&quot;;&quot;&quot;)">
            <text:p/>
          </table:table-cell>
          <table:table-cell table:style-name="ce36" table:formula="of:=IF(AND([.V$3]=([.$E31]-WEEKDAY([.$E31];2)+1);[.$C31]&lt;&gt;&quot;Parent Task&quot;);&quot;u&quot;;&quot;&quot;)">
            <text:p/>
          </table:table-cell>
          <table:table-cell table:style-name="ce36" table:formula="of:=IF(AND([.W$3]=([.$E31]-WEEKDAY([.$E31];2)+1);[.$C31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X$3]=([.$E31]-WEEKDAY([.$E31];2)+1);[.$C31]&lt;&gt;&quot;Parent Task&quot;);&quot;u&quot;;&quot;&quot;)">
            <text:p/>
          </table:table-cell>
          <table:table-cell table:style-name="ce36" table:formula="of:=IF(AND([.Y$3]=([.$E31]-WEEKDAY([.$E31];2)+1);[.$C31]&lt;&gt;&quot;Parent Task&quot;);&quot;u&quot;;&quot;&quot;)">
            <text:p/>
          </table:table-cell>
          <table:table-cell table:style-name="ce36" table:formula="of:=IF(AND([.Z$3]=([.$E31]-WEEKDAY([.$E31];2)+1);[.$C31]&lt;&gt;&quot;Parent Task&quot;);&quot;u&quot;;&quot;&quot;)">
            <text:p/>
          </table:table-cell>
          <table:table-cell table:style-name="ce36" table:formula="of:=IF(AND([.AA$3]=([.$E31]-WEEKDAY([.$E31];2)+1);[.$C31]&lt;&gt;&quot;Parent Task&quot;);&quot;u&quot;;&quot;&quot;)">
            <text:p/>
          </table:table-cell>
          <table:table-cell table:style-name="ce36" table:formula="of:=IF(AND([.AB$3]=([.$E31]-WEEKDAY([.$E31];2)+1);[.$C31]&lt;&gt;&quot;Parent Task&quot;);&quot;u&quot;;&quot;&quot;)">
            <text:p/>
          </table:table-cell>
          <table:table-cell table:style-name="ce36" table:formula="of:=IF(AND([.AC$3]=([.$E31]-WEEKDAY([.$E31];2)+1);[.$C31]&lt;&gt;&quot;Parent Task&quot;);&quot;u&quot;;&quot;&quot;)">
            <text:p/>
          </table:table-cell>
          <table:table-cell table:style-name="ce36" table:formula="of:=IF(AND([.AD$3]=([.$E31]-WEEKDAY([.$E31];2)+1);[.$C31]&lt;&gt;&quot;Parent Task&quot;);&quot;u&quot;;&quot;&quot;)">
            <text:p/>
          </table:table-cell>
          <table:table-cell table:style-name="ce36" table:formula="of:=IF(AND([.AE$3]=([.$E31]-WEEKDAY([.$E31];2)+1);[.$C31]&lt;&gt;&quot;Parent Task&quot;);&quot;u&quot;;&quot;&quot;)">
            <text:p/>
          </table:table-cell>
          <table:table-cell table:style-name="ce36" table:formula="of:=IF(AND([.AF$3]=([.$E31]-WEEKDAY([.$E31];2)+1);[.$C31]&lt;&gt;&quot;Parent Task&quot;);&quot;u&quot;;&quot;&quot;)">
            <text:p/>
          </table:table-cell>
          <table:table-cell table:style-name="ce36" table:formula="of:=IF(AND([.AG$3]=([.$E31]-WEEKDAY([.$E31];2)+1);[.$C31]&lt;&gt;&quot;Parent Task&quot;);&quot;u&quot;;&quot;&quot;)">
            <text:p/>
          </table:table-cell>
          <table:table-cell table:style-name="ce36" table:formula="of:=IF(AND([.AH$3]=([.$E31]-WEEKDAY([.$E31];2)+1);[.$C31]&lt;&gt;&quot;Parent Task&quot;);&quot;u&quot;;&quot;&quot;)">
            <text:p/>
          </table:table-cell>
          <table:table-cell table:style-name="ce36" table:formula="of:=IF(AND([.AI$3]=([.$E31]-WEEKDAY([.$E31];2)+1);[.$C31]&lt;&gt;&quot;Parent Task&quot;);&quot;u&quot;;&quot;&quot;)">
            <text:p/>
          </table:table-cell>
          <table:table-cell table:style-name="ce36" table:formula="of:=IF(AND([.AJ$3]=([.$E31]-WEEKDAY([.$E31];2)+1);[.$C31]&lt;&gt;&quot;Parent Task&quot;);&quot;u&quot;;&quot;&quot;)">
            <text:p/>
          </table:table-cell>
          <table:table-cell table:style-name="ce45" table:formula="of:=IF(AND([.AK$3]=([.$E31]-WEEKDAY([.$E31];2)+1);[.$C31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10</text:p>
          </table:table-cell>
          <table:table-cell table:style-name="ce10" office:value-type="string" calcext:value-type="string">
            <text:p>Consume Packets Within Proces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1-16" calcext:value-type="date">
            <text:p>16-Jan-2023</text:p>
          </table:table-cell>
          <table:table-cell table:style-name="ce19" office:value-type="date" office:date-value="2023-01-17" calcext:value-type="date">
            <text:p>17-Jan-2023</text:p>
          </table:table-cell>
          <table:table-cell table:style-name="ce22" table:formula="of:=IF([.E32]=&quot;&quot;;&quot;&quot;;NETWORKDAYS([.D32];[.E32]))" office:value-type="float" office:value="2" calcext:value-type="float">
            <text:p>2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32]-WEEKDAY([.$E32];2)+1);[.$C32]&lt;&gt;&quot;Parent Task&quot;);&quot;u&quot;;&quot;&quot;)">
            <text:p/>
          </table:table-cell>
          <table:table-cell table:style-name="ce36" table:formula="of:=IF(AND([.I$3]=([.$E32]-WEEKDAY([.$E32];2)+1);[.$C32]&lt;&gt;&quot;Parent Task&quot;);&quot;u&quot;;&quot;&quot;)">
            <text:p/>
          </table:table-cell>
          <table:table-cell table:style-name="ce36" table:formula="of:=IF(AND([.J$3]=([.$E32]-WEEKDAY([.$E32];2)+1);[.$C32]&lt;&gt;&quot;Parent Task&quot;);&quot;u&quot;;&quot;&quot;)">
            <text:p/>
          </table:table-cell>
          <table:table-cell table:style-name="ce36" table:formula="of:=IF(AND([.K$3]=([.$E32]-WEEKDAY([.$E32];2)+1);[.$C32]&lt;&gt;&quot;Parent Task&quot;);&quot;u&quot;;&quot;&quot;)">
            <text:p/>
          </table:table-cell>
          <table:table-cell table:style-name="ce36" table:formula="of:=IF(AND([.L$3]=([.$E32]-WEEKDAY([.$E32];2)+1);[.$C32]&lt;&gt;&quot;Parent Task&quot;);&quot;u&quot;;&quot;&quot;)">
            <text:p/>
          </table:table-cell>
          <table:table-cell table:style-name="ce36" table:formula="of:=IF(AND([.M$3]=([.$E32]-WEEKDAY([.$E32];2)+1);[.$C32]&lt;&gt;&quot;Parent Task&quot;);&quot;u&quot;;&quot;&quot;)">
            <text:p/>
          </table:table-cell>
          <table:table-cell table:style-name="ce36" table:formula="of:=IF(AND([.N$3]=([.$E32]-WEEKDAY([.$E32];2)+1);[.$C32]&lt;&gt;&quot;Parent Task&quot;);&quot;u&quot;;&quot;&quot;)">
            <text:p/>
          </table:table-cell>
          <table:table-cell table:style-name="ce36" table:formula="of:=IF(AND([.O$3]=([.$E32]-WEEKDAY([.$E32];2)+1);[.$C32]&lt;&gt;&quot;Parent Task&quot;);&quot;u&quot;;&quot;&quot;)">
            <text:p/>
          </table:table-cell>
          <table:table-cell table:style-name="ce36" table:formula="of:=IF(AND([.P$3]=([.$E32]-WEEKDAY([.$E32];2)+1);[.$C32]&lt;&gt;&quot;Parent Task&quot;);&quot;u&quot;;&quot;&quot;)">
            <text:p/>
          </table:table-cell>
          <table:table-cell table:style-name="ce36" table:formula="of:=IF(AND([.Q$3]=([.$E32]-WEEKDAY([.$E32];2)+1);[.$C32]&lt;&gt;&quot;Parent Task&quot;);&quot;u&quot;;&quot;&quot;)">
            <text:p/>
          </table:table-cell>
          <table:table-cell table:style-name="ce36" table:formula="of:=IF(AND([.R$3]=([.$E32]-WEEKDAY([.$E32];2)+1);[.$C32]&lt;&gt;&quot;Parent Task&quot;);&quot;u&quot;;&quot;&quot;)">
            <text:p/>
          </table:table-cell>
          <table:table-cell table:style-name="ce36" table:formula="of:=IF(AND([.S$3]=([.$E32]-WEEKDAY([.$E32];2)+1);[.$C32]&lt;&gt;&quot;Parent Task&quot;);&quot;u&quot;;&quot;&quot;)">
            <text:p/>
          </table:table-cell>
          <table:table-cell table:style-name="ce36" table:formula="of:=IF(AND([.T$3]=([.$E32]-WEEKDAY([.$E32];2)+1);[.$C32]&lt;&gt;&quot;Parent Task&quot;);&quot;u&quot;;&quot;&quot;)">
            <text:p/>
          </table:table-cell>
          <table:table-cell table:style-name="ce36" table:formula="of:=IF(AND([.U$3]=([.$E32]-WEEKDAY([.$E32];2)+1);[.$C32]&lt;&gt;&quot;Parent Task&quot;);&quot;u&quot;;&quot;&quot;)">
            <text:p/>
          </table:table-cell>
          <table:table-cell table:style-name="ce36" table:formula="of:=IF(AND([.V$3]=([.$E32]-WEEKDAY([.$E32];2)+1);[.$C32]&lt;&gt;&quot;Parent Task&quot;);&quot;u&quot;;&quot;&quot;)">
            <text:p/>
          </table:table-cell>
          <table:table-cell table:style-name="ce36" table:formula="of:=IF(AND([.W$3]=([.$E32]-WEEKDAY([.$E32];2)+1);[.$C32]&lt;&gt;&quot;Parent Task&quot;);&quot;u&quot;;&quot;&quot;)">
            <text:p/>
          </table:table-cell>
          <table:table-cell table:style-name="ce36" table:formula="of:=IF(AND([.X$3]=([.$E32]-WEEKDAY([.$E32];2)+1);[.$C32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Y$3]=([.$E32]-WEEKDAY([.$E32];2)+1);[.$C32]&lt;&gt;&quot;Parent Task&quot;);&quot;u&quot;;&quot;&quot;)">
            <text:p/>
          </table:table-cell>
          <table:table-cell table:style-name="ce36" table:formula="of:=IF(AND([.Z$3]=([.$E32]-WEEKDAY([.$E32];2)+1);[.$C32]&lt;&gt;&quot;Parent Task&quot;);&quot;u&quot;;&quot;&quot;)">
            <text:p/>
          </table:table-cell>
          <table:table-cell table:style-name="ce36" table:formula="of:=IF(AND([.AA$3]=([.$E32]-WEEKDAY([.$E32];2)+1);[.$C32]&lt;&gt;&quot;Parent Task&quot;);&quot;u&quot;;&quot;&quot;)">
            <text:p/>
          </table:table-cell>
          <table:table-cell table:style-name="ce36" table:formula="of:=IF(AND([.AB$3]=([.$E32]-WEEKDAY([.$E32];2)+1);[.$C32]&lt;&gt;&quot;Parent Task&quot;);&quot;u&quot;;&quot;&quot;)">
            <text:p/>
          </table:table-cell>
          <table:table-cell table:style-name="ce36" table:formula="of:=IF(AND([.AC$3]=([.$E32]-WEEKDAY([.$E32];2)+1);[.$C32]&lt;&gt;&quot;Parent Task&quot;);&quot;u&quot;;&quot;&quot;)">
            <text:p/>
          </table:table-cell>
          <table:table-cell table:style-name="ce36" table:formula="of:=IF(AND([.AD$3]=([.$E32]-WEEKDAY([.$E32];2)+1);[.$C32]&lt;&gt;&quot;Parent Task&quot;);&quot;u&quot;;&quot;&quot;)">
            <text:p/>
          </table:table-cell>
          <table:table-cell table:style-name="ce36" table:formula="of:=IF(AND([.AE$3]=([.$E32]-WEEKDAY([.$E32];2)+1);[.$C32]&lt;&gt;&quot;Parent Task&quot;);&quot;u&quot;;&quot;&quot;)">
            <text:p/>
          </table:table-cell>
          <table:table-cell table:style-name="ce36" table:formula="of:=IF(AND([.AF$3]=([.$E32]-WEEKDAY([.$E32];2)+1);[.$C32]&lt;&gt;&quot;Parent Task&quot;);&quot;u&quot;;&quot;&quot;)">
            <text:p/>
          </table:table-cell>
          <table:table-cell table:style-name="ce36" table:formula="of:=IF(AND([.AG$3]=([.$E32]-WEEKDAY([.$E32];2)+1);[.$C32]&lt;&gt;&quot;Parent Task&quot;);&quot;u&quot;;&quot;&quot;)">
            <text:p/>
          </table:table-cell>
          <table:table-cell table:style-name="ce36" table:formula="of:=IF(AND([.AH$3]=([.$E32]-WEEKDAY([.$E32];2)+1);[.$C32]&lt;&gt;&quot;Parent Task&quot;);&quot;u&quot;;&quot;&quot;)">
            <text:p/>
          </table:table-cell>
          <table:table-cell table:style-name="ce36" table:formula="of:=IF(AND([.AI$3]=([.$E32]-WEEKDAY([.$E32];2)+1);[.$C32]&lt;&gt;&quot;Parent Task&quot;);&quot;u&quot;;&quot;&quot;)">
            <text:p/>
          </table:table-cell>
          <table:table-cell table:style-name="ce36" table:formula="of:=IF(AND([.AJ$3]=([.$E32]-WEEKDAY([.$E32];2)+1);[.$C32]&lt;&gt;&quot;Parent Task&quot;);&quot;u&quot;;&quot;&quot;)">
            <text:p/>
          </table:table-cell>
          <table:table-cell table:style-name="ce45" table:formula="of:=IF(AND([.AK$3]=([.$E32]-WEEKDAY([.$E32];2)+1);[.$C32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11</text:p>
          </table:table-cell>
          <table:table-cell table:style-name="ce10" office:value-type="string" calcext:value-type="string">
            <text:p>Consume Packets In Listener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1-18" calcext:value-type="date">
            <text:p>18-Jan-2023</text:p>
          </table:table-cell>
          <table:table-cell table:style-name="ce19" office:value-type="date" office:date-value="2023-01-20" calcext:value-type="date">
            <text:p>20-Jan-2023</text:p>
          </table:table-cell>
          <table:table-cell table:style-name="ce22" table:formula="of:=IF([.E33]=&quot;&quot;;&quot;&quot;;NETWORKDAYS([.D33];[.E33]))" office:value-type="float" office:value="3" calcext:value-type="float">
            <text:p>3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33]-WEEKDAY([.$E33];2)+1);[.$C33]&lt;&gt;&quot;Parent Task&quot;);&quot;u&quot;;&quot;&quot;)">
            <text:p/>
          </table:table-cell>
          <table:table-cell table:style-name="ce36" table:formula="of:=IF(AND([.I$3]=([.$E33]-WEEKDAY([.$E33];2)+1);[.$C33]&lt;&gt;&quot;Parent Task&quot;);&quot;u&quot;;&quot;&quot;)">
            <text:p/>
          </table:table-cell>
          <table:table-cell table:style-name="ce36" table:formula="of:=IF(AND([.J$3]=([.$E33]-WEEKDAY([.$E33];2)+1);[.$C33]&lt;&gt;&quot;Parent Task&quot;);&quot;u&quot;;&quot;&quot;)">
            <text:p/>
          </table:table-cell>
          <table:table-cell table:style-name="ce36" table:formula="of:=IF(AND([.K$3]=([.$E33]-WEEKDAY([.$E33];2)+1);[.$C33]&lt;&gt;&quot;Parent Task&quot;);&quot;u&quot;;&quot;&quot;)">
            <text:p/>
          </table:table-cell>
          <table:table-cell table:style-name="ce36" table:formula="of:=IF(AND([.L$3]=([.$E33]-WEEKDAY([.$E33];2)+1);[.$C33]&lt;&gt;&quot;Parent Task&quot;);&quot;u&quot;;&quot;&quot;)">
            <text:p/>
          </table:table-cell>
          <table:table-cell table:style-name="ce36" table:formula="of:=IF(AND([.M$3]=([.$E33]-WEEKDAY([.$E33];2)+1);[.$C33]&lt;&gt;&quot;Parent Task&quot;);&quot;u&quot;;&quot;&quot;)">
            <text:p/>
          </table:table-cell>
          <table:table-cell table:style-name="ce36" table:formula="of:=IF(AND([.N$3]=([.$E33]-WEEKDAY([.$E33];2)+1);[.$C33]&lt;&gt;&quot;Parent Task&quot;);&quot;u&quot;;&quot;&quot;)">
            <text:p/>
          </table:table-cell>
          <table:table-cell table:style-name="ce36" table:formula="of:=IF(AND([.O$3]=([.$E33]-WEEKDAY([.$E33];2)+1);[.$C33]&lt;&gt;&quot;Parent Task&quot;);&quot;u&quot;;&quot;&quot;)">
            <text:p/>
          </table:table-cell>
          <table:table-cell table:style-name="ce36" table:formula="of:=IF(AND([.P$3]=([.$E33]-WEEKDAY([.$E33];2)+1);[.$C33]&lt;&gt;&quot;Parent Task&quot;);&quot;u&quot;;&quot;&quot;)">
            <text:p/>
          </table:table-cell>
          <table:table-cell table:style-name="ce36" table:formula="of:=IF(AND([.Q$3]=([.$E33]-WEEKDAY([.$E33];2)+1);[.$C33]&lt;&gt;&quot;Parent Task&quot;);&quot;u&quot;;&quot;&quot;)">
            <text:p/>
          </table:table-cell>
          <table:table-cell table:style-name="ce36" table:formula="of:=IF(AND([.R$3]=([.$E33]-WEEKDAY([.$E33];2)+1);[.$C33]&lt;&gt;&quot;Parent Task&quot;);&quot;u&quot;;&quot;&quot;)">
            <text:p/>
          </table:table-cell>
          <table:table-cell table:style-name="ce36" table:formula="of:=IF(AND([.S$3]=([.$E33]-WEEKDAY([.$E33];2)+1);[.$C33]&lt;&gt;&quot;Parent Task&quot;);&quot;u&quot;;&quot;&quot;)">
            <text:p/>
          </table:table-cell>
          <table:table-cell table:style-name="ce36" table:formula="of:=IF(AND([.T$3]=([.$E33]-WEEKDAY([.$E33];2)+1);[.$C33]&lt;&gt;&quot;Parent Task&quot;);&quot;u&quot;;&quot;&quot;)">
            <text:p/>
          </table:table-cell>
          <table:table-cell table:style-name="ce36" table:formula="of:=IF(AND([.U$3]=([.$E33]-WEEKDAY([.$E33];2)+1);[.$C33]&lt;&gt;&quot;Parent Task&quot;);&quot;u&quot;;&quot;&quot;)">
            <text:p/>
          </table:table-cell>
          <table:table-cell table:style-name="ce36" table:formula="of:=IF(AND([.V$3]=([.$E33]-WEEKDAY([.$E33];2)+1);[.$C33]&lt;&gt;&quot;Parent Task&quot;);&quot;u&quot;;&quot;&quot;)">
            <text:p/>
          </table:table-cell>
          <table:table-cell table:style-name="ce36" table:formula="of:=IF(AND([.W$3]=([.$E33]-WEEKDAY([.$E33];2)+1);[.$C33]&lt;&gt;&quot;Parent Task&quot;);&quot;u&quot;;&quot;&quot;)">
            <text:p/>
          </table:table-cell>
          <table:table-cell table:style-name="ce36" table:formula="of:=IF(AND([.X$3]=([.$E33]-WEEKDAY([.$E33];2)+1);[.$C33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Y$3]=([.$E33]-WEEKDAY([.$E33];2)+1);[.$C33]&lt;&gt;&quot;Parent Task&quot;);&quot;u&quot;;&quot;&quot;)">
            <text:p/>
          </table:table-cell>
          <table:table-cell table:style-name="ce36" table:formula="of:=IF(AND([.Z$3]=([.$E33]-WEEKDAY([.$E33];2)+1);[.$C33]&lt;&gt;&quot;Parent Task&quot;);&quot;u&quot;;&quot;&quot;)">
            <text:p/>
          </table:table-cell>
          <table:table-cell table:style-name="ce36" table:formula="of:=IF(AND([.AA$3]=([.$E33]-WEEKDAY([.$E33];2)+1);[.$C33]&lt;&gt;&quot;Parent Task&quot;);&quot;u&quot;;&quot;&quot;)">
            <text:p/>
          </table:table-cell>
          <table:table-cell table:style-name="ce36" table:formula="of:=IF(AND([.AB$3]=([.$E33]-WEEKDAY([.$E33];2)+1);[.$C33]&lt;&gt;&quot;Parent Task&quot;);&quot;u&quot;;&quot;&quot;)">
            <text:p/>
          </table:table-cell>
          <table:table-cell table:style-name="ce36" table:formula="of:=IF(AND([.AC$3]=([.$E33]-WEEKDAY([.$E33];2)+1);[.$C33]&lt;&gt;&quot;Parent Task&quot;);&quot;u&quot;;&quot;&quot;)">
            <text:p/>
          </table:table-cell>
          <table:table-cell table:style-name="ce36" table:formula="of:=IF(AND([.AD$3]=([.$E33]-WEEKDAY([.$E33];2)+1);[.$C33]&lt;&gt;&quot;Parent Task&quot;);&quot;u&quot;;&quot;&quot;)">
            <text:p/>
          </table:table-cell>
          <table:table-cell table:style-name="ce36" table:formula="of:=IF(AND([.AE$3]=([.$E33]-WEEKDAY([.$E33];2)+1);[.$C33]&lt;&gt;&quot;Parent Task&quot;);&quot;u&quot;;&quot;&quot;)">
            <text:p/>
          </table:table-cell>
          <table:table-cell table:style-name="ce36" table:formula="of:=IF(AND([.AF$3]=([.$E33]-WEEKDAY([.$E33];2)+1);[.$C33]&lt;&gt;&quot;Parent Task&quot;);&quot;u&quot;;&quot;&quot;)">
            <text:p/>
          </table:table-cell>
          <table:table-cell table:style-name="ce36" table:formula="of:=IF(AND([.AG$3]=([.$E33]-WEEKDAY([.$E33];2)+1);[.$C33]&lt;&gt;&quot;Parent Task&quot;);&quot;u&quot;;&quot;&quot;)">
            <text:p/>
          </table:table-cell>
          <table:table-cell table:style-name="ce36" table:formula="of:=IF(AND([.AH$3]=([.$E33]-WEEKDAY([.$E33];2)+1);[.$C33]&lt;&gt;&quot;Parent Task&quot;);&quot;u&quot;;&quot;&quot;)">
            <text:p/>
          </table:table-cell>
          <table:table-cell table:style-name="ce36" table:formula="of:=IF(AND([.AI$3]=([.$E33]-WEEKDAY([.$E33];2)+1);[.$C33]&lt;&gt;&quot;Parent Task&quot;);&quot;u&quot;;&quot;&quot;)">
            <text:p/>
          </table:table-cell>
          <table:table-cell table:style-name="ce36" table:formula="of:=IF(AND([.AJ$3]=([.$E33]-WEEKDAY([.$E33];2)+1);[.$C33]&lt;&gt;&quot;Parent Task&quot;);&quot;u&quot;;&quot;&quot;)">
            <text:p/>
          </table:table-cell>
          <table:table-cell table:style-name="ce45" table:formula="of:=IF(AND([.AK$3]=([.$E33]-WEEKDAY([.$E33];2)+1);[.$C33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5.12</text:p>
          </table:table-cell>
          <table:table-cell table:style-name="ce10" office:value-type="string" calcext:value-type="string">
            <text:p>Classify Packets For Consumer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1-23" calcext:value-type="date">
            <text:p>23-Jan-2023</text:p>
          </table:table-cell>
          <table:table-cell table:style-name="ce19" office:value-type="date" office:date-value="2023-01-27" calcext:value-type="date">
            <text:p>27-Jan-2023</text:p>
          </table:table-cell>
          <table:table-cell table:style-name="ce22" table:formula="of:=IF([.E34]=&quot;&quot;;&quot;&quot;;NETWORKDAYS([.D34];[.E34]))" office:value-type="float" office:value="5" calcext:value-type="float">
            <text:p>5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34]-WEEKDAY([.$E34];2)+1);[.$C34]&lt;&gt;&quot;Parent Task&quot;);&quot;u&quot;;&quot;&quot;)">
            <text:p/>
          </table:table-cell>
          <table:table-cell table:style-name="ce36" table:formula="of:=IF(AND([.I$3]=([.$E34]-WEEKDAY([.$E34];2)+1);[.$C34]&lt;&gt;&quot;Parent Task&quot;);&quot;u&quot;;&quot;&quot;)">
            <text:p/>
          </table:table-cell>
          <table:table-cell table:style-name="ce36" table:formula="of:=IF(AND([.J$3]=([.$E34]-WEEKDAY([.$E34];2)+1);[.$C34]&lt;&gt;&quot;Parent Task&quot;);&quot;u&quot;;&quot;&quot;)">
            <text:p/>
          </table:table-cell>
          <table:table-cell table:style-name="ce36" table:formula="of:=IF(AND([.K$3]=([.$E34]-WEEKDAY([.$E34];2)+1);[.$C34]&lt;&gt;&quot;Parent Task&quot;);&quot;u&quot;;&quot;&quot;)">
            <text:p/>
          </table:table-cell>
          <table:table-cell table:style-name="ce36" table:formula="of:=IF(AND([.L$3]=([.$E34]-WEEKDAY([.$E34];2)+1);[.$C34]&lt;&gt;&quot;Parent Task&quot;);&quot;u&quot;;&quot;&quot;)">
            <text:p/>
          </table:table-cell>
          <table:table-cell table:style-name="ce36" table:formula="of:=IF(AND([.M$3]=([.$E34]-WEEKDAY([.$E34];2)+1);[.$C34]&lt;&gt;&quot;Parent Task&quot;);&quot;u&quot;;&quot;&quot;)">
            <text:p/>
          </table:table-cell>
          <table:table-cell table:style-name="ce36" table:formula="of:=IF(AND([.N$3]=([.$E34]-WEEKDAY([.$E34];2)+1);[.$C34]&lt;&gt;&quot;Parent Task&quot;);&quot;u&quot;;&quot;&quot;)">
            <text:p/>
          </table:table-cell>
          <table:table-cell table:style-name="ce36" table:formula="of:=IF(AND([.O$3]=([.$E34]-WEEKDAY([.$E34];2)+1);[.$C34]&lt;&gt;&quot;Parent Task&quot;);&quot;u&quot;;&quot;&quot;)">
            <text:p/>
          </table:table-cell>
          <table:table-cell table:style-name="ce36" table:formula="of:=IF(AND([.P$3]=([.$E34]-WEEKDAY([.$E34];2)+1);[.$C34]&lt;&gt;&quot;Parent Task&quot;);&quot;u&quot;;&quot;&quot;)">
            <text:p/>
          </table:table-cell>
          <table:table-cell table:style-name="ce36" table:formula="of:=IF(AND([.Q$3]=([.$E34]-WEEKDAY([.$E34];2)+1);[.$C34]&lt;&gt;&quot;Parent Task&quot;);&quot;u&quot;;&quot;&quot;)">
            <text:p/>
          </table:table-cell>
          <table:table-cell table:style-name="ce36" table:formula="of:=IF(AND([.R$3]=([.$E34]-WEEKDAY([.$E34];2)+1);[.$C34]&lt;&gt;&quot;Parent Task&quot;);&quot;u&quot;;&quot;&quot;)">
            <text:p/>
          </table:table-cell>
          <table:table-cell table:style-name="ce36" table:formula="of:=IF(AND([.S$3]=([.$E34]-WEEKDAY([.$E34];2)+1);[.$C34]&lt;&gt;&quot;Parent Task&quot;);&quot;u&quot;;&quot;&quot;)">
            <text:p/>
          </table:table-cell>
          <table:table-cell table:style-name="ce36" table:formula="of:=IF(AND([.T$3]=([.$E34]-WEEKDAY([.$E34];2)+1);[.$C34]&lt;&gt;&quot;Parent Task&quot;);&quot;u&quot;;&quot;&quot;)">
            <text:p/>
          </table:table-cell>
          <table:table-cell table:style-name="ce36" table:formula="of:=IF(AND([.U$3]=([.$E34]-WEEKDAY([.$E34];2)+1);[.$C34]&lt;&gt;&quot;Parent Task&quot;);&quot;u&quot;;&quot;&quot;)">
            <text:p/>
          </table:table-cell>
          <table:table-cell table:style-name="ce36" table:formula="of:=IF(AND([.V$3]=([.$E34]-WEEKDAY([.$E34];2)+1);[.$C34]&lt;&gt;&quot;Parent Task&quot;);&quot;u&quot;;&quot;&quot;)">
            <text:p/>
          </table:table-cell>
          <table:table-cell table:style-name="ce36" table:formula="of:=IF(AND([.W$3]=([.$E34]-WEEKDAY([.$E34];2)+1);[.$C34]&lt;&gt;&quot;Parent Task&quot;);&quot;u&quot;;&quot;&quot;)">
            <text:p/>
          </table:table-cell>
          <table:table-cell table:style-name="ce36" table:formula="of:=IF(AND([.X$3]=([.$E34]-WEEKDAY([.$E34];2)+1);[.$C34]&lt;&gt;&quot;Parent Task&quot;);&quot;u&quot;;&quot;&quot;)">
            <text:p/>
          </table:table-cell>
          <table:table-cell table:style-name="ce36" table:formula="of:=IF(AND([.Y$3]=([.$E34]-WEEKDAY([.$E34];2)+1);[.$C34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Z$3]=([.$E34]-WEEKDAY([.$E34];2)+1);[.$C34]&lt;&gt;&quot;Parent Task&quot;);&quot;u&quot;;&quot;&quot;)">
            <text:p/>
          </table:table-cell>
          <table:table-cell table:style-name="ce36" table:formula="of:=IF(AND([.AA$3]=([.$E34]-WEEKDAY([.$E34];2)+1);[.$C34]&lt;&gt;&quot;Parent Task&quot;);&quot;u&quot;;&quot;&quot;)">
            <text:p/>
          </table:table-cell>
          <table:table-cell table:style-name="ce36" table:formula="of:=IF(AND([.AB$3]=([.$E34]-WEEKDAY([.$E34];2)+1);[.$C34]&lt;&gt;&quot;Parent Task&quot;);&quot;u&quot;;&quot;&quot;)">
            <text:p/>
          </table:table-cell>
          <table:table-cell table:style-name="ce36" table:formula="of:=IF(AND([.AC$3]=([.$E34]-WEEKDAY([.$E34];2)+1);[.$C34]&lt;&gt;&quot;Parent Task&quot;);&quot;u&quot;;&quot;&quot;)">
            <text:p/>
          </table:table-cell>
          <table:table-cell table:style-name="ce36" table:formula="of:=IF(AND([.AD$3]=([.$E34]-WEEKDAY([.$E34];2)+1);[.$C34]&lt;&gt;&quot;Parent Task&quot;);&quot;u&quot;;&quot;&quot;)">
            <text:p/>
          </table:table-cell>
          <table:table-cell table:style-name="ce36" table:formula="of:=IF(AND([.AE$3]=([.$E34]-WEEKDAY([.$E34];2)+1);[.$C34]&lt;&gt;&quot;Parent Task&quot;);&quot;u&quot;;&quot;&quot;)">
            <text:p/>
          </table:table-cell>
          <table:table-cell table:style-name="ce36" table:formula="of:=IF(AND([.AF$3]=([.$E34]-WEEKDAY([.$E34];2)+1);[.$C34]&lt;&gt;&quot;Parent Task&quot;);&quot;u&quot;;&quot;&quot;)">
            <text:p/>
          </table:table-cell>
          <table:table-cell table:style-name="ce36" table:formula="of:=IF(AND([.AG$3]=([.$E34]-WEEKDAY([.$E34];2)+1);[.$C34]&lt;&gt;&quot;Parent Task&quot;);&quot;u&quot;;&quot;&quot;)">
            <text:p/>
          </table:table-cell>
          <table:table-cell table:style-name="ce36" table:formula="of:=IF(AND([.AH$3]=([.$E34]-WEEKDAY([.$E34];2)+1);[.$C34]&lt;&gt;&quot;Parent Task&quot;);&quot;u&quot;;&quot;&quot;)">
            <text:p/>
          </table:table-cell>
          <table:table-cell table:style-name="ce36" table:formula="of:=IF(AND([.AI$3]=([.$E34]-WEEKDAY([.$E34];2)+1);[.$C34]&lt;&gt;&quot;Parent Task&quot;);&quot;u&quot;;&quot;&quot;)">
            <text:p/>
          </table:table-cell>
          <table:table-cell table:style-name="ce36" table:formula="of:=IF(AND([.AJ$3]=([.$E34]-WEEKDAY([.$E34];2)+1);[.$C34]&lt;&gt;&quot;Parent Task&quot;);&quot;u&quot;;&quot;&quot;)">
            <text:p/>
          </table:table-cell>
          <table:table-cell table:style-name="ce45" table:formula="of:=IF(AND([.AK$3]=([.$E34]-WEEKDAY([.$E34];2)+1);[.$C34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Evaluation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3-01-30" calcext:value-type="date">
            <text:p>30-Jan-2023</text:p>
          </table:table-cell>
          <table:table-cell table:style-name="ce19" office:value-type="date" office:date-value="2023-02-17" calcext:value-type="date">
            <text:p>17-Feb-2023</text:p>
          </table:table-cell>
          <table:table-cell table:style-name="ce22" table:formula="of:=IF([.E35]=&quot;&quot;;&quot;&quot;;NETWORKDAYS([.D35];[.E35]))" office:value-type="float" office:value="15" calcext:value-type="float">
            <text:p>15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35]-WEEKDAY([.$E35];2)+1);[.$C35]&lt;&gt;&quot;Parent Task&quot;);&quot;u&quot;;&quot;&quot;)">
            <text:p/>
          </table:table-cell>
          <table:table-cell table:style-name="ce36" table:formula="of:=IF(AND([.I$3]=([.$E35]-WEEKDAY([.$E35];2)+1);[.$C35]&lt;&gt;&quot;Parent Task&quot;);&quot;u&quot;;&quot;&quot;)">
            <text:p/>
          </table:table-cell>
          <table:table-cell table:style-name="ce36" table:formula="of:=IF(AND([.J$3]=([.$E35]-WEEKDAY([.$E35];2)+1);[.$C35]&lt;&gt;&quot;Parent Task&quot;);&quot;u&quot;;&quot;&quot;)">
            <text:p/>
          </table:table-cell>
          <table:table-cell table:style-name="ce36" table:formula="of:=IF(AND([.K$3]=([.$E35]-WEEKDAY([.$E35];2)+1);[.$C35]&lt;&gt;&quot;Parent Task&quot;);&quot;u&quot;;&quot;&quot;)">
            <text:p/>
          </table:table-cell>
          <table:table-cell table:style-name="ce36" table:formula="of:=IF(AND([.L$3]=([.$E35]-WEEKDAY([.$E35];2)+1);[.$C35]&lt;&gt;&quot;Parent Task&quot;);&quot;u&quot;;&quot;&quot;)">
            <text:p/>
          </table:table-cell>
          <table:table-cell table:style-name="ce36" table:formula="of:=IF(AND([.M$3]=([.$E35]-WEEKDAY([.$E35];2)+1);[.$C35]&lt;&gt;&quot;Parent Task&quot;);&quot;u&quot;;&quot;&quot;)">
            <text:p/>
          </table:table-cell>
          <table:table-cell table:style-name="ce36" table:formula="of:=IF(AND([.N$3]=([.$E35]-WEEKDAY([.$E35];2)+1);[.$C35]&lt;&gt;&quot;Parent Task&quot;);&quot;u&quot;;&quot;&quot;)">
            <text:p/>
          </table:table-cell>
          <table:table-cell table:style-name="ce36" table:formula="of:=IF(AND([.O$3]=([.$E35]-WEEKDAY([.$E35];2)+1);[.$C35]&lt;&gt;&quot;Parent Task&quot;);&quot;u&quot;;&quot;&quot;)">
            <text:p/>
          </table:table-cell>
          <table:table-cell table:style-name="ce36" table:formula="of:=IF(AND([.P$3]=([.$E35]-WEEKDAY([.$E35];2)+1);[.$C35]&lt;&gt;&quot;Parent Task&quot;);&quot;u&quot;;&quot;&quot;)">
            <text:p/>
          </table:table-cell>
          <table:table-cell table:style-name="ce36" table:formula="of:=IF(AND([.Q$3]=([.$E35]-WEEKDAY([.$E35];2)+1);[.$C35]&lt;&gt;&quot;Parent Task&quot;);&quot;u&quot;;&quot;&quot;)">
            <text:p/>
          </table:table-cell>
          <table:table-cell table:style-name="ce36" table:formula="of:=IF(AND([.R$3]=([.$E35]-WEEKDAY([.$E35];2)+1);[.$C35]&lt;&gt;&quot;Parent Task&quot;);&quot;u&quot;;&quot;&quot;)">
            <text:p/>
          </table:table-cell>
          <table:table-cell table:style-name="ce36" table:formula="of:=IF(AND([.S$3]=([.$E35]-WEEKDAY([.$E35];2)+1);[.$C35]&lt;&gt;&quot;Parent Task&quot;);&quot;u&quot;;&quot;&quot;)">
            <text:p/>
          </table:table-cell>
          <table:table-cell table:style-name="ce36" table:formula="of:=IF(AND([.T$3]=([.$E35]-WEEKDAY([.$E35];2)+1);[.$C35]&lt;&gt;&quot;Parent Task&quot;);&quot;u&quot;;&quot;&quot;)">
            <text:p/>
          </table:table-cell>
          <table:table-cell table:style-name="ce36" table:formula="of:=IF(AND([.U$3]=([.$E35]-WEEKDAY([.$E35];2)+1);[.$C35]&lt;&gt;&quot;Parent Task&quot;);&quot;u&quot;;&quot;&quot;)">
            <text:p/>
          </table:table-cell>
          <table:table-cell table:style-name="ce36" table:formula="of:=IF(AND([.V$3]=([.$E35]-WEEKDAY([.$E35];2)+1);[.$C35]&lt;&gt;&quot;Parent Task&quot;);&quot;u&quot;;&quot;&quot;)">
            <text:p/>
          </table:table-cell>
          <table:table-cell table:style-name="ce36" table:formula="of:=IF(AND([.W$3]=([.$E35]-WEEKDAY([.$E35];2)+1);[.$C35]&lt;&gt;&quot;Parent Task&quot;);&quot;u&quot;;&quot;&quot;)">
            <text:p/>
          </table:table-cell>
          <table:table-cell table:style-name="ce36" table:formula="of:=IF(AND([.X$3]=([.$E35]-WEEKDAY([.$E35];2)+1);[.$C35]&lt;&gt;&quot;Parent Task&quot;);&quot;u&quot;;&quot;&quot;)">
            <text:p/>
          </table:table-cell>
          <table:table-cell table:style-name="ce36" table:formula="of:=IF(AND([.Y$3]=([.$E35]-WEEKDAY([.$E35];2)+1);[.$C35]&lt;&gt;&quot;Parent Task&quot;);&quot;u&quot;;&quot;&quot;)">
            <text:p/>
          </table:table-cell>
          <table:table-cell table:style-name="ce36" table:formula="of:=IF(AND([.Z$3]=([.$E35]-WEEKDAY([.$E35];2)+1);[.$C35]&lt;&gt;&quot;Parent Task&quot;);&quot;u&quot;;&quot;&quot;)">
            <text:p/>
          </table:table-cell>
          <table:table-cell table:style-name="ce36" table:formula="of:=IF(AND([.AA$3]=([.$E35]-WEEKDAY([.$E35];2)+1);[.$C35]&lt;&gt;&quot;Parent Task&quot;);&quot;u&quot;;&quot;&quot;)">
            <text:p/>
          </table:table-cell>
          <table:table-cell table:style-name="ce36" table:formula="of:=IF(AND([.AB$3]=([.$E35]-WEEKDAY([.$E35];2)+1);[.$C35]&lt;&gt;&quot;Parent Task&quot;);&quot;u&quot;;&quot;&quot;)">
            <text:p/>
          </table:table-cell>
          <table:table-cell table:style-name="ce36" table:formula="of:=IF(AND([.AC$3]=([.$E35]-WEEKDAY([.$E35];2)+1);[.$C35]&lt;&gt;&quot;Parent Task&quot;);&quot;u&quot;;&quot;&quot;)">
            <text:p/>
          </table:table-cell>
          <table:table-cell table:style-name="ce36" table:formula="of:=IF(AND([.AD$3]=([.$E35]-WEEKDAY([.$E35];2)+1);[.$C35]&lt;&gt;&quot;Parent Task&quot;);&quot;u&quot;;&quot;&quot;)">
            <text:p/>
          </table:table-cell>
          <table:table-cell table:style-name="ce36" table:formula="of:=IF(AND([.AE$3]=([.$E35]-WEEKDAY([.$E35];2)+1);[.$C35]&lt;&gt;&quot;Parent Task&quot;);&quot;u&quot;;&quot;&quot;)">
            <text:p/>
          </table:table-cell>
          <table:table-cell table:style-name="ce36" table:formula="of:=IF(AND([.AF$3]=([.$E35]-WEEKDAY([.$E35];2)+1);[.$C35]&lt;&gt;&quot;Parent Task&quot;);&quot;u&quot;;&quot;&quot;)">
            <text:p/>
          </table:table-cell>
          <table:table-cell table:style-name="ce36" table:formula="of:=IF(AND([.AG$3]=([.$E35]-WEEKDAY([.$E35];2)+1);[.$C35]&lt;&gt;&quot;Parent Task&quot;);&quot;u&quot;;&quot;&quot;)">
            <text:p/>
          </table:table-cell>
          <table:table-cell table:style-name="ce36" table:formula="of:=IF(AND([.AH$3]=([.$E35]-WEEKDAY([.$E35];2)+1);[.$C35]&lt;&gt;&quot;Parent Task&quot;);&quot;u&quot;;&quot;&quot;)">
            <text:p/>
          </table:table-cell>
          <table:table-cell table:style-name="ce36" table:formula="of:=IF(AND([.AI$3]=([.$E35]-WEEKDAY([.$E35];2)+1);[.$C35]&lt;&gt;&quot;Parent Task&quot;);&quot;u&quot;;&quot;&quot;)">
            <text:p/>
          </table:table-cell>
          <table:table-cell table:style-name="ce36" table:formula="of:=IF(AND([.AJ$3]=([.$E35]-WEEKDAY([.$E35];2)+1);[.$C35]&lt;&gt;&quot;Parent Task&quot;);&quot;u&quot;;&quot;&quot;)">
            <text:p/>
          </table:table-cell>
          <table:table-cell table:style-name="ce45" table:formula="of:=IF(AND([.AK$3]=([.$E35]-WEEKDAY([.$E35];2)+1);[.$C35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table:style-name="ce10" office:value-type="string" calcext:value-type="string">
            <text:p>Record Performance Metric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1-30" calcext:value-type="date">
            <text:p>30-Jan-2023</text:p>
          </table:table-cell>
          <table:table-cell table:style-name="ce19" office:value-type="date" office:date-value="2023-02-10" calcext:value-type="date">
            <text:p>10-Feb-2023</text:p>
          </table:table-cell>
          <table:table-cell table:style-name="ce22" table:formula="of:=IF([.E36]=&quot;&quot;;&quot;&quot;;NETWORKDAYS([.D36];[.E36]))" office:value-type="float" office:value="10" calcext:value-type="float">
            <text:p>10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36]-WEEKDAY([.$E36];2)+1);[.$C36]&lt;&gt;&quot;Parent Task&quot;);&quot;u&quot;;&quot;&quot;)">
            <text:p/>
          </table:table-cell>
          <table:table-cell table:style-name="ce36" table:formula="of:=IF(AND([.I$3]=([.$E36]-WEEKDAY([.$E36];2)+1);[.$C36]&lt;&gt;&quot;Parent Task&quot;);&quot;u&quot;;&quot;&quot;)">
            <text:p/>
          </table:table-cell>
          <table:table-cell table:style-name="ce36" table:formula="of:=IF(AND([.J$3]=([.$E36]-WEEKDAY([.$E36];2)+1);[.$C36]&lt;&gt;&quot;Parent Task&quot;);&quot;u&quot;;&quot;&quot;)">
            <text:p/>
          </table:table-cell>
          <table:table-cell table:style-name="ce36" table:formula="of:=IF(AND([.K$3]=([.$E36]-WEEKDAY([.$E36];2)+1);[.$C36]&lt;&gt;&quot;Parent Task&quot;);&quot;u&quot;;&quot;&quot;)">
            <text:p/>
          </table:table-cell>
          <table:table-cell table:style-name="ce36" table:formula="of:=IF(AND([.L$3]=([.$E36]-WEEKDAY([.$E36];2)+1);[.$C36]&lt;&gt;&quot;Parent Task&quot;);&quot;u&quot;;&quot;&quot;)">
            <text:p/>
          </table:table-cell>
          <table:table-cell table:style-name="ce36" table:formula="of:=IF(AND([.M$3]=([.$E36]-WEEKDAY([.$E36];2)+1);[.$C36]&lt;&gt;&quot;Parent Task&quot;);&quot;u&quot;;&quot;&quot;)">
            <text:p/>
          </table:table-cell>
          <table:table-cell table:style-name="ce36" table:formula="of:=IF(AND([.N$3]=([.$E36]-WEEKDAY([.$E36];2)+1);[.$C36]&lt;&gt;&quot;Parent Task&quot;);&quot;u&quot;;&quot;&quot;)">
            <text:p/>
          </table:table-cell>
          <table:table-cell table:style-name="ce36" table:formula="of:=IF(AND([.O$3]=([.$E36]-WEEKDAY([.$E36];2)+1);[.$C36]&lt;&gt;&quot;Parent Task&quot;);&quot;u&quot;;&quot;&quot;)">
            <text:p/>
          </table:table-cell>
          <table:table-cell table:style-name="ce36" table:formula="of:=IF(AND([.P$3]=([.$E36]-WEEKDAY([.$E36];2)+1);[.$C36]&lt;&gt;&quot;Parent Task&quot;);&quot;u&quot;;&quot;&quot;)">
            <text:p/>
          </table:table-cell>
          <table:table-cell table:style-name="ce36" table:formula="of:=IF(AND([.Q$3]=([.$E36]-WEEKDAY([.$E36];2)+1);[.$C36]&lt;&gt;&quot;Parent Task&quot;);&quot;u&quot;;&quot;&quot;)">
            <text:p/>
          </table:table-cell>
          <table:table-cell table:style-name="ce36" table:formula="of:=IF(AND([.R$3]=([.$E36]-WEEKDAY([.$E36];2)+1);[.$C36]&lt;&gt;&quot;Parent Task&quot;);&quot;u&quot;;&quot;&quot;)">
            <text:p/>
          </table:table-cell>
          <table:table-cell table:style-name="ce36" table:formula="of:=IF(AND([.S$3]=([.$E36]-WEEKDAY([.$E36];2)+1);[.$C36]&lt;&gt;&quot;Parent Task&quot;);&quot;u&quot;;&quot;&quot;)">
            <text:p/>
          </table:table-cell>
          <table:table-cell table:style-name="ce36" table:formula="of:=IF(AND([.T$3]=([.$E36]-WEEKDAY([.$E36];2)+1);[.$C36]&lt;&gt;&quot;Parent Task&quot;);&quot;u&quot;;&quot;&quot;)">
            <text:p/>
          </table:table-cell>
          <table:table-cell table:style-name="ce36" table:formula="of:=IF(AND([.U$3]=([.$E36]-WEEKDAY([.$E36];2)+1);[.$C36]&lt;&gt;&quot;Parent Task&quot;);&quot;u&quot;;&quot;&quot;)">
            <text:p/>
          </table:table-cell>
          <table:table-cell table:style-name="ce36" table:formula="of:=IF(AND([.V$3]=([.$E36]-WEEKDAY([.$E36];2)+1);[.$C36]&lt;&gt;&quot;Parent Task&quot;);&quot;u&quot;;&quot;&quot;)">
            <text:p/>
          </table:table-cell>
          <table:table-cell table:style-name="ce36" table:formula="of:=IF(AND([.W$3]=([.$E36]-WEEKDAY([.$E36];2)+1);[.$C36]&lt;&gt;&quot;Parent Task&quot;);&quot;u&quot;;&quot;&quot;)">
            <text:p/>
          </table:table-cell>
          <table:table-cell table:style-name="ce36" table:formula="of:=IF(AND([.X$3]=([.$E36]-WEEKDAY([.$E36];2)+1);[.$C36]&lt;&gt;&quot;Parent Task&quot;);&quot;u&quot;;&quot;&quot;)">
            <text:p/>
          </table:table-cell>
          <table:table-cell table:style-name="ce36" table:formula="of:=IF(AND([.Y$3]=([.$E36]-WEEKDAY([.$E36];2)+1);[.$C36]&lt;&gt;&quot;Parent Task&quot;);&quot;u&quot;;&quot;&quot;)">
            <text:p/>
          </table:table-cell>
          <table:table-cell table:style-name="ce36" table:formula="of:=IF(AND([.Z$3]=([.$E36]-WEEKDAY([.$E36];2)+1);[.$C36]&lt;&gt;&quot;Parent Task&quot;);&quot;u&quot;;&quot;&quot;)">
            <text:p/>
          </table:table-cell>
          <table:table-cell table:style-name="ce36" table:formula="of:=IF(AND([.AA$3]=([.$E36]-WEEKDAY([.$E36];2)+1);[.$C36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AB$3]=([.$E36]-WEEKDAY([.$E36];2)+1);[.$C36]&lt;&gt;&quot;Parent Task&quot;);&quot;u&quot;;&quot;&quot;)">
            <text:p/>
          </table:table-cell>
          <table:table-cell table:style-name="ce36" table:formula="of:=IF(AND([.AC$3]=([.$E36]-WEEKDAY([.$E36];2)+1);[.$C36]&lt;&gt;&quot;Parent Task&quot;);&quot;u&quot;;&quot;&quot;)">
            <text:p/>
          </table:table-cell>
          <table:table-cell table:style-name="ce36" table:formula="of:=IF(AND([.AD$3]=([.$E36]-WEEKDAY([.$E36];2)+1);[.$C36]&lt;&gt;&quot;Parent Task&quot;);&quot;u&quot;;&quot;&quot;)">
            <text:p/>
          </table:table-cell>
          <table:table-cell table:style-name="ce36" table:formula="of:=IF(AND([.AE$3]=([.$E36]-WEEKDAY([.$E36];2)+1);[.$C36]&lt;&gt;&quot;Parent Task&quot;);&quot;u&quot;;&quot;&quot;)">
            <text:p/>
          </table:table-cell>
          <table:table-cell table:style-name="ce36" table:formula="of:=IF(AND([.AF$3]=([.$E36]-WEEKDAY([.$E36];2)+1);[.$C36]&lt;&gt;&quot;Parent Task&quot;);&quot;u&quot;;&quot;&quot;)">
            <text:p/>
          </table:table-cell>
          <table:table-cell table:style-name="ce36" table:formula="of:=IF(AND([.AG$3]=([.$E36]-WEEKDAY([.$E36];2)+1);[.$C36]&lt;&gt;&quot;Parent Task&quot;);&quot;u&quot;;&quot;&quot;)">
            <text:p/>
          </table:table-cell>
          <table:table-cell table:style-name="ce36" table:formula="of:=IF(AND([.AH$3]=([.$E36]-WEEKDAY([.$E36];2)+1);[.$C36]&lt;&gt;&quot;Parent Task&quot;);&quot;u&quot;;&quot;&quot;)">
            <text:p/>
          </table:table-cell>
          <table:table-cell table:style-name="ce36" table:formula="of:=IF(AND([.AI$3]=([.$E36]-WEEKDAY([.$E36];2)+1);[.$C36]&lt;&gt;&quot;Parent Task&quot;);&quot;u&quot;;&quot;&quot;)">
            <text:p/>
          </table:table-cell>
          <table:table-cell table:style-name="ce36" table:formula="of:=IF(AND([.AJ$3]=([.$E36]-WEEKDAY([.$E36];2)+1);[.$C36]&lt;&gt;&quot;Parent Task&quot;);&quot;u&quot;;&quot;&quot;)">
            <text:p/>
          </table:table-cell>
          <table:table-cell table:style-name="ce45" table:formula="of:=IF(AND([.AK$3]=([.$E36]-WEEKDAY([.$E36];2)+1);[.$C36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table:style-name="ce10" office:value-type="string" calcext:value-type="string">
            <text:p>Analyse Result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2-13" calcext:value-type="date">
            <text:p>13-Feb-2023</text:p>
          </table:table-cell>
          <table:table-cell table:style-name="ce19" office:value-type="date" office:date-value="2023-02-17" calcext:value-type="date">
            <text:p>17-Feb-2023</text:p>
          </table:table-cell>
          <table:table-cell table:style-name="ce22" table:formula="of:=IF([.E37]=&quot;&quot;;&quot;&quot;;NETWORKDAYS([.D37];[.E37]))" office:value-type="float" office:value="5" calcext:value-type="float">
            <text:p>5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37]-WEEKDAY([.$E37];2)+1);[.$C37]&lt;&gt;&quot;Parent Task&quot;);&quot;u&quot;;&quot;&quot;)">
            <text:p/>
          </table:table-cell>
          <table:table-cell table:style-name="ce36" table:formula="of:=IF(AND([.I$3]=([.$E37]-WEEKDAY([.$E37];2)+1);[.$C37]&lt;&gt;&quot;Parent Task&quot;);&quot;u&quot;;&quot;&quot;)">
            <text:p/>
          </table:table-cell>
          <table:table-cell table:style-name="ce36" table:formula="of:=IF(AND([.J$3]=([.$E37]-WEEKDAY([.$E37];2)+1);[.$C37]&lt;&gt;&quot;Parent Task&quot;);&quot;u&quot;;&quot;&quot;)">
            <text:p/>
          </table:table-cell>
          <table:table-cell table:style-name="ce36" table:formula="of:=IF(AND([.K$3]=([.$E37]-WEEKDAY([.$E37];2)+1);[.$C37]&lt;&gt;&quot;Parent Task&quot;);&quot;u&quot;;&quot;&quot;)">
            <text:p/>
          </table:table-cell>
          <table:table-cell table:style-name="ce36" table:formula="of:=IF(AND([.L$3]=([.$E37]-WEEKDAY([.$E37];2)+1);[.$C37]&lt;&gt;&quot;Parent Task&quot;);&quot;u&quot;;&quot;&quot;)">
            <text:p/>
          </table:table-cell>
          <table:table-cell table:style-name="ce36" table:formula="of:=IF(AND([.M$3]=([.$E37]-WEEKDAY([.$E37];2)+1);[.$C37]&lt;&gt;&quot;Parent Task&quot;);&quot;u&quot;;&quot;&quot;)">
            <text:p/>
          </table:table-cell>
          <table:table-cell table:style-name="ce36" table:formula="of:=IF(AND([.N$3]=([.$E37]-WEEKDAY([.$E37];2)+1);[.$C37]&lt;&gt;&quot;Parent Task&quot;);&quot;u&quot;;&quot;&quot;)">
            <text:p/>
          </table:table-cell>
          <table:table-cell table:style-name="ce36" table:formula="of:=IF(AND([.O$3]=([.$E37]-WEEKDAY([.$E37];2)+1);[.$C37]&lt;&gt;&quot;Parent Task&quot;);&quot;u&quot;;&quot;&quot;)">
            <text:p/>
          </table:table-cell>
          <table:table-cell table:style-name="ce36" table:formula="of:=IF(AND([.P$3]=([.$E37]-WEEKDAY([.$E37];2)+1);[.$C37]&lt;&gt;&quot;Parent Task&quot;);&quot;u&quot;;&quot;&quot;)">
            <text:p/>
          </table:table-cell>
          <table:table-cell table:style-name="ce36" table:formula="of:=IF(AND([.Q$3]=([.$E37]-WEEKDAY([.$E37];2)+1);[.$C37]&lt;&gt;&quot;Parent Task&quot;);&quot;u&quot;;&quot;&quot;)">
            <text:p/>
          </table:table-cell>
          <table:table-cell table:style-name="ce36" table:formula="of:=IF(AND([.R$3]=([.$E37]-WEEKDAY([.$E37];2)+1);[.$C37]&lt;&gt;&quot;Parent Task&quot;);&quot;u&quot;;&quot;&quot;)">
            <text:p/>
          </table:table-cell>
          <table:table-cell table:style-name="ce36" table:formula="of:=IF(AND([.S$3]=([.$E37]-WEEKDAY([.$E37];2)+1);[.$C37]&lt;&gt;&quot;Parent Task&quot;);&quot;u&quot;;&quot;&quot;)">
            <text:p/>
          </table:table-cell>
          <table:table-cell table:style-name="ce36" table:formula="of:=IF(AND([.T$3]=([.$E37]-WEEKDAY([.$E37];2)+1);[.$C37]&lt;&gt;&quot;Parent Task&quot;);&quot;u&quot;;&quot;&quot;)">
            <text:p/>
          </table:table-cell>
          <table:table-cell table:style-name="ce36" table:formula="of:=IF(AND([.U$3]=([.$E37]-WEEKDAY([.$E37];2)+1);[.$C37]&lt;&gt;&quot;Parent Task&quot;);&quot;u&quot;;&quot;&quot;)">
            <text:p/>
          </table:table-cell>
          <table:table-cell table:style-name="ce36" table:formula="of:=IF(AND([.V$3]=([.$E37]-WEEKDAY([.$E37];2)+1);[.$C37]&lt;&gt;&quot;Parent Task&quot;);&quot;u&quot;;&quot;&quot;)">
            <text:p/>
          </table:table-cell>
          <table:table-cell table:style-name="ce36" table:formula="of:=IF(AND([.W$3]=([.$E37]-WEEKDAY([.$E37];2)+1);[.$C37]&lt;&gt;&quot;Parent Task&quot;);&quot;u&quot;;&quot;&quot;)">
            <text:p/>
          </table:table-cell>
          <table:table-cell table:style-name="ce36" table:formula="of:=IF(AND([.X$3]=([.$E37]-WEEKDAY([.$E37];2)+1);[.$C37]&lt;&gt;&quot;Parent Task&quot;);&quot;u&quot;;&quot;&quot;)">
            <text:p/>
          </table:table-cell>
          <table:table-cell table:style-name="ce36" table:formula="of:=IF(AND([.Y$3]=([.$E37]-WEEKDAY([.$E37];2)+1);[.$C37]&lt;&gt;&quot;Parent Task&quot;);&quot;u&quot;;&quot;&quot;)">
            <text:p/>
          </table:table-cell>
          <table:table-cell table:style-name="ce36" table:formula="of:=IF(AND([.Z$3]=([.$E37]-WEEKDAY([.$E37];2)+1);[.$C37]&lt;&gt;&quot;Parent Task&quot;);&quot;u&quot;;&quot;&quot;)">
            <text:p/>
          </table:table-cell>
          <table:table-cell table:style-name="ce36" table:formula="of:=IF(AND([.AA$3]=([.$E37]-WEEKDAY([.$E37];2)+1);[.$C37]&lt;&gt;&quot;Parent Task&quot;);&quot;u&quot;;&quot;&quot;)">
            <text:p/>
          </table:table-cell>
          <table:table-cell table:style-name="ce36" table:formula="of:=IF(AND([.AB$3]=([.$E37]-WEEKDAY([.$E37];2)+1);[.$C37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AC$3]=([.$E37]-WEEKDAY([.$E37];2)+1);[.$C37]&lt;&gt;&quot;Parent Task&quot;);&quot;u&quot;;&quot;&quot;)">
            <text:p/>
          </table:table-cell>
          <table:table-cell table:style-name="ce36" table:formula="of:=IF(AND([.AD$3]=([.$E37]-WEEKDAY([.$E37];2)+1);[.$C37]&lt;&gt;&quot;Parent Task&quot;);&quot;u&quot;;&quot;&quot;)">
            <text:p/>
          </table:table-cell>
          <table:table-cell table:style-name="ce36" table:formula="of:=IF(AND([.AE$3]=([.$E37]-WEEKDAY([.$E37];2)+1);[.$C37]&lt;&gt;&quot;Parent Task&quot;);&quot;u&quot;;&quot;&quot;)">
            <text:p/>
          </table:table-cell>
          <table:table-cell table:style-name="ce36" table:formula="of:=IF(AND([.AF$3]=([.$E37]-WEEKDAY([.$E37];2)+1);[.$C37]&lt;&gt;&quot;Parent Task&quot;);&quot;u&quot;;&quot;&quot;)">
            <text:p/>
          </table:table-cell>
          <table:table-cell table:style-name="ce36" table:formula="of:=IF(AND([.AG$3]=([.$E37]-WEEKDAY([.$E37];2)+1);[.$C37]&lt;&gt;&quot;Parent Task&quot;);&quot;u&quot;;&quot;&quot;)">
            <text:p/>
          </table:table-cell>
          <table:table-cell table:style-name="ce36" table:formula="of:=IF(AND([.AH$3]=([.$E37]-WEEKDAY([.$E37];2)+1);[.$C37]&lt;&gt;&quot;Parent Task&quot;);&quot;u&quot;;&quot;&quot;)">
            <text:p/>
          </table:table-cell>
          <table:table-cell table:style-name="ce36" table:formula="of:=IF(AND([.AI$3]=([.$E37]-WEEKDAY([.$E37];2)+1);[.$C37]&lt;&gt;&quot;Parent Task&quot;);&quot;u&quot;;&quot;&quot;)">
            <text:p/>
          </table:table-cell>
          <table:table-cell table:style-name="ce36" table:formula="of:=IF(AND([.AJ$3]=([.$E37]-WEEKDAY([.$E37];2)+1);[.$C37]&lt;&gt;&quot;Parent Task&quot;);&quot;u&quot;;&quot;&quot;)">
            <text:p/>
          </table:table-cell>
          <table:table-cell table:style-name="ce45" table:formula="of:=IF(AND([.AK$3]=([.$E37]-WEEKDAY([.$E37];2)+1);[.$C37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Documentation &amp; Assessment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2-10-18" calcext:value-type="date">
            <text:p>18-Oct-2022</text:p>
          </table:table-cell>
          <table:table-cell table:style-name="ce19" office:value-type="date" office:date-value="2023-04-17" calcext:value-type="date">
            <text:p>17-Apr-2023</text:p>
          </table:table-cell>
          <table:table-cell table:style-name="ce22" table:formula="of:=IF([.E38]=&quot;&quot;;&quot;&quot;;NETWORKDAYS([.D38];[.E38]))" office:value-type="float" office:value="130" calcext:value-type="float">
            <text:p>130</text:p>
          </table:table-cell>
          <table:table-cell table:style-name="ce24" table:formula="of:=(4/6)" office:value-type="percentage" office:value="0.666666666666667" calcext:value-type="percentage">
            <text:p>67%</text:p>
          </table:table-cell>
          <table:table-cell table:style-name="ce31" table:formula="of:=IF(AND([.H$3]=([.$E38]-WEEKDAY([.$E38];2)+1);[.$C38]&lt;&gt;&quot;Parent Task&quot;);&quot;u&quot;;&quot;&quot;)">
            <text:p/>
          </table:table-cell>
          <table:table-cell table:style-name="ce36" table:formula="of:=IF(AND([.I$3]=([.$E38]-WEEKDAY([.$E38];2)+1);[.$C38]&lt;&gt;&quot;Parent Task&quot;);&quot;u&quot;;&quot;&quot;)">
            <text:p/>
          </table:table-cell>
          <table:table-cell table:style-name="ce36" table:formula="of:=IF(AND([.J$3]=([.$E38]-WEEKDAY([.$E38];2)+1);[.$C38]&lt;&gt;&quot;Parent Task&quot;);&quot;u&quot;;&quot;&quot;)">
            <text:p/>
          </table:table-cell>
          <table:table-cell table:style-name="ce36" table:formula="of:=IF(AND([.K$3]=([.$E38]-WEEKDAY([.$E38];2)+1);[.$C38]&lt;&gt;&quot;Parent Task&quot;);&quot;u&quot;;&quot;&quot;)">
            <text:p/>
          </table:table-cell>
          <table:table-cell table:style-name="ce36" table:formula="of:=IF(AND([.L$3]=([.$E38]-WEEKDAY([.$E38];2)+1);[.$C38]&lt;&gt;&quot;Parent Task&quot;);&quot;u&quot;;&quot;&quot;)">
            <text:p/>
          </table:table-cell>
          <table:table-cell table:style-name="ce36" table:formula="of:=IF(AND([.M$3]=([.$E38]-WEEKDAY([.$E38];2)+1);[.$C38]&lt;&gt;&quot;Parent Task&quot;);&quot;u&quot;;&quot;&quot;)">
            <text:p/>
          </table:table-cell>
          <table:table-cell table:style-name="ce36" table:formula="of:=IF(AND([.N$3]=([.$E38]-WEEKDAY([.$E38];2)+1);[.$C38]&lt;&gt;&quot;Parent Task&quot;);&quot;u&quot;;&quot;&quot;)">
            <text:p/>
          </table:table-cell>
          <table:table-cell table:style-name="ce36" table:formula="of:=IF(AND([.O$3]=([.$E38]-WEEKDAY([.$E38];2)+1);[.$C38]&lt;&gt;&quot;Parent Task&quot;);&quot;u&quot;;&quot;&quot;)">
            <text:p/>
          </table:table-cell>
          <table:table-cell table:style-name="ce36" table:formula="of:=IF(AND([.P$3]=([.$E38]-WEEKDAY([.$E38];2)+1);[.$C38]&lt;&gt;&quot;Parent Task&quot;);&quot;u&quot;;&quot;&quot;)">
            <text:p/>
          </table:table-cell>
          <table:table-cell table:style-name="ce36" table:formula="of:=IF(AND([.Q$3]=([.$E38]-WEEKDAY([.$E38];2)+1);[.$C38]&lt;&gt;&quot;Parent Task&quot;);&quot;u&quot;;&quot;&quot;)">
            <text:p/>
          </table:table-cell>
          <table:table-cell table:style-name="ce36" table:formula="of:=IF(AND([.R$3]=([.$E38]-WEEKDAY([.$E38];2)+1);[.$C38]&lt;&gt;&quot;Parent Task&quot;);&quot;u&quot;;&quot;&quot;)">
            <text:p/>
          </table:table-cell>
          <table:table-cell table:style-name="ce36" table:formula="of:=IF(AND([.S$3]=([.$E38]-WEEKDAY([.$E38];2)+1);[.$C38]&lt;&gt;&quot;Parent Task&quot;);&quot;u&quot;;&quot;&quot;)">
            <text:p/>
          </table:table-cell>
          <table:table-cell table:style-name="ce36" table:formula="of:=IF(AND([.T$3]=([.$E38]-WEEKDAY([.$E38];2)+1);[.$C38]&lt;&gt;&quot;Parent Task&quot;);&quot;u&quot;;&quot;&quot;)">
            <text:p/>
          </table:table-cell>
          <table:table-cell table:style-name="ce36" table:formula="of:=IF(AND([.U$3]=([.$E38]-WEEKDAY([.$E38];2)+1);[.$C38]&lt;&gt;&quot;Parent Task&quot;);&quot;u&quot;;&quot;&quot;)">
            <text:p/>
          </table:table-cell>
          <table:table-cell table:style-name="ce36" table:formula="of:=IF(AND([.V$3]=([.$E38]-WEEKDAY([.$E38];2)+1);[.$C38]&lt;&gt;&quot;Parent Task&quot;);&quot;u&quot;;&quot;&quot;)">
            <text:p/>
          </table:table-cell>
          <table:table-cell table:style-name="ce36" table:formula="of:=IF(AND([.W$3]=([.$E38]-WEEKDAY([.$E38];2)+1);[.$C38]&lt;&gt;&quot;Parent Task&quot;);&quot;u&quot;;&quot;&quot;)">
            <text:p/>
          </table:table-cell>
          <table:table-cell table:style-name="ce36" table:formula="of:=IF(AND([.X$3]=([.$E38]-WEEKDAY([.$E38];2)+1);[.$C38]&lt;&gt;&quot;Parent Task&quot;);&quot;u&quot;;&quot;&quot;)">
            <text:p/>
          </table:table-cell>
          <table:table-cell table:style-name="ce36" table:formula="of:=IF(AND([.Y$3]=([.$E38]-WEEKDAY([.$E38];2)+1);[.$C38]&lt;&gt;&quot;Parent Task&quot;);&quot;u&quot;;&quot;&quot;)">
            <text:p/>
          </table:table-cell>
          <table:table-cell table:style-name="ce36" table:formula="of:=IF(AND([.Z$3]=([.$E38]-WEEKDAY([.$E38];2)+1);[.$C38]&lt;&gt;&quot;Parent Task&quot;);&quot;u&quot;;&quot;&quot;)">
            <text:p/>
          </table:table-cell>
          <table:table-cell table:style-name="ce36" table:formula="of:=IF(AND([.AA$3]=([.$E38]-WEEKDAY([.$E38];2)+1);[.$C38]&lt;&gt;&quot;Parent Task&quot;);&quot;u&quot;;&quot;&quot;)">
            <text:p/>
          </table:table-cell>
          <table:table-cell table:style-name="ce36" table:formula="of:=IF(AND([.AB$3]=([.$E38]-WEEKDAY([.$E38];2)+1);[.$C38]&lt;&gt;&quot;Parent Task&quot;);&quot;u&quot;;&quot;&quot;)">
            <text:p/>
          </table:table-cell>
          <table:table-cell table:style-name="ce36" table:formula="of:=IF(AND([.AC$3]=([.$E38]-WEEKDAY([.$E38];2)+1);[.$C38]&lt;&gt;&quot;Parent Task&quot;);&quot;u&quot;;&quot;&quot;)">
            <text:p/>
          </table:table-cell>
          <table:table-cell table:style-name="ce36" table:formula="of:=IF(AND([.AD$3]=([.$E38]-WEEKDAY([.$E38];2)+1);[.$C38]&lt;&gt;&quot;Parent Task&quot;);&quot;u&quot;;&quot;&quot;)">
            <text:p/>
          </table:table-cell>
          <table:table-cell table:style-name="ce36" table:formula="of:=IF(AND([.AE$3]=([.$E38]-WEEKDAY([.$E38];2)+1);[.$C38]&lt;&gt;&quot;Parent Task&quot;);&quot;u&quot;;&quot;&quot;)">
            <text:p/>
          </table:table-cell>
          <table:table-cell table:style-name="ce36" table:formula="of:=IF(AND([.AF$3]=([.$E38]-WEEKDAY([.$E38];2)+1);[.$C38]&lt;&gt;&quot;Parent Task&quot;);&quot;u&quot;;&quot;&quot;)">
            <text:p/>
          </table:table-cell>
          <table:table-cell table:style-name="ce36" table:formula="of:=IF(AND([.AG$3]=([.$E38]-WEEKDAY([.$E38];2)+1);[.$C38]&lt;&gt;&quot;Parent Task&quot;);&quot;u&quot;;&quot;&quot;)">
            <text:p/>
          </table:table-cell>
          <table:table-cell table:style-name="ce36" table:formula="of:=IF(AND([.AH$3]=([.$E38]-WEEKDAY([.$E38];2)+1);[.$C38]&lt;&gt;&quot;Parent Task&quot;);&quot;u&quot;;&quot;&quot;)">
            <text:p/>
          </table:table-cell>
          <table:table-cell table:style-name="ce36" table:formula="of:=IF(AND([.AI$3]=([.$E38]-WEEKDAY([.$E38];2)+1);[.$C38]&lt;&gt;&quot;Parent Task&quot;);&quot;u&quot;;&quot;&quot;)">
            <text:p/>
          </table:table-cell>
          <table:table-cell table:style-name="ce36" table:formula="of:=IF(AND([.AJ$3]=([.$E38]-WEEKDAY([.$E38];2)+1);[.$C38]&lt;&gt;&quot;Parent Task&quot;);&quot;u&quot;;&quot;&quot;)">
            <text:p/>
          </table:table-cell>
          <table:table-cell table:style-name="ce45" table:formula="of:=IF(AND([.AK$3]=([.$E38]-WEEKDAY([.$E38];2)+1);[.$C38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table:style-name="ce10" office:value-type="string" calcext:value-type="string">
            <text:p>Risks &amp; Unknowns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number-columns-repeated="2" table:style-name="ce19" office:value-type="date" office:date-value="2022-10-18" calcext:value-type="date">
            <text:p>18-Oct-2022</text:p>
          </table:table-cell>
          <table:table-cell table:style-name="ce22" table:formula="of:=IF([.E39]=&quot;&quot;;&quot;&quot;;NETWORKDAYS([.D39];[.E39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39]-WEEKDAY([.$E39];2)+1);[.$C39]&lt;&gt;&quot;Parent Task&quot;);&quot;u&quot;;&quot;&quot;)">
            <text:p/>
          </table:table-cell>
          <table:table-cell table:style-name="ce36" table:formula="of:=IF(AND([.I$3]=([.$E39]-WEEKDAY([.$E39];2)+1);[.$C39]&lt;&gt;&quot;Parent Task&quot;);&quot;u&quot;;&quot;&quot;)">
            <text:p/>
          </table:table-cell>
          <table:table-cell table:style-name="ce36" table:formula="of:=IF(AND([.J$3]=([.$E39]-WEEKDAY([.$E39];2)+1);[.$C39]&lt;&gt;&quot;Parent Task&quot;);&quot;u&quot;;&quot;&quot;)">
            <text:p/>
          </table:table-cell>
          <table:table-cell table:style-name="ce36" table:formula="of:=IF(AND([.K$3]=([.$E39]-WEEKDAY([.$E39];2)+1);[.$C39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L$3]=([.$E39]-WEEKDAY([.$E39];2)+1);[.$C39]&lt;&gt;&quot;Parent Task&quot;);&quot;u&quot;;&quot;&quot;)">
            <text:p/>
          </table:table-cell>
          <table:table-cell table:style-name="ce36" table:formula="of:=IF(AND([.M$3]=([.$E39]-WEEKDAY([.$E39];2)+1);[.$C39]&lt;&gt;&quot;Parent Task&quot;);&quot;u&quot;;&quot;&quot;)">
            <text:p/>
          </table:table-cell>
          <table:table-cell table:style-name="ce36" table:formula="of:=IF(AND([.N$3]=([.$E39]-WEEKDAY([.$E39];2)+1);[.$C39]&lt;&gt;&quot;Parent Task&quot;);&quot;u&quot;;&quot;&quot;)">
            <text:p/>
          </table:table-cell>
          <table:table-cell table:style-name="ce36" table:formula="of:=IF(AND([.O$3]=([.$E39]-WEEKDAY([.$E39];2)+1);[.$C39]&lt;&gt;&quot;Parent Task&quot;);&quot;u&quot;;&quot;&quot;)">
            <text:p/>
          </table:table-cell>
          <table:table-cell table:style-name="ce36" table:formula="of:=IF(AND([.P$3]=([.$E39]-WEEKDAY([.$E39];2)+1);[.$C39]&lt;&gt;&quot;Parent Task&quot;);&quot;u&quot;;&quot;&quot;)">
            <text:p/>
          </table:table-cell>
          <table:table-cell table:style-name="ce36" table:formula="of:=IF(AND([.Q$3]=([.$E39]-WEEKDAY([.$E39];2)+1);[.$C39]&lt;&gt;&quot;Parent Task&quot;);&quot;u&quot;;&quot;&quot;)">
            <text:p/>
          </table:table-cell>
          <table:table-cell table:style-name="ce36" table:formula="of:=IF(AND([.R$3]=([.$E39]-WEEKDAY([.$E39];2)+1);[.$C39]&lt;&gt;&quot;Parent Task&quot;);&quot;u&quot;;&quot;&quot;)">
            <text:p/>
          </table:table-cell>
          <table:table-cell table:style-name="ce36" table:formula="of:=IF(AND([.S$3]=([.$E39]-WEEKDAY([.$E39];2)+1);[.$C39]&lt;&gt;&quot;Parent Task&quot;);&quot;u&quot;;&quot;&quot;)">
            <text:p/>
          </table:table-cell>
          <table:table-cell table:style-name="ce36" table:formula="of:=IF(AND([.T$3]=([.$E39]-WEEKDAY([.$E39];2)+1);[.$C39]&lt;&gt;&quot;Parent Task&quot;);&quot;u&quot;;&quot;&quot;)">
            <text:p/>
          </table:table-cell>
          <table:table-cell table:style-name="ce36" table:formula="of:=IF(AND([.U$3]=([.$E39]-WEEKDAY([.$E39];2)+1);[.$C39]&lt;&gt;&quot;Parent Task&quot;);&quot;u&quot;;&quot;&quot;)">
            <text:p/>
          </table:table-cell>
          <table:table-cell table:style-name="ce36" table:formula="of:=IF(AND([.V$3]=([.$E39]-WEEKDAY([.$E39];2)+1);[.$C39]&lt;&gt;&quot;Parent Task&quot;);&quot;u&quot;;&quot;&quot;)">
            <text:p/>
          </table:table-cell>
          <table:table-cell table:style-name="ce36" table:formula="of:=IF(AND([.W$3]=([.$E39]-WEEKDAY([.$E39];2)+1);[.$C39]&lt;&gt;&quot;Parent Task&quot;);&quot;u&quot;;&quot;&quot;)">
            <text:p/>
          </table:table-cell>
          <table:table-cell table:style-name="ce36" table:formula="of:=IF(AND([.X$3]=([.$E39]-WEEKDAY([.$E39];2)+1);[.$C39]&lt;&gt;&quot;Parent Task&quot;);&quot;u&quot;;&quot;&quot;)">
            <text:p/>
          </table:table-cell>
          <table:table-cell table:style-name="ce36" table:formula="of:=IF(AND([.Y$3]=([.$E39]-WEEKDAY([.$E39];2)+1);[.$C39]&lt;&gt;&quot;Parent Task&quot;);&quot;u&quot;;&quot;&quot;)">
            <text:p/>
          </table:table-cell>
          <table:table-cell table:style-name="ce36" table:formula="of:=IF(AND([.Z$3]=([.$E39]-WEEKDAY([.$E39];2)+1);[.$C39]&lt;&gt;&quot;Parent Task&quot;);&quot;u&quot;;&quot;&quot;)">
            <text:p/>
          </table:table-cell>
          <table:table-cell table:style-name="ce36" table:formula="of:=IF(AND([.AA$3]=([.$E39]-WEEKDAY([.$E39];2)+1);[.$C39]&lt;&gt;&quot;Parent Task&quot;);&quot;u&quot;;&quot;&quot;)">
            <text:p/>
          </table:table-cell>
          <table:table-cell table:style-name="ce36" table:formula="of:=IF(AND([.AB$3]=([.$E39]-WEEKDAY([.$E39];2)+1);[.$C39]&lt;&gt;&quot;Parent Task&quot;);&quot;u&quot;;&quot;&quot;)">
            <text:p/>
          </table:table-cell>
          <table:table-cell table:style-name="ce36" table:formula="of:=IF(AND([.AC$3]=([.$E39]-WEEKDAY([.$E39];2)+1);[.$C39]&lt;&gt;&quot;Parent Task&quot;);&quot;u&quot;;&quot;&quot;)">
            <text:p/>
          </table:table-cell>
          <table:table-cell table:style-name="ce36" table:formula="of:=IF(AND([.AD$3]=([.$E39]-WEEKDAY([.$E39];2)+1);[.$C39]&lt;&gt;&quot;Parent Task&quot;);&quot;u&quot;;&quot;&quot;)">
            <text:p/>
          </table:table-cell>
          <table:table-cell table:style-name="ce36" table:formula="of:=IF(AND([.AE$3]=([.$E39]-WEEKDAY([.$E39];2)+1);[.$C39]&lt;&gt;&quot;Parent Task&quot;);&quot;u&quot;;&quot;&quot;)">
            <text:p/>
          </table:table-cell>
          <table:table-cell table:style-name="ce36" table:formula="of:=IF(AND([.AF$3]=([.$E39]-WEEKDAY([.$E39];2)+1);[.$C39]&lt;&gt;&quot;Parent Task&quot;);&quot;u&quot;;&quot;&quot;)">
            <text:p/>
          </table:table-cell>
          <table:table-cell table:style-name="ce36" table:formula="of:=IF(AND([.AG$3]=([.$E39]-WEEKDAY([.$E39];2)+1);[.$C39]&lt;&gt;&quot;Parent Task&quot;);&quot;u&quot;;&quot;&quot;)">
            <text:p/>
          </table:table-cell>
          <table:table-cell table:style-name="ce36" table:formula="of:=IF(AND([.AH$3]=([.$E39]-WEEKDAY([.$E39];2)+1);[.$C39]&lt;&gt;&quot;Parent Task&quot;);&quot;u&quot;;&quot;&quot;)">
            <text:p/>
          </table:table-cell>
          <table:table-cell table:style-name="ce36" table:formula="of:=IF(AND([.AI$3]=([.$E39]-WEEKDAY([.$E39];2)+1);[.$C39]&lt;&gt;&quot;Parent Task&quot;);&quot;u&quot;;&quot;&quot;)">
            <text:p/>
          </table:table-cell>
          <table:table-cell table:style-name="ce36" table:formula="of:=IF(AND([.AJ$3]=([.$E39]-WEEKDAY([.$E39];2)+1);[.$C39]&lt;&gt;&quot;Parent Task&quot;);&quot;u&quot;;&quot;&quot;)">
            <text:p/>
          </table:table-cell>
          <table:table-cell table:style-name="ce45" table:formula="of:=IF(AND([.AK$3]=([.$E39]-WEEKDAY([.$E39];2)+1);[.$C39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table:style-name="ce10" office:value-type="string" calcext:value-type="string">
            <text:p>Health &amp; Safety Form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number-columns-repeated="2" table:style-name="ce19" office:value-type="date" office:date-value="2022-10-24" calcext:value-type="date">
            <text:p>24-Oct-2022</text:p>
          </table:table-cell>
          <table:table-cell table:style-name="ce22" table:formula="of:=IF([.E40]=&quot;&quot;;&quot;&quot;;NETWORKDAYS([.D40];[.E40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0]-WEEKDAY([.$E40];2)+1);[.$C40]&lt;&gt;&quot;Parent Task&quot;);&quot;u&quot;;&quot;&quot;)">
            <text:p/>
          </table:table-cell>
          <table:table-cell table:style-name="ce36" table:formula="of:=IF(AND([.I$3]=([.$E40]-WEEKDAY([.$E40];2)+1);[.$C40]&lt;&gt;&quot;Parent Task&quot;);&quot;u&quot;;&quot;&quot;)">
            <text:p/>
          </table:table-cell>
          <table:table-cell table:style-name="ce36" table:formula="of:=IF(AND([.J$3]=([.$E40]-WEEKDAY([.$E40];2)+1);[.$C40]&lt;&gt;&quot;Parent Task&quot;);&quot;u&quot;;&quot;&quot;)">
            <text:p/>
          </table:table-cell>
          <table:table-cell table:style-name="ce36" table:formula="of:=IF(AND([.K$3]=([.$E40]-WEEKDAY([.$E40];2)+1);[.$C40]&lt;&gt;&quot;Parent Task&quot;);&quot;u&quot;;&quot;&quot;)">
            <text:p/>
          </table:table-cell>
          <table:table-cell table:style-name="ce36" table:formula="of:=IF(AND([.L$3]=([.$E40]-WEEKDAY([.$E40];2)+1);[.$C40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M$3]=([.$E40]-WEEKDAY([.$E40];2)+1);[.$C40]&lt;&gt;&quot;Parent Task&quot;);&quot;u&quot;;&quot;&quot;)">
            <text:p/>
          </table:table-cell>
          <table:table-cell table:style-name="ce36" table:formula="of:=IF(AND([.N$3]=([.$E40]-WEEKDAY([.$E40];2)+1);[.$C40]&lt;&gt;&quot;Parent Task&quot;);&quot;u&quot;;&quot;&quot;)">
            <text:p/>
          </table:table-cell>
          <table:table-cell table:style-name="ce36" table:formula="of:=IF(AND([.O$3]=([.$E40]-WEEKDAY([.$E40];2)+1);[.$C40]&lt;&gt;&quot;Parent Task&quot;);&quot;u&quot;;&quot;&quot;)">
            <text:p/>
          </table:table-cell>
          <table:table-cell table:style-name="ce36" table:formula="of:=IF(AND([.P$3]=([.$E40]-WEEKDAY([.$E40];2)+1);[.$C40]&lt;&gt;&quot;Parent Task&quot;);&quot;u&quot;;&quot;&quot;)">
            <text:p/>
          </table:table-cell>
          <table:table-cell table:style-name="ce36" table:formula="of:=IF(AND([.Q$3]=([.$E40]-WEEKDAY([.$E40];2)+1);[.$C40]&lt;&gt;&quot;Parent Task&quot;);&quot;u&quot;;&quot;&quot;)">
            <text:p/>
          </table:table-cell>
          <table:table-cell table:style-name="ce36" table:formula="of:=IF(AND([.R$3]=([.$E40]-WEEKDAY([.$E40];2)+1);[.$C40]&lt;&gt;&quot;Parent Task&quot;);&quot;u&quot;;&quot;&quot;)">
            <text:p/>
          </table:table-cell>
          <table:table-cell table:style-name="ce36" table:formula="of:=IF(AND([.S$3]=([.$E40]-WEEKDAY([.$E40];2)+1);[.$C40]&lt;&gt;&quot;Parent Task&quot;);&quot;u&quot;;&quot;&quot;)">
            <text:p/>
          </table:table-cell>
          <table:table-cell table:style-name="ce36" table:formula="of:=IF(AND([.T$3]=([.$E40]-WEEKDAY([.$E40];2)+1);[.$C40]&lt;&gt;&quot;Parent Task&quot;);&quot;u&quot;;&quot;&quot;)">
            <text:p/>
          </table:table-cell>
          <table:table-cell table:style-name="ce36" table:formula="of:=IF(AND([.U$3]=([.$E40]-WEEKDAY([.$E40];2)+1);[.$C40]&lt;&gt;&quot;Parent Task&quot;);&quot;u&quot;;&quot;&quot;)">
            <text:p/>
          </table:table-cell>
          <table:table-cell table:style-name="ce36" table:formula="of:=IF(AND([.V$3]=([.$E40]-WEEKDAY([.$E40];2)+1);[.$C40]&lt;&gt;&quot;Parent Task&quot;);&quot;u&quot;;&quot;&quot;)">
            <text:p/>
          </table:table-cell>
          <table:table-cell table:style-name="ce36" table:formula="of:=IF(AND([.W$3]=([.$E40]-WEEKDAY([.$E40];2)+1);[.$C40]&lt;&gt;&quot;Parent Task&quot;);&quot;u&quot;;&quot;&quot;)">
            <text:p/>
          </table:table-cell>
          <table:table-cell table:style-name="ce36" table:formula="of:=IF(AND([.X$3]=([.$E40]-WEEKDAY([.$E40];2)+1);[.$C40]&lt;&gt;&quot;Parent Task&quot;);&quot;u&quot;;&quot;&quot;)">
            <text:p/>
          </table:table-cell>
          <table:table-cell table:style-name="ce36" table:formula="of:=IF(AND([.Y$3]=([.$E40]-WEEKDAY([.$E40];2)+1);[.$C40]&lt;&gt;&quot;Parent Task&quot;);&quot;u&quot;;&quot;&quot;)">
            <text:p/>
          </table:table-cell>
          <table:table-cell table:style-name="ce36" table:formula="of:=IF(AND([.Z$3]=([.$E40]-WEEKDAY([.$E40];2)+1);[.$C40]&lt;&gt;&quot;Parent Task&quot;);&quot;u&quot;;&quot;&quot;)">
            <text:p/>
          </table:table-cell>
          <table:table-cell table:style-name="ce36" table:formula="of:=IF(AND([.AA$3]=([.$E40]-WEEKDAY([.$E40];2)+1);[.$C40]&lt;&gt;&quot;Parent Task&quot;);&quot;u&quot;;&quot;&quot;)">
            <text:p/>
          </table:table-cell>
          <table:table-cell table:style-name="ce36" table:formula="of:=IF(AND([.AB$3]=([.$E40]-WEEKDAY([.$E40];2)+1);[.$C40]&lt;&gt;&quot;Parent Task&quot;);&quot;u&quot;;&quot;&quot;)">
            <text:p/>
          </table:table-cell>
          <table:table-cell table:style-name="ce36" table:formula="of:=IF(AND([.AC$3]=([.$E40]-WEEKDAY([.$E40];2)+1);[.$C40]&lt;&gt;&quot;Parent Task&quot;);&quot;u&quot;;&quot;&quot;)">
            <text:p/>
          </table:table-cell>
          <table:table-cell table:style-name="ce36" table:formula="of:=IF(AND([.AD$3]=([.$E40]-WEEKDAY([.$E40];2)+1);[.$C40]&lt;&gt;&quot;Parent Task&quot;);&quot;u&quot;;&quot;&quot;)">
            <text:p/>
          </table:table-cell>
          <table:table-cell table:style-name="ce36" table:formula="of:=IF(AND([.AE$3]=([.$E40]-WEEKDAY([.$E40];2)+1);[.$C40]&lt;&gt;&quot;Parent Task&quot;);&quot;u&quot;;&quot;&quot;)">
            <text:p/>
          </table:table-cell>
          <table:table-cell table:style-name="ce36" table:formula="of:=IF(AND([.AF$3]=([.$E40]-WEEKDAY([.$E40];2)+1);[.$C40]&lt;&gt;&quot;Parent Task&quot;);&quot;u&quot;;&quot;&quot;)">
            <text:p/>
          </table:table-cell>
          <table:table-cell table:style-name="ce36" table:formula="of:=IF(AND([.AG$3]=([.$E40]-WEEKDAY([.$E40];2)+1);[.$C40]&lt;&gt;&quot;Parent Task&quot;);&quot;u&quot;;&quot;&quot;)">
            <text:p/>
          </table:table-cell>
          <table:table-cell table:style-name="ce36" table:formula="of:=IF(AND([.AH$3]=([.$E40]-WEEKDAY([.$E40];2)+1);[.$C40]&lt;&gt;&quot;Parent Task&quot;);&quot;u&quot;;&quot;&quot;)">
            <text:p/>
          </table:table-cell>
          <table:table-cell table:style-name="ce36" table:formula="of:=IF(AND([.AI$3]=([.$E40]-WEEKDAY([.$E40];2)+1);[.$C40]&lt;&gt;&quot;Parent Task&quot;);&quot;u&quot;;&quot;&quot;)">
            <text:p/>
          </table:table-cell>
          <table:table-cell table:style-name="ce36" table:formula="of:=IF(AND([.AJ$3]=([.$E40]-WEEKDAY([.$E40];2)+1);[.$C40]&lt;&gt;&quot;Parent Task&quot;);&quot;u&quot;;&quot;&quot;)">
            <text:p/>
          </table:table-cell>
          <table:table-cell table:style-name="ce45" table:formula="of:=IF(AND([.AK$3]=([.$E40]-WEEKDAY([.$E40];2)+1);[.$C40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table:style-name="ce10" office:value-type="string" calcext:value-type="string">
            <text:p>DSbD Interim Report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05" calcext:value-type="date">
            <text:p>05-Dec-2022</text:p>
          </table:table-cell>
          <table:table-cell table:style-name="ce19" office:value-type="date" office:date-value="2022-12-09" calcext:value-type="date">
            <text:p>09-Dec-2022</text:p>
          </table:table-cell>
          <table:table-cell table:style-name="ce22" table:formula="of:=IF([.E41]=&quot;&quot;;&quot;&quot;;NETWORKDAYS([.D41];[.E41]))" office:value-type="float" office:value="5" calcext:value-type="float">
            <text:p>5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1]-WEEKDAY([.$E41];2)+1);[.$C41]&lt;&gt;&quot;Parent Task&quot;);&quot;u&quot;;&quot;&quot;)">
            <text:p/>
          </table:table-cell>
          <table:table-cell table:style-name="ce36" table:formula="of:=IF(AND([.I$3]=([.$E41]-WEEKDAY([.$E41];2)+1);[.$C41]&lt;&gt;&quot;Parent Task&quot;);&quot;u&quot;;&quot;&quot;)">
            <text:p/>
          </table:table-cell>
          <table:table-cell table:style-name="ce36" table:formula="of:=IF(AND([.J$3]=([.$E41]-WEEKDAY([.$E41];2)+1);[.$C41]&lt;&gt;&quot;Parent Task&quot;);&quot;u&quot;;&quot;&quot;)">
            <text:p/>
          </table:table-cell>
          <table:table-cell table:style-name="ce36" table:formula="of:=IF(AND([.K$3]=([.$E41]-WEEKDAY([.$E41];2)+1);[.$C41]&lt;&gt;&quot;Parent Task&quot;);&quot;u&quot;;&quot;&quot;)">
            <text:p/>
          </table:table-cell>
          <table:table-cell table:style-name="ce36" table:formula="of:=IF(AND([.L$3]=([.$E41]-WEEKDAY([.$E41];2)+1);[.$C41]&lt;&gt;&quot;Parent Task&quot;);&quot;u&quot;;&quot;&quot;)">
            <text:p/>
          </table:table-cell>
          <table:table-cell table:style-name="ce36" table:formula="of:=IF(AND([.M$3]=([.$E41]-WEEKDAY([.$E41];2)+1);[.$C41]&lt;&gt;&quot;Parent Task&quot;);&quot;u&quot;;&quot;&quot;)">
            <text:p/>
          </table:table-cell>
          <table:table-cell table:style-name="ce36" table:formula="of:=IF(AND([.N$3]=([.$E41]-WEEKDAY([.$E41];2)+1);[.$C41]&lt;&gt;&quot;Parent Task&quot;);&quot;u&quot;;&quot;&quot;)">
            <text:p/>
          </table:table-cell>
          <table:table-cell table:style-name="ce36" table:formula="of:=IF(AND([.O$3]=([.$E41]-WEEKDAY([.$E41];2)+1);[.$C41]&lt;&gt;&quot;Parent Task&quot;);&quot;u&quot;;&quot;&quot;)">
            <text:p/>
          </table:table-cell>
          <table:table-cell table:style-name="ce36" table:formula="of:=IF(AND([.P$3]=([.$E41]-WEEKDAY([.$E41];2)+1);[.$C41]&lt;&gt;&quot;Parent Task&quot;);&quot;u&quot;;&quot;&quot;)">
            <text:p/>
          </table:table-cell>
          <table:table-cell table:style-name="ce36" table:formula="of:=IF(AND([.Q$3]=([.$E41]-WEEKDAY([.$E41];2)+1);[.$C41]&lt;&gt;&quot;Parent Task&quot;);&quot;u&quot;;&quot;&quot;)">
            <text:p/>
          </table:table-cell>
          <table:table-cell table:style-name="ce36" table:formula="of:=IF(AND([.R$3]=([.$E41]-WEEKDAY([.$E41];2)+1);[.$C41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S$3]=([.$E41]-WEEKDAY([.$E41];2)+1);[.$C41]&lt;&gt;&quot;Parent Task&quot;);&quot;u&quot;;&quot;&quot;)">
            <text:p/>
          </table:table-cell>
          <table:table-cell table:style-name="ce36" table:formula="of:=IF(AND([.T$3]=([.$E41]-WEEKDAY([.$E41];2)+1);[.$C41]&lt;&gt;&quot;Parent Task&quot;);&quot;u&quot;;&quot;&quot;)">
            <text:p/>
          </table:table-cell>
          <table:table-cell table:style-name="ce36" table:formula="of:=IF(AND([.U$3]=([.$E41]-WEEKDAY([.$E41];2)+1);[.$C41]&lt;&gt;&quot;Parent Task&quot;);&quot;u&quot;;&quot;&quot;)">
            <text:p/>
          </table:table-cell>
          <table:table-cell table:style-name="ce36" table:formula="of:=IF(AND([.V$3]=([.$E41]-WEEKDAY([.$E41];2)+1);[.$C41]&lt;&gt;&quot;Parent Task&quot;);&quot;u&quot;;&quot;&quot;)">
            <text:p/>
          </table:table-cell>
          <table:table-cell table:style-name="ce36" table:formula="of:=IF(AND([.W$3]=([.$E41]-WEEKDAY([.$E41];2)+1);[.$C41]&lt;&gt;&quot;Parent Task&quot;);&quot;u&quot;;&quot;&quot;)">
            <text:p/>
          </table:table-cell>
          <table:table-cell table:style-name="ce36" table:formula="of:=IF(AND([.X$3]=([.$E41]-WEEKDAY([.$E41];2)+1);[.$C41]&lt;&gt;&quot;Parent Task&quot;);&quot;u&quot;;&quot;&quot;)">
            <text:p/>
          </table:table-cell>
          <table:table-cell table:style-name="ce36" table:formula="of:=IF(AND([.Y$3]=([.$E41]-WEEKDAY([.$E41];2)+1);[.$C41]&lt;&gt;&quot;Parent Task&quot;);&quot;u&quot;;&quot;&quot;)">
            <text:p/>
          </table:table-cell>
          <table:table-cell table:style-name="ce36" table:formula="of:=IF(AND([.Z$3]=([.$E41]-WEEKDAY([.$E41];2)+1);[.$C41]&lt;&gt;&quot;Parent Task&quot;);&quot;u&quot;;&quot;&quot;)">
            <text:p/>
          </table:table-cell>
          <table:table-cell table:style-name="ce36" table:formula="of:=IF(AND([.AA$3]=([.$E41]-WEEKDAY([.$E41];2)+1);[.$C41]&lt;&gt;&quot;Parent Task&quot;);&quot;u&quot;;&quot;&quot;)">
            <text:p/>
          </table:table-cell>
          <table:table-cell table:style-name="ce36" table:formula="of:=IF(AND([.AB$3]=([.$E41]-WEEKDAY([.$E41];2)+1);[.$C41]&lt;&gt;&quot;Parent Task&quot;);&quot;u&quot;;&quot;&quot;)">
            <text:p/>
          </table:table-cell>
          <table:table-cell table:style-name="ce36" table:formula="of:=IF(AND([.AC$3]=([.$E41]-WEEKDAY([.$E41];2)+1);[.$C41]&lt;&gt;&quot;Parent Task&quot;);&quot;u&quot;;&quot;&quot;)">
            <text:p/>
          </table:table-cell>
          <table:table-cell table:style-name="ce36" table:formula="of:=IF(AND([.AD$3]=([.$E41]-WEEKDAY([.$E41];2)+1);[.$C41]&lt;&gt;&quot;Parent Task&quot;);&quot;u&quot;;&quot;&quot;)">
            <text:p/>
          </table:table-cell>
          <table:table-cell table:style-name="ce36" table:formula="of:=IF(AND([.AE$3]=([.$E41]-WEEKDAY([.$E41];2)+1);[.$C41]&lt;&gt;&quot;Parent Task&quot;);&quot;u&quot;;&quot;&quot;)">
            <text:p/>
          </table:table-cell>
          <table:table-cell table:style-name="ce36" table:formula="of:=IF(AND([.AF$3]=([.$E41]-WEEKDAY([.$E41];2)+1);[.$C41]&lt;&gt;&quot;Parent Task&quot;);&quot;u&quot;;&quot;&quot;)">
            <text:p/>
          </table:table-cell>
          <table:table-cell table:style-name="ce36" table:formula="of:=IF(AND([.AG$3]=([.$E41]-WEEKDAY([.$E41];2)+1);[.$C41]&lt;&gt;&quot;Parent Task&quot;);&quot;u&quot;;&quot;&quot;)">
            <text:p/>
          </table:table-cell>
          <table:table-cell table:style-name="ce36" table:formula="of:=IF(AND([.AH$3]=([.$E41]-WEEKDAY([.$E41];2)+1);[.$C41]&lt;&gt;&quot;Parent Task&quot;);&quot;u&quot;;&quot;&quot;)">
            <text:p/>
          </table:table-cell>
          <table:table-cell table:style-name="ce36" table:formula="of:=IF(AND([.AI$3]=([.$E41]-WEEKDAY([.$E41];2)+1);[.$C41]&lt;&gt;&quot;Parent Task&quot;);&quot;u&quot;;&quot;&quot;)">
            <text:p/>
          </table:table-cell>
          <table:table-cell table:style-name="ce36" table:formula="of:=IF(AND([.AJ$3]=([.$E41]-WEEKDAY([.$E41];2)+1);[.$C41]&lt;&gt;&quot;Parent Task&quot;);&quot;u&quot;;&quot;&quot;)">
            <text:p/>
          </table:table-cell>
          <table:table-cell table:style-name="ce45" table:formula="of:=IF(AND([.AK$3]=([.$E41]-WEEKDAY([.$E41];2)+1);[.$C41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table:style-name="ce10" office:value-type="string" calcext:value-type="string">
            <text:p>QUB Interim Report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2-12-12" calcext:value-type="date">
            <text:p>12-Dec-2022</text:p>
          </table:table-cell>
          <table:table-cell table:style-name="ce19" office:value-type="date" office:date-value="2023-01-16" calcext:value-type="date">
            <text:p>16-Jan-2023</text:p>
          </table:table-cell>
          <table:table-cell table:style-name="ce22" table:formula="of:=IF([.E42]=&quot;&quot;;&quot;&quot;;NETWORKDAYS([.D42];[.E42]))" office:value-type="float" office:value="26" calcext:value-type="float">
            <text:p>26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2]-WEEKDAY([.$E42];2)+1);[.$C42]&lt;&gt;&quot;Parent Task&quot;);&quot;u&quot;;&quot;&quot;)">
            <text:p/>
          </table:table-cell>
          <table:table-cell table:style-name="ce36" table:formula="of:=IF(AND([.I$3]=([.$E42]-WEEKDAY([.$E42];2)+1);[.$C42]&lt;&gt;&quot;Parent Task&quot;);&quot;u&quot;;&quot;&quot;)">
            <text:p/>
          </table:table-cell>
          <table:table-cell table:style-name="ce36" table:formula="of:=IF(AND([.J$3]=([.$E42]-WEEKDAY([.$E42];2)+1);[.$C42]&lt;&gt;&quot;Parent Task&quot;);&quot;u&quot;;&quot;&quot;)">
            <text:p/>
          </table:table-cell>
          <table:table-cell table:style-name="ce36" table:formula="of:=IF(AND([.K$3]=([.$E42]-WEEKDAY([.$E42];2)+1);[.$C42]&lt;&gt;&quot;Parent Task&quot;);&quot;u&quot;;&quot;&quot;)">
            <text:p/>
          </table:table-cell>
          <table:table-cell table:style-name="ce36" table:formula="of:=IF(AND([.L$3]=([.$E42]-WEEKDAY([.$E42];2)+1);[.$C42]&lt;&gt;&quot;Parent Task&quot;);&quot;u&quot;;&quot;&quot;)">
            <text:p/>
          </table:table-cell>
          <table:table-cell table:style-name="ce36" table:formula="of:=IF(AND([.M$3]=([.$E42]-WEEKDAY([.$E42];2)+1);[.$C42]&lt;&gt;&quot;Parent Task&quot;);&quot;u&quot;;&quot;&quot;)">
            <text:p/>
          </table:table-cell>
          <table:table-cell table:style-name="ce36" table:formula="of:=IF(AND([.N$3]=([.$E42]-WEEKDAY([.$E42];2)+1);[.$C42]&lt;&gt;&quot;Parent Task&quot;);&quot;u&quot;;&quot;&quot;)">
            <text:p/>
          </table:table-cell>
          <table:table-cell table:style-name="ce36" table:formula="of:=IF(AND([.O$3]=([.$E42]-WEEKDAY([.$E42];2)+1);[.$C42]&lt;&gt;&quot;Parent Task&quot;);&quot;u&quot;;&quot;&quot;)">
            <text:p/>
          </table:table-cell>
          <table:table-cell table:style-name="ce36" table:formula="of:=IF(AND([.P$3]=([.$E42]-WEEKDAY([.$E42];2)+1);[.$C42]&lt;&gt;&quot;Parent Task&quot;);&quot;u&quot;;&quot;&quot;)">
            <text:p/>
          </table:table-cell>
          <table:table-cell table:style-name="ce36" table:formula="of:=IF(AND([.Q$3]=([.$E42]-WEEKDAY([.$E42];2)+1);[.$C42]&lt;&gt;&quot;Parent Task&quot;);&quot;u&quot;;&quot;&quot;)">
            <text:p/>
          </table:table-cell>
          <table:table-cell table:style-name="ce36" table:formula="of:=IF(AND([.R$3]=([.$E42]-WEEKDAY([.$E42];2)+1);[.$C42]&lt;&gt;&quot;Parent Task&quot;);&quot;u&quot;;&quot;&quot;)">
            <text:p/>
          </table:table-cell>
          <table:table-cell table:style-name="ce36" table:formula="of:=IF(AND([.S$3]=([.$E42]-WEEKDAY([.$E42];2)+1);[.$C42]&lt;&gt;&quot;Parent Task&quot;);&quot;u&quot;;&quot;&quot;)">
            <text:p/>
          </table:table-cell>
          <table:table-cell table:style-name="ce36" table:formula="of:=IF(AND([.T$3]=([.$E42]-WEEKDAY([.$E42];2)+1);[.$C42]&lt;&gt;&quot;Parent Task&quot;);&quot;u&quot;;&quot;&quot;)">
            <text:p/>
          </table:table-cell>
          <table:table-cell table:style-name="ce36" table:formula="of:=IF(AND([.U$3]=([.$E42]-WEEKDAY([.$E42];2)+1);[.$C42]&lt;&gt;&quot;Parent Task&quot;);&quot;u&quot;;&quot;&quot;)">
            <text:p/>
          </table:table-cell>
          <table:table-cell table:style-name="ce36" table:formula="of:=IF(AND([.V$3]=([.$E42]-WEEKDAY([.$E42];2)+1);[.$C42]&lt;&gt;&quot;Parent Task&quot;);&quot;u&quot;;&quot;&quot;)">
            <text:p/>
          </table:table-cell>
          <table:table-cell table:style-name="ce36" table:formula="of:=IF(AND([.W$3]=([.$E42]-WEEKDAY([.$E42];2)+1);[.$C42]&lt;&gt;&quot;Parent Task&quot;);&quot;u&quot;;&quot;&quot;)">
            <text:p/>
          </table:table-cell>
          <table:table-cell table:style-name="ce36" table:formula="of:=IF(AND([.X$3]=([.$E42]-WEEKDAY([.$E42];2)+1);[.$C42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Y$3]=([.$E42]-WEEKDAY([.$E42];2)+1);[.$C42]&lt;&gt;&quot;Parent Task&quot;);&quot;u&quot;;&quot;&quot;)">
            <text:p/>
          </table:table-cell>
          <table:table-cell table:style-name="ce36" table:formula="of:=IF(AND([.Z$3]=([.$E42]-WEEKDAY([.$E42];2)+1);[.$C42]&lt;&gt;&quot;Parent Task&quot;);&quot;u&quot;;&quot;&quot;)">
            <text:p/>
          </table:table-cell>
          <table:table-cell table:style-name="ce36" table:formula="of:=IF(AND([.AA$3]=([.$E42]-WEEKDAY([.$E42];2)+1);[.$C42]&lt;&gt;&quot;Parent Task&quot;);&quot;u&quot;;&quot;&quot;)">
            <text:p/>
          </table:table-cell>
          <table:table-cell table:style-name="ce36" table:formula="of:=IF(AND([.AB$3]=([.$E42]-WEEKDAY([.$E42];2)+1);[.$C42]&lt;&gt;&quot;Parent Task&quot;);&quot;u&quot;;&quot;&quot;)">
            <text:p/>
          </table:table-cell>
          <table:table-cell table:style-name="ce36" table:formula="of:=IF(AND([.AC$3]=([.$E42]-WEEKDAY([.$E42];2)+1);[.$C42]&lt;&gt;&quot;Parent Task&quot;);&quot;u&quot;;&quot;&quot;)">
            <text:p/>
          </table:table-cell>
          <table:table-cell table:style-name="ce36" table:formula="of:=IF(AND([.AD$3]=([.$E42]-WEEKDAY([.$E42];2)+1);[.$C42]&lt;&gt;&quot;Parent Task&quot;);&quot;u&quot;;&quot;&quot;)">
            <text:p/>
          </table:table-cell>
          <table:table-cell table:style-name="ce36" table:formula="of:=IF(AND([.AE$3]=([.$E42]-WEEKDAY([.$E42];2)+1);[.$C42]&lt;&gt;&quot;Parent Task&quot;);&quot;u&quot;;&quot;&quot;)">
            <text:p/>
          </table:table-cell>
          <table:table-cell table:style-name="ce36" table:formula="of:=IF(AND([.AF$3]=([.$E42]-WEEKDAY([.$E42];2)+1);[.$C42]&lt;&gt;&quot;Parent Task&quot;);&quot;u&quot;;&quot;&quot;)">
            <text:p/>
          </table:table-cell>
          <table:table-cell table:style-name="ce36" table:formula="of:=IF(AND([.AG$3]=([.$E42]-WEEKDAY([.$E42];2)+1);[.$C42]&lt;&gt;&quot;Parent Task&quot;);&quot;u&quot;;&quot;&quot;)">
            <text:p/>
          </table:table-cell>
          <table:table-cell table:style-name="ce36" table:formula="of:=IF(AND([.AH$3]=([.$E42]-WEEKDAY([.$E42];2)+1);[.$C42]&lt;&gt;&quot;Parent Task&quot;);&quot;u&quot;;&quot;&quot;)">
            <text:p/>
          </table:table-cell>
          <table:table-cell table:style-name="ce36" table:formula="of:=IF(AND([.AI$3]=([.$E42]-WEEKDAY([.$E42];2)+1);[.$C42]&lt;&gt;&quot;Parent Task&quot;);&quot;u&quot;;&quot;&quot;)">
            <text:p/>
          </table:table-cell>
          <table:table-cell table:style-name="ce36" table:formula="of:=IF(AND([.AJ$3]=([.$E42]-WEEKDAY([.$E42];2)+1);[.$C42]&lt;&gt;&quot;Parent Task&quot;);&quot;u&quot;;&quot;&quot;)">
            <text:p/>
          </table:table-cell>
          <table:table-cell table:style-name="ce45" table:formula="of:=IF(AND([.AK$3]=([.$E42]-WEEKDAY([.$E42];2)+1);[.$C42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7.5</text:p>
          </table:table-cell>
          <table:table-cell table:style-name="ce10" office:value-type="string" calcext:value-type="string">
            <text:p>Project Demonstration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3-03-22" calcext:value-type="date">
            <text:p>22-Mar-2023</text:p>
          </table:table-cell>
          <table:table-cell table:style-name="ce22" table:formula="of:=IF([.E43]=&quot;&quot;;&quot;&quot;;NETWORKDAYS([.D43];[.E43]))" office:value-type="float" office:value="1" calcext:value-type="float">
            <text:p>1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43]-WEEKDAY([.$E43];2)+1);[.$C43]&lt;&gt;&quot;Parent Task&quot;);&quot;u&quot;;&quot;&quot;)">
            <text:p/>
          </table:table-cell>
          <table:table-cell table:style-name="ce36" table:formula="of:=IF(AND([.I$3]=([.$E43]-WEEKDAY([.$E43];2)+1);[.$C43]&lt;&gt;&quot;Parent Task&quot;);&quot;u&quot;;&quot;&quot;)">
            <text:p/>
          </table:table-cell>
          <table:table-cell table:style-name="ce36" table:formula="of:=IF(AND([.J$3]=([.$E43]-WEEKDAY([.$E43];2)+1);[.$C43]&lt;&gt;&quot;Parent Task&quot;);&quot;u&quot;;&quot;&quot;)">
            <text:p/>
          </table:table-cell>
          <table:table-cell table:style-name="ce36" table:formula="of:=IF(AND([.K$3]=([.$E43]-WEEKDAY([.$E43];2)+1);[.$C43]&lt;&gt;&quot;Parent Task&quot;);&quot;u&quot;;&quot;&quot;)">
            <text:p/>
          </table:table-cell>
          <table:table-cell table:style-name="ce36" table:formula="of:=IF(AND([.L$3]=([.$E43]-WEEKDAY([.$E43];2)+1);[.$C43]&lt;&gt;&quot;Parent Task&quot;);&quot;u&quot;;&quot;&quot;)">
            <text:p/>
          </table:table-cell>
          <table:table-cell table:style-name="ce36" table:formula="of:=IF(AND([.M$3]=([.$E43]-WEEKDAY([.$E43];2)+1);[.$C43]&lt;&gt;&quot;Parent Task&quot;);&quot;u&quot;;&quot;&quot;)">
            <text:p/>
          </table:table-cell>
          <table:table-cell table:style-name="ce36" table:formula="of:=IF(AND([.N$3]=([.$E43]-WEEKDAY([.$E43];2)+1);[.$C43]&lt;&gt;&quot;Parent Task&quot;);&quot;u&quot;;&quot;&quot;)">
            <text:p/>
          </table:table-cell>
          <table:table-cell table:style-name="ce36" table:formula="of:=IF(AND([.O$3]=([.$E43]-WEEKDAY([.$E43];2)+1);[.$C43]&lt;&gt;&quot;Parent Task&quot;);&quot;u&quot;;&quot;&quot;)">
            <text:p/>
          </table:table-cell>
          <table:table-cell table:style-name="ce36" table:formula="of:=IF(AND([.P$3]=([.$E43]-WEEKDAY([.$E43];2)+1);[.$C43]&lt;&gt;&quot;Parent Task&quot;);&quot;u&quot;;&quot;&quot;)">
            <text:p/>
          </table:table-cell>
          <table:table-cell table:style-name="ce36" table:formula="of:=IF(AND([.Q$3]=([.$E43]-WEEKDAY([.$E43];2)+1);[.$C43]&lt;&gt;&quot;Parent Task&quot;);&quot;u&quot;;&quot;&quot;)">
            <text:p/>
          </table:table-cell>
          <table:table-cell table:style-name="ce36" table:formula="of:=IF(AND([.R$3]=([.$E43]-WEEKDAY([.$E43];2)+1);[.$C43]&lt;&gt;&quot;Parent Task&quot;);&quot;u&quot;;&quot;&quot;)">
            <text:p/>
          </table:table-cell>
          <table:table-cell table:style-name="ce36" table:formula="of:=IF(AND([.S$3]=([.$E43]-WEEKDAY([.$E43];2)+1);[.$C43]&lt;&gt;&quot;Parent Task&quot;);&quot;u&quot;;&quot;&quot;)">
            <text:p/>
          </table:table-cell>
          <table:table-cell table:style-name="ce36" table:formula="of:=IF(AND([.T$3]=([.$E43]-WEEKDAY([.$E43];2)+1);[.$C43]&lt;&gt;&quot;Parent Task&quot;);&quot;u&quot;;&quot;&quot;)">
            <text:p/>
          </table:table-cell>
          <table:table-cell table:style-name="ce36" table:formula="of:=IF(AND([.U$3]=([.$E43]-WEEKDAY([.$E43];2)+1);[.$C43]&lt;&gt;&quot;Parent Task&quot;);&quot;u&quot;;&quot;&quot;)">
            <text:p/>
          </table:table-cell>
          <table:table-cell table:style-name="ce36" table:formula="of:=IF(AND([.V$3]=([.$E43]-WEEKDAY([.$E43];2)+1);[.$C43]&lt;&gt;&quot;Parent Task&quot;);&quot;u&quot;;&quot;&quot;)">
            <text:p/>
          </table:table-cell>
          <table:table-cell table:style-name="ce36" table:formula="of:=IF(AND([.W$3]=([.$E43]-WEEKDAY([.$E43];2)+1);[.$C43]&lt;&gt;&quot;Parent Task&quot;);&quot;u&quot;;&quot;&quot;)">
            <text:p/>
          </table:table-cell>
          <table:table-cell table:style-name="ce36" table:formula="of:=IF(AND([.X$3]=([.$E43]-WEEKDAY([.$E43];2)+1);[.$C43]&lt;&gt;&quot;Parent Task&quot;);&quot;u&quot;;&quot;&quot;)">
            <text:p/>
          </table:table-cell>
          <table:table-cell table:style-name="ce36" table:formula="of:=IF(AND([.Y$3]=([.$E43]-WEEKDAY([.$E43];2)+1);[.$C43]&lt;&gt;&quot;Parent Task&quot;);&quot;u&quot;;&quot;&quot;)">
            <text:p/>
          </table:table-cell>
          <table:table-cell table:style-name="ce36" table:formula="of:=IF(AND([.Z$3]=([.$E43]-WEEKDAY([.$E43];2)+1);[.$C43]&lt;&gt;&quot;Parent Task&quot;);&quot;u&quot;;&quot;&quot;)">
            <text:p/>
          </table:table-cell>
          <table:table-cell table:style-name="ce36" table:formula="of:=IF(AND([.AA$3]=([.$E43]-WEEKDAY([.$E43];2)+1);[.$C43]&lt;&gt;&quot;Parent Task&quot;);&quot;u&quot;;&quot;&quot;)">
            <text:p/>
          </table:table-cell>
          <table:table-cell table:style-name="ce36" table:formula="of:=IF(AND([.AB$3]=([.$E43]-WEEKDAY([.$E43];2)+1);[.$C43]&lt;&gt;&quot;Parent Task&quot;);&quot;u&quot;;&quot;&quot;)">
            <text:p/>
          </table:table-cell>
          <table:table-cell table:style-name="ce36" table:formula="of:=IF(AND([.AC$3]=([.$E43]-WEEKDAY([.$E43];2)+1);[.$C43]&lt;&gt;&quot;Parent Task&quot;);&quot;u&quot;;&quot;&quot;)">
            <text:p/>
          </table:table-cell>
          <table:table-cell table:style-name="ce36" table:formula="of:=IF(AND([.AD$3]=([.$E43]-WEEKDAY([.$E43];2)+1);[.$C43]&lt;&gt;&quot;Parent Task&quot;);&quot;u&quot;;&quot;&quot;)">
            <text:p/>
          </table:table-cell>
          <table:table-cell table:style-name="ce36" table:formula="of:=IF(AND([.AE$3]=([.$E43]-WEEKDAY([.$E43];2)+1);[.$C43]&lt;&gt;&quot;Parent Task&quot;);&quot;u&quot;;&quot;&quot;)">
            <text:p/>
          </table:table-cell>
          <table:table-cell table:style-name="ce36" table:formula="of:=IF(AND([.AF$3]=([.$E43]-WEEKDAY([.$E43];2)+1);[.$C43]&lt;&gt;&quot;Parent Task&quot;);&quot;u&quot;;&quot;&quot;)">
            <text:p/>
          </table:table-cell>
          <table:table-cell table:style-name="ce36" table:formula="of:=IF(AND([.AG$3]=([.$E43]-WEEKDAY([.$E43];2)+1);[.$C43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AH$3]=([.$E43]-WEEKDAY([.$E43];2)+1);[.$C43]&lt;&gt;&quot;Parent Task&quot;);&quot;u&quot;;&quot;&quot;)">
            <text:p/>
          </table:table-cell>
          <table:table-cell table:style-name="ce36" table:formula="of:=IF(AND([.AI$3]=([.$E43]-WEEKDAY([.$E43];2)+1);[.$C43]&lt;&gt;&quot;Parent Task&quot;);&quot;u&quot;;&quot;&quot;)">
            <text:p/>
          </table:table-cell>
          <table:table-cell table:style-name="ce36" table:formula="of:=IF(AND([.AJ$3]=([.$E43]-WEEKDAY([.$E43];2)+1);[.$C43]&lt;&gt;&quot;Parent Task&quot;);&quot;u&quot;;&quot;&quot;)">
            <text:p/>
          </table:table-cell>
          <table:table-cell table:style-name="ce45" table:formula="of:=IF(AND([.AK$3]=([.$E43]-WEEKDAY([.$E43];2)+1);[.$C43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7.6</text:p>
          </table:table-cell>
          <table:table-cell table:style-name="ce10" office:value-type="string" calcext:value-type="string">
            <text:p>QUB Final Report</text:p>
          </table:table-cell>
          <table:table-cell table:style-name="ce16" table:content-validation-name="val1" office:value-type="string" calcext:value-type="string">
            <text:p>Sub-Task</text:p>
          </table:table-cell>
          <table:table-cell table:style-name="ce19" office:value-type="date" office:date-value="2023-02-20" calcext:value-type="date">
            <text:p>20-Feb-2023</text:p>
          </table:table-cell>
          <table:table-cell table:style-name="ce19" office:value-type="date" office:date-value="2023-04-17" calcext:value-type="date">
            <text:p>17-Apr-2023</text:p>
          </table:table-cell>
          <table:table-cell table:style-name="ce22" table:formula="of:=IF([.E44]=&quot;&quot;;&quot;&quot;;NETWORKDAYS([.D44];[.E44]))" office:value-type="float" office:value="41" calcext:value-type="float">
            <text:p>41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31" table:formula="of:=IF(AND([.H$3]=([.$E44]-WEEKDAY([.$E44];2)+1);[.$C44]&lt;&gt;&quot;Parent Task&quot;);&quot;u&quot;;&quot;&quot;)">
            <text:p/>
          </table:table-cell>
          <table:table-cell table:style-name="ce36" table:formula="of:=IF(AND([.I$3]=([.$E44]-WEEKDAY([.$E44];2)+1);[.$C44]&lt;&gt;&quot;Parent Task&quot;);&quot;u&quot;;&quot;&quot;)">
            <text:p/>
          </table:table-cell>
          <table:table-cell table:style-name="ce36" table:formula="of:=IF(AND([.J$3]=([.$E44]-WEEKDAY([.$E44];2)+1);[.$C44]&lt;&gt;&quot;Parent Task&quot;);&quot;u&quot;;&quot;&quot;)">
            <text:p/>
          </table:table-cell>
          <table:table-cell table:style-name="ce36" table:formula="of:=IF(AND([.K$3]=([.$E44]-WEEKDAY([.$E44];2)+1);[.$C44]&lt;&gt;&quot;Parent Task&quot;);&quot;u&quot;;&quot;&quot;)">
            <text:p/>
          </table:table-cell>
          <table:table-cell table:style-name="ce36" table:formula="of:=IF(AND([.L$3]=([.$E44]-WEEKDAY([.$E44];2)+1);[.$C44]&lt;&gt;&quot;Parent Task&quot;);&quot;u&quot;;&quot;&quot;)">
            <text:p/>
          </table:table-cell>
          <table:table-cell table:style-name="ce36" table:formula="of:=IF(AND([.M$3]=([.$E44]-WEEKDAY([.$E44];2)+1);[.$C44]&lt;&gt;&quot;Parent Task&quot;);&quot;u&quot;;&quot;&quot;)">
            <text:p/>
          </table:table-cell>
          <table:table-cell table:style-name="ce36" table:formula="of:=IF(AND([.N$3]=([.$E44]-WEEKDAY([.$E44];2)+1);[.$C44]&lt;&gt;&quot;Parent Task&quot;);&quot;u&quot;;&quot;&quot;)">
            <text:p/>
          </table:table-cell>
          <table:table-cell table:style-name="ce36" table:formula="of:=IF(AND([.O$3]=([.$E44]-WEEKDAY([.$E44];2)+1);[.$C44]&lt;&gt;&quot;Parent Task&quot;);&quot;u&quot;;&quot;&quot;)">
            <text:p/>
          </table:table-cell>
          <table:table-cell table:style-name="ce36" table:formula="of:=IF(AND([.P$3]=([.$E44]-WEEKDAY([.$E44];2)+1);[.$C44]&lt;&gt;&quot;Parent Task&quot;);&quot;u&quot;;&quot;&quot;)">
            <text:p/>
          </table:table-cell>
          <table:table-cell table:style-name="ce36" table:formula="of:=IF(AND([.Q$3]=([.$E44]-WEEKDAY([.$E44];2)+1);[.$C44]&lt;&gt;&quot;Parent Task&quot;);&quot;u&quot;;&quot;&quot;)">
            <text:p/>
          </table:table-cell>
          <table:table-cell table:style-name="ce36" table:formula="of:=IF(AND([.R$3]=([.$E44]-WEEKDAY([.$E44];2)+1);[.$C44]&lt;&gt;&quot;Parent Task&quot;);&quot;u&quot;;&quot;&quot;)">
            <text:p/>
          </table:table-cell>
          <table:table-cell table:style-name="ce36" table:formula="of:=IF(AND([.S$3]=([.$E44]-WEEKDAY([.$E44];2)+1);[.$C44]&lt;&gt;&quot;Parent Task&quot;);&quot;u&quot;;&quot;&quot;)">
            <text:p/>
          </table:table-cell>
          <table:table-cell table:style-name="ce36" table:formula="of:=IF(AND([.T$3]=([.$E44]-WEEKDAY([.$E44];2)+1);[.$C44]&lt;&gt;&quot;Parent Task&quot;);&quot;u&quot;;&quot;&quot;)">
            <text:p/>
          </table:table-cell>
          <table:table-cell table:style-name="ce36" table:formula="of:=IF(AND([.U$3]=([.$E44]-WEEKDAY([.$E44];2)+1);[.$C44]&lt;&gt;&quot;Parent Task&quot;);&quot;u&quot;;&quot;&quot;)">
            <text:p/>
          </table:table-cell>
          <table:table-cell table:style-name="ce36" table:formula="of:=IF(AND([.V$3]=([.$E44]-WEEKDAY([.$E44];2)+1);[.$C44]&lt;&gt;&quot;Parent Task&quot;);&quot;u&quot;;&quot;&quot;)">
            <text:p/>
          </table:table-cell>
          <table:table-cell table:style-name="ce36" table:formula="of:=IF(AND([.W$3]=([.$E44]-WEEKDAY([.$E44];2)+1);[.$C44]&lt;&gt;&quot;Parent Task&quot;);&quot;u&quot;;&quot;&quot;)">
            <text:p/>
          </table:table-cell>
          <table:table-cell table:style-name="ce36" table:formula="of:=IF(AND([.X$3]=([.$E44]-WEEKDAY([.$E44];2)+1);[.$C44]&lt;&gt;&quot;Parent Task&quot;);&quot;u&quot;;&quot;&quot;)">
            <text:p/>
          </table:table-cell>
          <table:table-cell table:style-name="ce36" table:formula="of:=IF(AND([.Y$3]=([.$E44]-WEEKDAY([.$E44];2)+1);[.$C44]&lt;&gt;&quot;Parent Task&quot;);&quot;u&quot;;&quot;&quot;)">
            <text:p/>
          </table:table-cell>
          <table:table-cell table:style-name="ce36" table:formula="of:=IF(AND([.Z$3]=([.$E44]-WEEKDAY([.$E44];2)+1);[.$C44]&lt;&gt;&quot;Parent Task&quot;);&quot;u&quot;;&quot;&quot;)">
            <text:p/>
          </table:table-cell>
          <table:table-cell table:style-name="ce36" table:formula="of:=IF(AND([.AA$3]=([.$E44]-WEEKDAY([.$E44];2)+1);[.$C44]&lt;&gt;&quot;Parent Task&quot;);&quot;u&quot;;&quot;&quot;)">
            <text:p/>
          </table:table-cell>
          <table:table-cell table:style-name="ce36" table:formula="of:=IF(AND([.AB$3]=([.$E44]-WEEKDAY([.$E44];2)+1);[.$C44]&lt;&gt;&quot;Parent Task&quot;);&quot;u&quot;;&quot;&quot;)">
            <text:p/>
          </table:table-cell>
          <table:table-cell table:style-name="ce36" table:formula="of:=IF(AND([.AC$3]=([.$E44]-WEEKDAY([.$E44];2)+1);[.$C44]&lt;&gt;&quot;Parent Task&quot;);&quot;u&quot;;&quot;&quot;)">
            <text:p/>
          </table:table-cell>
          <table:table-cell table:style-name="ce36" table:formula="of:=IF(AND([.AD$3]=([.$E44]-WEEKDAY([.$E44];2)+1);[.$C44]&lt;&gt;&quot;Parent Task&quot;);&quot;u&quot;;&quot;&quot;)">
            <text:p/>
          </table:table-cell>
          <table:table-cell table:style-name="ce36" table:formula="of:=IF(AND([.AE$3]=([.$E44]-WEEKDAY([.$E44];2)+1);[.$C44]&lt;&gt;&quot;Parent Task&quot;);&quot;u&quot;;&quot;&quot;)">
            <text:p/>
          </table:table-cell>
          <table:table-cell table:style-name="ce36" table:formula="of:=IF(AND([.AF$3]=([.$E44]-WEEKDAY([.$E44];2)+1);[.$C44]&lt;&gt;&quot;Parent Task&quot;);&quot;u&quot;;&quot;&quot;)">
            <text:p/>
          </table:table-cell>
          <table:table-cell table:style-name="ce36" table:formula="of:=IF(AND([.AG$3]=([.$E44]-WEEKDAY([.$E44];2)+1);[.$C44]&lt;&gt;&quot;Parent Task&quot;);&quot;u&quot;;&quot;&quot;)">
            <text:p/>
          </table:table-cell>
          <table:table-cell table:style-name="ce36" table:formula="of:=IF(AND([.AH$3]=([.$E44]-WEEKDAY([.$E44];2)+1);[.$C44]&lt;&gt;&quot;Parent Task&quot;);&quot;u&quot;;&quot;&quot;)">
            <text:p/>
          </table:table-cell>
          <table:table-cell table:style-name="ce36" table:formula="of:=IF(AND([.AI$3]=([.$E44]-WEEKDAY([.$E44];2)+1);[.$C44]&lt;&gt;&quot;Parent Task&quot;);&quot;u&quot;;&quot;&quot;)">
            <text:p/>
          </table:table-cell>
          <table:table-cell table:style-name="ce36" table:formula="of:=IF(AND([.AJ$3]=([.$E44]-WEEKDAY([.$E44];2)+1);[.$C44]&lt;&gt;&quot;Parent Task&quot;);&quot;u&quot;;&quot;&quot;)">
            <text:p/>
          </table:table-cell>
          <table:table-cell table:style-name="ce45" table:formula="of:=IF(AND([.AK$3]=([.$E44]-WEEKDAY([.$E44];2)+1);[.$C44]&lt;&gt;&quot;Parent Task&quot;);&quot;u&quot;;&quot;&quot;)" office:value-type="string" office:string-value="u" calcext:value-type="string">
            <text:p>u</text:p>
          </table:table-cell>
          <table:table-cell table:number-columns-repeated="4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Meetings</text:p>
          </table:table-cell>
          <table:table-cell table:style-name="ce16" table:content-validation-name="val1" office:value-type="string" calcext:value-type="string">
            <text:p>Parent Task</text:p>
          </table:table-cell>
          <table:table-cell table:style-name="ce19" office:value-type="date" office:date-value="2022-09-30" calcext:value-type="date">
            <text:p>30-Sep-2022</text:p>
          </table:table-cell>
          <table:table-cell table:style-name="ce19" office:value-type="date" office:date-value="2023-01-09" calcext:value-type="date">
            <text:p>09-Jan-2023</text:p>
          </table:table-cell>
          <table:table-cell table:style-name="ce22" table:formula="of:=IF([.E45]=&quot;&quot;;&quot;&quot;;NETWORKDAYS([.D45];[.E45]))" office:value-type="float" office:value="72" calcext:value-type="float">
            <text:p>72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5]-WEEKDAY([.$E45];2)+1);[.$C45]&lt;&gt;&quot;Parent Task&quot;);&quot;u&quot;;&quot;&quot;)">
            <text:p/>
          </table:table-cell>
          <table:table-cell table:style-name="ce36" table:formula="of:=IF(AND([.I$3]=([.$E45]-WEEKDAY([.$E45];2)+1);[.$C45]&lt;&gt;&quot;Parent Task&quot;);&quot;u&quot;;&quot;&quot;)">
            <text:p/>
          </table:table-cell>
          <table:table-cell table:style-name="ce36" table:formula="of:=IF(AND([.J$3]=([.$E45]-WEEKDAY([.$E45];2)+1);[.$C45]&lt;&gt;&quot;Parent Task&quot;);&quot;u&quot;;&quot;&quot;)">
            <text:p/>
          </table:table-cell>
          <table:table-cell table:style-name="ce36" table:formula="of:=IF(AND([.K$3]=([.$E45]-WEEKDAY([.$E45];2)+1);[.$C45]&lt;&gt;&quot;Parent Task&quot;);&quot;u&quot;;&quot;&quot;)">
            <text:p/>
          </table:table-cell>
          <table:table-cell table:style-name="ce36" table:formula="of:=IF(AND([.L$3]=([.$E45]-WEEKDAY([.$E45];2)+1);[.$C45]&lt;&gt;&quot;Parent Task&quot;);&quot;u&quot;;&quot;&quot;)">
            <text:p/>
          </table:table-cell>
          <table:table-cell table:style-name="ce36" table:formula="of:=IF(AND([.M$3]=([.$E45]-WEEKDAY([.$E45];2)+1);[.$C45]&lt;&gt;&quot;Parent Task&quot;);&quot;u&quot;;&quot;&quot;)">
            <text:p/>
          </table:table-cell>
          <table:table-cell table:style-name="ce36" table:formula="of:=IF(AND([.N$3]=([.$E45]-WEEKDAY([.$E45];2)+1);[.$C45]&lt;&gt;&quot;Parent Task&quot;);&quot;u&quot;;&quot;&quot;)">
            <text:p/>
          </table:table-cell>
          <table:table-cell table:style-name="ce36" table:formula="of:=IF(AND([.O$3]=([.$E45]-WEEKDAY([.$E45];2)+1);[.$C45]&lt;&gt;&quot;Parent Task&quot;);&quot;u&quot;;&quot;&quot;)">
            <text:p/>
          </table:table-cell>
          <table:table-cell table:style-name="ce36" table:formula="of:=IF(AND([.P$3]=([.$E45]-WEEKDAY([.$E45];2)+1);[.$C45]&lt;&gt;&quot;Parent Task&quot;);&quot;u&quot;;&quot;&quot;)">
            <text:p/>
          </table:table-cell>
          <table:table-cell table:style-name="ce36" table:formula="of:=IF(AND([.Q$3]=([.$E45]-WEEKDAY([.$E45];2)+1);[.$C45]&lt;&gt;&quot;Parent Task&quot;);&quot;u&quot;;&quot;&quot;)">
            <text:p/>
          </table:table-cell>
          <table:table-cell table:style-name="ce36" table:formula="of:=IF(AND([.R$3]=([.$E45]-WEEKDAY([.$E45];2)+1);[.$C45]&lt;&gt;&quot;Parent Task&quot;);&quot;u&quot;;&quot;&quot;)">
            <text:p/>
          </table:table-cell>
          <table:table-cell table:style-name="ce36" table:formula="of:=IF(AND([.S$3]=([.$E45]-WEEKDAY([.$E45];2)+1);[.$C45]&lt;&gt;&quot;Parent Task&quot;);&quot;u&quot;;&quot;&quot;)">
            <text:p/>
          </table:table-cell>
          <table:table-cell table:style-name="ce36" table:formula="of:=IF(AND([.T$3]=([.$E45]-WEEKDAY([.$E45];2)+1);[.$C45]&lt;&gt;&quot;Parent Task&quot;);&quot;u&quot;;&quot;&quot;)">
            <text:p/>
          </table:table-cell>
          <table:table-cell table:style-name="ce36" table:formula="of:=IF(AND([.U$3]=([.$E45]-WEEKDAY([.$E45];2)+1);[.$C45]&lt;&gt;&quot;Parent Task&quot;);&quot;u&quot;;&quot;&quot;)">
            <text:p/>
          </table:table-cell>
          <table:table-cell table:style-name="ce36" table:formula="of:=IF(AND([.V$3]=([.$E45]-WEEKDAY([.$E45];2)+1);[.$C45]&lt;&gt;&quot;Parent Task&quot;);&quot;u&quot;;&quot;&quot;)">
            <text:p/>
          </table:table-cell>
          <table:table-cell table:style-name="ce36" table:formula="of:=IF(AND([.W$3]=([.$E45]-WEEKDAY([.$E45];2)+1);[.$C45]&lt;&gt;&quot;Parent Task&quot;);&quot;u&quot;;&quot;&quot;)">
            <text:p/>
          </table:table-cell>
          <table:table-cell table:style-name="ce36" table:formula="of:=IF(AND([.X$3]=([.$E45]-WEEKDAY([.$E45];2)+1);[.$C45]&lt;&gt;&quot;Parent Task&quot;);&quot;u&quot;;&quot;&quot;)">
            <text:p/>
          </table:table-cell>
          <table:table-cell table:style-name="ce36" table:formula="of:=IF(AND([.Y$3]=([.$E45]-WEEKDAY([.$E45];2)+1);[.$C45]&lt;&gt;&quot;Parent Task&quot;);&quot;u&quot;;&quot;&quot;)">
            <text:p/>
          </table:table-cell>
          <table:table-cell table:style-name="ce36" table:formula="of:=IF(AND([.Z$3]=([.$E45]-WEEKDAY([.$E45];2)+1);[.$C45]&lt;&gt;&quot;Parent Task&quot;);&quot;u&quot;;&quot;&quot;)">
            <text:p/>
          </table:table-cell>
          <table:table-cell table:style-name="ce36" table:formula="of:=IF(AND([.AA$3]=([.$E45]-WEEKDAY([.$E45];2)+1);[.$C45]&lt;&gt;&quot;Parent Task&quot;);&quot;u&quot;;&quot;&quot;)">
            <text:p/>
          </table:table-cell>
          <table:table-cell table:style-name="ce36" table:formula="of:=IF(AND([.AB$3]=([.$E45]-WEEKDAY([.$E45];2)+1);[.$C45]&lt;&gt;&quot;Parent Task&quot;);&quot;u&quot;;&quot;&quot;)">
            <text:p/>
          </table:table-cell>
          <table:table-cell table:style-name="ce36" table:formula="of:=IF(AND([.AC$3]=([.$E45]-WEEKDAY([.$E45];2)+1);[.$C45]&lt;&gt;&quot;Parent Task&quot;);&quot;u&quot;;&quot;&quot;)">
            <text:p/>
          </table:table-cell>
          <table:table-cell table:style-name="ce36" table:formula="of:=IF(AND([.AD$3]=([.$E45]-WEEKDAY([.$E45];2)+1);[.$C45]&lt;&gt;&quot;Parent Task&quot;);&quot;u&quot;;&quot;&quot;)">
            <text:p/>
          </table:table-cell>
          <table:table-cell table:style-name="ce36" table:formula="of:=IF(AND([.AE$3]=([.$E45]-WEEKDAY([.$E45];2)+1);[.$C45]&lt;&gt;&quot;Parent Task&quot;);&quot;u&quot;;&quot;&quot;)">
            <text:p/>
          </table:table-cell>
          <table:table-cell table:style-name="ce36" table:formula="of:=IF(AND([.AF$3]=([.$E45]-WEEKDAY([.$E45];2)+1);[.$C45]&lt;&gt;&quot;Parent Task&quot;);&quot;u&quot;;&quot;&quot;)">
            <text:p/>
          </table:table-cell>
          <table:table-cell table:style-name="ce36" table:formula="of:=IF(AND([.AG$3]=([.$E45]-WEEKDAY([.$E45];2)+1);[.$C45]&lt;&gt;&quot;Parent Task&quot;);&quot;u&quot;;&quot;&quot;)">
            <text:p/>
          </table:table-cell>
          <table:table-cell table:style-name="ce36" table:formula="of:=IF(AND([.AH$3]=([.$E45]-WEEKDAY([.$E45];2)+1);[.$C45]&lt;&gt;&quot;Parent Task&quot;);&quot;u&quot;;&quot;&quot;)">
            <text:p/>
          </table:table-cell>
          <table:table-cell table:style-name="ce36" table:formula="of:=IF(AND([.AI$3]=([.$E45]-WEEKDAY([.$E45];2)+1);[.$C45]&lt;&gt;&quot;Parent Task&quot;);&quot;u&quot;;&quot;&quot;)">
            <text:p/>
          </table:table-cell>
          <table:table-cell table:style-name="ce36" table:formula="of:=IF(AND([.AJ$3]=([.$E45]-WEEKDAY([.$E45];2)+1);[.$C45]&lt;&gt;&quot;Parent Task&quot;);&quot;u&quot;;&quot;&quot;)">
            <text:p/>
          </table:table-cell>
          <table:table-cell table:style-name="ce45" table:formula="of:=IF(AND([.AK$3]=([.$E45]-WEEKDAY([.$E45];2)+1);[.$C45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table:style-name="ce10" office:value-type="string" calcext:value-type="string">
            <text:p>DSbD Technical Check-In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09-30" calcext:value-type="date">
            <text:p>30-Sep-2022</text:p>
          </table:table-cell>
          <table:table-cell table:style-name="ce22" table:formula="of:=IF([.E46]=&quot;&quot;;&quot;&quot;;NETWORKDAYS([.D46];[.E46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6]-WEEKDAY([.$E46];2)+1);[.$C46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I$3]=([.$E46]-WEEKDAY([.$E46];2)+1);[.$C46]&lt;&gt;&quot;Parent Task&quot;);&quot;u&quot;;&quot;&quot;)">
            <text:p/>
          </table:table-cell>
          <table:table-cell table:style-name="ce36" table:formula="of:=IF(AND([.J$3]=([.$E46]-WEEKDAY([.$E46];2)+1);[.$C46]&lt;&gt;&quot;Parent Task&quot;);&quot;u&quot;;&quot;&quot;)">
            <text:p/>
          </table:table-cell>
          <table:table-cell table:style-name="ce36" table:formula="of:=IF(AND([.K$3]=([.$E46]-WEEKDAY([.$E46];2)+1);[.$C46]&lt;&gt;&quot;Parent Task&quot;);&quot;u&quot;;&quot;&quot;)">
            <text:p/>
          </table:table-cell>
          <table:table-cell table:style-name="ce36" table:formula="of:=IF(AND([.L$3]=([.$E46]-WEEKDAY([.$E46];2)+1);[.$C46]&lt;&gt;&quot;Parent Task&quot;);&quot;u&quot;;&quot;&quot;)">
            <text:p/>
          </table:table-cell>
          <table:table-cell table:style-name="ce36" table:formula="of:=IF(AND([.M$3]=([.$E46]-WEEKDAY([.$E46];2)+1);[.$C46]&lt;&gt;&quot;Parent Task&quot;);&quot;u&quot;;&quot;&quot;)">
            <text:p/>
          </table:table-cell>
          <table:table-cell table:style-name="ce36" table:formula="of:=IF(AND([.N$3]=([.$E46]-WEEKDAY([.$E46];2)+1);[.$C46]&lt;&gt;&quot;Parent Task&quot;);&quot;u&quot;;&quot;&quot;)">
            <text:p/>
          </table:table-cell>
          <table:table-cell table:style-name="ce36" table:formula="of:=IF(AND([.O$3]=([.$E46]-WEEKDAY([.$E46];2)+1);[.$C46]&lt;&gt;&quot;Parent Task&quot;);&quot;u&quot;;&quot;&quot;)">
            <text:p/>
          </table:table-cell>
          <table:table-cell table:style-name="ce36" table:formula="of:=IF(AND([.P$3]=([.$E46]-WEEKDAY([.$E46];2)+1);[.$C46]&lt;&gt;&quot;Parent Task&quot;);&quot;u&quot;;&quot;&quot;)">
            <text:p/>
          </table:table-cell>
          <table:table-cell table:style-name="ce36" table:formula="of:=IF(AND([.Q$3]=([.$E46]-WEEKDAY([.$E46];2)+1);[.$C46]&lt;&gt;&quot;Parent Task&quot;);&quot;u&quot;;&quot;&quot;)">
            <text:p/>
          </table:table-cell>
          <table:table-cell table:style-name="ce36" table:formula="of:=IF(AND([.R$3]=([.$E46]-WEEKDAY([.$E46];2)+1);[.$C46]&lt;&gt;&quot;Parent Task&quot;);&quot;u&quot;;&quot;&quot;)">
            <text:p/>
          </table:table-cell>
          <table:table-cell table:style-name="ce36" table:formula="of:=IF(AND([.S$3]=([.$E46]-WEEKDAY([.$E46];2)+1);[.$C46]&lt;&gt;&quot;Parent Task&quot;);&quot;u&quot;;&quot;&quot;)">
            <text:p/>
          </table:table-cell>
          <table:table-cell table:style-name="ce36" table:formula="of:=IF(AND([.T$3]=([.$E46]-WEEKDAY([.$E46];2)+1);[.$C46]&lt;&gt;&quot;Parent Task&quot;);&quot;u&quot;;&quot;&quot;)">
            <text:p/>
          </table:table-cell>
          <table:table-cell table:style-name="ce36" table:formula="of:=IF(AND([.U$3]=([.$E46]-WEEKDAY([.$E46];2)+1);[.$C46]&lt;&gt;&quot;Parent Task&quot;);&quot;u&quot;;&quot;&quot;)">
            <text:p/>
          </table:table-cell>
          <table:table-cell table:style-name="ce36" table:formula="of:=IF(AND([.V$3]=([.$E46]-WEEKDAY([.$E46];2)+1);[.$C46]&lt;&gt;&quot;Parent Task&quot;);&quot;u&quot;;&quot;&quot;)">
            <text:p/>
          </table:table-cell>
          <table:table-cell table:style-name="ce36" table:formula="of:=IF(AND([.W$3]=([.$E46]-WEEKDAY([.$E46];2)+1);[.$C46]&lt;&gt;&quot;Parent Task&quot;);&quot;u&quot;;&quot;&quot;)">
            <text:p/>
          </table:table-cell>
          <table:table-cell table:style-name="ce36" table:formula="of:=IF(AND([.X$3]=([.$E46]-WEEKDAY([.$E46];2)+1);[.$C46]&lt;&gt;&quot;Parent Task&quot;);&quot;u&quot;;&quot;&quot;)">
            <text:p/>
          </table:table-cell>
          <table:table-cell table:style-name="ce36" table:formula="of:=IF(AND([.Y$3]=([.$E46]-WEEKDAY([.$E46];2)+1);[.$C46]&lt;&gt;&quot;Parent Task&quot;);&quot;u&quot;;&quot;&quot;)">
            <text:p/>
          </table:table-cell>
          <table:table-cell table:style-name="ce36" table:formula="of:=IF(AND([.Z$3]=([.$E46]-WEEKDAY([.$E46];2)+1);[.$C46]&lt;&gt;&quot;Parent Task&quot;);&quot;u&quot;;&quot;&quot;)">
            <text:p/>
          </table:table-cell>
          <table:table-cell table:style-name="ce36" table:formula="of:=IF(AND([.AA$3]=([.$E46]-WEEKDAY([.$E46];2)+1);[.$C46]&lt;&gt;&quot;Parent Task&quot;);&quot;u&quot;;&quot;&quot;)">
            <text:p/>
          </table:table-cell>
          <table:table-cell table:style-name="ce36" table:formula="of:=IF(AND([.AB$3]=([.$E46]-WEEKDAY([.$E46];2)+1);[.$C46]&lt;&gt;&quot;Parent Task&quot;);&quot;u&quot;;&quot;&quot;)">
            <text:p/>
          </table:table-cell>
          <table:table-cell table:style-name="ce36" table:formula="of:=IF(AND([.AC$3]=([.$E46]-WEEKDAY([.$E46];2)+1);[.$C46]&lt;&gt;&quot;Parent Task&quot;);&quot;u&quot;;&quot;&quot;)">
            <text:p/>
          </table:table-cell>
          <table:table-cell table:style-name="ce36" table:formula="of:=IF(AND([.AD$3]=([.$E46]-WEEKDAY([.$E46];2)+1);[.$C46]&lt;&gt;&quot;Parent Task&quot;);&quot;u&quot;;&quot;&quot;)">
            <text:p/>
          </table:table-cell>
          <table:table-cell table:style-name="ce36" table:formula="of:=IF(AND([.AE$3]=([.$E46]-WEEKDAY([.$E46];2)+1);[.$C46]&lt;&gt;&quot;Parent Task&quot;);&quot;u&quot;;&quot;&quot;)">
            <text:p/>
          </table:table-cell>
          <table:table-cell table:style-name="ce36" table:formula="of:=IF(AND([.AF$3]=([.$E46]-WEEKDAY([.$E46];2)+1);[.$C46]&lt;&gt;&quot;Parent Task&quot;);&quot;u&quot;;&quot;&quot;)">
            <text:p/>
          </table:table-cell>
          <table:table-cell table:style-name="ce36" table:formula="of:=IF(AND([.AG$3]=([.$E46]-WEEKDAY([.$E46];2)+1);[.$C46]&lt;&gt;&quot;Parent Task&quot;);&quot;u&quot;;&quot;&quot;)">
            <text:p/>
          </table:table-cell>
          <table:table-cell table:style-name="ce36" table:formula="of:=IF(AND([.AH$3]=([.$E46]-WEEKDAY([.$E46];2)+1);[.$C46]&lt;&gt;&quot;Parent Task&quot;);&quot;u&quot;;&quot;&quot;)">
            <text:p/>
          </table:table-cell>
          <table:table-cell table:style-name="ce36" table:formula="of:=IF(AND([.AI$3]=([.$E46]-WEEKDAY([.$E46];2)+1);[.$C46]&lt;&gt;&quot;Parent Task&quot;);&quot;u&quot;;&quot;&quot;)">
            <text:p/>
          </table:table-cell>
          <table:table-cell table:style-name="ce36" table:formula="of:=IF(AND([.AJ$3]=([.$E46]-WEEKDAY([.$E46];2)+1);[.$C46]&lt;&gt;&quot;Parent Task&quot;);&quot;u&quot;;&quot;&quot;)">
            <text:p/>
          </table:table-cell>
          <table:table-cell table:style-name="ce45" table:formula="of:=IF(AND([.AK$3]=([.$E46]-WEEKDAY([.$E46];2)+1);[.$C46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table:style-name="ce10" office:value-type="string" calcext:value-type="string">
            <text:p>Pytilia Project Overview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0-04" calcext:value-type="date">
            <text:p>04-Oct-2022</text:p>
          </table:table-cell>
          <table:table-cell table:style-name="ce22" table:formula="of:=IF([.E47]=&quot;&quot;;&quot;&quot;;NETWORKDAYS([.D47];[.E47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7]-WEEKDAY([.$E47];2)+1);[.$C47]&lt;&gt;&quot;Parent Task&quot;);&quot;u&quot;;&quot;&quot;)">
            <text:p/>
          </table:table-cell>
          <table:table-cell table:style-name="ce36" table:formula="of:=IF(AND([.I$3]=([.$E47]-WEEKDAY([.$E47];2)+1);[.$C47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J$3]=([.$E47]-WEEKDAY([.$E47];2)+1);[.$C47]&lt;&gt;&quot;Parent Task&quot;);&quot;u&quot;;&quot;&quot;)">
            <text:p/>
          </table:table-cell>
          <table:table-cell table:style-name="ce36" table:formula="of:=IF(AND([.K$3]=([.$E47]-WEEKDAY([.$E47];2)+1);[.$C47]&lt;&gt;&quot;Parent Task&quot;);&quot;u&quot;;&quot;&quot;)">
            <text:p/>
          </table:table-cell>
          <table:table-cell table:style-name="ce36" table:formula="of:=IF(AND([.L$3]=([.$E47]-WEEKDAY([.$E47];2)+1);[.$C47]&lt;&gt;&quot;Parent Task&quot;);&quot;u&quot;;&quot;&quot;)">
            <text:p/>
          </table:table-cell>
          <table:table-cell table:style-name="ce36" table:formula="of:=IF(AND([.M$3]=([.$E47]-WEEKDAY([.$E47];2)+1);[.$C47]&lt;&gt;&quot;Parent Task&quot;);&quot;u&quot;;&quot;&quot;)">
            <text:p/>
          </table:table-cell>
          <table:table-cell table:style-name="ce36" table:formula="of:=IF(AND([.N$3]=([.$E47]-WEEKDAY([.$E47];2)+1);[.$C47]&lt;&gt;&quot;Parent Task&quot;);&quot;u&quot;;&quot;&quot;)">
            <text:p/>
          </table:table-cell>
          <table:table-cell table:style-name="ce36" table:formula="of:=IF(AND([.O$3]=([.$E47]-WEEKDAY([.$E47];2)+1);[.$C47]&lt;&gt;&quot;Parent Task&quot;);&quot;u&quot;;&quot;&quot;)">
            <text:p/>
          </table:table-cell>
          <table:table-cell table:style-name="ce36" table:formula="of:=IF(AND([.P$3]=([.$E47]-WEEKDAY([.$E47];2)+1);[.$C47]&lt;&gt;&quot;Parent Task&quot;);&quot;u&quot;;&quot;&quot;)">
            <text:p/>
          </table:table-cell>
          <table:table-cell table:style-name="ce36" table:formula="of:=IF(AND([.Q$3]=([.$E47]-WEEKDAY([.$E47];2)+1);[.$C47]&lt;&gt;&quot;Parent Task&quot;);&quot;u&quot;;&quot;&quot;)">
            <text:p/>
          </table:table-cell>
          <table:table-cell table:style-name="ce36" table:formula="of:=IF(AND([.R$3]=([.$E47]-WEEKDAY([.$E47];2)+1);[.$C47]&lt;&gt;&quot;Parent Task&quot;);&quot;u&quot;;&quot;&quot;)">
            <text:p/>
          </table:table-cell>
          <table:table-cell table:style-name="ce36" table:formula="of:=IF(AND([.S$3]=([.$E47]-WEEKDAY([.$E47];2)+1);[.$C47]&lt;&gt;&quot;Parent Task&quot;);&quot;u&quot;;&quot;&quot;)">
            <text:p/>
          </table:table-cell>
          <table:table-cell table:style-name="ce36" table:formula="of:=IF(AND([.T$3]=([.$E47]-WEEKDAY([.$E47];2)+1);[.$C47]&lt;&gt;&quot;Parent Task&quot;);&quot;u&quot;;&quot;&quot;)">
            <text:p/>
          </table:table-cell>
          <table:table-cell table:style-name="ce36" table:formula="of:=IF(AND([.U$3]=([.$E47]-WEEKDAY([.$E47];2)+1);[.$C47]&lt;&gt;&quot;Parent Task&quot;);&quot;u&quot;;&quot;&quot;)">
            <text:p/>
          </table:table-cell>
          <table:table-cell table:style-name="ce36" table:formula="of:=IF(AND([.V$3]=([.$E47]-WEEKDAY([.$E47];2)+1);[.$C47]&lt;&gt;&quot;Parent Task&quot;);&quot;u&quot;;&quot;&quot;)">
            <text:p/>
          </table:table-cell>
          <table:table-cell table:style-name="ce36" table:formula="of:=IF(AND([.W$3]=([.$E47]-WEEKDAY([.$E47];2)+1);[.$C47]&lt;&gt;&quot;Parent Task&quot;);&quot;u&quot;;&quot;&quot;)">
            <text:p/>
          </table:table-cell>
          <table:table-cell table:style-name="ce36" table:formula="of:=IF(AND([.X$3]=([.$E47]-WEEKDAY([.$E47];2)+1);[.$C47]&lt;&gt;&quot;Parent Task&quot;);&quot;u&quot;;&quot;&quot;)">
            <text:p/>
          </table:table-cell>
          <table:table-cell table:style-name="ce36" table:formula="of:=IF(AND([.Y$3]=([.$E47]-WEEKDAY([.$E47];2)+1);[.$C47]&lt;&gt;&quot;Parent Task&quot;);&quot;u&quot;;&quot;&quot;)">
            <text:p/>
          </table:table-cell>
          <table:table-cell table:style-name="ce36" table:formula="of:=IF(AND([.Z$3]=([.$E47]-WEEKDAY([.$E47];2)+1);[.$C47]&lt;&gt;&quot;Parent Task&quot;);&quot;u&quot;;&quot;&quot;)">
            <text:p/>
          </table:table-cell>
          <table:table-cell table:style-name="ce36" table:formula="of:=IF(AND([.AA$3]=([.$E47]-WEEKDAY([.$E47];2)+1);[.$C47]&lt;&gt;&quot;Parent Task&quot;);&quot;u&quot;;&quot;&quot;)">
            <text:p/>
          </table:table-cell>
          <table:table-cell table:style-name="ce36" table:formula="of:=IF(AND([.AB$3]=([.$E47]-WEEKDAY([.$E47];2)+1);[.$C47]&lt;&gt;&quot;Parent Task&quot;);&quot;u&quot;;&quot;&quot;)">
            <text:p/>
          </table:table-cell>
          <table:table-cell table:style-name="ce36" table:formula="of:=IF(AND([.AC$3]=([.$E47]-WEEKDAY([.$E47];2)+1);[.$C47]&lt;&gt;&quot;Parent Task&quot;);&quot;u&quot;;&quot;&quot;)">
            <text:p/>
          </table:table-cell>
          <table:table-cell table:style-name="ce36" table:formula="of:=IF(AND([.AD$3]=([.$E47]-WEEKDAY([.$E47];2)+1);[.$C47]&lt;&gt;&quot;Parent Task&quot;);&quot;u&quot;;&quot;&quot;)">
            <text:p/>
          </table:table-cell>
          <table:table-cell table:style-name="ce36" table:formula="of:=IF(AND([.AE$3]=([.$E47]-WEEKDAY([.$E47];2)+1);[.$C47]&lt;&gt;&quot;Parent Task&quot;);&quot;u&quot;;&quot;&quot;)">
            <text:p/>
          </table:table-cell>
          <table:table-cell table:style-name="ce36" table:formula="of:=IF(AND([.AF$3]=([.$E47]-WEEKDAY([.$E47];2)+1);[.$C47]&lt;&gt;&quot;Parent Task&quot;);&quot;u&quot;;&quot;&quot;)">
            <text:p/>
          </table:table-cell>
          <table:table-cell table:style-name="ce36" table:formula="of:=IF(AND([.AG$3]=([.$E47]-WEEKDAY([.$E47];2)+1);[.$C47]&lt;&gt;&quot;Parent Task&quot;);&quot;u&quot;;&quot;&quot;)">
            <text:p/>
          </table:table-cell>
          <table:table-cell table:style-name="ce36" table:formula="of:=IF(AND([.AH$3]=([.$E47]-WEEKDAY([.$E47];2)+1);[.$C47]&lt;&gt;&quot;Parent Task&quot;);&quot;u&quot;;&quot;&quot;)">
            <text:p/>
          </table:table-cell>
          <table:table-cell table:style-name="ce36" table:formula="of:=IF(AND([.AI$3]=([.$E47]-WEEKDAY([.$E47];2)+1);[.$C47]&lt;&gt;&quot;Parent Task&quot;);&quot;u&quot;;&quot;&quot;)">
            <text:p/>
          </table:table-cell>
          <table:table-cell table:style-name="ce36" table:formula="of:=IF(AND([.AJ$3]=([.$E47]-WEEKDAY([.$E47];2)+1);[.$C47]&lt;&gt;&quot;Parent Task&quot;);&quot;u&quot;;&quot;&quot;)">
            <text:p/>
          </table:table-cell>
          <table:table-cell table:style-name="ce45" table:formula="of:=IF(AND([.AK$3]=([.$E47]-WEEKDAY([.$E47];2)+1);[.$C47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10" office:value-type="string" calcext:value-type="string">
            <text:p>Supervisor Meeting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0-11" calcext:value-type="date">
            <text:p>11-Oct-2022</text:p>
          </table:table-cell>
          <table:table-cell table:style-name="ce22" table:formula="of:=IF([.E48]=&quot;&quot;;&quot;&quot;;NETWORKDAYS([.D48];[.E48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8]-WEEKDAY([.$E48];2)+1);[.$C48]&lt;&gt;&quot;Parent Task&quot;);&quot;u&quot;;&quot;&quot;)">
            <text:p/>
          </table:table-cell>
          <table:table-cell table:style-name="ce36" table:formula="of:=IF(AND([.I$3]=([.$E48]-WEEKDAY([.$E48];2)+1);[.$C48]&lt;&gt;&quot;Parent Task&quot;);&quot;u&quot;;&quot;&quot;)">
            <text:p/>
          </table:table-cell>
          <table:table-cell table:style-name="ce36" table:formula="of:=IF(AND([.J$3]=([.$E48]-WEEKDAY([.$E48];2)+1);[.$C48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K$3]=([.$E48]-WEEKDAY([.$E48];2)+1);[.$C48]&lt;&gt;&quot;Parent Task&quot;);&quot;u&quot;;&quot;&quot;)">
            <text:p/>
          </table:table-cell>
          <table:table-cell table:style-name="ce36" table:formula="of:=IF(AND([.L$3]=([.$E48]-WEEKDAY([.$E48];2)+1);[.$C48]&lt;&gt;&quot;Parent Task&quot;);&quot;u&quot;;&quot;&quot;)">
            <text:p/>
          </table:table-cell>
          <table:table-cell table:style-name="ce36" table:formula="of:=IF(AND([.M$3]=([.$E48]-WEEKDAY([.$E48];2)+1);[.$C48]&lt;&gt;&quot;Parent Task&quot;);&quot;u&quot;;&quot;&quot;)">
            <text:p/>
          </table:table-cell>
          <table:table-cell table:style-name="ce36" table:formula="of:=IF(AND([.N$3]=([.$E48]-WEEKDAY([.$E48];2)+1);[.$C48]&lt;&gt;&quot;Parent Task&quot;);&quot;u&quot;;&quot;&quot;)">
            <text:p/>
          </table:table-cell>
          <table:table-cell table:style-name="ce36" table:formula="of:=IF(AND([.O$3]=([.$E48]-WEEKDAY([.$E48];2)+1);[.$C48]&lt;&gt;&quot;Parent Task&quot;);&quot;u&quot;;&quot;&quot;)">
            <text:p/>
          </table:table-cell>
          <table:table-cell table:style-name="ce36" table:formula="of:=IF(AND([.P$3]=([.$E48]-WEEKDAY([.$E48];2)+1);[.$C48]&lt;&gt;&quot;Parent Task&quot;);&quot;u&quot;;&quot;&quot;)">
            <text:p/>
          </table:table-cell>
          <table:table-cell table:style-name="ce36" table:formula="of:=IF(AND([.Q$3]=([.$E48]-WEEKDAY([.$E48];2)+1);[.$C48]&lt;&gt;&quot;Parent Task&quot;);&quot;u&quot;;&quot;&quot;)">
            <text:p/>
          </table:table-cell>
          <table:table-cell table:style-name="ce36" table:formula="of:=IF(AND([.R$3]=([.$E48]-WEEKDAY([.$E48];2)+1);[.$C48]&lt;&gt;&quot;Parent Task&quot;);&quot;u&quot;;&quot;&quot;)">
            <text:p/>
          </table:table-cell>
          <table:table-cell table:style-name="ce36" table:formula="of:=IF(AND([.S$3]=([.$E48]-WEEKDAY([.$E48];2)+1);[.$C48]&lt;&gt;&quot;Parent Task&quot;);&quot;u&quot;;&quot;&quot;)">
            <text:p/>
          </table:table-cell>
          <table:table-cell table:style-name="ce36" table:formula="of:=IF(AND([.T$3]=([.$E48]-WEEKDAY([.$E48];2)+1);[.$C48]&lt;&gt;&quot;Parent Task&quot;);&quot;u&quot;;&quot;&quot;)">
            <text:p/>
          </table:table-cell>
          <table:table-cell table:style-name="ce36" table:formula="of:=IF(AND([.U$3]=([.$E48]-WEEKDAY([.$E48];2)+1);[.$C48]&lt;&gt;&quot;Parent Task&quot;);&quot;u&quot;;&quot;&quot;)">
            <text:p/>
          </table:table-cell>
          <table:table-cell table:style-name="ce36" table:formula="of:=IF(AND([.V$3]=([.$E48]-WEEKDAY([.$E48];2)+1);[.$C48]&lt;&gt;&quot;Parent Task&quot;);&quot;u&quot;;&quot;&quot;)">
            <text:p/>
          </table:table-cell>
          <table:table-cell table:style-name="ce36" table:formula="of:=IF(AND([.W$3]=([.$E48]-WEEKDAY([.$E48];2)+1);[.$C48]&lt;&gt;&quot;Parent Task&quot;);&quot;u&quot;;&quot;&quot;)">
            <text:p/>
          </table:table-cell>
          <table:table-cell table:style-name="ce36" table:formula="of:=IF(AND([.X$3]=([.$E48]-WEEKDAY([.$E48];2)+1);[.$C48]&lt;&gt;&quot;Parent Task&quot;);&quot;u&quot;;&quot;&quot;)">
            <text:p/>
          </table:table-cell>
          <table:table-cell table:style-name="ce36" table:formula="of:=IF(AND([.Y$3]=([.$E48]-WEEKDAY([.$E48];2)+1);[.$C48]&lt;&gt;&quot;Parent Task&quot;);&quot;u&quot;;&quot;&quot;)">
            <text:p/>
          </table:table-cell>
          <table:table-cell table:style-name="ce36" table:formula="of:=IF(AND([.Z$3]=([.$E48]-WEEKDAY([.$E48];2)+1);[.$C48]&lt;&gt;&quot;Parent Task&quot;);&quot;u&quot;;&quot;&quot;)">
            <text:p/>
          </table:table-cell>
          <table:table-cell table:style-name="ce36" table:formula="of:=IF(AND([.AA$3]=([.$E48]-WEEKDAY([.$E48];2)+1);[.$C48]&lt;&gt;&quot;Parent Task&quot;);&quot;u&quot;;&quot;&quot;)">
            <text:p/>
          </table:table-cell>
          <table:table-cell table:style-name="ce36" table:formula="of:=IF(AND([.AB$3]=([.$E48]-WEEKDAY([.$E48];2)+1);[.$C48]&lt;&gt;&quot;Parent Task&quot;);&quot;u&quot;;&quot;&quot;)">
            <text:p/>
          </table:table-cell>
          <table:table-cell table:style-name="ce36" table:formula="of:=IF(AND([.AC$3]=([.$E48]-WEEKDAY([.$E48];2)+1);[.$C48]&lt;&gt;&quot;Parent Task&quot;);&quot;u&quot;;&quot;&quot;)">
            <text:p/>
          </table:table-cell>
          <table:table-cell table:style-name="ce36" table:formula="of:=IF(AND([.AD$3]=([.$E48]-WEEKDAY([.$E48];2)+1);[.$C48]&lt;&gt;&quot;Parent Task&quot;);&quot;u&quot;;&quot;&quot;)">
            <text:p/>
          </table:table-cell>
          <table:table-cell table:style-name="ce36" table:formula="of:=IF(AND([.AE$3]=([.$E48]-WEEKDAY([.$E48];2)+1);[.$C48]&lt;&gt;&quot;Parent Task&quot;);&quot;u&quot;;&quot;&quot;)">
            <text:p/>
          </table:table-cell>
          <table:table-cell table:style-name="ce36" table:formula="of:=IF(AND([.AF$3]=([.$E48]-WEEKDAY([.$E48];2)+1);[.$C48]&lt;&gt;&quot;Parent Task&quot;);&quot;u&quot;;&quot;&quot;)">
            <text:p/>
          </table:table-cell>
          <table:table-cell table:style-name="ce36" table:formula="of:=IF(AND([.AG$3]=([.$E48]-WEEKDAY([.$E48];2)+1);[.$C48]&lt;&gt;&quot;Parent Task&quot;);&quot;u&quot;;&quot;&quot;)">
            <text:p/>
          </table:table-cell>
          <table:table-cell table:style-name="ce36" table:formula="of:=IF(AND([.AH$3]=([.$E48]-WEEKDAY([.$E48];2)+1);[.$C48]&lt;&gt;&quot;Parent Task&quot;);&quot;u&quot;;&quot;&quot;)">
            <text:p/>
          </table:table-cell>
          <table:table-cell table:style-name="ce36" table:formula="of:=IF(AND([.AI$3]=([.$E48]-WEEKDAY([.$E48];2)+1);[.$C48]&lt;&gt;&quot;Parent Task&quot;);&quot;u&quot;;&quot;&quot;)">
            <text:p/>
          </table:table-cell>
          <table:table-cell table:style-name="ce36" table:formula="of:=IF(AND([.AJ$3]=([.$E48]-WEEKDAY([.$E48];2)+1);[.$C48]&lt;&gt;&quot;Parent Task&quot;);&quot;u&quot;;&quot;&quot;)">
            <text:p/>
          </table:table-cell>
          <table:table-cell table:style-name="ce45" table:formula="of:=IF(AND([.AK$3]=([.$E48]-WEEKDAY([.$E48];2)+1);[.$C48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table:style-name="ce10" office:value-type="string" calcext:value-type="string">
            <text:p>Supervisor Meeting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0-21" calcext:value-type="date">
            <text:p>21-Oct-2022</text:p>
          </table:table-cell>
          <table:table-cell table:style-name="ce22" table:formula="of:=IF([.E49]=&quot;&quot;;&quot;&quot;;NETWORKDAYS([.D49];[.E49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49]-WEEKDAY([.$E49];2)+1);[.$C49]&lt;&gt;&quot;Parent Task&quot;);&quot;u&quot;;&quot;&quot;)">
            <text:p/>
          </table:table-cell>
          <table:table-cell table:style-name="ce36" table:formula="of:=IF(AND([.I$3]=([.$E49]-WEEKDAY([.$E49];2)+1);[.$C49]&lt;&gt;&quot;Parent Task&quot;);&quot;u&quot;;&quot;&quot;)">
            <text:p/>
          </table:table-cell>
          <table:table-cell table:style-name="ce36" table:formula="of:=IF(AND([.J$3]=([.$E49]-WEEKDAY([.$E49];2)+1);[.$C49]&lt;&gt;&quot;Parent Task&quot;);&quot;u&quot;;&quot;&quot;)">
            <text:p/>
          </table:table-cell>
          <table:table-cell table:style-name="ce36" table:formula="of:=IF(AND([.K$3]=([.$E49]-WEEKDAY([.$E49];2)+1);[.$C49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L$3]=([.$E49]-WEEKDAY([.$E49];2)+1);[.$C49]&lt;&gt;&quot;Parent Task&quot;);&quot;u&quot;;&quot;&quot;)">
            <text:p/>
          </table:table-cell>
          <table:table-cell table:style-name="ce36" table:formula="of:=IF(AND([.M$3]=([.$E49]-WEEKDAY([.$E49];2)+1);[.$C49]&lt;&gt;&quot;Parent Task&quot;);&quot;u&quot;;&quot;&quot;)">
            <text:p/>
          </table:table-cell>
          <table:table-cell table:style-name="ce36" table:formula="of:=IF(AND([.N$3]=([.$E49]-WEEKDAY([.$E49];2)+1);[.$C49]&lt;&gt;&quot;Parent Task&quot;);&quot;u&quot;;&quot;&quot;)">
            <text:p/>
          </table:table-cell>
          <table:table-cell table:style-name="ce36" table:formula="of:=IF(AND([.O$3]=([.$E49]-WEEKDAY([.$E49];2)+1);[.$C49]&lt;&gt;&quot;Parent Task&quot;);&quot;u&quot;;&quot;&quot;)">
            <text:p/>
          </table:table-cell>
          <table:table-cell table:style-name="ce36" table:formula="of:=IF(AND([.P$3]=([.$E49]-WEEKDAY([.$E49];2)+1);[.$C49]&lt;&gt;&quot;Parent Task&quot;);&quot;u&quot;;&quot;&quot;)">
            <text:p/>
          </table:table-cell>
          <table:table-cell table:style-name="ce36" table:formula="of:=IF(AND([.Q$3]=([.$E49]-WEEKDAY([.$E49];2)+1);[.$C49]&lt;&gt;&quot;Parent Task&quot;);&quot;u&quot;;&quot;&quot;)">
            <text:p/>
          </table:table-cell>
          <table:table-cell table:style-name="ce36" table:formula="of:=IF(AND([.R$3]=([.$E49]-WEEKDAY([.$E49];2)+1);[.$C49]&lt;&gt;&quot;Parent Task&quot;);&quot;u&quot;;&quot;&quot;)">
            <text:p/>
          </table:table-cell>
          <table:table-cell table:style-name="ce36" table:formula="of:=IF(AND([.S$3]=([.$E49]-WEEKDAY([.$E49];2)+1);[.$C49]&lt;&gt;&quot;Parent Task&quot;);&quot;u&quot;;&quot;&quot;)">
            <text:p/>
          </table:table-cell>
          <table:table-cell table:style-name="ce36" table:formula="of:=IF(AND([.T$3]=([.$E49]-WEEKDAY([.$E49];2)+1);[.$C49]&lt;&gt;&quot;Parent Task&quot;);&quot;u&quot;;&quot;&quot;)">
            <text:p/>
          </table:table-cell>
          <table:table-cell table:style-name="ce36" table:formula="of:=IF(AND([.U$3]=([.$E49]-WEEKDAY([.$E49];2)+1);[.$C49]&lt;&gt;&quot;Parent Task&quot;);&quot;u&quot;;&quot;&quot;)">
            <text:p/>
          </table:table-cell>
          <table:table-cell table:style-name="ce36" table:formula="of:=IF(AND([.V$3]=([.$E49]-WEEKDAY([.$E49];2)+1);[.$C49]&lt;&gt;&quot;Parent Task&quot;);&quot;u&quot;;&quot;&quot;)">
            <text:p/>
          </table:table-cell>
          <table:table-cell table:style-name="ce36" table:formula="of:=IF(AND([.W$3]=([.$E49]-WEEKDAY([.$E49];2)+1);[.$C49]&lt;&gt;&quot;Parent Task&quot;);&quot;u&quot;;&quot;&quot;)">
            <text:p/>
          </table:table-cell>
          <table:table-cell table:style-name="ce36" table:formula="of:=IF(AND([.X$3]=([.$E49]-WEEKDAY([.$E49];2)+1);[.$C49]&lt;&gt;&quot;Parent Task&quot;);&quot;u&quot;;&quot;&quot;)">
            <text:p/>
          </table:table-cell>
          <table:table-cell table:style-name="ce36" table:formula="of:=IF(AND([.Y$3]=([.$E49]-WEEKDAY([.$E49];2)+1);[.$C49]&lt;&gt;&quot;Parent Task&quot;);&quot;u&quot;;&quot;&quot;)">
            <text:p/>
          </table:table-cell>
          <table:table-cell table:style-name="ce36" table:formula="of:=IF(AND([.Z$3]=([.$E49]-WEEKDAY([.$E49];2)+1);[.$C49]&lt;&gt;&quot;Parent Task&quot;);&quot;u&quot;;&quot;&quot;)">
            <text:p/>
          </table:table-cell>
          <table:table-cell table:style-name="ce36" table:formula="of:=IF(AND([.AA$3]=([.$E49]-WEEKDAY([.$E49];2)+1);[.$C49]&lt;&gt;&quot;Parent Task&quot;);&quot;u&quot;;&quot;&quot;)">
            <text:p/>
          </table:table-cell>
          <table:table-cell table:style-name="ce36" table:formula="of:=IF(AND([.AB$3]=([.$E49]-WEEKDAY([.$E49];2)+1);[.$C49]&lt;&gt;&quot;Parent Task&quot;);&quot;u&quot;;&quot;&quot;)">
            <text:p/>
          </table:table-cell>
          <table:table-cell table:style-name="ce36" table:formula="of:=IF(AND([.AC$3]=([.$E49]-WEEKDAY([.$E49];2)+1);[.$C49]&lt;&gt;&quot;Parent Task&quot;);&quot;u&quot;;&quot;&quot;)">
            <text:p/>
          </table:table-cell>
          <table:table-cell table:style-name="ce36" table:formula="of:=IF(AND([.AD$3]=([.$E49]-WEEKDAY([.$E49];2)+1);[.$C49]&lt;&gt;&quot;Parent Task&quot;);&quot;u&quot;;&quot;&quot;)">
            <text:p/>
          </table:table-cell>
          <table:table-cell table:style-name="ce36" table:formula="of:=IF(AND([.AE$3]=([.$E49]-WEEKDAY([.$E49];2)+1);[.$C49]&lt;&gt;&quot;Parent Task&quot;);&quot;u&quot;;&quot;&quot;)">
            <text:p/>
          </table:table-cell>
          <table:table-cell table:style-name="ce36" table:formula="of:=IF(AND([.AF$3]=([.$E49]-WEEKDAY([.$E49];2)+1);[.$C49]&lt;&gt;&quot;Parent Task&quot;);&quot;u&quot;;&quot;&quot;)">
            <text:p/>
          </table:table-cell>
          <table:table-cell table:style-name="ce36" table:formula="of:=IF(AND([.AG$3]=([.$E49]-WEEKDAY([.$E49];2)+1);[.$C49]&lt;&gt;&quot;Parent Task&quot;);&quot;u&quot;;&quot;&quot;)">
            <text:p/>
          </table:table-cell>
          <table:table-cell table:style-name="ce36" table:formula="of:=IF(AND([.AH$3]=([.$E49]-WEEKDAY([.$E49];2)+1);[.$C49]&lt;&gt;&quot;Parent Task&quot;);&quot;u&quot;;&quot;&quot;)">
            <text:p/>
          </table:table-cell>
          <table:table-cell table:style-name="ce36" table:formula="of:=IF(AND([.AI$3]=([.$E49]-WEEKDAY([.$E49];2)+1);[.$C49]&lt;&gt;&quot;Parent Task&quot;);&quot;u&quot;;&quot;&quot;)">
            <text:p/>
          </table:table-cell>
          <table:table-cell table:style-name="ce36" table:formula="of:=IF(AND([.AJ$3]=([.$E49]-WEEKDAY([.$E49];2)+1);[.$C49]&lt;&gt;&quot;Parent Task&quot;);&quot;u&quot;;&quot;&quot;)">
            <text:p/>
          </table:table-cell>
          <table:table-cell table:style-name="ce45" table:formula="of:=IF(AND([.AK$3]=([.$E49]-WEEKDAY([.$E49];2)+1);[.$C49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table:style-name="ce10" office:value-type="string" calcext:value-type="string">
            <text:p>Supervisor Meeting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1-04" calcext:value-type="date">
            <text:p>04-Nov-2022</text:p>
          </table:table-cell>
          <table:table-cell table:style-name="ce22" table:formula="of:=IF([.E50]=&quot;&quot;;&quot;&quot;;NETWORKDAYS([.D50];[.E50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50]-WEEKDAY([.$E50];2)+1);[.$C50]&lt;&gt;&quot;Parent Task&quot;);&quot;u&quot;;&quot;&quot;)">
            <text:p/>
          </table:table-cell>
          <table:table-cell table:style-name="ce36" table:formula="of:=IF(AND([.I$3]=([.$E50]-WEEKDAY([.$E50];2)+1);[.$C50]&lt;&gt;&quot;Parent Task&quot;);&quot;u&quot;;&quot;&quot;)">
            <text:p/>
          </table:table-cell>
          <table:table-cell table:style-name="ce36" table:formula="of:=IF(AND([.J$3]=([.$E50]-WEEKDAY([.$E50];2)+1);[.$C50]&lt;&gt;&quot;Parent Task&quot;);&quot;u&quot;;&quot;&quot;)">
            <text:p/>
          </table:table-cell>
          <table:table-cell table:style-name="ce36" table:formula="of:=IF(AND([.K$3]=([.$E50]-WEEKDAY([.$E50];2)+1);[.$C50]&lt;&gt;&quot;Parent Task&quot;);&quot;u&quot;;&quot;&quot;)">
            <text:p/>
          </table:table-cell>
          <table:table-cell table:style-name="ce36" table:formula="of:=IF(AND([.L$3]=([.$E50]-WEEKDAY([.$E50];2)+1);[.$C50]&lt;&gt;&quot;Parent Task&quot;);&quot;u&quot;;&quot;&quot;)">
            <text:p/>
          </table:table-cell>
          <table:table-cell table:style-name="ce36" table:formula="of:=IF(AND([.M$3]=([.$E50]-WEEKDAY([.$E50];2)+1);[.$C50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N$3]=([.$E50]-WEEKDAY([.$E50];2)+1);[.$C50]&lt;&gt;&quot;Parent Task&quot;);&quot;u&quot;;&quot;&quot;)">
            <text:p/>
          </table:table-cell>
          <table:table-cell table:style-name="ce36" table:formula="of:=IF(AND([.O$3]=([.$E50]-WEEKDAY([.$E50];2)+1);[.$C50]&lt;&gt;&quot;Parent Task&quot;);&quot;u&quot;;&quot;&quot;)">
            <text:p/>
          </table:table-cell>
          <table:table-cell table:style-name="ce36" table:formula="of:=IF(AND([.P$3]=([.$E50]-WEEKDAY([.$E50];2)+1);[.$C50]&lt;&gt;&quot;Parent Task&quot;);&quot;u&quot;;&quot;&quot;)">
            <text:p/>
          </table:table-cell>
          <table:table-cell table:style-name="ce36" table:formula="of:=IF(AND([.Q$3]=([.$E50]-WEEKDAY([.$E50];2)+1);[.$C50]&lt;&gt;&quot;Parent Task&quot;);&quot;u&quot;;&quot;&quot;)">
            <text:p/>
          </table:table-cell>
          <table:table-cell table:style-name="ce36" table:formula="of:=IF(AND([.R$3]=([.$E50]-WEEKDAY([.$E50];2)+1);[.$C50]&lt;&gt;&quot;Parent Task&quot;);&quot;u&quot;;&quot;&quot;)">
            <text:p/>
          </table:table-cell>
          <table:table-cell table:style-name="ce36" table:formula="of:=IF(AND([.S$3]=([.$E50]-WEEKDAY([.$E50];2)+1);[.$C50]&lt;&gt;&quot;Parent Task&quot;);&quot;u&quot;;&quot;&quot;)">
            <text:p/>
          </table:table-cell>
          <table:table-cell table:style-name="ce36" table:formula="of:=IF(AND([.T$3]=([.$E50]-WEEKDAY([.$E50];2)+1);[.$C50]&lt;&gt;&quot;Parent Task&quot;);&quot;u&quot;;&quot;&quot;)">
            <text:p/>
          </table:table-cell>
          <table:table-cell table:style-name="ce36" table:formula="of:=IF(AND([.U$3]=([.$E50]-WEEKDAY([.$E50];2)+1);[.$C50]&lt;&gt;&quot;Parent Task&quot;);&quot;u&quot;;&quot;&quot;)">
            <text:p/>
          </table:table-cell>
          <table:table-cell table:style-name="ce36" table:formula="of:=IF(AND([.V$3]=([.$E50]-WEEKDAY([.$E50];2)+1);[.$C50]&lt;&gt;&quot;Parent Task&quot;);&quot;u&quot;;&quot;&quot;)">
            <text:p/>
          </table:table-cell>
          <table:table-cell table:style-name="ce36" table:formula="of:=IF(AND([.W$3]=([.$E50]-WEEKDAY([.$E50];2)+1);[.$C50]&lt;&gt;&quot;Parent Task&quot;);&quot;u&quot;;&quot;&quot;)">
            <text:p/>
          </table:table-cell>
          <table:table-cell table:style-name="ce36" table:formula="of:=IF(AND([.X$3]=([.$E50]-WEEKDAY([.$E50];2)+1);[.$C50]&lt;&gt;&quot;Parent Task&quot;);&quot;u&quot;;&quot;&quot;)">
            <text:p/>
          </table:table-cell>
          <table:table-cell table:style-name="ce36" table:formula="of:=IF(AND([.Y$3]=([.$E50]-WEEKDAY([.$E50];2)+1);[.$C50]&lt;&gt;&quot;Parent Task&quot;);&quot;u&quot;;&quot;&quot;)">
            <text:p/>
          </table:table-cell>
          <table:table-cell table:style-name="ce36" table:formula="of:=IF(AND([.Z$3]=([.$E50]-WEEKDAY([.$E50];2)+1);[.$C50]&lt;&gt;&quot;Parent Task&quot;);&quot;u&quot;;&quot;&quot;)">
            <text:p/>
          </table:table-cell>
          <table:table-cell table:style-name="ce36" table:formula="of:=IF(AND([.AA$3]=([.$E50]-WEEKDAY([.$E50];2)+1);[.$C50]&lt;&gt;&quot;Parent Task&quot;);&quot;u&quot;;&quot;&quot;)">
            <text:p/>
          </table:table-cell>
          <table:table-cell table:style-name="ce36" table:formula="of:=IF(AND([.AB$3]=([.$E50]-WEEKDAY([.$E50];2)+1);[.$C50]&lt;&gt;&quot;Parent Task&quot;);&quot;u&quot;;&quot;&quot;)">
            <text:p/>
          </table:table-cell>
          <table:table-cell table:style-name="ce36" table:formula="of:=IF(AND([.AC$3]=([.$E50]-WEEKDAY([.$E50];2)+1);[.$C50]&lt;&gt;&quot;Parent Task&quot;);&quot;u&quot;;&quot;&quot;)">
            <text:p/>
          </table:table-cell>
          <table:table-cell table:style-name="ce36" table:formula="of:=IF(AND([.AD$3]=([.$E50]-WEEKDAY([.$E50];2)+1);[.$C50]&lt;&gt;&quot;Parent Task&quot;);&quot;u&quot;;&quot;&quot;)">
            <text:p/>
          </table:table-cell>
          <table:table-cell table:style-name="ce36" table:formula="of:=IF(AND([.AE$3]=([.$E50]-WEEKDAY([.$E50];2)+1);[.$C50]&lt;&gt;&quot;Parent Task&quot;);&quot;u&quot;;&quot;&quot;)">
            <text:p/>
          </table:table-cell>
          <table:table-cell table:style-name="ce36" table:formula="of:=IF(AND([.AF$3]=([.$E50]-WEEKDAY([.$E50];2)+1);[.$C50]&lt;&gt;&quot;Parent Task&quot;);&quot;u&quot;;&quot;&quot;)">
            <text:p/>
          </table:table-cell>
          <table:table-cell table:style-name="ce36" table:formula="of:=IF(AND([.AG$3]=([.$E50]-WEEKDAY([.$E50];2)+1);[.$C50]&lt;&gt;&quot;Parent Task&quot;);&quot;u&quot;;&quot;&quot;)">
            <text:p/>
          </table:table-cell>
          <table:table-cell table:style-name="ce36" table:formula="of:=IF(AND([.AH$3]=([.$E50]-WEEKDAY([.$E50];2)+1);[.$C50]&lt;&gt;&quot;Parent Task&quot;);&quot;u&quot;;&quot;&quot;)">
            <text:p/>
          </table:table-cell>
          <table:table-cell table:style-name="ce36" table:formula="of:=IF(AND([.AI$3]=([.$E50]-WEEKDAY([.$E50];2)+1);[.$C50]&lt;&gt;&quot;Parent Task&quot;);&quot;u&quot;;&quot;&quot;)">
            <text:p/>
          </table:table-cell>
          <table:table-cell table:style-name="ce36" table:formula="of:=IF(AND([.AJ$3]=([.$E50]-WEEKDAY([.$E50];2)+1);[.$C50]&lt;&gt;&quot;Parent Task&quot;);&quot;u&quot;;&quot;&quot;)">
            <text:p/>
          </table:table-cell>
          <table:table-cell table:style-name="ce45" table:formula="of:=IF(AND([.AK$3]=([.$E50]-WEEKDAY([.$E50];2)+1);[.$C50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table:style-name="ce10" office:value-type="string" calcext:value-type="string">
            <text:p>DSbD Cohort Check-In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1-04" calcext:value-type="date">
            <text:p>04-Nov-2022</text:p>
          </table:table-cell>
          <table:table-cell table:style-name="ce22" table:formula="of:=IF([.E51]=&quot;&quot;;&quot;&quot;;NETWORKDAYS([.D51];[.E51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51]-WEEKDAY([.$E51];2)+1);[.$C51]&lt;&gt;&quot;Parent Task&quot;);&quot;u&quot;;&quot;&quot;)">
            <text:p/>
          </table:table-cell>
          <table:table-cell table:style-name="ce36" table:formula="of:=IF(AND([.I$3]=([.$E51]-WEEKDAY([.$E51];2)+1);[.$C51]&lt;&gt;&quot;Parent Task&quot;);&quot;u&quot;;&quot;&quot;)">
            <text:p/>
          </table:table-cell>
          <table:table-cell table:style-name="ce36" table:formula="of:=IF(AND([.J$3]=([.$E51]-WEEKDAY([.$E51];2)+1);[.$C51]&lt;&gt;&quot;Parent Task&quot;);&quot;u&quot;;&quot;&quot;)">
            <text:p/>
          </table:table-cell>
          <table:table-cell table:style-name="ce36" table:formula="of:=IF(AND([.K$3]=([.$E51]-WEEKDAY([.$E51];2)+1);[.$C51]&lt;&gt;&quot;Parent Task&quot;);&quot;u&quot;;&quot;&quot;)">
            <text:p/>
          </table:table-cell>
          <table:table-cell table:style-name="ce36" table:formula="of:=IF(AND([.L$3]=([.$E51]-WEEKDAY([.$E51];2)+1);[.$C51]&lt;&gt;&quot;Parent Task&quot;);&quot;u&quot;;&quot;&quot;)">
            <text:p/>
          </table:table-cell>
          <table:table-cell table:style-name="ce36" table:formula="of:=IF(AND([.M$3]=([.$E51]-WEEKDAY([.$E51];2)+1);[.$C51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N$3]=([.$E51]-WEEKDAY([.$E51];2)+1);[.$C51]&lt;&gt;&quot;Parent Task&quot;);&quot;u&quot;;&quot;&quot;)">
            <text:p/>
          </table:table-cell>
          <table:table-cell table:style-name="ce36" table:formula="of:=IF(AND([.O$3]=([.$E51]-WEEKDAY([.$E51];2)+1);[.$C51]&lt;&gt;&quot;Parent Task&quot;);&quot;u&quot;;&quot;&quot;)">
            <text:p/>
          </table:table-cell>
          <table:table-cell table:style-name="ce36" table:formula="of:=IF(AND([.P$3]=([.$E51]-WEEKDAY([.$E51];2)+1);[.$C51]&lt;&gt;&quot;Parent Task&quot;);&quot;u&quot;;&quot;&quot;)">
            <text:p/>
          </table:table-cell>
          <table:table-cell table:style-name="ce36" table:formula="of:=IF(AND([.Q$3]=([.$E51]-WEEKDAY([.$E51];2)+1);[.$C51]&lt;&gt;&quot;Parent Task&quot;);&quot;u&quot;;&quot;&quot;)">
            <text:p/>
          </table:table-cell>
          <table:table-cell table:style-name="ce36" table:formula="of:=IF(AND([.R$3]=([.$E51]-WEEKDAY([.$E51];2)+1);[.$C51]&lt;&gt;&quot;Parent Task&quot;);&quot;u&quot;;&quot;&quot;)">
            <text:p/>
          </table:table-cell>
          <table:table-cell table:style-name="ce36" table:formula="of:=IF(AND([.S$3]=([.$E51]-WEEKDAY([.$E51];2)+1);[.$C51]&lt;&gt;&quot;Parent Task&quot;);&quot;u&quot;;&quot;&quot;)">
            <text:p/>
          </table:table-cell>
          <table:table-cell table:style-name="ce36" table:formula="of:=IF(AND([.T$3]=([.$E51]-WEEKDAY([.$E51];2)+1);[.$C51]&lt;&gt;&quot;Parent Task&quot;);&quot;u&quot;;&quot;&quot;)">
            <text:p/>
          </table:table-cell>
          <table:table-cell table:style-name="ce36" table:formula="of:=IF(AND([.U$3]=([.$E51]-WEEKDAY([.$E51];2)+1);[.$C51]&lt;&gt;&quot;Parent Task&quot;);&quot;u&quot;;&quot;&quot;)">
            <text:p/>
          </table:table-cell>
          <table:table-cell table:style-name="ce36" table:formula="of:=IF(AND([.V$3]=([.$E51]-WEEKDAY([.$E51];2)+1);[.$C51]&lt;&gt;&quot;Parent Task&quot;);&quot;u&quot;;&quot;&quot;)">
            <text:p/>
          </table:table-cell>
          <table:table-cell table:style-name="ce36" table:formula="of:=IF(AND([.W$3]=([.$E51]-WEEKDAY([.$E51];2)+1);[.$C51]&lt;&gt;&quot;Parent Task&quot;);&quot;u&quot;;&quot;&quot;)">
            <text:p/>
          </table:table-cell>
          <table:table-cell table:style-name="ce36" table:formula="of:=IF(AND([.X$3]=([.$E51]-WEEKDAY([.$E51];2)+1);[.$C51]&lt;&gt;&quot;Parent Task&quot;);&quot;u&quot;;&quot;&quot;)">
            <text:p/>
          </table:table-cell>
          <table:table-cell table:style-name="ce36" table:formula="of:=IF(AND([.Y$3]=([.$E51]-WEEKDAY([.$E51];2)+1);[.$C51]&lt;&gt;&quot;Parent Task&quot;);&quot;u&quot;;&quot;&quot;)">
            <text:p/>
          </table:table-cell>
          <table:table-cell table:style-name="ce36" table:formula="of:=IF(AND([.Z$3]=([.$E51]-WEEKDAY([.$E51];2)+1);[.$C51]&lt;&gt;&quot;Parent Task&quot;);&quot;u&quot;;&quot;&quot;)">
            <text:p/>
          </table:table-cell>
          <table:table-cell table:style-name="ce36" table:formula="of:=IF(AND([.AA$3]=([.$E51]-WEEKDAY([.$E51];2)+1);[.$C51]&lt;&gt;&quot;Parent Task&quot;);&quot;u&quot;;&quot;&quot;)">
            <text:p/>
          </table:table-cell>
          <table:table-cell table:style-name="ce36" table:formula="of:=IF(AND([.AB$3]=([.$E51]-WEEKDAY([.$E51];2)+1);[.$C51]&lt;&gt;&quot;Parent Task&quot;);&quot;u&quot;;&quot;&quot;)">
            <text:p/>
          </table:table-cell>
          <table:table-cell table:style-name="ce36" table:formula="of:=IF(AND([.AC$3]=([.$E51]-WEEKDAY([.$E51];2)+1);[.$C51]&lt;&gt;&quot;Parent Task&quot;);&quot;u&quot;;&quot;&quot;)">
            <text:p/>
          </table:table-cell>
          <table:table-cell table:style-name="ce36" table:formula="of:=IF(AND([.AD$3]=([.$E51]-WEEKDAY([.$E51];2)+1);[.$C51]&lt;&gt;&quot;Parent Task&quot;);&quot;u&quot;;&quot;&quot;)">
            <text:p/>
          </table:table-cell>
          <table:table-cell table:style-name="ce36" table:formula="of:=IF(AND([.AE$3]=([.$E51]-WEEKDAY([.$E51];2)+1);[.$C51]&lt;&gt;&quot;Parent Task&quot;);&quot;u&quot;;&quot;&quot;)">
            <text:p/>
          </table:table-cell>
          <table:table-cell table:style-name="ce36" table:formula="of:=IF(AND([.AF$3]=([.$E51]-WEEKDAY([.$E51];2)+1);[.$C51]&lt;&gt;&quot;Parent Task&quot;);&quot;u&quot;;&quot;&quot;)">
            <text:p/>
          </table:table-cell>
          <table:table-cell table:style-name="ce36" table:formula="of:=IF(AND([.AG$3]=([.$E51]-WEEKDAY([.$E51];2)+1);[.$C51]&lt;&gt;&quot;Parent Task&quot;);&quot;u&quot;;&quot;&quot;)">
            <text:p/>
          </table:table-cell>
          <table:table-cell table:style-name="ce36" table:formula="of:=IF(AND([.AH$3]=([.$E51]-WEEKDAY([.$E51];2)+1);[.$C51]&lt;&gt;&quot;Parent Task&quot;);&quot;u&quot;;&quot;&quot;)">
            <text:p/>
          </table:table-cell>
          <table:table-cell table:style-name="ce36" table:formula="of:=IF(AND([.AI$3]=([.$E51]-WEEKDAY([.$E51];2)+1);[.$C51]&lt;&gt;&quot;Parent Task&quot;);&quot;u&quot;;&quot;&quot;)">
            <text:p/>
          </table:table-cell>
          <table:table-cell table:style-name="ce36" table:formula="of:=IF(AND([.AJ$3]=([.$E51]-WEEKDAY([.$E51];2)+1);[.$C51]&lt;&gt;&quot;Parent Task&quot;);&quot;u&quot;;&quot;&quot;)">
            <text:p/>
          </table:table-cell>
          <table:table-cell table:style-name="ce45" table:formula="of:=IF(AND([.AK$3]=([.$E51]-WEEKDAY([.$E51];2)+1);[.$C51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table:style-name="ce10" office:value-type="string" calcext:value-type="string">
            <text:p>Supervisor Meeting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1-18" calcext:value-type="date">
            <text:p>18-Nov-2022</text:p>
          </table:table-cell>
          <table:table-cell table:style-name="ce22" table:formula="of:=IF([.E52]=&quot;&quot;;&quot;&quot;;NETWORKDAYS([.D52];[.E52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52]-WEEKDAY([.$E52];2)+1);[.$C52]&lt;&gt;&quot;Parent Task&quot;);&quot;u&quot;;&quot;&quot;)">
            <text:p/>
          </table:table-cell>
          <table:table-cell table:style-name="ce36" table:formula="of:=IF(AND([.I$3]=([.$E52]-WEEKDAY([.$E52];2)+1);[.$C52]&lt;&gt;&quot;Parent Task&quot;);&quot;u&quot;;&quot;&quot;)">
            <text:p/>
          </table:table-cell>
          <table:table-cell table:style-name="ce36" table:formula="of:=IF(AND([.J$3]=([.$E52]-WEEKDAY([.$E52];2)+1);[.$C52]&lt;&gt;&quot;Parent Task&quot;);&quot;u&quot;;&quot;&quot;)">
            <text:p/>
          </table:table-cell>
          <table:table-cell table:style-name="ce36" table:formula="of:=IF(AND([.K$3]=([.$E52]-WEEKDAY([.$E52];2)+1);[.$C52]&lt;&gt;&quot;Parent Task&quot;);&quot;u&quot;;&quot;&quot;)">
            <text:p/>
          </table:table-cell>
          <table:table-cell table:style-name="ce36" table:formula="of:=IF(AND([.L$3]=([.$E52]-WEEKDAY([.$E52];2)+1);[.$C52]&lt;&gt;&quot;Parent Task&quot;);&quot;u&quot;;&quot;&quot;)">
            <text:p/>
          </table:table-cell>
          <table:table-cell table:style-name="ce36" table:formula="of:=IF(AND([.M$3]=([.$E52]-WEEKDAY([.$E52];2)+1);[.$C52]&lt;&gt;&quot;Parent Task&quot;);&quot;u&quot;;&quot;&quot;)">
            <text:p/>
          </table:table-cell>
          <table:table-cell table:style-name="ce36" table:formula="of:=IF(AND([.N$3]=([.$E52]-WEEKDAY([.$E52];2)+1);[.$C52]&lt;&gt;&quot;Parent Task&quot;);&quot;u&quot;;&quot;&quot;)">
            <text:p/>
          </table:table-cell>
          <table:table-cell table:style-name="ce36" table:formula="of:=IF(AND([.O$3]=([.$E52]-WEEKDAY([.$E52];2)+1);[.$C52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P$3]=([.$E52]-WEEKDAY([.$E52];2)+1);[.$C52]&lt;&gt;&quot;Parent Task&quot;);&quot;u&quot;;&quot;&quot;)">
            <text:p/>
          </table:table-cell>
          <table:table-cell table:style-name="ce36" table:formula="of:=IF(AND([.Q$3]=([.$E52]-WEEKDAY([.$E52];2)+1);[.$C52]&lt;&gt;&quot;Parent Task&quot;);&quot;u&quot;;&quot;&quot;)">
            <text:p/>
          </table:table-cell>
          <table:table-cell table:style-name="ce36" table:formula="of:=IF(AND([.R$3]=([.$E52]-WEEKDAY([.$E52];2)+1);[.$C52]&lt;&gt;&quot;Parent Task&quot;);&quot;u&quot;;&quot;&quot;)">
            <text:p/>
          </table:table-cell>
          <table:table-cell table:style-name="ce36" table:formula="of:=IF(AND([.S$3]=([.$E52]-WEEKDAY([.$E52];2)+1);[.$C52]&lt;&gt;&quot;Parent Task&quot;);&quot;u&quot;;&quot;&quot;)">
            <text:p/>
          </table:table-cell>
          <table:table-cell table:style-name="ce36" table:formula="of:=IF(AND([.T$3]=([.$E52]-WEEKDAY([.$E52];2)+1);[.$C52]&lt;&gt;&quot;Parent Task&quot;);&quot;u&quot;;&quot;&quot;)">
            <text:p/>
          </table:table-cell>
          <table:table-cell table:style-name="ce36" table:formula="of:=IF(AND([.U$3]=([.$E52]-WEEKDAY([.$E52];2)+1);[.$C52]&lt;&gt;&quot;Parent Task&quot;);&quot;u&quot;;&quot;&quot;)">
            <text:p/>
          </table:table-cell>
          <table:table-cell table:style-name="ce36" table:formula="of:=IF(AND([.V$3]=([.$E52]-WEEKDAY([.$E52];2)+1);[.$C52]&lt;&gt;&quot;Parent Task&quot;);&quot;u&quot;;&quot;&quot;)">
            <text:p/>
          </table:table-cell>
          <table:table-cell table:style-name="ce36" table:formula="of:=IF(AND([.W$3]=([.$E52]-WEEKDAY([.$E52];2)+1);[.$C52]&lt;&gt;&quot;Parent Task&quot;);&quot;u&quot;;&quot;&quot;)">
            <text:p/>
          </table:table-cell>
          <table:table-cell table:style-name="ce36" table:formula="of:=IF(AND([.X$3]=([.$E52]-WEEKDAY([.$E52];2)+1);[.$C52]&lt;&gt;&quot;Parent Task&quot;);&quot;u&quot;;&quot;&quot;)">
            <text:p/>
          </table:table-cell>
          <table:table-cell table:style-name="ce36" table:formula="of:=IF(AND([.Y$3]=([.$E52]-WEEKDAY([.$E52];2)+1);[.$C52]&lt;&gt;&quot;Parent Task&quot;);&quot;u&quot;;&quot;&quot;)">
            <text:p/>
          </table:table-cell>
          <table:table-cell table:style-name="ce36" table:formula="of:=IF(AND([.Z$3]=([.$E52]-WEEKDAY([.$E52];2)+1);[.$C52]&lt;&gt;&quot;Parent Task&quot;);&quot;u&quot;;&quot;&quot;)">
            <text:p/>
          </table:table-cell>
          <table:table-cell table:style-name="ce36" table:formula="of:=IF(AND([.AA$3]=([.$E52]-WEEKDAY([.$E52];2)+1);[.$C52]&lt;&gt;&quot;Parent Task&quot;);&quot;u&quot;;&quot;&quot;)">
            <text:p/>
          </table:table-cell>
          <table:table-cell table:style-name="ce36" table:formula="of:=IF(AND([.AB$3]=([.$E52]-WEEKDAY([.$E52];2)+1);[.$C52]&lt;&gt;&quot;Parent Task&quot;);&quot;u&quot;;&quot;&quot;)">
            <text:p/>
          </table:table-cell>
          <table:table-cell table:style-name="ce36" table:formula="of:=IF(AND([.AC$3]=([.$E52]-WEEKDAY([.$E52];2)+1);[.$C52]&lt;&gt;&quot;Parent Task&quot;);&quot;u&quot;;&quot;&quot;)">
            <text:p/>
          </table:table-cell>
          <table:table-cell table:style-name="ce36" table:formula="of:=IF(AND([.AD$3]=([.$E52]-WEEKDAY([.$E52];2)+1);[.$C52]&lt;&gt;&quot;Parent Task&quot;);&quot;u&quot;;&quot;&quot;)">
            <text:p/>
          </table:table-cell>
          <table:table-cell table:style-name="ce36" table:formula="of:=IF(AND([.AE$3]=([.$E52]-WEEKDAY([.$E52];2)+1);[.$C52]&lt;&gt;&quot;Parent Task&quot;);&quot;u&quot;;&quot;&quot;)">
            <text:p/>
          </table:table-cell>
          <table:table-cell table:style-name="ce36" table:formula="of:=IF(AND([.AF$3]=([.$E52]-WEEKDAY([.$E52];2)+1);[.$C52]&lt;&gt;&quot;Parent Task&quot;);&quot;u&quot;;&quot;&quot;)">
            <text:p/>
          </table:table-cell>
          <table:table-cell table:style-name="ce36" table:formula="of:=IF(AND([.AG$3]=([.$E52]-WEEKDAY([.$E52];2)+1);[.$C52]&lt;&gt;&quot;Parent Task&quot;);&quot;u&quot;;&quot;&quot;)">
            <text:p/>
          </table:table-cell>
          <table:table-cell table:style-name="ce36" table:formula="of:=IF(AND([.AH$3]=([.$E52]-WEEKDAY([.$E52];2)+1);[.$C52]&lt;&gt;&quot;Parent Task&quot;);&quot;u&quot;;&quot;&quot;)">
            <text:p/>
          </table:table-cell>
          <table:table-cell table:style-name="ce36" table:formula="of:=IF(AND([.AI$3]=([.$E52]-WEEKDAY([.$E52];2)+1);[.$C52]&lt;&gt;&quot;Parent Task&quot;);&quot;u&quot;;&quot;&quot;)">
            <text:p/>
          </table:table-cell>
          <table:table-cell table:style-name="ce36" table:formula="of:=IF(AND([.AJ$3]=([.$E52]-WEEKDAY([.$E52];2)+1);[.$C52]&lt;&gt;&quot;Parent Task&quot;);&quot;u&quot;;&quot;&quot;)">
            <text:p/>
          </table:table-cell>
          <table:table-cell table:style-name="ce45" table:formula="of:=IF(AND([.AK$3]=([.$E52]-WEEKDAY([.$E52];2)+1);[.$C52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table:style-name="ce10" office:value-type="string" calcext:value-type="string">
            <text:p>Supervisor Meeting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2-05" calcext:value-type="date">
            <text:p>05-Dec-2022</text:p>
          </table:table-cell>
          <table:table-cell table:style-name="ce22" table:formula="of:=IF([.E53]=&quot;&quot;;&quot;&quot;;NETWORKDAYS([.D53];[.E53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53]-WEEKDAY([.$E53];2)+1);[.$C53]&lt;&gt;&quot;Parent Task&quot;);&quot;u&quot;;&quot;&quot;)">
            <text:p/>
          </table:table-cell>
          <table:table-cell table:style-name="ce36" table:formula="of:=IF(AND([.I$3]=([.$E53]-WEEKDAY([.$E53];2)+1);[.$C53]&lt;&gt;&quot;Parent Task&quot;);&quot;u&quot;;&quot;&quot;)">
            <text:p/>
          </table:table-cell>
          <table:table-cell table:style-name="ce36" table:formula="of:=IF(AND([.J$3]=([.$E53]-WEEKDAY([.$E53];2)+1);[.$C53]&lt;&gt;&quot;Parent Task&quot;);&quot;u&quot;;&quot;&quot;)">
            <text:p/>
          </table:table-cell>
          <table:table-cell table:style-name="ce36" table:formula="of:=IF(AND([.K$3]=([.$E53]-WEEKDAY([.$E53];2)+1);[.$C53]&lt;&gt;&quot;Parent Task&quot;);&quot;u&quot;;&quot;&quot;)">
            <text:p/>
          </table:table-cell>
          <table:table-cell table:style-name="ce36" table:formula="of:=IF(AND([.L$3]=([.$E53]-WEEKDAY([.$E53];2)+1);[.$C53]&lt;&gt;&quot;Parent Task&quot;);&quot;u&quot;;&quot;&quot;)">
            <text:p/>
          </table:table-cell>
          <table:table-cell table:style-name="ce36" table:formula="of:=IF(AND([.M$3]=([.$E53]-WEEKDAY([.$E53];2)+1);[.$C53]&lt;&gt;&quot;Parent Task&quot;);&quot;u&quot;;&quot;&quot;)">
            <text:p/>
          </table:table-cell>
          <table:table-cell table:style-name="ce36" table:formula="of:=IF(AND([.N$3]=([.$E53]-WEEKDAY([.$E53];2)+1);[.$C53]&lt;&gt;&quot;Parent Task&quot;);&quot;u&quot;;&quot;&quot;)">
            <text:p/>
          </table:table-cell>
          <table:table-cell table:style-name="ce36" table:formula="of:=IF(AND([.O$3]=([.$E53]-WEEKDAY([.$E53];2)+1);[.$C53]&lt;&gt;&quot;Parent Task&quot;);&quot;u&quot;;&quot;&quot;)">
            <text:p/>
          </table:table-cell>
          <table:table-cell table:style-name="ce36" table:formula="of:=IF(AND([.P$3]=([.$E53]-WEEKDAY([.$E53];2)+1);[.$C53]&lt;&gt;&quot;Parent Task&quot;);&quot;u&quot;;&quot;&quot;)">
            <text:p/>
          </table:table-cell>
          <table:table-cell table:style-name="ce36" table:formula="of:=IF(AND([.Q$3]=([.$E53]-WEEKDAY([.$E53];2)+1);[.$C53]&lt;&gt;&quot;Parent Task&quot;);&quot;u&quot;;&quot;&quot;)">
            <text:p/>
          </table:table-cell>
          <table:table-cell table:style-name="ce36" table:formula="of:=IF(AND([.R$3]=([.$E53]-WEEKDAY([.$E53];2)+1);[.$C53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S$3]=([.$E53]-WEEKDAY([.$E53];2)+1);[.$C53]&lt;&gt;&quot;Parent Task&quot;);&quot;u&quot;;&quot;&quot;)">
            <text:p/>
          </table:table-cell>
          <table:table-cell table:style-name="ce36" table:formula="of:=IF(AND([.T$3]=([.$E53]-WEEKDAY([.$E53];2)+1);[.$C53]&lt;&gt;&quot;Parent Task&quot;);&quot;u&quot;;&quot;&quot;)">
            <text:p/>
          </table:table-cell>
          <table:table-cell table:style-name="ce36" table:formula="of:=IF(AND([.U$3]=([.$E53]-WEEKDAY([.$E53];2)+1);[.$C53]&lt;&gt;&quot;Parent Task&quot;);&quot;u&quot;;&quot;&quot;)">
            <text:p/>
          </table:table-cell>
          <table:table-cell table:style-name="ce36" table:formula="of:=IF(AND([.V$3]=([.$E53]-WEEKDAY([.$E53];2)+1);[.$C53]&lt;&gt;&quot;Parent Task&quot;);&quot;u&quot;;&quot;&quot;)">
            <text:p/>
          </table:table-cell>
          <table:table-cell table:style-name="ce36" table:formula="of:=IF(AND([.W$3]=([.$E53]-WEEKDAY([.$E53];2)+1);[.$C53]&lt;&gt;&quot;Parent Task&quot;);&quot;u&quot;;&quot;&quot;)">
            <text:p/>
          </table:table-cell>
          <table:table-cell table:style-name="ce36" table:formula="of:=IF(AND([.X$3]=([.$E53]-WEEKDAY([.$E53];2)+1);[.$C53]&lt;&gt;&quot;Parent Task&quot;);&quot;u&quot;;&quot;&quot;)">
            <text:p/>
          </table:table-cell>
          <table:table-cell table:style-name="ce36" table:formula="of:=IF(AND([.Y$3]=([.$E53]-WEEKDAY([.$E53];2)+1);[.$C53]&lt;&gt;&quot;Parent Task&quot;);&quot;u&quot;;&quot;&quot;)">
            <text:p/>
          </table:table-cell>
          <table:table-cell table:style-name="ce36" table:formula="of:=IF(AND([.Z$3]=([.$E53]-WEEKDAY([.$E53];2)+1);[.$C53]&lt;&gt;&quot;Parent Task&quot;);&quot;u&quot;;&quot;&quot;)">
            <text:p/>
          </table:table-cell>
          <table:table-cell table:style-name="ce36" table:formula="of:=IF(AND([.AA$3]=([.$E53]-WEEKDAY([.$E53];2)+1);[.$C53]&lt;&gt;&quot;Parent Task&quot;);&quot;u&quot;;&quot;&quot;)">
            <text:p/>
          </table:table-cell>
          <table:table-cell table:style-name="ce36" table:formula="of:=IF(AND([.AB$3]=([.$E53]-WEEKDAY([.$E53];2)+1);[.$C53]&lt;&gt;&quot;Parent Task&quot;);&quot;u&quot;;&quot;&quot;)">
            <text:p/>
          </table:table-cell>
          <table:table-cell table:style-name="ce36" table:formula="of:=IF(AND([.AC$3]=([.$E53]-WEEKDAY([.$E53];2)+1);[.$C53]&lt;&gt;&quot;Parent Task&quot;);&quot;u&quot;;&quot;&quot;)">
            <text:p/>
          </table:table-cell>
          <table:table-cell table:style-name="ce36" table:formula="of:=IF(AND([.AD$3]=([.$E53]-WEEKDAY([.$E53];2)+1);[.$C53]&lt;&gt;&quot;Parent Task&quot;);&quot;u&quot;;&quot;&quot;)">
            <text:p/>
          </table:table-cell>
          <table:table-cell table:style-name="ce36" table:formula="of:=IF(AND([.AE$3]=([.$E53]-WEEKDAY([.$E53];2)+1);[.$C53]&lt;&gt;&quot;Parent Task&quot;);&quot;u&quot;;&quot;&quot;)">
            <text:p/>
          </table:table-cell>
          <table:table-cell table:style-name="ce36" table:formula="of:=IF(AND([.AF$3]=([.$E53]-WEEKDAY([.$E53];2)+1);[.$C53]&lt;&gt;&quot;Parent Task&quot;);&quot;u&quot;;&quot;&quot;)">
            <text:p/>
          </table:table-cell>
          <table:table-cell table:style-name="ce36" table:formula="of:=IF(AND([.AG$3]=([.$E53]-WEEKDAY([.$E53];2)+1);[.$C53]&lt;&gt;&quot;Parent Task&quot;);&quot;u&quot;;&quot;&quot;)">
            <text:p/>
          </table:table-cell>
          <table:table-cell table:style-name="ce36" table:formula="of:=IF(AND([.AH$3]=([.$E53]-WEEKDAY([.$E53];2)+1);[.$C53]&lt;&gt;&quot;Parent Task&quot;);&quot;u&quot;;&quot;&quot;)">
            <text:p/>
          </table:table-cell>
          <table:table-cell table:style-name="ce36" table:formula="of:=IF(AND([.AI$3]=([.$E53]-WEEKDAY([.$E53];2)+1);[.$C53]&lt;&gt;&quot;Parent Task&quot;);&quot;u&quot;;&quot;&quot;)">
            <text:p/>
          </table:table-cell>
          <table:table-cell table:style-name="ce36" table:formula="of:=IF(AND([.AJ$3]=([.$E53]-WEEKDAY([.$E53];2)+1);[.$C53]&lt;&gt;&quot;Parent Task&quot;);&quot;u&quot;;&quot;&quot;)">
            <text:p/>
          </table:table-cell>
          <table:table-cell table:style-name="ce45" table:formula="of:=IF(AND([.AK$3]=([.$E53]-WEEKDAY([.$E53];2)+1);[.$C53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table:style-name="ce10" office:value-type="string" calcext:value-type="string">
            <text:p>Pytilia Check-In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2-06" calcext:value-type="date">
            <text:p>06-Dec-2022</text:p>
          </table:table-cell>
          <table:table-cell table:style-name="ce22" table:formula="of:=IF([.E54]=&quot;&quot;;&quot;&quot;;NETWORKDAYS([.D54];[.E54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54]-WEEKDAY([.$E54];2)+1);[.$C54]&lt;&gt;&quot;Parent Task&quot;);&quot;u&quot;;&quot;&quot;)">
            <text:p/>
          </table:table-cell>
          <table:table-cell table:style-name="ce36" table:formula="of:=IF(AND([.I$3]=([.$E54]-WEEKDAY([.$E54];2)+1);[.$C54]&lt;&gt;&quot;Parent Task&quot;);&quot;u&quot;;&quot;&quot;)">
            <text:p/>
          </table:table-cell>
          <table:table-cell table:style-name="ce36" table:formula="of:=IF(AND([.J$3]=([.$E54]-WEEKDAY([.$E54];2)+1);[.$C54]&lt;&gt;&quot;Parent Task&quot;);&quot;u&quot;;&quot;&quot;)">
            <text:p/>
          </table:table-cell>
          <table:table-cell table:style-name="ce36" table:formula="of:=IF(AND([.K$3]=([.$E54]-WEEKDAY([.$E54];2)+1);[.$C54]&lt;&gt;&quot;Parent Task&quot;);&quot;u&quot;;&quot;&quot;)">
            <text:p/>
          </table:table-cell>
          <table:table-cell table:style-name="ce36" table:formula="of:=IF(AND([.L$3]=([.$E54]-WEEKDAY([.$E54];2)+1);[.$C54]&lt;&gt;&quot;Parent Task&quot;);&quot;u&quot;;&quot;&quot;)">
            <text:p/>
          </table:table-cell>
          <table:table-cell table:style-name="ce36" table:formula="of:=IF(AND([.M$3]=([.$E54]-WEEKDAY([.$E54];2)+1);[.$C54]&lt;&gt;&quot;Parent Task&quot;);&quot;u&quot;;&quot;&quot;)">
            <text:p/>
          </table:table-cell>
          <table:table-cell table:style-name="ce36" table:formula="of:=IF(AND([.N$3]=([.$E54]-WEEKDAY([.$E54];2)+1);[.$C54]&lt;&gt;&quot;Parent Task&quot;);&quot;u&quot;;&quot;&quot;)">
            <text:p/>
          </table:table-cell>
          <table:table-cell table:style-name="ce36" table:formula="of:=IF(AND([.O$3]=([.$E54]-WEEKDAY([.$E54];2)+1);[.$C54]&lt;&gt;&quot;Parent Task&quot;);&quot;u&quot;;&quot;&quot;)">
            <text:p/>
          </table:table-cell>
          <table:table-cell table:style-name="ce36" table:formula="of:=IF(AND([.P$3]=([.$E54]-WEEKDAY([.$E54];2)+1);[.$C54]&lt;&gt;&quot;Parent Task&quot;);&quot;u&quot;;&quot;&quot;)">
            <text:p/>
          </table:table-cell>
          <table:table-cell table:style-name="ce36" table:formula="of:=IF(AND([.Q$3]=([.$E54]-WEEKDAY([.$E54];2)+1);[.$C54]&lt;&gt;&quot;Parent Task&quot;);&quot;u&quot;;&quot;&quot;)">
            <text:p/>
          </table:table-cell>
          <table:table-cell table:style-name="ce36" table:formula="of:=IF(AND([.R$3]=([.$E54]-WEEKDAY([.$E54];2)+1);[.$C54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S$3]=([.$E54]-WEEKDAY([.$E54];2)+1);[.$C54]&lt;&gt;&quot;Parent Task&quot;);&quot;u&quot;;&quot;&quot;)">
            <text:p/>
          </table:table-cell>
          <table:table-cell table:style-name="ce36" table:formula="of:=IF(AND([.T$3]=([.$E54]-WEEKDAY([.$E54];2)+1);[.$C54]&lt;&gt;&quot;Parent Task&quot;);&quot;u&quot;;&quot;&quot;)">
            <text:p/>
          </table:table-cell>
          <table:table-cell table:style-name="ce36" table:formula="of:=IF(AND([.U$3]=([.$E54]-WEEKDAY([.$E54];2)+1);[.$C54]&lt;&gt;&quot;Parent Task&quot;);&quot;u&quot;;&quot;&quot;)">
            <text:p/>
          </table:table-cell>
          <table:table-cell table:style-name="ce36" table:formula="of:=IF(AND([.V$3]=([.$E54]-WEEKDAY([.$E54];2)+1);[.$C54]&lt;&gt;&quot;Parent Task&quot;);&quot;u&quot;;&quot;&quot;)">
            <text:p/>
          </table:table-cell>
          <table:table-cell table:style-name="ce36" table:formula="of:=IF(AND([.W$3]=([.$E54]-WEEKDAY([.$E54];2)+1);[.$C54]&lt;&gt;&quot;Parent Task&quot;);&quot;u&quot;;&quot;&quot;)">
            <text:p/>
          </table:table-cell>
          <table:table-cell table:style-name="ce36" table:formula="of:=IF(AND([.X$3]=([.$E54]-WEEKDAY([.$E54];2)+1);[.$C54]&lt;&gt;&quot;Parent Task&quot;);&quot;u&quot;;&quot;&quot;)">
            <text:p/>
          </table:table-cell>
          <table:table-cell table:style-name="ce36" table:formula="of:=IF(AND([.Y$3]=([.$E54]-WEEKDAY([.$E54];2)+1);[.$C54]&lt;&gt;&quot;Parent Task&quot;);&quot;u&quot;;&quot;&quot;)">
            <text:p/>
          </table:table-cell>
          <table:table-cell table:style-name="ce36" table:formula="of:=IF(AND([.Z$3]=([.$E54]-WEEKDAY([.$E54];2)+1);[.$C54]&lt;&gt;&quot;Parent Task&quot;);&quot;u&quot;;&quot;&quot;)">
            <text:p/>
          </table:table-cell>
          <table:table-cell table:style-name="ce36" table:formula="of:=IF(AND([.AA$3]=([.$E54]-WEEKDAY([.$E54];2)+1);[.$C54]&lt;&gt;&quot;Parent Task&quot;);&quot;u&quot;;&quot;&quot;)">
            <text:p/>
          </table:table-cell>
          <table:table-cell table:style-name="ce36" table:formula="of:=IF(AND([.AB$3]=([.$E54]-WEEKDAY([.$E54];2)+1);[.$C54]&lt;&gt;&quot;Parent Task&quot;);&quot;u&quot;;&quot;&quot;)">
            <text:p/>
          </table:table-cell>
          <table:table-cell table:style-name="ce36" table:formula="of:=IF(AND([.AC$3]=([.$E54]-WEEKDAY([.$E54];2)+1);[.$C54]&lt;&gt;&quot;Parent Task&quot;);&quot;u&quot;;&quot;&quot;)">
            <text:p/>
          </table:table-cell>
          <table:table-cell table:style-name="ce36" table:formula="of:=IF(AND([.AD$3]=([.$E54]-WEEKDAY([.$E54];2)+1);[.$C54]&lt;&gt;&quot;Parent Task&quot;);&quot;u&quot;;&quot;&quot;)">
            <text:p/>
          </table:table-cell>
          <table:table-cell table:style-name="ce36" table:formula="of:=IF(AND([.AE$3]=([.$E54]-WEEKDAY([.$E54];2)+1);[.$C54]&lt;&gt;&quot;Parent Task&quot;);&quot;u&quot;;&quot;&quot;)">
            <text:p/>
          </table:table-cell>
          <table:table-cell table:style-name="ce36" table:formula="of:=IF(AND([.AF$3]=([.$E54]-WEEKDAY([.$E54];2)+1);[.$C54]&lt;&gt;&quot;Parent Task&quot;);&quot;u&quot;;&quot;&quot;)">
            <text:p/>
          </table:table-cell>
          <table:table-cell table:style-name="ce36" table:formula="of:=IF(AND([.AG$3]=([.$E54]-WEEKDAY([.$E54];2)+1);[.$C54]&lt;&gt;&quot;Parent Task&quot;);&quot;u&quot;;&quot;&quot;)">
            <text:p/>
          </table:table-cell>
          <table:table-cell table:style-name="ce36" table:formula="of:=IF(AND([.AH$3]=([.$E54]-WEEKDAY([.$E54];2)+1);[.$C54]&lt;&gt;&quot;Parent Task&quot;);&quot;u&quot;;&quot;&quot;)">
            <text:p/>
          </table:table-cell>
          <table:table-cell table:style-name="ce36" table:formula="of:=IF(AND([.AI$3]=([.$E54]-WEEKDAY([.$E54];2)+1);[.$C54]&lt;&gt;&quot;Parent Task&quot;);&quot;u&quot;;&quot;&quot;)">
            <text:p/>
          </table:table-cell>
          <table:table-cell table:style-name="ce36" table:formula="of:=IF(AND([.AJ$3]=([.$E54]-WEEKDAY([.$E54];2)+1);[.$C54]&lt;&gt;&quot;Parent Task&quot;);&quot;u&quot;;&quot;&quot;)">
            <text:p/>
          </table:table-cell>
          <table:table-cell table:style-name="ce45" table:formula="of:=IF(AND([.AK$3]=([.$E54]-WEEKDAY([.$E54];2)+1);[.$C54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string" calcext:value-type="string">
            <text:p>8.10</text:p>
          </table:table-cell>
          <table:table-cell table:style-name="ce10" office:value-type="string" calcext:value-type="string">
            <text:p>Supervisor Meeting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2-12-21" calcext:value-type="date">
            <text:p>21-Dec-2022</text:p>
          </table:table-cell>
          <table:table-cell table:style-name="ce22" table:formula="of:=IF([.E55]=&quot;&quot;;&quot;&quot;;NETWORKDAYS([.D55];[.E55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1" table:formula="of:=IF(AND([.H$3]=([.$E55]-WEEKDAY([.$E55];2)+1);[.$C55]&lt;&gt;&quot;Parent Task&quot;);&quot;u&quot;;&quot;&quot;)">
            <text:p/>
          </table:table-cell>
          <table:table-cell table:style-name="ce36" table:formula="of:=IF(AND([.I$3]=([.$E55]-WEEKDAY([.$E55];2)+1);[.$C55]&lt;&gt;&quot;Parent Task&quot;);&quot;u&quot;;&quot;&quot;)">
            <text:p/>
          </table:table-cell>
          <table:table-cell table:style-name="ce36" table:formula="of:=IF(AND([.J$3]=([.$E55]-WEEKDAY([.$E55];2)+1);[.$C55]&lt;&gt;&quot;Parent Task&quot;);&quot;u&quot;;&quot;&quot;)">
            <text:p/>
          </table:table-cell>
          <table:table-cell table:style-name="ce36" table:formula="of:=IF(AND([.K$3]=([.$E55]-WEEKDAY([.$E55];2)+1);[.$C55]&lt;&gt;&quot;Parent Task&quot;);&quot;u&quot;;&quot;&quot;)">
            <text:p/>
          </table:table-cell>
          <table:table-cell table:style-name="ce36" table:formula="of:=IF(AND([.L$3]=([.$E55]-WEEKDAY([.$E55];2)+1);[.$C55]&lt;&gt;&quot;Parent Task&quot;);&quot;u&quot;;&quot;&quot;)">
            <text:p/>
          </table:table-cell>
          <table:table-cell table:style-name="ce36" table:formula="of:=IF(AND([.M$3]=([.$E55]-WEEKDAY([.$E55];2)+1);[.$C55]&lt;&gt;&quot;Parent Task&quot;);&quot;u&quot;;&quot;&quot;)">
            <text:p/>
          </table:table-cell>
          <table:table-cell table:style-name="ce36" table:formula="of:=IF(AND([.N$3]=([.$E55]-WEEKDAY([.$E55];2)+1);[.$C55]&lt;&gt;&quot;Parent Task&quot;);&quot;u&quot;;&quot;&quot;)">
            <text:p/>
          </table:table-cell>
          <table:table-cell table:style-name="ce36" table:formula="of:=IF(AND([.O$3]=([.$E55]-WEEKDAY([.$E55];2)+1);[.$C55]&lt;&gt;&quot;Parent Task&quot;);&quot;u&quot;;&quot;&quot;)">
            <text:p/>
          </table:table-cell>
          <table:table-cell table:style-name="ce36" table:formula="of:=IF(AND([.P$3]=([.$E55]-WEEKDAY([.$E55];2)+1);[.$C55]&lt;&gt;&quot;Parent Task&quot;);&quot;u&quot;;&quot;&quot;)">
            <text:p/>
          </table:table-cell>
          <table:table-cell table:style-name="ce36" table:formula="of:=IF(AND([.Q$3]=([.$E55]-WEEKDAY([.$E55];2)+1);[.$C55]&lt;&gt;&quot;Parent Task&quot;);&quot;u&quot;;&quot;&quot;)">
            <text:p/>
          </table:table-cell>
          <table:table-cell table:style-name="ce36" table:formula="of:=IF(AND([.R$3]=([.$E55]-WEEKDAY([.$E55];2)+1);[.$C55]&lt;&gt;&quot;Parent Task&quot;);&quot;u&quot;;&quot;&quot;)">
            <text:p/>
          </table:table-cell>
          <table:table-cell table:style-name="ce36" table:formula="of:=IF(AND([.S$3]=([.$E55]-WEEKDAY([.$E55];2)+1);[.$C55]&lt;&gt;&quot;Parent Task&quot;);&quot;u&quot;;&quot;&quot;)">
            <text:p/>
          </table:table-cell>
          <table:table-cell table:style-name="ce36" table:formula="of:=IF(AND([.T$3]=([.$E55]-WEEKDAY([.$E55];2)+1);[.$C55]&lt;&gt;&quot;Parent Task&quot;);&quot;u&quot;;&quot;&quot;)" office:value-type="string" office:string-value="u" calcext:value-type="string">
            <text:p>u</text:p>
          </table:table-cell>
          <table:table-cell table:style-name="ce36" table:formula="of:=IF(AND([.U$3]=([.$E55]-WEEKDAY([.$E55];2)+1);[.$C55]&lt;&gt;&quot;Parent Task&quot;);&quot;u&quot;;&quot;&quot;)">
            <text:p/>
          </table:table-cell>
          <table:table-cell table:style-name="ce36" table:formula="of:=IF(AND([.V$3]=([.$E55]-WEEKDAY([.$E55];2)+1);[.$C55]&lt;&gt;&quot;Parent Task&quot;);&quot;u&quot;;&quot;&quot;)">
            <text:p/>
          </table:table-cell>
          <table:table-cell table:style-name="ce36" table:formula="of:=IF(AND([.W$3]=([.$E55]-WEEKDAY([.$E55];2)+1);[.$C55]&lt;&gt;&quot;Parent Task&quot;);&quot;u&quot;;&quot;&quot;)">
            <text:p/>
          </table:table-cell>
          <table:table-cell table:style-name="ce36" table:formula="of:=IF(AND([.X$3]=([.$E55]-WEEKDAY([.$E55];2)+1);[.$C55]&lt;&gt;&quot;Parent Task&quot;);&quot;u&quot;;&quot;&quot;)">
            <text:p/>
          </table:table-cell>
          <table:table-cell table:style-name="ce36" table:formula="of:=IF(AND([.Y$3]=([.$E55]-WEEKDAY([.$E55];2)+1);[.$C55]&lt;&gt;&quot;Parent Task&quot;);&quot;u&quot;;&quot;&quot;)">
            <text:p/>
          </table:table-cell>
          <table:table-cell table:style-name="ce36" table:formula="of:=IF(AND([.Z$3]=([.$E55]-WEEKDAY([.$E55];2)+1);[.$C55]&lt;&gt;&quot;Parent Task&quot;);&quot;u&quot;;&quot;&quot;)">
            <text:p/>
          </table:table-cell>
          <table:table-cell table:style-name="ce36" table:formula="of:=IF(AND([.AA$3]=([.$E55]-WEEKDAY([.$E55];2)+1);[.$C55]&lt;&gt;&quot;Parent Task&quot;);&quot;u&quot;;&quot;&quot;)">
            <text:p/>
          </table:table-cell>
          <table:table-cell table:style-name="ce36" table:formula="of:=IF(AND([.AB$3]=([.$E55]-WEEKDAY([.$E55];2)+1);[.$C55]&lt;&gt;&quot;Parent Task&quot;);&quot;u&quot;;&quot;&quot;)">
            <text:p/>
          </table:table-cell>
          <table:table-cell table:style-name="ce36" table:formula="of:=IF(AND([.AC$3]=([.$E55]-WEEKDAY([.$E55];2)+1);[.$C55]&lt;&gt;&quot;Parent Task&quot;);&quot;u&quot;;&quot;&quot;)">
            <text:p/>
          </table:table-cell>
          <table:table-cell table:style-name="ce36" table:formula="of:=IF(AND([.AD$3]=([.$E55]-WEEKDAY([.$E55];2)+1);[.$C55]&lt;&gt;&quot;Parent Task&quot;);&quot;u&quot;;&quot;&quot;)">
            <text:p/>
          </table:table-cell>
          <table:table-cell table:style-name="ce36" table:formula="of:=IF(AND([.AE$3]=([.$E55]-WEEKDAY([.$E55];2)+1);[.$C55]&lt;&gt;&quot;Parent Task&quot;);&quot;u&quot;;&quot;&quot;)">
            <text:p/>
          </table:table-cell>
          <table:table-cell table:style-name="ce36" table:formula="of:=IF(AND([.AF$3]=([.$E55]-WEEKDAY([.$E55];2)+1);[.$C55]&lt;&gt;&quot;Parent Task&quot;);&quot;u&quot;;&quot;&quot;)">
            <text:p/>
          </table:table-cell>
          <table:table-cell table:style-name="ce36" table:formula="of:=IF(AND([.AG$3]=([.$E55]-WEEKDAY([.$E55];2)+1);[.$C55]&lt;&gt;&quot;Parent Task&quot;);&quot;u&quot;;&quot;&quot;)">
            <text:p/>
          </table:table-cell>
          <table:table-cell table:style-name="ce36" table:formula="of:=IF(AND([.AH$3]=([.$E55]-WEEKDAY([.$E55];2)+1);[.$C55]&lt;&gt;&quot;Parent Task&quot;);&quot;u&quot;;&quot;&quot;)">
            <text:p/>
          </table:table-cell>
          <table:table-cell table:style-name="ce36" table:formula="of:=IF(AND([.AI$3]=([.$E55]-WEEKDAY([.$E55];2)+1);[.$C55]&lt;&gt;&quot;Parent Task&quot;);&quot;u&quot;;&quot;&quot;)">
            <text:p/>
          </table:table-cell>
          <table:table-cell table:style-name="ce36" table:formula="of:=IF(AND([.AJ$3]=([.$E55]-WEEKDAY([.$E55];2)+1);[.$C55]&lt;&gt;&quot;Parent Task&quot;);&quot;u&quot;;&quot;&quot;)">
            <text:p/>
          </table:table-cell>
          <table:table-cell table:style-name="ce45" table:formula="of:=IF(AND([.AK$3]=([.$E55]-WEEKDAY([.$E55];2)+1);[.$C55]&lt;&gt;&quot;Parent Task&quot;);&quot;u&quot;;&quot;&quot;)">
            <text:p/>
          </table:table-cell>
          <table:table-cell table:number-columns-repeated="42"/>
        </table:table-row>
        <table:table-row table:style-name="ro1">
          <table:table-cell table:style-name="ce3" office:value-type="float" office:value="8.11" calcext:value-type="float">
            <text:p>8.11</text:p>
          </table:table-cell>
          <table:table-cell table:style-name="ce10" office:value-type="string" calcext:value-type="string">
            <text:p>Supervisor Meeting</text:p>
          </table:table-cell>
          <table:table-cell table:style-name="ce16" table:content-validation-name="val1" office:value-type="string" calcext:value-type="string">
            <text:p>Milestone</text:p>
          </table:table-cell>
          <table:table-cell table:number-columns-repeated="2" table:style-name="ce19" office:value-type="date" office:date-value="2023-01-09" calcext:value-type="date">
            <text:p>09-Jan-2023</text:p>
          </table:table-cell>
          <table:table-cell table:style-name="ce22" table:formula="of:=IF([.E56]=&quot;&quot;;&quot;&quot;;NETWORKDAYS([.D56];[.E56]))" office:value-type="float" office:value="1" calcext:value-type="float">
            <text:p>1</text:p>
          </table:table-cell>
          <table:table-cell table:style-name="ce24" office:value-type="percentage" office:value="1" calcext:value-type="percentage">
            <text:p>100%</text:p>
          </table:table-cell>
          <table:table-cell table:style-name="ce32" table:formula="of:=IF(AND([.H$3]=([.$E56]-WEEKDAY([.$E56];2)+1);[.$C56]&lt;&gt;&quot;Parent Task&quot;);&quot;u&quot;;&quot;&quot;)">
            <text:p/>
          </table:table-cell>
          <table:table-cell table:style-name="ce37" table:formula="of:=IF(AND([.I$3]=([.$E56]-WEEKDAY([.$E56];2)+1);[.$C56]&lt;&gt;&quot;Parent Task&quot;);&quot;u&quot;;&quot;&quot;)">
            <text:p/>
          </table:table-cell>
          <table:table-cell table:style-name="ce37" table:formula="of:=IF(AND([.J$3]=([.$E56]-WEEKDAY([.$E56];2)+1);[.$C56]&lt;&gt;&quot;Parent Task&quot;);&quot;u&quot;;&quot;&quot;)">
            <text:p/>
          </table:table-cell>
          <table:table-cell table:style-name="ce37" table:formula="of:=IF(AND([.K$3]=([.$E56]-WEEKDAY([.$E56];2)+1);[.$C56]&lt;&gt;&quot;Parent Task&quot;);&quot;u&quot;;&quot;&quot;)">
            <text:p/>
          </table:table-cell>
          <table:table-cell table:style-name="ce37" table:formula="of:=IF(AND([.L$3]=([.$E56]-WEEKDAY([.$E56];2)+1);[.$C56]&lt;&gt;&quot;Parent Task&quot;);&quot;u&quot;;&quot;&quot;)">
            <text:p/>
          </table:table-cell>
          <table:table-cell table:style-name="ce37" table:formula="of:=IF(AND([.M$3]=([.$E56]-WEEKDAY([.$E56];2)+1);[.$C56]&lt;&gt;&quot;Parent Task&quot;);&quot;u&quot;;&quot;&quot;)">
            <text:p/>
          </table:table-cell>
          <table:table-cell table:style-name="ce37" table:formula="of:=IF(AND([.N$3]=([.$E56]-WEEKDAY([.$E56];2)+1);[.$C56]&lt;&gt;&quot;Parent Task&quot;);&quot;u&quot;;&quot;&quot;)">
            <text:p/>
          </table:table-cell>
          <table:table-cell table:style-name="ce37" table:formula="of:=IF(AND([.O$3]=([.$E56]-WEEKDAY([.$E56];2)+1);[.$C56]&lt;&gt;&quot;Parent Task&quot;);&quot;u&quot;;&quot;&quot;)">
            <text:p/>
          </table:table-cell>
          <table:table-cell table:style-name="ce37" table:formula="of:=IF(AND([.P$3]=([.$E56]-WEEKDAY([.$E56];2)+1);[.$C56]&lt;&gt;&quot;Parent Task&quot;);&quot;u&quot;;&quot;&quot;)">
            <text:p/>
          </table:table-cell>
          <table:table-cell table:style-name="ce37" table:formula="of:=IF(AND([.Q$3]=([.$E56]-WEEKDAY([.$E56];2)+1);[.$C56]&lt;&gt;&quot;Parent Task&quot;);&quot;u&quot;;&quot;&quot;)">
            <text:p/>
          </table:table-cell>
          <table:table-cell table:style-name="ce37" table:formula="of:=IF(AND([.R$3]=([.$E56]-WEEKDAY([.$E56];2)+1);[.$C56]&lt;&gt;&quot;Parent Task&quot;);&quot;u&quot;;&quot;&quot;)">
            <text:p/>
          </table:table-cell>
          <table:table-cell table:style-name="ce37" table:formula="of:=IF(AND([.S$3]=([.$E56]-WEEKDAY([.$E56];2)+1);[.$C56]&lt;&gt;&quot;Parent Task&quot;);&quot;u&quot;;&quot;&quot;)">
            <text:p/>
          </table:table-cell>
          <table:table-cell table:style-name="ce37" table:formula="of:=IF(AND([.T$3]=([.$E56]-WEEKDAY([.$E56];2)+1);[.$C56]&lt;&gt;&quot;Parent Task&quot;);&quot;u&quot;;&quot;&quot;)">
            <text:p/>
          </table:table-cell>
          <table:table-cell table:style-name="ce37" table:formula="of:=IF(AND([.U$3]=([.$E56]-WEEKDAY([.$E56];2)+1);[.$C56]&lt;&gt;&quot;Parent Task&quot;);&quot;u&quot;;&quot;&quot;)">
            <text:p/>
          </table:table-cell>
          <table:table-cell table:style-name="ce37" table:formula="of:=IF(AND([.V$3]=([.$E56]-WEEKDAY([.$E56];2)+1);[.$C56]&lt;&gt;&quot;Parent Task&quot;);&quot;u&quot;;&quot;&quot;)">
            <text:p/>
          </table:table-cell>
          <table:table-cell table:style-name="ce37" table:formula="of:=IF(AND([.W$3]=([.$E56]-WEEKDAY([.$E56];2)+1);[.$C56]&lt;&gt;&quot;Parent Task&quot;);&quot;u&quot;;&quot;&quot;)" office:value-type="string" office:string-value="u" calcext:value-type="string">
            <text:p>u</text:p>
          </table:table-cell>
          <table:table-cell table:style-name="ce37" table:formula="of:=IF(AND([.X$3]=([.$E56]-WEEKDAY([.$E56];2)+1);[.$C56]&lt;&gt;&quot;Parent Task&quot;);&quot;u&quot;;&quot;&quot;)">
            <text:p/>
          </table:table-cell>
          <table:table-cell table:style-name="ce37" table:formula="of:=IF(AND([.Y$3]=([.$E56]-WEEKDAY([.$E56];2)+1);[.$C56]&lt;&gt;&quot;Parent Task&quot;);&quot;u&quot;;&quot;&quot;)">
            <text:p/>
          </table:table-cell>
          <table:table-cell table:style-name="ce37" table:formula="of:=IF(AND([.Z$3]=([.$E56]-WEEKDAY([.$E56];2)+1);[.$C56]&lt;&gt;&quot;Parent Task&quot;);&quot;u&quot;;&quot;&quot;)">
            <text:p/>
          </table:table-cell>
          <table:table-cell table:style-name="ce37" table:formula="of:=IF(AND([.AA$3]=([.$E56]-WEEKDAY([.$E56];2)+1);[.$C56]&lt;&gt;&quot;Parent Task&quot;);&quot;u&quot;;&quot;&quot;)">
            <text:p/>
          </table:table-cell>
          <table:table-cell table:style-name="ce37" table:formula="of:=IF(AND([.AB$3]=([.$E56]-WEEKDAY([.$E56];2)+1);[.$C56]&lt;&gt;&quot;Parent Task&quot;);&quot;u&quot;;&quot;&quot;)">
            <text:p/>
          </table:table-cell>
          <table:table-cell table:style-name="ce37" table:formula="of:=IF(AND([.AC$3]=([.$E56]-WEEKDAY([.$E56];2)+1);[.$C56]&lt;&gt;&quot;Parent Task&quot;);&quot;u&quot;;&quot;&quot;)">
            <text:p/>
          </table:table-cell>
          <table:table-cell table:style-name="ce37" table:formula="of:=IF(AND([.AD$3]=([.$E56]-WEEKDAY([.$E56];2)+1);[.$C56]&lt;&gt;&quot;Parent Task&quot;);&quot;u&quot;;&quot;&quot;)">
            <text:p/>
          </table:table-cell>
          <table:table-cell table:style-name="ce37" table:formula="of:=IF(AND([.AE$3]=([.$E56]-WEEKDAY([.$E56];2)+1);[.$C56]&lt;&gt;&quot;Parent Task&quot;);&quot;u&quot;;&quot;&quot;)">
            <text:p/>
          </table:table-cell>
          <table:table-cell table:style-name="ce37" table:formula="of:=IF(AND([.AF$3]=([.$E56]-WEEKDAY([.$E56];2)+1);[.$C56]&lt;&gt;&quot;Parent Task&quot;);&quot;u&quot;;&quot;&quot;)">
            <text:p/>
          </table:table-cell>
          <table:table-cell table:style-name="ce37" table:formula="of:=IF(AND([.AG$3]=([.$E56]-WEEKDAY([.$E56];2)+1);[.$C56]&lt;&gt;&quot;Parent Task&quot;);&quot;u&quot;;&quot;&quot;)">
            <text:p/>
          </table:table-cell>
          <table:table-cell table:style-name="ce37" table:formula="of:=IF(AND([.AH$3]=([.$E56]-WEEKDAY([.$E56];2)+1);[.$C56]&lt;&gt;&quot;Parent Task&quot;);&quot;u&quot;;&quot;&quot;)">
            <text:p/>
          </table:table-cell>
          <table:table-cell table:style-name="ce37" table:formula="of:=IF(AND([.AI$3]=([.$E56]-WEEKDAY([.$E56];2)+1);[.$C56]&lt;&gt;&quot;Parent Task&quot;);&quot;u&quot;;&quot;&quot;)">
            <text:p/>
          </table:table-cell>
          <table:table-cell table:style-name="ce37" table:formula="of:=IF(AND([.AJ$3]=([.$E56]-WEEKDAY([.$E56];2)+1);[.$C56]&lt;&gt;&quot;Parent Task&quot;);&quot;u&quot;;&quot;&quot;)">
            <text:p/>
          </table:table-cell>
          <table:table-cell table:style-name="ce46" table:formula="of:=IF(AND([.AK$3]=([.$E56]-WEEKDAY([.$E56];2)+1);[.$C56]&lt;&gt;&quot;Parent Task&quot;);&quot;u&quot;;&quot;&quot;)">
            <text:p/>
          </table:table-cell>
          <table:table-cell table:number-columns-repeated="42"/>
        </table:table-row>
        <table:table-row table:style-name="ro1" table:number-rows-repeated="1048519">
          <table:table-cell table:number-columns-repeated="79"/>
        </table:table-row>
        <table:table-row table:style-name="ro1">
          <table:table-cell table:number-columns-repeated="79"/>
        </table:table-row>
        <calcext:conditional-formats>
          <calcext:conditional-format calcext:target-range-address="Sheet1.H5:Sheet1.AK56">
            <calcext:condition calcext:apply-style-name="Error" calcext:value="formula-is(0)" calcext:base-cell-address="Sheet1.H5"/>
          </calcext:conditional-format>
          <calcext:conditional-format calcext:target-range-address="Sheet1.H5:Sheet1.AK56">
            <calcext:condition calcext:apply-style-name="Completed Parent Bar" calcext:value="formula-is(AND([.$G5]&gt;0;[.H$3]&lt;=([.$D5]+([.$E5]-[.$D5])*[.$G5])-WEEKDAY(([.$D5]+([.$E5]-[.$D5])*[.$G5]);2)+1;[.H$3]&gt;=[.$D5]-WEEKDAY([.$D5];2)+1;[.$C5]=&quot;Parent Task&quot;))" calcext:base-cell-address="Sheet1.H5"/>
            <calcext:condition calcext:apply-style-name="Parent Bar" calcext:value="formula-is(AND([.H$3]&gt;=[.$D5]-(WEEKDAY([.$D5];2)+1);[.H$3]&lt;=[.$E5];[.$C5]=&quot;Parent Task&quot;))" calcext:base-cell-address="Sheet1.H5"/>
            <calcext:condition calcext:apply-style-name="Completed Bar" calcext:value="formula-is(AND([.$G5]&gt;0;[.H$3]&lt;=([.$D5]+([.$E5]-[.$D5])*[.$G5])-WEEKDAY(([.$D5]+([.$E5]-[.$D5])*[.$G5]);2)+1;[.H$3]&gt;=[.$D5]-WEEKDAY([.$D5];2)+1;[.$C5]=&quot;Sub-Task&quot;))" calcext:base-cell-address="Sheet1.H5"/>
            <calcext:condition calcext:apply-style-name="Bar" calcext:value="formula-is(AND([.H$3]&gt;=[.$D5]-(WEEKDAY([.$D5];2)+1);[.H$3]&lt;=[.$E5];[.$C5]=&quot;Sub-Task&quot;))" calcext:base-cell-address="Sheet1.H5"/>
            <calcext:condition calcext:apply-style-name="This Week" calcext:value="formula-is([.H$3]=(TODAY()-WEEKDAY(TODAY();2)+1))" calcext:base-cell-address="Sheet1.H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/>
      <number:text>-</number:text>
      <number:month number:textual="true"/>
      <number:text>-</number:text>
      <number:year number:style="long"/>
    </number:date-style>
    <number:date-style style:name="N113">
      <number:day/>
    </number:date-style>
    <number:date-style style:name="N114">
      <number:month number:textual="true"/>
    </number:date-style>
    <number:date-style style:name="N115"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 number:style="long"/>
    </number:date-style>
    <number:percentage-style style:name="N117">
      <number:number number:decimal-places="1" number:min-decimal-places="1" number:min-integer-digits="1"/>
      <number:text>%</number:text>
    </number:percentage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order-bottom="none" style:diagonal-bl-tr="none" style:diagonal-tl-br="none" fo:border-left="0.06pt solid #ffa6a6" fo:border-right="0.06pt solid #ffa6a6" fo:border-top="none"/>
    </style:style>
    <style:style style:name="This_20_Week" style:display-name="This Week" style:family="table-cell" style:parent-style-name="Default">
      <style:table-cell-properties fo:border-bottom="none" style:diagonal-bl-tr="none" style:diagonal-tl-br="none" fo:border-left="0.06pt solid #ff3838" fo:border-right="0.06pt solid #ff3838" fo:border-top="none"/>
    </style:style>
    <style:style style:name="Bar" style:family="table-cell" style:parent-style-name="Default">
      <style:table-cell-properties fo:border-bottom="4.99pt solid #ffffff" fo:background-color="#94b8de" style:diagonal-bl-tr="none" style:diagonal-tl-br="none" fo:border-left="none" fo:padding="0.035cm" fo:border-right="none" fo:border-top="4.99pt solid #ffffff"/>
    </style:style>
    <style:style style:name="Completed_20_Bar" style:display-name="Completed Bar" style:family="table-cell" style:parent-style-name="Default">
      <style:table-cell-properties fo:border-bottom="4.99pt solid #ffffff" fo:background-color="#3a81cd" style:diagonal-bl-tr="none" style:diagonal-tl-br="none" fo:border-left="none" fo:border-right="none" fo:border-top="4.99pt solid #ffffff"/>
    </style:style>
    <style:style style:name="Parent_20_Bar" style:display-name="Parent Bar" style:family="table-cell" style:parent-style-name="Default">
      <style:table-cell-properties fo:border-bottom="4.99pt solid #ffffff" fo:background-color="#9b9b9b" style:diagonal-bl-tr="none" style:diagonal-tl-br="none" fo:border-left="none" fo:border-right="none" fo:border-top="4.99pt solid #ffffff"/>
    </style:style>
    <style:style style:name="Completed_20_Parent_20_Bar" style:display-name="Completed Parent Bar" style:family="table-cell" style:parent-style-name="Default">
      <style:table-cell-properties fo:border-bottom="4.99pt solid #ffffff" fo:background-color="#5c5c5c" style:diagonal-bl-tr="none" style:diagonal-tl-br="none" fo:border-left="none" fo:border-right="none" fo:border-top="4.99pt solid 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cm" fo:margin-bottom="0cm" fo:margin-left="0cm" fo:margin-right="0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4T21:55:04</meta:creation-date>
    <dc:date>2023-01-08T23:23:00.312000000</dc:date>
    <meta:editing-duration>PT49M</meta:editing-duration>
    <meta:editing-cycles>8</meta:editing-cycles>
    <meta:generator>LibreOffice/7.2.0.4$Windows_X86_64 LibreOffice_project/9a9c6381e3f7a62afc1329bd359cc48accb6435b</meta:generator>
    <meta:document-statistic meta:table-count="1" meta:cell-count="1975" meta:object-count="0"/>
  </office:meta>
</office:document-meta>
</file>